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E30002FCEA00019859A1938E1F.wmf"/>
  <manifest:file-entry manifest:media-type="" manifest:full-path="Pictures/2000005A000143990000D7B381ED4816.wmf"/>
  <manifest:file-entry manifest:media-type="" manifest:full-path="Pictures/20000041000143990000D7B3E521A007.wmf"/>
  <manifest:file-entry manifest:media-type="" manifest:full-path="Pictures/2000004500014399000086FB16965B08.wmf"/>
  <manifest:file-entry manifest:media-type="image/jpeg" manifest:full-path="Pictures/10000000000003A7000000760B81E7DF.jpg"/>
  <manifest:file-entry manifest:media-type="" manifest:full-path="Pictures/20000055000143990000BADDE28C854C.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DejaVu Sans" svg:font-family="'DejaVu Sans'" style:font-family-generic="swiss"/>
    <style:font-face style:name="Courier New1" svg:font-family="'Courier New'" style:font-family-generic="modern" style:font-pitch="fixed"/>
    <style:font-face style:name="DejaVu Sans4" svg:font-family="'DejaVu Sans'" style:font-pitch="variable"/>
    <style:font-face style:name="DejaVu Sans2"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3"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7604in" fo:margin-left="0.2361in" table:align="left" style:writing-mode="lr-tb"/>
    </style:style>
    <style:style style:name="Table1.A" style:family="table-column">
      <style:table-column-properties style:column-width="1.6104in"/>
    </style:style>
    <style:style style:name="Table1.B" style:family="table-column">
      <style:table-column-properties style:column-width="0.5in"/>
    </style:style>
    <style:style style:name="Table1.C" style:family="table-column">
      <style:table-column-properties style:column-width="3.375in"/>
    </style:style>
    <style:style style:name="Table1.D" style:family="table-column">
      <style:table-column-properties style:column-width="1.275in"/>
    </style:style>
    <style:style style:name="Table1.1" style:family="table-row">
      <style:table-row-properties style:min-row-height="0.1667in" style:keep-together="false" fo:keep-together="always"/>
    </style:style>
    <style:style style:name="Table1.A1" style:family="table-cell">
      <style:table-cell-properties style:vertical-align="middle" fo:background-color="#e6e6e6" fo:padding="0.0396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middle" fo:background-color="#e6e6e6" fo:padding="0.0396in" fo:border="0.0069in solid #000000" style:writing-mode="lr-tb">
        <style:background-image/>
      </style:table-cell-properties>
    </style:style>
    <style:style style:name="Table1.A2" style:family="table-cell">
      <style:table-cell-properties style:vertical-align="top" fo:padding="0.0396in" fo:border-left="0.0069in solid #000000" fo:border-right="none" fo:border-top="0.0069in solid #000000" fo:border-bottom="0.0069in solid #000000" style:writing-mode="lr-tb"/>
    </style:style>
    <style:style style:name="Table1.D2" style:family="table-cell">
      <style:table-cell-properties style:vertical-align="top" fo:padding="0.0396in" fo:border="0.0069in solid #000000" style:writing-mode="lr-tb"/>
    </style:style>
    <style:style style:name="Table1.A25" style:family="table-cell">
      <style:table-cell-properties style:vertical-align="top" fo:padding="0.0396in" fo:border-left="0.0069in solid #000000" fo:border-right="none" fo:border-top="none" fo:border-bottom="0.0069in solid #000000" style:writing-mode="lr-tb"/>
    </style:style>
    <style:style style:name="Table1.D25" style:family="table-cell">
      <style:table-cell-properties style:vertical-align="top" fo:padding="0.0396in" fo:border-left="0.0069in solid #000000" fo:border-right="0.0069in solid #000000" fo:border-top="none" fo:border-bottom="0.0069in solid #000000" style:writing-mode="lr-tb"/>
    </style:style>
    <style:style style:name="Table2" style:family="table">
      <style:table-properties style:width="6.8806in" fo:margin-left="0.0049in" fo:margin-right="0.0035in" table:align="margins" style:writing-mode="lr-tb"/>
    </style:style>
    <style:style style:name="Table2.A" style:family="table-column">
      <style:table-column-properties style:column-width="3.4403in" style:rel-column-width="32767*"/>
    </style:style>
    <style:style style:name="Table2.B" style:family="table-column">
      <style:table-column-properties style:column-width="3.4403in" style:rel-column-width="32768*"/>
    </style:style>
    <style:style style:name="Table2.1" style:family="table-row">
      <style:table-row-properties style:min-row-height="0.25in" style:keep-together="false" fo:keep-together="always"/>
    </style:style>
    <style:style style:name="Table2.A1" style:family="table-cell">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B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866in" fo:margin-left="0.0118in" fo:margin-right="0.0111in" table:align="margins" style:writing-mode="lr-tb"/>
    </style:style>
    <style:style style:name="Table3.A" style:family="table-column">
      <style:table-column-properties style:column-width="3.4333in" style:rel-column-width="32770*"/>
    </style:style>
    <style:style style:name="Table3.B" style:family="table-column">
      <style:table-column-properties style:column-width="3.4326in" style:rel-column-width="32765*"/>
    </style:style>
    <style:style style:name="Table3.1" style:family="table-row">
      <style:table-row-properties style:min-row-height="0.25in" style:keep-together="false" fo:keep-together="always"/>
    </style:style>
    <style:style style:name="Table3.A1" style:family="table-cell">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B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8882in" fo:margin-left="-0.0028in" fo:margin-right="0.0035in" table:align="margins" style:writing-mode="lr-tb"/>
    </style:style>
    <style:style style:name="Table4.A" style:family="table-column">
      <style:table-column-properties style:column-width="3.4479in" style:rel-column-width="32803*"/>
    </style:style>
    <style:style style:name="Table4.B" style:family="table-column">
      <style:table-column-properties style:column-width="3.4403in" style:rel-column-width="32732*"/>
    </style:style>
    <style:style style:name="Table4.1" style:family="table-row">
      <style:table-row-properties style:min-row-height="0.25in" style:keep-together="false" fo:keep-together="always"/>
    </style:style>
    <style:style style:name="Table4.A1" style:family="table-cell">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B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9785in" fo:margin-left="0.1111in" table:align="left" style:writing-mode="lr-tb"/>
    </style:style>
    <style:style style:name="Table5.A" style:family="table-column">
      <style:table-column-properties style:column-width="1.3389in"/>
    </style:style>
    <style:style style:name="Table5.B" style:family="table-column">
      <style:table-column-properties style:column-width="1.4278in"/>
    </style:style>
    <style:style style:name="Table5.D" style:family="table-column">
      <style:table-column-properties style:column-width="1.4285in"/>
    </style:style>
    <style:style style:name="Table5.E" style:family="table-column">
      <style:table-column-properties style:column-width="1.3556in"/>
    </style:style>
    <style:style style:name="Table5.1" style:family="table-row">
      <style:table-row-properties style:min-row-height="0.25in"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E1"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6.9806in" fo:margin-left="0.3597in" table:align="left" style:writing-mode="lr-tb"/>
    </style:style>
    <style:style style:name="Table6.A" style:family="table-column">
      <style:table-column-properties style:column-width="1.5903in"/>
    </style:style>
    <style:style style:name="Table6.B" style:family="table-column">
      <style:table-column-properties style:column-width="1.966in"/>
    </style:style>
    <style:style style:name="Table6.C" style:family="table-column">
      <style:table-column-properties style:column-width="3.4243in"/>
    </style:style>
    <style:style style:name="Table6.1" style:family="table-row">
      <style:table-row-properties style:min-row-height="0.1667in" style:keep-together="true" fo:keep-together="auto"/>
    </style:style>
    <style:style style:name="Table6.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C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C2" style:family="table-cell">
      <style:table-cell-properties style:vertical-align="top" fo:padding-left="0.075in" fo:padding-right="0.075in" fo:padding-top="0in" fo:padding-bottom="0in" fo:border="0.0069in solid #000000" style:writing-mode="lr-tb"/>
    </style:style>
    <style:style style:name="Table7" style:family="table">
      <style:table-properties style:width="6.9785in" fo:margin-left="0.1111in" table:align="left" style:writing-mode="lr-tb"/>
    </style:style>
    <style:style style:name="Table7.A" style:family="table-column">
      <style:table-column-properties style:column-width="1.3389in"/>
    </style:style>
    <style:style style:name="Table7.B" style:family="table-column">
      <style:table-column-properties style:column-width="1.4278in"/>
    </style:style>
    <style:style style:name="Table7.D" style:family="table-column">
      <style:table-column-properties style:column-width="1.4285in"/>
    </style:style>
    <style:style style:name="Table7.E" style:family="table-column">
      <style:table-column-properties style:column-width="1.3556in"/>
    </style:style>
    <style:style style:name="Table7.1" style:family="table-row">
      <style:table-row-properties style:min-row-height="0.25in" style:keep-together="true" fo:keep-together="auto"/>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E1"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6.9785in" fo:margin-left="-0.0889in" table:align="left" style:writing-mode="lr-tb"/>
    </style:style>
    <style:style style:name="Table8.A" style:family="table-column">
      <style:table-column-properties style:column-width="1.6694in"/>
    </style:style>
    <style:style style:name="Table8.B" style:family="table-column">
      <style:table-column-properties style:column-width="0.6979in"/>
    </style:style>
    <style:style style:name="Table8.C" style:family="table-column">
      <style:table-column-properties style:column-width="0.5958in"/>
    </style:style>
    <style:style style:name="Table8.D" style:family="table-column">
      <style:table-column-properties style:column-width="4.0153in"/>
    </style:style>
    <style:style style:name="Table8.1" style:family="table-row">
      <style:table-row-properties style:min-row-height="0.25in" style:keep-together="true" fo:keep-together="auto"/>
    </style:style>
    <style:style style:name="Table8.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8.A2" style:family="table-cell">
      <style:table-cell-properties style:vertical-align="top" fo:padding-left="0.075in" fo:padding-right="0.075in" fo:padding-top="0in" fo:padding-bottom="0in" fo:border="0.0069in solid #000000" style:writing-mode="lr-tb"/>
    </style:style>
    <style:style style:name="Table8.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A2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D2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 style:family="table">
      <style:table-properties style:width="6.9785in" fo:margin-left="-0.0889in" table:align="left" style:writing-mode="lr-tb"/>
    </style:style>
    <style:style style:name="Table9.A" style:family="table-column">
      <style:table-column-properties style:column-width="1.6347in"/>
    </style:style>
    <style:style style:name="Table9.B" style:family="table-column">
      <style:table-column-properties style:column-width="0.6979in"/>
    </style:style>
    <style:style style:name="Table9.C" style:family="table-column">
      <style:table-column-properties style:column-width="0.6306in"/>
    </style:style>
    <style:style style:name="Table9.D" style:family="table-column">
      <style:table-column-properties style:column-width="4.0153in"/>
    </style:style>
    <style:style style:name="Table9.1" style:family="table-row">
      <style:table-row-properties style:min-row-height="0.25in" style:keep-together="true" fo:keep-together="auto"/>
    </style:style>
    <style:style style:name="Table9.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D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D2" style:family="table-cell">
      <style:table-cell-properties style:vertical-align="top" fo:padding-left="0.075in" fo:padding-right="0.075in" fo:padding-top="0in" fo:padding-bottom="0in" fo:border="0.0069in solid #000000" style:writing-mode="lr-tb"/>
    </style:style>
    <style:style style:name="Table9.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D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6.9785in" fo:margin-left="-0.0889in" table:align="left" style:writing-mode="lr-tb"/>
    </style:style>
    <style:style style:name="Table10.A" style:family="table-column">
      <style:table-column-properties style:column-width="1.6417in"/>
    </style:style>
    <style:style style:name="Table10.B" style:family="table-column">
      <style:table-column-properties style:column-width="0.6979in"/>
    </style:style>
    <style:style style:name="Table10.C" style:family="table-column">
      <style:table-column-properties style:column-width="0.6236in"/>
    </style:style>
    <style:style style:name="Table10.D" style:family="table-column">
      <style:table-column-properties style:column-width="4.0153in"/>
    </style:style>
    <style:style style:name="Table10.1" style:family="table-row">
      <style:table-row-properties style:min-row-height="0.25in" style:keep-together="true" fo:keep-together="auto"/>
    </style:style>
    <style:style style:name="Table10.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D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0.0069in solid #000000" style:writing-mode="lr-tb"/>
    </style:style>
    <style:style style:name="Table10.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 style:family="table">
      <style:table-properties style:width="6.9785in" fo:margin-left="-0.0889in" table:align="left" style:writing-mode="lr-tb"/>
    </style:style>
    <style:style style:name="Table11.A" style:family="table-column">
      <style:table-column-properties style:column-width="1.6694in"/>
    </style:style>
    <style:style style:name="Table11.B" style:family="table-column">
      <style:table-column-properties style:column-width="0.6979in"/>
    </style:style>
    <style:style style:name="Table11.C" style:family="table-column">
      <style:table-column-properties style:column-width="0.5958in"/>
    </style:style>
    <style:style style:name="Table11.D" style:family="table-column">
      <style:table-column-properties style:column-width="4.0153in"/>
    </style:style>
    <style:style style:name="Table11.1" style:family="table-row">
      <style:table-row-properties style:min-row-height="0.25in" style:keep-together="true" fo:keep-together="auto"/>
    </style:style>
    <style:style style:name="Table11.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D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0.0069in solid #000000" style:writing-mode="lr-tb"/>
    </style:style>
    <style:style style:name="Table1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A2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D2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6.9806in" fo:margin-left="0.3597in" table:align="left" style:writing-mode="lr-tb"/>
    </style:style>
    <style:style style:name="Table12.A" style:family="table-column">
      <style:table-column-properties style:column-width="1.7139in"/>
    </style:style>
    <style:style style:name="Table12.B" style:family="table-column">
      <style:table-column-properties style:column-width="2.0208in"/>
    </style:style>
    <style:style style:name="Table12.C" style:family="table-column">
      <style:table-column-properties style:column-width="3.2458in"/>
    </style:style>
    <style:style style:name="Table12.1" style:family="table-row">
      <style:table-row-properties style:min-row-height="0.1667in" style:keep-together="true" fo:keep-together="auto"/>
    </style:style>
    <style:style style:name="Table12.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C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C2" style:family="table-cell">
      <style:table-cell-properties style:vertical-align="top" fo:padding-left="0.075in" fo:padding-right="0.075in" fo:padding-top="0in" fo:padding-bottom="0in" fo:border="0.0069in solid #000000" style:writing-mode="lr-tb"/>
    </style:style>
    <style:style style:name="Table13" style:family="table">
      <style:table-properties style:width="6.9785in" fo:margin-left="0.1111in" table:align="left" style:writing-mode="lr-tb"/>
    </style:style>
    <style:style style:name="Table13.A" style:family="table-column">
      <style:table-column-properties style:column-width="1.3389in"/>
    </style:style>
    <style:style style:name="Table13.B" style:family="table-column">
      <style:table-column-properties style:column-width="1.4278in"/>
    </style:style>
    <style:style style:name="Table13.D" style:family="table-column">
      <style:table-column-properties style:column-width="1.4285in"/>
    </style:style>
    <style:style style:name="Table13.E" style:family="table-column">
      <style:table-column-properties style:column-width="1.3556in"/>
    </style:style>
    <style:style style:name="Table13.1" style:family="table-row">
      <style:table-row-properties style:min-row-height="0.25in" style:keep-together="true" fo:keep-together="auto"/>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E1" style:family="table-cell">
      <style:table-cell-properties style:vertical-align="top" fo:padding-left="0.075in" fo:padding-right="0.075in" fo:padding-top="0in" fo:padding-bottom="0in" fo:border="0.0069in solid #000000" style:writing-mode="lr-tb"/>
    </style:style>
    <style:style style:name="Table14" style:family="table">
      <style:table-properties style:width="6.9785in" fo:margin-left="-0.0889in" table:align="left" style:writing-mode="lr-tb"/>
    </style:style>
    <style:style style:name="Table14.A" style:family="table-column">
      <style:table-column-properties style:column-width="1.6694in"/>
    </style:style>
    <style:style style:name="Table14.B" style:family="table-column">
      <style:table-column-properties style:column-width="0.6979in"/>
    </style:style>
    <style:style style:name="Table14.C" style:family="table-column">
      <style:table-column-properties style:column-width="0.5958in"/>
    </style:style>
    <style:style style:name="Table14.D" style:family="table-column">
      <style:table-column-properties style:column-width="4.0153in"/>
    </style:style>
    <style:style style:name="Table14.1" style:family="table-row">
      <style:table-row-properties style:min-row-height="0.25in" style:keep-together="true" fo:keep-together="auto"/>
    </style:style>
    <style:style style:name="Table14.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D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1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D2" style:family="table-cell">
      <style:table-cell-properties style:vertical-align="top" fo:padding-left="0.075in" fo:padding-right="0.075in" fo:padding-top="0in" fo:padding-bottom="0in" fo:border="0.0069in solid #000000" style:writing-mode="lr-tb"/>
    </style:style>
    <style:style style:name="Table15" style:family="table">
      <style:table-properties style:width="6.9785in" fo:margin-left="-0.0889in" table:align="left" style:writing-mode="lr-tb"/>
    </style:style>
    <style:style style:name="Table15.A" style:family="table-column">
      <style:table-column-properties style:column-width="1.6347in"/>
    </style:style>
    <style:style style:name="Table15.B" style:family="table-column">
      <style:table-column-properties style:column-width="0.6979in"/>
    </style:style>
    <style:style style:name="Table15.C" style:family="table-column">
      <style:table-column-properties style:column-width="0.6306in"/>
    </style:style>
    <style:style style:name="Table15.D" style:family="table-column">
      <style:table-column-properties style:column-width="4.0153in"/>
    </style:style>
    <style:style style:name="Table15.1" style:family="table-row">
      <style:table-row-properties style:min-row-height="0.25in" style:keep-together="true" fo:keep-together="auto"/>
    </style:style>
    <style:style style:name="Table15.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D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1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D2" style:family="table-cell">
      <style:table-cell-properties style:vertical-align="top" fo:padding-left="0.075in" fo:padding-right="0.075in" fo:padding-top="0in" fo:padding-bottom="0in" fo:border="0.0069in solid #000000" style:writing-mode="lr-tb"/>
    </style:style>
    <style:style style:name="Table16" style:family="table">
      <style:table-properties style:width="7.0215in" fo:margin-left="-0.0042in" table:align="left" style:writing-mode="lr-tb"/>
    </style:style>
    <style:style style:name="Table16.A" style:family="table-column">
      <style:table-column-properties style:column-width="1.6153in"/>
    </style:style>
    <style:style style:name="Table16.B" style:family="table-column">
      <style:table-column-properties style:column-width="0.9153in"/>
    </style:style>
    <style:style style:name="Table16.C" style:family="table-column">
      <style:table-column-properties style:column-width="4.491in"/>
    </style:style>
    <style:style style:name="Table16.1" style:family="table-row">
      <style:table-row-properties style:keep-together="true" fo:keep-together="auto"/>
    </style:style>
    <style:style style:name="Table16.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C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1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6.C2" style:family="table-cell">
      <style:table-cell-properties style:vertical-align="top" fo:padding-left="0.075in" fo:padding-right="0.075in" fo:padding-top="0in" fo:padding-bottom="0in" fo:border="0.0069in solid #000000" style:writing-mode="lr-tb"/>
    </style:style>
    <style:style style:name="Table16.A21"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6.C21"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7" style:family="table">
      <style:table-properties style:width="7.0181in" fo:margin-left="0.0618in" table:align="left" style:writing-mode="lr-tb"/>
    </style:style>
    <style:style style:name="Table17.A" style:family="table-column">
      <style:table-column-properties style:column-width="1.2417in"/>
    </style:style>
    <style:style style:name="Table17.B" style:family="table-column">
      <style:table-column-properties style:column-width="1.25in"/>
    </style:style>
    <style:style style:name="Table17.C" style:family="table-column">
      <style:table-column-properties style:column-width="1.7451in"/>
    </style:style>
    <style:style style:name="Table17.D" style:family="table-column">
      <style:table-column-properties style:column-width="2.7813in"/>
    </style:style>
    <style:style style:name="Table17.1" style:family="table-row">
      <style:table-row-properties style:min-row-height="0.1667in" style:keep-together="true" fo:keep-together="auto"/>
    </style:style>
    <style:style style:name="Table17.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1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D2" style:family="table-cell">
      <style:table-cell-properties style:vertical-align="top" fo:padding-left="0.075in" fo:padding-right="0.075in" fo:padding-top="0in" fo:padding-bottom="0in" fo:border="0.0069in solid #000000" style:writing-mode="lr-tb"/>
    </style:style>
    <style:style style:name="Table17.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7.D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8" style:family="table">
      <style:table-properties style:width="7.016in" fo:margin-left="0.3597in" table:align="left" style:writing-mode="lr-tb"/>
    </style:style>
    <style:style style:name="Table18.A" style:family="table-column">
      <style:table-column-properties style:column-width="1.7715in"/>
    </style:style>
    <style:style style:name="Table18.B" style:family="table-column">
      <style:table-column-properties style:column-width="1.125in"/>
    </style:style>
    <style:style style:name="Table18.C" style:family="table-column">
      <style:table-column-properties style:column-width="4.1194in"/>
    </style:style>
    <style:style style:name="Table18.1" style:family="table-row">
      <style:table-row-properties style:min-row-height="0.1667in" style:keep-together="true" fo:keep-together="auto"/>
    </style:style>
    <style:style style:name="Table18.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8.C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1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8.C2" style:family="table-cell">
      <style:table-cell-properties style:vertical-align="top" fo:padding-left="0.075in" fo:padding-right="0.075in" fo:padding-top="0in" fo:padding-bottom="0in" fo:border="0.0069in solid #000000" style:writing-mode="lr-tb"/>
    </style:style>
    <style:style style:name="Table18.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8.C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9" style:family="table">
      <style:table-properties style:width="6.9806in" fo:margin-left="0.3597in" table:align="left" style:writing-mode="lr-tb"/>
    </style:style>
    <style:style style:name="Table19.A" style:family="table-column">
      <style:table-column-properties style:column-width="1.7715in"/>
    </style:style>
    <style:style style:name="Table19.B" style:family="table-column">
      <style:table-column-properties style:column-width="0.5882in"/>
    </style:style>
    <style:style style:name="Table19.C" style:family="table-column">
      <style:table-column-properties style:column-width="1.125in"/>
    </style:style>
    <style:style style:name="Table19.D" style:family="table-column">
      <style:table-column-properties style:column-width="3.4958in"/>
    </style:style>
    <style:style style:name="Table19.1" style:family="table-row">
      <style:table-row-properties style:min-row-height="0.1667in" style:keep-together="true" fo:keep-together="auto"/>
    </style:style>
    <style:style style:name="Table19.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D2" style:family="table-cell">
      <style:table-cell-properties style:vertical-align="top" fo:padding-left="0.075in" fo:padding-right="0.075in" fo:padding-top="0in" fo:padding-bottom="0in" fo:border="0.0069in solid #000000" style:writing-mode="lr-tb"/>
    </style:style>
    <style:style style:name="Table20" style:family="table">
      <style:table-properties style:width="6.9806in" fo:margin-left="0.3597in" table:align="left" style:writing-mode="lr-tb"/>
    </style:style>
    <style:style style:name="Table20.A" style:family="table-column">
      <style:table-column-properties style:column-width="1.6097in"/>
    </style:style>
    <style:style style:name="Table20.B" style:family="table-column">
      <style:table-column-properties style:column-width="0.875in"/>
    </style:style>
    <style:style style:name="Table20.C" style:family="table-column">
      <style:table-column-properties style:column-width="1.125in"/>
    </style:style>
    <style:style style:name="Table20.D" style:family="table-column">
      <style:table-column-properties style:column-width="3.3708in"/>
    </style:style>
    <style:style style:name="Table20.1" style:family="table-row">
      <style:table-row-properties style:min-row-height="0.1667in" style:keep-together="true" fo:keep-together="auto"/>
    </style:style>
    <style:style style:name="Table20.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D2" style:family="table-cell">
      <style:table-cell-properties style:vertical-align="top" fo:padding-left="0.075in" fo:padding-right="0.075in" fo:padding-top="0in" fo:padding-bottom="0in" fo:border="0.0069in solid #000000" style:writing-mode="lr-tb"/>
    </style:style>
    <style:style style:name="Table21" style:family="table">
      <style:table-properties style:width="6.9806in" fo:margin-left="0.2347in" table:align="left" style:writing-mode="lr-tb"/>
    </style:style>
    <style:style style:name="Table21.A" style:family="table-column">
      <style:table-column-properties style:column-width="1.4847in"/>
    </style:style>
    <style:style style:name="Table21.B" style:family="table-column">
      <style:table-column-properties style:column-width="1in"/>
    </style:style>
    <style:style style:name="Table21.C" style:family="table-column">
      <style:table-column-properties style:column-width="1.0229in"/>
    </style:style>
    <style:style style:name="Table21.D" style:family="table-column">
      <style:table-column-properties style:column-width="3.4729in"/>
    </style:style>
    <style:style style:name="Table21.1" style:family="table-row">
      <style:table-row-properties style:min-row-height="0.1667in" style:keep-together="true" fo:keep-together="auto"/>
    </style:style>
    <style:style style:name="Table21.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2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1.D2" style:family="table-cell">
      <style:table-cell-properties style:vertical-align="top" fo:padding-left="0.075in" fo:padding-right="0.075in" fo:padding-top="0in" fo:padding-bottom="0in" fo:border="0.0069in solid #000000" style:writing-mode="lr-tb"/>
    </style:style>
    <style:style style:name="Table22" style:family="table">
      <style:table-properties style:width="6.9806in" fo:margin-left="0.2347in" table:align="left" style:writing-mode="lr-tb"/>
    </style:style>
    <style:style style:name="Table22.A" style:family="table-column">
      <style:table-column-properties style:column-width="1.4847in"/>
    </style:style>
    <style:style style:name="Table22.B" style:family="table-column">
      <style:table-column-properties style:column-width="1in"/>
    </style:style>
    <style:style style:name="Table22.C" style:family="table-column">
      <style:table-column-properties style:column-width="1.0229in"/>
    </style:style>
    <style:style style:name="Table22.D" style:family="table-column">
      <style:table-column-properties style:column-width="3.4729in"/>
    </style:style>
    <style:style style:name="Table22.1" style:family="table-row">
      <style:table-row-properties style:min-row-height="0.1667in" style:keep-together="true" fo:keep-together="auto"/>
    </style:style>
    <style:style style:name="Table22.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2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2.D2" style:family="table-cell">
      <style:table-cell-properties style:vertical-align="top" fo:padding-left="0.075in" fo:padding-right="0.075in" fo:padding-top="0in" fo:padding-bottom="0in" fo:border="0.0069in solid #000000" style:writing-mode="lr-tb"/>
    </style:style>
    <style:style style:name="Table2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2.D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6.9806in" fo:margin-left="0.2347in" table:align="left" style:writing-mode="lr-tb"/>
    </style:style>
    <style:style style:name="Table23.A" style:family="table-column">
      <style:table-column-properties style:column-width="1.4847in"/>
    </style:style>
    <style:style style:name="Table23.B" style:family="table-column">
      <style:table-column-properties style:column-width="1in"/>
    </style:style>
    <style:style style:name="Table23.C" style:family="table-column">
      <style:table-column-properties style:column-width="1.0229in"/>
    </style:style>
    <style:style style:name="Table23.D" style:family="table-column">
      <style:table-column-properties style:column-width="3.4729in"/>
    </style:style>
    <style:style style:name="Table23.1" style:family="table-row">
      <style:table-row-properties style:min-row-height="0.1667in" style:keep-together="true" fo:keep-together="auto"/>
    </style:style>
    <style:style style:name="Table23.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6.8799in" fo:margin-left="0.1139in" table:align="left" style:writing-mode="lr-tb"/>
    </style:style>
    <style:style style:name="Table24.A" style:family="table-column">
      <style:table-column-properties style:column-width="1.4847in"/>
    </style:style>
    <style:style style:name="Table24.B" style:family="table-column">
      <style:table-column-properties style:column-width="0.9986in"/>
    </style:style>
    <style:style style:name="Table24.C" style:family="table-column">
      <style:table-column-properties style:column-width="1.0243in"/>
    </style:style>
    <style:style style:name="Table24.D" style:family="table-column">
      <style:table-column-properties style:column-width="3.3722in"/>
    </style:style>
    <style:style style:name="Table24.1" style:family="table-row">
      <style:table-row-properties style:min-row-height="0.1667in" style:keep-together="true" fo:keep-together="auto"/>
    </style:style>
    <style:style style:name="Table24.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6.9806in" fo:margin-left="0.2347in" table:align="left" style:writing-mode="lr-tb"/>
    </style:style>
    <style:style style:name="Table25.A" style:family="table-column">
      <style:table-column-properties style:column-width="1.4847in"/>
    </style:style>
    <style:style style:name="Table25.B" style:family="table-column">
      <style:table-column-properties style:column-width="1in"/>
    </style:style>
    <style:style style:name="Table25.C" style:family="table-column">
      <style:table-column-properties style:column-width="1.0229in"/>
    </style:style>
    <style:style style:name="Table25.D" style:family="table-column">
      <style:table-column-properties style:column-width="3.4729in"/>
    </style:style>
    <style:style style:name="Table25.1" style:family="table-row">
      <style:table-row-properties style:min-row-height="0.1667in" style:keep-together="true" fo:keep-together="auto"/>
    </style:style>
    <style:style style:name="Table25.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D2" style:family="table-cell">
      <style:table-cell-properties style:vertical-align="top" fo:padding-left="0.075in" fo:padding-right="0.075in" fo:padding-top="0in" fo:padding-bottom="0in" fo:border="0.0069in solid #000000" style:writing-mode="lr-tb"/>
    </style:style>
    <style:style style:name="Table26" style:family="table">
      <style:table-properties style:width="6.9806in" fo:margin-left="0.2347in" table:align="left" style:writing-mode="lr-tb"/>
    </style:style>
    <style:style style:name="Table26.A" style:family="table-column">
      <style:table-column-properties style:column-width="1.5806in"/>
    </style:style>
    <style:style style:name="Table26.B" style:family="table-column">
      <style:table-column-properties style:column-width="0.9681in"/>
    </style:style>
    <style:style style:name="Table26.C" style:family="table-column">
      <style:table-column-properties style:column-width="1.0229in"/>
    </style:style>
    <style:style style:name="Table26.D" style:family="table-column">
      <style:table-column-properties style:column-width="3.409in"/>
    </style:style>
    <style:style style:name="Table26.1" style:family="table-row">
      <style:table-row-properties style:min-row-height="0.1667in" style:keep-together="true" fo:keep-together="auto"/>
    </style:style>
    <style:style style:name="Table26.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D2" style:family="table-cell">
      <style:table-cell-properties style:vertical-align="top" fo:padding-left="0.075in" fo:padding-right="0.075in" fo:padding-top="0in" fo:padding-bottom="0in" fo:border="0.0069in solid #000000" style:writing-mode="lr-tb"/>
    </style:style>
    <style:style style:name="Table27" style:family="table">
      <style:table-properties style:width="6.9806in" fo:margin-left="0.2347in" table:align="left" style:writing-mode="lr-tb"/>
    </style:style>
    <style:style style:name="Table27.A" style:family="table-column">
      <style:table-column-properties style:column-width="1.5806in"/>
    </style:style>
    <style:style style:name="Table27.B" style:family="table-column">
      <style:table-column-properties style:column-width="0.9681in"/>
    </style:style>
    <style:style style:name="Table27.C" style:family="table-column">
      <style:table-column-properties style:column-width="1.0229in"/>
    </style:style>
    <style:style style:name="Table27.D" style:family="table-column">
      <style:table-column-properties style:column-width="3.409in"/>
    </style:style>
    <style:style style:name="Table27.1" style:family="table-row">
      <style:table-row-properties style:min-row-height="0.1667in" style:keep-together="true" fo:keep-together="auto"/>
    </style:style>
    <style:style style:name="Table27.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D2" style:family="table-cell">
      <style:table-cell-properties style:vertical-align="top" fo:padding-left="0.075in" fo:padding-right="0.075in" fo:padding-top="0in" fo:padding-bottom="0in" fo:border="0.0069in solid #000000" style:writing-mode="lr-tb"/>
    </style:style>
    <style:style style:name="Table28" style:family="table">
      <style:table-properties style:width="6.9806in" fo:margin-left="0.2347in" table:align="left" style:writing-mode="lr-tb"/>
    </style:style>
    <style:style style:name="Table28.A" style:family="table-column">
      <style:table-column-properties style:column-width="1.4847in"/>
    </style:style>
    <style:style style:name="Table28.B" style:family="table-column">
      <style:table-column-properties style:column-width="1in"/>
    </style:style>
    <style:style style:name="Table28.C" style:family="table-column">
      <style:table-column-properties style:column-width="1.0229in"/>
    </style:style>
    <style:style style:name="Table28.D" style:family="table-column">
      <style:table-column-properties style:column-width="3.4729in"/>
    </style:style>
    <style:style style:name="Table28.1" style:family="table-row">
      <style:table-row-properties style:min-row-height="0.1667in" style:keep-together="true" fo:keep-together="auto"/>
    </style:style>
    <style:style style:name="Table28.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D2" style:family="table-cell">
      <style:table-cell-properties style:vertical-align="top" fo:padding-left="0.075in" fo:padding-right="0.075in" fo:padding-top="0in" fo:padding-bottom="0in" fo:border="0.0069in solid #000000" style:writing-mode="lr-tb"/>
    </style:style>
    <style:style style:name="Table29" style:family="table">
      <style:table-properties style:width="6.9806in" fo:margin-left="0.2347in" table:align="left" style:writing-mode="lr-tb"/>
    </style:style>
    <style:style style:name="Table29.A" style:family="table-column">
      <style:table-column-properties style:column-width="1.7549in"/>
    </style:style>
    <style:style style:name="Table29.B" style:family="table-column">
      <style:table-column-properties style:column-width="0.775in"/>
    </style:style>
    <style:style style:name="Table29.C" style:family="table-column">
      <style:table-column-properties style:column-width="1.1222in"/>
    </style:style>
    <style:style style:name="Table29.D" style:family="table-column">
      <style:table-column-properties style:column-width="3.3285in"/>
    </style:style>
    <style:style style:name="Table29.1" style:family="table-row">
      <style:table-row-properties style:min-row-height="0.1667in" style:keep-together="true" fo:keep-together="auto"/>
    </style:style>
    <style:style style:name="Table29.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D2" style:family="table-cell">
      <style:table-cell-properties style:vertical-align="top" fo:padding-left="0.075in" fo:padding-right="0.075in" fo:padding-top="0in" fo:padding-bottom="0in" fo:border="0.0069in solid #000000" style:writing-mode="lr-tb"/>
    </style:style>
    <style:style style:name="Table30" style:family="table">
      <style:table-properties style:width="6.9806in" fo:margin-left="0.2347in" table:align="left" style:writing-mode="lr-tb"/>
    </style:style>
    <style:style style:name="Table30.A" style:family="table-column">
      <style:table-column-properties style:column-width="1.7118in"/>
    </style:style>
    <style:style style:name="Table30.B" style:family="table-column">
      <style:table-column-properties style:column-width="0.7875in"/>
    </style:style>
    <style:style style:name="Table30.C" style:family="table-column">
      <style:table-column-properties style:column-width="0.9854in"/>
    </style:style>
    <style:style style:name="Table30.D" style:family="table-column">
      <style:table-column-properties style:column-width="3.4958in"/>
    </style:style>
    <style:style style:name="Table30.1" style:family="table-row">
      <style:table-row-properties style:min-row-height="0.1667in" style:keep-together="true" fo:keep-together="auto"/>
    </style:style>
    <style:style style:name="Table30.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D2" style:family="table-cell">
      <style:table-cell-properties style:vertical-align="top" fo:padding-left="0.075in" fo:padding-right="0.075in" fo:padding-top="0in" fo:padding-bottom="0in" fo:border="0.0069in solid #000000" style:writing-mode="lr-tb"/>
    </style:style>
    <style:style style:name="Table31" style:family="table">
      <style:table-properties style:width="6.9806in" fo:margin-left="0.2347in" table:align="left" style:writing-mode="lr-tb"/>
    </style:style>
    <style:style style:name="Table31.A" style:family="table-column">
      <style:table-column-properties style:column-width="1.7549in"/>
    </style:style>
    <style:style style:name="Table31.B" style:family="table-column">
      <style:table-column-properties style:column-width="0.775in"/>
    </style:style>
    <style:style style:name="Table31.C" style:family="table-column">
      <style:table-column-properties style:column-width="1.1222in"/>
    </style:style>
    <style:style style:name="Table31.D" style:family="table-column">
      <style:table-column-properties style:column-width="3.3285in"/>
    </style:style>
    <style:style style:name="Table31.1" style:family="table-row">
      <style:table-row-properties style:min-row-height="0.1667in" style:keep-together="true" fo:keep-together="auto"/>
    </style:style>
    <style:style style:name="Table31.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1.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3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1.D2" style:family="table-cell">
      <style:table-cell-properties style:vertical-align="top" fo:padding-left="0.075in" fo:padding-right="0.075in" fo:padding-top="0in" fo:padding-bottom="0in" fo:border="0.0069in solid #000000" style:writing-mode="lr-tb"/>
    </style:style>
    <style:style style:name="Table32" style:family="table">
      <style:table-properties style:width="6.9806in" fo:margin-left="0.2347in" table:align="left" style:writing-mode="lr-tb"/>
    </style:style>
    <style:style style:name="Table32.A" style:family="table-column">
      <style:table-column-properties style:column-width="1.7549in"/>
    </style:style>
    <style:style style:name="Table32.B" style:family="table-column">
      <style:table-column-properties style:column-width="0.775in"/>
    </style:style>
    <style:style style:name="Table32.C" style:family="table-column">
      <style:table-column-properties style:column-width="1.1222in"/>
    </style:style>
    <style:style style:name="Table32.D" style:family="table-column">
      <style:table-column-properties style:column-width="3.3285in"/>
    </style:style>
    <style:style style:name="Table32.1" style:family="table-row">
      <style:table-row-properties style:min-row-height="0.1667in" style:keep-together="true" fo:keep-together="auto"/>
    </style:style>
    <style:style style:name="Table32.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D2" style:family="table-cell">
      <style:table-cell-properties style:vertical-align="top" fo:padding-left="0.075in" fo:padding-right="0.075in" fo:padding-top="0in" fo:padding-bottom="0in" fo:border="0.0069in solid #000000" style:writing-mode="lr-tb"/>
    </style:style>
    <style:style style:name="Table33" style:family="table">
      <style:table-properties style:width="6.9806in" fo:margin-left="0.2347in" table:align="left" style:writing-mode="lr-tb"/>
    </style:style>
    <style:style style:name="Table33.A" style:family="table-column">
      <style:table-column-properties style:column-width="1.7549in"/>
    </style:style>
    <style:style style:name="Table33.B" style:family="table-column">
      <style:table-column-properties style:column-width="0.775in"/>
    </style:style>
    <style:style style:name="Table33.C" style:family="table-column">
      <style:table-column-properties style:column-width="1.1222in"/>
    </style:style>
    <style:style style:name="Table33.D" style:family="table-column">
      <style:table-column-properties style:column-width="3.3285in"/>
    </style:style>
    <style:style style:name="Table33.1" style:family="table-row">
      <style:table-row-properties style:min-row-height="0.1667in" style:keep-together="true" fo:keep-together="auto"/>
    </style:style>
    <style:style style:name="Table33.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D2" style:family="table-cell">
      <style:table-cell-properties style:vertical-align="top" fo:padding-left="0.075in" fo:padding-right="0.075in" fo:padding-top="0in" fo:padding-bottom="0in" fo:border="0.0069in solid #000000" style:writing-mode="lr-tb"/>
    </style:style>
    <style:style style:name="Table34" style:family="table">
      <style:table-properties style:width="6.8688in" fo:margin-left="0.0194in" fo:margin-right="0.0007in" table:align="margins" style:writing-mode="lr-tb"/>
    </style:style>
    <style:style style:name="Table34.A" style:family="table-column">
      <style:table-column-properties style:column-width="2.0979in" style:rel-column-width="20016*"/>
    </style:style>
    <style:style style:name="Table34.B" style:family="table-column">
      <style:table-column-properties style:column-width="0.7701in" style:rel-column-width="7347*"/>
    </style:style>
    <style:style style:name="Table34.C" style:family="table-column">
      <style:table-column-properties style:column-width="1.1153in" style:rel-column-width="10640*"/>
    </style:style>
    <style:style style:name="Table34.D" style:family="table-column">
      <style:table-column-properties style:column-width="2.8854in" style:rel-column-width="27532*"/>
    </style:style>
    <style:style style:name="Table34.1" style:family="table-row">
      <style:table-row-properties style:min-row-height="0.1667in" style:keep-together="true" fo:keep-together="auto"/>
    </style:style>
    <style:style style:name="Table34.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D2" style:family="table-cell">
      <style:table-cell-properties style:vertical-align="top" fo:padding-left="0.075in" fo:padding-right="0.075in" fo:padding-top="0in" fo:padding-bottom="0in" fo:border="0.0069in solid #000000" style:writing-mode="lr-tb"/>
    </style:style>
    <style:style style:name="Table35" style:family="table">
      <style:table-properties style:width="6.9958in" table:align="left" style:writing-mode="lr-tb"/>
    </style:style>
    <style:style style:name="Table35.A" style:family="table-column">
      <style:table-column-properties style:column-width="1.7701in"/>
    </style:style>
    <style:style style:name="Table35.B" style:family="table-column">
      <style:table-column-properties style:column-width="0.775in"/>
    </style:style>
    <style:style style:name="Table35.C" style:family="table-column">
      <style:table-column-properties style:column-width="1.1222in"/>
    </style:style>
    <style:style style:name="Table35.D" style:family="table-column">
      <style:table-column-properties style:column-width="3.3285in"/>
    </style:style>
    <style:style style:name="Table35.1" style:family="table-row">
      <style:table-row-properties style:min-row-height="0.1667in" style:keep-together="true" fo:keep-together="auto"/>
    </style:style>
    <style:style style:name="Table35.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D2"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end" style:justify-single-word="false"/>
      <style:text-properties style:font-name="Arial" fo:font-size="18pt" fo:language="en" fo:country="US" style:font-size-asian="18pt" style:font-size-complex="18pt"/>
    </style:style>
    <style:style style:name="P2" style:family="paragraph" style:parent-style-name="Standard">
      <style:paragraph-properties style:line-height-at-least="0.0693in" fo:orphans="2" fo:widows="2" style:text-autospace="none"/>
    </style:style>
    <style:style style:name="P3" style:family="paragraph" style:parent-style-name="Standard">
      <style:paragraph-properties style:line-height-at-least="0.0693in" fo:orphans="2" fo:widows="2" style:text-autospace="none" style:snap-to-layout-grid="false"/>
    </style:style>
    <style:style style:name="P4" style:family="paragraph" style:parent-style-name="Standard">
      <style:paragraph-properties style:line-height-at-least="0.0693in" fo:orphans="2" fo:widows="2" style:text-autospace="none"/>
      <style:text-properties style:font-name="Times New Roman" fo:font-size="10pt" fo:language="en" fo:country="US" style:font-size-asian="10pt" style:font-size-complex="10pt"/>
    </style:style>
    <style:style style:name="P5" style:family="paragraph" style:parent-style-name="Standard">
      <style:paragraph-properties style:line-height-at-least="0.0693in" fo:orphans="2" fo:widows="2" style:text-autospace="none"/>
      <style:text-properties style:font-name="Times New Roman" fo:font-size="10pt" style:font-size-asian="10pt" style:font-size-complex="10pt"/>
    </style:style>
    <style:style style:name="P6" style:family="paragraph" style:parent-style-name="Standard">
      <style:paragraph-properties fo:text-align="center" style:justify-single-word="false" style:snap-to-layout-grid="false"/>
    </style:style>
    <style:style style:name="P7" style:family="paragraph" style:parent-style-name="Standard">
      <style:text-properties fo:language="en" fo:country="US"/>
    </style:style>
    <style:style style:name="P8" style:family="paragraph" style:parent-style-name="Standard">
      <style:paragraph-properties style:snap-to-layout-grid="false"/>
      <style:text-properties fo:language="en" fo:country="US"/>
    </style:style>
    <style:style style:name="P9" style:family="paragraph" style:parent-style-name="Standard">
      <style:paragraph-properties style:line-height-at-least="0.0693in" fo:orphans="2" fo:widows="2" style:text-autospace="none"/>
      <style:text-properties fo:language="en" fo:country="US"/>
    </style:style>
    <style:style style:name="P10" style:family="paragraph" style:parent-style-name="Standard">
      <style:paragraph-properties fo:text-align="center" style:justify-single-word="false" style:snap-to-layout-grid="false"/>
      <style:text-properties fo:language="en" fo:country="US"/>
    </style:style>
    <style:style style:name="P11" style:family="paragraph" style:parent-style-name="Standard">
      <style:paragraph-properties fo:text-align="center" style:justify-single-word="false" style:snap-to-layout-grid="false"/>
      <style:text-properties fo:language="en" fo:country="US" style:language-asian="zxx" style:country-asian="none" style:language-complex="ar" style:country-complex="SA"/>
    </style:style>
    <style:style style:name="P12" style:family="paragraph" style:parent-style-name="Standard">
      <style:paragraph-properties style:snap-to-layout-grid="false"/>
      <style:text-properties fo:language="en" fo:country="US" style:language-asian="zxx" style:country-asian="none" style:language-complex="ar" style:country-complex="SA"/>
    </style:style>
    <style:style style:name="P13" style:family="paragraph" style:parent-style-name="Standard">
      <style:paragraph-properties fo:margin-left="0.3752in" fo:margin-right="0in" fo:text-indent="0in" style:auto-text-indent="false"/>
      <style:text-properties fo:language="en" fo:country="US"/>
    </style:style>
    <style:style style:name="P14" style:family="paragraph" style:parent-style-name="Standard">
      <style:paragraph-properties fo:text-align="center" style:justify-single-word="false" fo:keep-with-next="always" style:snap-to-layout-grid="false"/>
    </style:style>
    <style:style style:name="P15" style:family="paragraph" style:parent-style-name="Standard">
      <style:paragraph-properties fo:text-align="center" style:justify-single-word="false" fo:keep-with-next="always" style:snap-to-layout-grid="false"/>
      <style:text-properties fo:language="en" fo:country="US"/>
    </style:style>
    <style:style style:name="P16" style:family="paragraph" style:parent-style-name="Standard">
      <style:paragraph-properties fo:keep-with-next="always" style:snap-to-layout-grid="false"/>
      <style:text-properties fo:language="en" fo:country="US"/>
    </style:style>
    <style:style style:name="P17" style:family="paragraph" style:parent-style-name="Standard">
      <style:paragraph-properties fo:keep-with-next="always" style:snap-to-layout-grid="false"/>
    </style:style>
    <style:style style:name="P18" style:family="paragraph" style:parent-style-name="Text_20_body">
      <style:paragraph-properties fo:keep-with-next="always"/>
      <style:text-properties fo:language="en" fo:country="US"/>
    </style:style>
    <style:style style:name="P19" style:family="paragraph" style:parent-style-name="Standard">
      <style:paragraph-properties fo:margin-left="0.3937in" fo:margin-right="0in" fo:text-indent="0in" style:auto-text-indent="false" style:text-autospace="none"/>
    </style:style>
    <style:style style:name="P20" style:family="paragraph" style:parent-style-name="Standard">
      <style:paragraph-properties fo:margin-left="0.3937in" fo:margin-right="0in" fo:text-indent="0in" style:auto-text-indent="false" style:text-autospace="none"/>
      <style:text-properties style:font-name="Times New Roman"/>
    </style:style>
    <style:style style:name="P21" style:family="paragraph" style:parent-style-name="Standard">
      <style:paragraph-properties fo:margin-left="0.3937in" fo:margin-right="0in" fo:text-indent="0in" style:auto-text-indent="false" style:text-autospace="none"/>
      <style:text-properties style:font-name="Times New Roman" fo:language="en" fo:country="US" style:font-name-complex="Arial"/>
    </style:style>
    <style:style style:name="P22" style:family="paragraph" style:parent-style-name="Standard">
      <style:paragraph-properties fo:margin-left="0.3937in" fo:margin-right="0in" fo:margin-top="0.1665in" fo:margin-bottom="0.0835in" fo:text-indent="0in" style:auto-text-indent="false" style:text-autospace="none"/>
      <style:text-properties style:font-name="Times New Roman" fo:language="en" fo:country="US" style:font-name-complex="Arial"/>
    </style:style>
    <style:style style:name="P23" style:family="paragraph" style:parent-style-name="Text_20_body">
      <style:paragraph-properties>
        <style:tab-stops>
          <style:tab-stop style:position="0.7874in"/>
        </style:tab-stops>
      </style:paragraph-properties>
    </style:style>
    <style:style style:name="P24" style:family="paragraph" style:parent-style-name="Text_20_body">
      <style:text-properties fo:language="en" fo:country="US"/>
    </style:style>
    <style:style style:name="P25" style:family="paragraph" style:parent-style-name="Text_20_body">
      <style:paragraph-properties fo:text-align="start" style:justify-single-word="false"/>
      <style:text-properties fo:language="en" fo:country="US"/>
    </style:style>
    <style:style style:name="P26" style:family="paragraph" style:parent-style-name="Text_20_body">
      <style:paragraph-properties fo:text-align="start" style:justify-single-word="false">
        <style:tab-stops>
          <style:tab-stop style:position="1.7146in"/>
        </style:tab-stops>
      </style:paragraph-properties>
      <style:text-properties fo:language="en" fo:country="US"/>
    </style:style>
    <style:style style:name="P27" style:family="paragraph" style:parent-style-name="Text_20_body">
      <style:text-properties fo:language="en" fo:country="US" style:language-complex="ar" style:country-complex="SA"/>
    </style:style>
    <style:style style:name="P28" style:family="paragraph" style:parent-style-name="Text_20_body">
      <style:text-properties fo:language="en" fo:country="US" fo:font-weight="bold" style:font-weight-asian="bold"/>
    </style:style>
    <style:style style:name="P29" style:family="paragraph" style:parent-style-name="Text_20_body">
      <style:paragraph-properties fo:text-align="start" style:justify-single-word="false"/>
    </style:style>
    <style:style style:name="P30" style:family="paragraph" style:parent-style-name="Text_20_body">
      <style:text-properties fo:language="zxx" fo:country="none"/>
    </style:style>
    <style:style style:name="P31" style:family="paragraph" style:parent-style-name="Text_20_body">
      <style:paragraph-properties>
        <style:tab-stops>
          <style:tab-stop style:position="0.7874in"/>
        </style:tab-stops>
      </style:paragraph-properties>
      <style:text-properties style:font-name="Arial" fo:language="de" fo:country="DE" style:font-name-complex="Arial"/>
    </style:style>
    <style:style style:name="P32" style:family="paragraph" style:parent-style-name="Text_20_body">
      <style:text-properties style:font-name="Times New Roman" fo:language="en" fo:country="US"/>
    </style:style>
    <style:style style:name="P33" style:family="paragraph" style:parent-style-name="Text_20_body">
      <style:paragraph-properties fo:break-before="page">
        <style:tab-stops>
          <style:tab-stop style:position="0.7874in"/>
        </style:tab-stops>
      </style:paragraph-properties>
    </style:style>
    <style:style style:name="P34" style:family="paragraph" style:parent-style-name="Text_20_body">
      <style:paragraph-properties fo:margin-left="0in" fo:margin-right="0in" fo:text-indent="0in" style:auto-text-indent="false"/>
    </style:style>
    <style:style style:name="P35" style:family="paragraph" style:parent-style-name="Text_20_body">
      <style:paragraph-properties fo:margin-left="0in" fo:margin-right="0in" fo:text-align="center" style:justify-single-word="false" fo:text-indent="0in" style:auto-text-indent="false" style:snap-to-layout-grid="false"/>
    </style:style>
    <style:style style:name="P36" style:family="paragraph" style:parent-style-name="Text_20_body">
      <style:paragraph-properties fo:margin-left="0in" fo:margin-right="0in" fo:text-align="start" style:justify-single-word="false" fo:text-indent="0in" style:auto-text-indent="false"/>
    </style:style>
    <style:style style:name="P37" style:family="paragraph" style:parent-style-name="Text_20_body">
      <style:paragraph-properties fo:margin-left="0in" fo:margin-right="0in" fo:text-align="start" style:justify-single-word="false" fo:text-indent="0in" style:auto-text-indent="false" style:snap-to-layout-grid="false"/>
    </style:style>
    <style:style style:name="P38" style:family="paragraph" style:parent-style-name="Text_20_body">
      <style:paragraph-properties fo:margin-left="0in" fo:margin-right="0in" fo:text-indent="0in" style:auto-text-indent="false"/>
      <style:text-properties fo:language="en" fo:country="US"/>
    </style:style>
    <style:style style:name="P39" style:family="paragraph" style:parent-style-name="Text_20_body">
      <style:paragraph-properties fo:margin-left="0in" fo:margin-right="0in" fo:text-align="start" style:justify-single-word="false" fo:text-indent="0in" style:auto-text-indent="false"/>
      <style:text-properties fo:language="en" fo:country="US"/>
    </style:style>
    <style:style style:name="P40" style:family="paragraph" style:parent-style-name="Text_20_body">
      <style:paragraph-properties fo:margin-left="0in" fo:margin-right="0in" fo:text-align="start" style:justify-single-word="false" fo:text-indent="0in" style:auto-text-indent="false" style:snap-to-layout-grid="false"/>
      <style:text-properties fo:language="en" fo:country="US"/>
    </style:style>
    <style:style style:name="P41" style:family="paragraph" style:parent-style-name="Text_20_body">
      <style:paragraph-properties fo:margin-left="0in" fo:margin-right="0in" fo:text-align="center" style:justify-single-word="false" fo:text-indent="0in" style:auto-text-indent="false" style:snap-to-layout-grid="false"/>
      <style:text-properties fo:language="en" fo:country="US"/>
    </style:style>
    <style:style style:name="P42" style:family="paragraph" style:parent-style-name="Text_20_body">
      <style:paragraph-properties fo:margin-left="0in" fo:margin-right="0in" fo:text-indent="0in" style:auto-text-indent="false"/>
      <style:text-properties fo:language="en" fo:country="US" style:language-complex="ar" style:country-complex="SA"/>
    </style:style>
    <style:style style:name="P43" style:family="paragraph" style:parent-style-name="Text_20_body">
      <style:paragraph-properties fo:margin-left="0in" fo:margin-right="0in" fo:text-indent="0in" style:auto-text-indent="false" style:snap-to-layout-grid="false"/>
      <style:text-properties fo:language="en" fo:country="US" style:language-complex="ar" style:country-complex="SA"/>
    </style:style>
    <style:style style:name="P44" style:family="paragraph" style:parent-style-name="Text_20_body">
      <style:paragraph-properties fo:margin-left="0in" fo:margin-right="0in" fo:text-indent="0in" style:auto-text-indent="false" style:snap-to-layout-grid="false"/>
    </style:style>
    <style:style style:name="P45" style:family="paragraph" style:parent-style-name="Text_20_body">
      <style:paragraph-properties fo:margin-left="0in" fo:margin-right="0in" fo:text-indent="0in" style:auto-text-indent="false"/>
      <style:text-properties fo:font-weight="bold" style:font-weight-asian="bold"/>
    </style:style>
    <style:style style:name="P46" style:family="paragraph" style:parent-style-name="Text_20_body">
      <style:paragraph-properties fo:margin-left="0in" fo:margin-right="0in" fo:margin-top="0in" fo:margin-bottom="0.0835in" fo:text-indent="0in" style:auto-text-indent="false"/>
    </style:style>
    <style:style style:name="P47" style:family="paragraph" style:parent-style-name="Text_20_body">
      <style:paragraph-properties fo:margin-left="0in" fo:margin-right="0in" fo:margin-top="0in" fo:margin-bottom="0.0835in" fo:text-align="center" style:justify-single-word="false" fo:text-indent="0in" style:auto-text-indent="false" style:snap-to-layout-grid="false"/>
    </style:style>
    <style:style style:name="P48" style:family="paragraph" style:parent-style-name="Text_20_body">
      <style:paragraph-properties fo:margin-left="0in" fo:margin-right="0in" fo:margin-top="0in" fo:margin-bottom="0.0835in" fo:text-indent="0in" style:auto-text-indent="false"/>
      <style:text-properties fo:language="en" fo:country="US"/>
    </style:style>
    <style:style style:name="P49" style:family="paragraph" style:parent-style-name="Text_20_body">
      <style:paragraph-properties fo:margin-left="0in" fo:margin-right="0in" fo:margin-top="0in" fo:margin-bottom="0.0835in" fo:text-align="center" style:justify-single-word="false" fo:text-indent="0in" style:auto-text-indent="false"/>
      <style:text-properties fo:language="en" fo:country="US"/>
    </style:style>
    <style:style style:name="P50" style:family="paragraph" style:parent-style-name="Text_20_body">
      <style:paragraph-properties fo:margin-left="0in" fo:margin-right="0in" fo:margin-top="0in" fo:margin-bottom="0.0835in" fo:text-align="center" style:justify-single-word="false" fo:text-indent="0in" style:auto-text-indent="false" style:snap-to-layout-grid="false"/>
      <style:text-properties fo:language="en" fo:country="US"/>
    </style:style>
    <style:style style:name="P51" style:family="paragraph" style:parent-style-name="Text_20_body">
      <style:paragraph-properties fo:margin-left="0in" fo:margin-right="0in" fo:margin-top="0in" fo:margin-bottom="0.0835in" fo:text-align="start" style:justify-single-word="false" fo:text-indent="0in" style:auto-text-indent="false"/>
      <style:text-properties fo:language="en" fo:country="US"/>
    </style:style>
    <style:style style:name="P52" style:family="paragraph" style:parent-style-name="Text_20_body">
      <style:paragraph-properties fo:margin-left="0in" fo:margin-right="0in" fo:margin-top="0in" fo:margin-bottom="0.0835in" fo:text-align="start" style:justify-single-word="false" fo:text-indent="0in" style:auto-text-indent="false" style:snap-to-layout-grid="false"/>
      <style:text-properties fo:language="en" fo:country="US"/>
    </style:style>
    <style:style style:name="P53" style:family="paragraph" style:parent-style-name="Text_20_body">
      <style:paragraph-properties fo:margin-left="0in" fo:margin-right="0in" fo:margin-top="0in" fo:margin-bottom="0.0835in" fo:text-indent="0in" style:auto-text-indent="false" style:snap-to-layout-grid="false"/>
      <style:text-properties fo:language="en" fo:country="US"/>
    </style:style>
    <style:style style:name="P54" style:family="paragraph" style:parent-style-name="Text_20_body">
      <style:paragraph-properties fo:margin-left="0in" fo:margin-right="0in" fo:margin-top="0in" fo:margin-bottom="0.0835in" fo:text-indent="0in" style:auto-text-indent="false"/>
      <style:text-properties fo:language="en" fo:country="US" style:language-complex="ar" style:country-complex="SA"/>
    </style:style>
    <style:style style:name="P55" style:family="paragraph" style:parent-style-name="Text_20_body">
      <style:paragraph-properties fo:margin-left="0in" fo:margin-right="0in" fo:margin-top="0in" fo:margin-bottom="0.0835in" fo:text-indent="0in" style:auto-text-indent="false" style:snap-to-layout-grid="false"/>
      <style:text-properties fo:language="en" fo:country="US" style:language-complex="ar" style:country-complex="SA"/>
    </style:style>
    <style:style style:name="P56" style:family="paragraph" style:parent-style-name="Text_20_body">
      <style:paragraph-properties fo:margin-left="0in" fo:margin-right="0in" fo:margin-top="0in" fo:margin-bottom="0.0835in" fo:text-align="center" style:justify-single-word="false" fo:text-indent="0in" style:auto-text-indent="false" style:snap-to-layout-grid="false"/>
      <style:text-properties fo:language="en" fo:country="US" style:language-asian="zxx" style:country-asian="none" style:language-complex="ar" style:country-complex="SA"/>
    </style:style>
    <style:style style:name="P57" style:family="paragraph" style:parent-style-name="Text_20_body">
      <style:paragraph-properties fo:margin-left="0in" fo:margin-right="0in" fo:margin-top="0in" fo:margin-bottom="0.0835in" fo:text-align="start" style:justify-single-word="false" fo:text-indent="0in" style:auto-text-indent="false"/>
    </style:style>
    <style:style style:name="P58" style:family="paragraph" style:parent-style-name="Text_20_body">
      <style:paragraph-properties fo:margin-left="0in" fo:margin-right="0in" fo:margin-top="0in" fo:margin-bottom="0.0835in" fo:text-align="start" style:justify-single-word="false" fo:text-indent="0in" style:auto-text-indent="false" style:snap-to-layout-grid="false"/>
    </style:style>
    <style:style style:name="P59" style:family="paragraph" style:parent-style-name="Text_20_body">
      <style:paragraph-properties fo:margin-left="0in" fo:margin-right="0in" fo:margin-top="0in" fo:margin-bottom="0.0835in" fo:text-indent="0in" style:auto-text-indent="false" style:snap-to-layout-grid="false"/>
    </style:style>
    <style:style style:name="P60" style:family="paragraph" style:parent-style-name="Text_20_body">
      <style:paragraph-properties fo:margin-left="0in" fo:margin-right="0in" fo:margin-top="0in" fo:margin-bottom="0.0835in" fo:text-align="start" style:justify-single-word="false" fo:text-indent="0in" style:auto-text-indent="false" fo:keep-with-next="always" style:snap-to-layout-grid="false"/>
    </style:style>
    <style:style style:name="P61" style:family="paragraph" style:parent-style-name="Text_20_body">
      <style:paragraph-properties fo:margin-left="0in" fo:margin-right="0in" fo:margin-top="0.0835in" fo:margin-bottom="0.0835in" fo:text-indent="0in" style:auto-text-indent="false"/>
    </style:style>
    <style:style style:name="P62" style:family="paragraph" style:parent-style-name="Text_20_body">
      <style:paragraph-properties fo:margin-top="0.0835in" fo:margin-bottom="0.0835in"/>
    </style:style>
    <style:style style:name="P63" style:family="paragraph" style:parent-style-name="Text_20_body">
      <style:paragraph-properties fo:margin-top="0.0835in" fo:margin-bottom="0.0835in" fo:text-align="start" style:justify-single-word="false"/>
    </style:style>
    <style:style style:name="P64" style:family="paragraph" style:parent-style-name="Text_20_body">
      <style:paragraph-properties fo:margin-top="0.0835in" fo:margin-bottom="0.0835in"/>
      <style:text-properties fo:language="en" fo:country="US"/>
    </style:style>
    <style:style style:name="P65" style:family="paragraph" style:parent-style-name="Text_20_body">
      <style:paragraph-properties fo:margin-top="0.0835in" fo:margin-bottom="0.0835in" fo:text-align="start" style:justify-single-word="false"/>
      <style:text-properties fo:language="en" fo:country="US"/>
    </style:style>
    <style:style style:name="P66" style:family="paragraph" style:parent-style-name="Text_20_body">
      <style:paragraph-properties fo:margin-top="0.0835in" fo:margin-bottom="0.0835in"/>
      <style:text-properties fo:language="en" fo:country="US" fo:font-weight="bold" style:font-weight-asian="bold"/>
    </style:style>
    <style:style style:name="P67" style:family="paragraph" style:parent-style-name="Text_20_body">
      <style:paragraph-properties fo:margin-left="0.6437in" fo:margin-right="0in" fo:text-indent="0in" style:auto-text-indent="false"/>
    </style:style>
    <style:style style:name="P68" style:family="paragraph" style:parent-style-name="Text_20_body">
      <style:paragraph-properties fo:margin-left="0.6437in" fo:margin-right="0in" fo:margin-top="0.0835in" fo:margin-bottom="0.0835in" fo:text-indent="0in" style:auto-text-indent="false"/>
      <style:text-properties fo:language="en" fo:country="US"/>
    </style:style>
    <style:style style:name="P69" style:family="paragraph" style:parent-style-name="Text_20_body">
      <style:paragraph-properties fo:margin-left="0.1965in" fo:margin-right="0in" fo:margin-top="0.0835in" fo:margin-bottom="0.0835in" fo:text-indent="0.1972in" style:auto-text-indent="false"/>
    </style:style>
    <style:style style:name="P70" style:family="paragraph" style:parent-style-name="Text_20_body">
      <style:paragraph-properties fo:margin-left="0.1965in" fo:margin-right="0in" fo:margin-top="0.0835in" fo:margin-bottom="0.0835in" fo:text-indent="0.1972in" style:auto-text-indent="false"/>
      <style:text-properties fo:language="en" fo:country="US"/>
    </style:style>
    <style:style style:name="P71" style:family="paragraph" style:parent-style-name="Text_20_body">
      <style:paragraph-properties fo:margin-left="0in" fo:margin-right="0in" fo:margin-top="0.0835in" fo:margin-bottom="0.0835in" fo:text-indent="0.1972in" style:auto-text-indent="false"/>
    </style:style>
    <style:style style:name="P72" style:family="paragraph" style:parent-style-name="Text_20_body">
      <style:paragraph-properties fo:margin-left="0in" fo:margin-right="0in" fo:margin-top="0.0835in" fo:margin-bottom="0.0835in" fo:text-indent="0.1972in" style:auto-text-indent="false"/>
      <style:text-properties fo:language="en" fo:country="US"/>
    </style:style>
    <style:style style:name="P73" style:family="paragraph" style:parent-style-name="Text_20_body">
      <style:paragraph-properties fo:margin-left="0.0437in" fo:margin-right="0in" fo:text-indent="0in" style:auto-text-indent="false"/>
    </style:style>
    <style:style style:name="P74" style:family="paragraph" style:parent-style-name="Text_20_body">
      <style:paragraph-properties fo:margin-left="0.5909in" fo:margin-right="0in" fo:text-indent="0.0008in" style:auto-text-indent="false"/>
    </style:style>
    <style:style style:name="P75" style:family="paragraph" style:parent-style-name="Text_20_body">
      <style:paragraph-properties fo:margin-left="0.5909in" fo:margin-right="0in" fo:margin-top="0.0835in" fo:margin-bottom="0.0835in" fo:text-indent="0.0008in" style:auto-text-indent="false"/>
    </style:style>
    <style:style style:name="P76" style:family="paragraph" style:parent-style-name="Text_20_body">
      <style:paragraph-properties fo:margin-left="0.5909in" fo:margin-right="0in" fo:margin-top="0.0835in" fo:margin-bottom="0.0835in" fo:text-indent="0.0008in" style:auto-text-indent="false"/>
      <style:text-properties fo:language="en" fo:country="US"/>
    </style:style>
    <style:style style:name="P77" style:family="paragraph" style:parent-style-name="Text_20_body">
      <style:paragraph-properties fo:margin-left="0.7882in" fo:margin-right="0in" fo:margin-top="0.0835in" fo:margin-bottom="0.0835in" fo:text-indent="0.0008in" style:auto-text-indent="false"/>
    </style:style>
    <style:style style:name="P78" style:family="paragraph" style:parent-style-name="Text_20_body">
      <style:paragraph-properties fo:margin-left="0.5902in" fo:margin-right="0in" fo:margin-top="0.0835in" fo:margin-bottom="0.0835in" fo:text-indent="0.0008in" style:auto-text-indent="false"/>
    </style:style>
    <style:style style:name="P79" style:family="paragraph" style:parent-style-name="Text_20_body">
      <style:paragraph-properties fo:margin-left="0.6437in" fo:margin-right="0in" fo:margin-top="0.0835in" fo:margin-bottom="0.0835in" fo:text-indent="0.1453in" style:auto-text-indent="false"/>
      <style:text-properties fo:language="en" fo:country="US"/>
    </style:style>
    <style:style style:name="P80" style:family="paragraph" style:parent-style-name="Table_20_Text">
      <style:paragraph-properties style:snap-to-layout-grid="false"/>
    </style:style>
    <style:style style:name="P81" style:family="paragraph" style:parent-style-name="Table_20_Text">
      <style:paragraph-properties fo:text-align="start" style:justify-single-word="false"/>
    </style:style>
    <style:style style:name="P82" style:family="paragraph" style:parent-style-name="Table_20_Text">
      <style:paragraph-properties fo:text-align="start" style:justify-single-word="false" style:snap-to-layout-grid="false"/>
    </style:style>
    <style:style style:name="P83" style:family="paragraph" style:parent-style-name="Table_20_Text">
      <style:paragraph-properties style:snap-to-layout-grid="false"/>
      <style:text-properties style:use-window-font-color="true" fo:font-size="10pt" fo:language="en" fo:country="GB" style:text-underline-style="none" fo:font-weight="normal" style:font-size-asian="10pt" style:font-weight-asian="normal" style:font-size-complex="10pt" style:font-weight-complex="normal"/>
    </style:style>
    <style:style style:name="P84" style:family="paragraph" style:parent-style-name="Table_20_Text">
      <style:paragraph-properties style:snap-to-layout-grid="false"/>
      <style:text-properties style:use-window-font-color="true" fo:font-size="10pt" style:text-underline-style="none" fo:font-weight="normal" style:font-size-asian="10pt" style:font-weight-asian="normal" style:font-size-complex="10pt" style:font-weight-complex="normal"/>
    </style:style>
    <style:style style:name="P85" style:family="paragraph" style:parent-style-name="Table_20_Text">
      <style:paragraph-properties style:snap-to-layout-grid="false"/>
      <style:text-properties style:use-window-font-color="true" fo:font-size="10pt" fo:language="en" fo:country="US" style:text-underline-style="none" fo:font-weight="normal" style:font-size-asian="10pt" style:font-weight-asian="normal" style:font-size-complex="10pt" style:font-weight-complex="normal"/>
    </style:style>
    <style:style style:name="P86" style:family="paragraph" style:parent-style-name="Table_20_Text">
      <style:paragraph-properties fo:text-align="start" style:justify-single-word="false"/>
      <style:text-properties style:use-window-font-color="true" fo:font-size="10pt" fo:language="en" fo:country="US" style:text-underline-style="none" fo:font-weight="normal" style:font-size-asian="10pt" style:font-weight-asian="normal" style:font-size-complex="10pt" style:font-weight-complex="normal"/>
    </style:style>
    <style:style style:name="P87" style:family="paragraph" style:parent-style-name="Table_20_Text">
      <style:paragraph-properties fo:text-align="start" style:justify-single-word="false" style:snap-to-layout-grid="false"/>
      <style:text-properties style:use-window-font-color="true" fo:font-size="10pt" fo:language="en" fo:country="US" style:text-underline-style="none" fo:font-weight="normal" style:font-size-asian="10pt" style:font-weight-asian="normal" style:font-size-complex="10pt" style:font-weight-complex="normal"/>
    </style:style>
    <style:style style:name="P88" style:family="paragraph" style:parent-style-name="Table_20_Text">
      <style:paragraph-properties fo:text-align="start" style:justify-single-word="false" style:snap-to-layout-grid="false"/>
      <style:text-properties fo:language="en" fo:country="US" fo:font-style="italic" fo:font-weight="bold" style:font-style-asian="italic" style:font-weight-asian="bold"/>
    </style:style>
    <style:style style:name="P89" style:family="paragraph" style:parent-style-name="Table_20_Text">
      <style:paragraph-properties style:snap-to-layout-grid="false"/>
      <style:text-properties fo:language="en" fo:country="US"/>
    </style:style>
    <style:style style:name="P90" style:family="paragraph" style:parent-style-name="Table_20_Text">
      <style:paragraph-properties style:snap-to-layout-grid="false"/>
      <style:text-properties fo:language="en" fo:country="US" fo:font-weight="bold" style:font-weight-asian="bold"/>
    </style:style>
    <style:style style:name="P91" style:family="paragraph" style:parent-style-name="Table_20_Text">
      <style:paragraph-properties fo:text-align="start" style:justify-single-word="false" style:snap-to-layout-grid="false"/>
      <style:text-properties fo:language="en" fo:country="US" fo:font-style="normal" fo:font-weight="normal" style:font-style-asian="normal" style:font-weight-asian="normal" style:font-style-complex="normal" style:font-weight-complex="normal"/>
    </style:style>
    <style:style style:name="P92" style:family="paragraph" style:parent-style-name="Table_20_Title">
      <style:paragraph-properties style:snap-to-layout-grid="false"/>
      <style:text-properties style:use-window-font-color="true" fo:font-size="10pt" fo:language="en" fo:country="US" style:text-underline-style="none" fo:font-weight="normal" style:font-size-asian="10pt" style:font-weight-asian="normal" style:font-size-complex="10pt" style:font-weight-complex="normal"/>
    </style:style>
    <style:style style:name="P93" style:family="paragraph" style:parent-style-name="Table_20_Title">
      <style:paragraph-properties fo:text-align="start" style:justify-single-word="false" style:snap-to-layout-grid="false"/>
      <style:text-properties style:use-window-font-color="true" fo:font-size="10pt" fo:language="en" fo:country="US" style:text-underline-style="none" fo:font-weight="normal" style:font-size-asian="10pt" style:font-weight-asian="normal" style:font-size-complex="10pt" style:font-weight-complex="normal"/>
    </style:style>
    <style:style style:name="P94" style:family="paragraph" style:parent-style-name="Document_20_Title">
      <style:text-properties fo:language="en" fo:country="US"/>
    </style:style>
    <style:style style:name="P95" style:family="paragraph" style:parent-style-name="Plain_20_Text">
      <style:paragraph-properties fo:margin-left="0.3744in" fo:margin-right="0in" fo:keep-together="always" fo:text-indent="0in" style:auto-text-indent="false" fo:keep-with-next="always"/>
    </style:style>
    <style:style style:name="P96" style:family="paragraph" style:parent-style-name="Plain_20_Text">
      <style:paragraph-properties fo:margin-left="0.3744in" fo:margin-right="0in" fo:keep-together="always" fo:text-indent="0in" style:auto-text-indent="false" fo:keep-with-next="always"/>
      <style:text-properties fo:language="en" fo:country="US"/>
    </style:style>
    <style:style style:name="P97" style:family="paragraph" style:parent-style-name="Plain_20_Text">
      <style:paragraph-properties fo:margin-left="0.3744in" fo:margin-right="0in" fo:keep-together="always" fo:text-indent="0in" style:auto-text-indent="false" fo:keep-with-next="always"/>
      <style:text-properties fo:language="en" fo:country="US" fo:font-weight="bold" style:font-weight-asian="bold"/>
    </style:style>
    <style:style style:name="P98" style:family="paragraph" style:parent-style-name="Plain_20_Text">
      <style:paragraph-properties fo:margin-left="0.3744in" fo:margin-right="0in" fo:keep-together="always" fo:text-indent="0in" style:auto-text-indent="false" fo:keep-with-next="always"/>
      <style:text-properties fo:font-weight="bold" style:font-weight-asian="bold"/>
    </style:style>
    <style:style style:name="P99" style:family="paragraph" style:parent-style-name="Contents_20_Heading">
      <style:text-properties fo:language="en" fo:country="US" style:language-asian="zxx" style:country-asian="none" style:language-complex="ar" style:country-complex="SA"/>
    </style:style>
    <style:style style:name="P100" style:family="paragraph" style:parent-style-name="Heading_20_1">
      <style:text-properties fo:language="en" fo:country="US" style:language-asian="zxx" style:country-asian="none" style:language-complex="ar" style:country-complex="SA"/>
    </style:style>
    <style:style style:name="P101" style:family="paragraph" style:parent-style-name="Text_20_body" style:list-style-name="WW8Num7">
      <style:paragraph-properties fo:text-align="start" style:justify-single-word="false">
        <style:tab-stops>
          <style:tab-stop style:position="1.6811in"/>
        </style:tab-stops>
      </style:paragraph-properties>
    </style:style>
    <style:style style:name="P102" style:family="paragraph" style:parent-style-name="Text_20_body" style:list-style-name="WW8Num22">
      <style:paragraph-properties fo:text-align="start" style:justify-single-word="false">
        <style:tab-stops>
          <style:tab-stop style:position="1.6811in"/>
        </style:tab-stops>
      </style:paragraph-properties>
    </style:style>
    <style:style style:name="P103" style:family="paragraph" style:parent-style-name="Text_20_body" style:list-style-name="WW8Num20">
      <style:paragraph-properties fo:text-align="start" style:justify-single-word="false">
        <style:tab-stops>
          <style:tab-stop style:position="1.6811in"/>
        </style:tab-stops>
      </style:paragraph-properties>
    </style:style>
    <style:style style:name="P104" style:family="paragraph" style:parent-style-name="Text_20_body" style:list-style-name="WW8Num21">
      <style:paragraph-properties fo:text-align="start" style:justify-single-word="false">
        <style:tab-stops>
          <style:tab-stop style:position="1.6811in"/>
        </style:tab-stops>
      </style:paragraph-properties>
    </style:style>
    <style:style style:name="P105" style:family="paragraph" style:parent-style-name="Text_20_body" style:list-style-name="WW8Num27">
      <style:paragraph-properties fo:text-align="start" style:justify-single-word="false">
        <style:tab-stops>
          <style:tab-stop style:position="1.6811in"/>
        </style:tab-stops>
      </style:paragraph-properties>
    </style:style>
    <style:style style:name="P106" style:family="paragraph" style:parent-style-name="Text_20_body" style:list-style-name="WW8Num25">
      <style:paragraph-properties fo:text-align="start" style:justify-single-word="false">
        <style:tab-stops>
          <style:tab-stop style:position="1.7146in"/>
        </style:tab-stops>
      </style:paragraph-properties>
    </style:style>
    <style:style style:name="P107" style:family="paragraph" style:parent-style-name="Text_20_body" style:list-style-name="WW8Num29">
      <style:paragraph-properties fo:text-align="start" style:justify-single-word="false">
        <style:tab-stops>
          <style:tab-stop style:position="1.7146in"/>
        </style:tab-stops>
      </style:paragraph-properties>
    </style:style>
    <style:style style:name="P108" style:family="paragraph" style:parent-style-name="Text_20_body" style:list-style-name="WW8Num16">
      <style:paragraph-properties fo:text-align="start" style:justify-single-word="false">
        <style:tab-stops>
          <style:tab-stop style:position="1.7146in"/>
        </style:tab-stops>
      </style:paragraph-properties>
    </style:style>
    <style:style style:name="P109" style:family="paragraph" style:parent-style-name="Text_20_body" style:list-style-name="WW8Num23">
      <style:paragraph-properties fo:text-align="start" style:justify-single-word="false">
        <style:tab-stops>
          <style:tab-stop style:position="1.0374in"/>
        </style:tab-stops>
      </style:paragraph-properties>
    </style:style>
    <style:style style:name="P110" style:family="paragraph" style:parent-style-name="Text_20_body" style:list-style-name="WW8Num6">
      <style:paragraph-properties fo:text-align="start" style:justify-single-word="false">
        <style:tab-stops>
          <style:tab-stop style:position="1.0374in"/>
        </style:tab-stops>
      </style:paragraph-properties>
    </style:style>
    <style:style style:name="P111" style:family="paragraph" style:parent-style-name="Text_20_body" style:list-style-name="WW8Num12">
      <style:paragraph-properties fo:text-align="start" style:justify-single-word="false">
        <style:tab-stops>
          <style:tab-stop style:position="1.0374in"/>
        </style:tab-stops>
      </style:paragraph-properties>
    </style:style>
    <style:style style:name="P112" style:family="paragraph" style:parent-style-name="Text_20_body" style:list-style-name="WW8Num14">
      <style:paragraph-properties fo:text-align="start" style:justify-single-word="false">
        <style:tab-stops>
          <style:tab-stop style:position="1.0374in"/>
        </style:tab-stops>
      </style:paragraph-properties>
    </style:style>
    <style:style style:name="P113" style:family="paragraph" style:parent-style-name="Text_20_body" style:list-style-name="WW8Num11">
      <style:paragraph-properties fo:text-align="start" style:justify-single-word="false">
        <style:tab-stops>
          <style:tab-stop style:position="1.2874in"/>
        </style:tab-stops>
      </style:paragraph-properties>
    </style:style>
    <style:style style:name="P114" style:family="paragraph" style:parent-style-name="Text_20_body">
      <style:text-properties fo:language="en" fo:country="US"/>
    </style:style>
    <style:style style:name="P115" style:family="paragraph" style:parent-style-name="Text_20_body" style:list-style-name="WW8Num25">
      <style:paragraph-properties fo:text-align="start" style:justify-single-word="false">
        <style:tab-stops>
          <style:tab-stop style:position="1.7146in"/>
        </style:tab-stops>
      </style:paragraph-properties>
      <style:text-properties fo:language="en" fo:country="US"/>
    </style:style>
    <style:style style:name="P116" style:family="paragraph" style:parent-style-name="Text_20_body" style:list-style-name="WW8Num29">
      <style:paragraph-properties fo:text-align="start" style:justify-single-word="false">
        <style:tab-stops>
          <style:tab-stop style:position="1.7146in"/>
        </style:tab-stops>
      </style:paragraph-properties>
      <style:text-properties fo:language="en" fo:country="US"/>
    </style:style>
    <style:style style:name="P117" style:family="paragraph" style:parent-style-name="Text_20_body" style:list-style-name="WW8Num16">
      <style:paragraph-properties fo:text-align="start" style:justify-single-word="false">
        <style:tab-stops>
          <style:tab-stop style:position="1.7146in"/>
        </style:tab-stops>
      </style:paragraph-properties>
      <style:text-properties fo:language="en" fo:country="US"/>
    </style:style>
    <style:style style:name="P118" style:family="paragraph" style:parent-style-name="Text_20_body" style:list-style-name="WW8Num8">
      <style:paragraph-properties fo:text-align="start" style:justify-single-word="false">
        <style:tab-stops>
          <style:tab-stop style:position="1.2874in"/>
        </style:tab-stops>
      </style:paragraph-properties>
      <style:text-properties fo:language="en" fo:country="US"/>
    </style:style>
    <style:style style:name="P119" style:family="paragraph" style:parent-style-name="Text_20_body" style:list-style-name="WW8Num22">
      <style:paragraph-properties fo:text-align="start" style:justify-single-word="false">
        <style:tab-stops>
          <style:tab-stop style:position="1.6811in"/>
        </style:tab-stops>
      </style:paragraph-properties>
      <style:text-properties fo:language="en" fo:country="US"/>
    </style:style>
    <style:style style:name="P120" style:family="paragraph" style:parent-style-name="Text_20_body" style:list-style-name="WW8Num20">
      <style:paragraph-properties fo:text-align="start" style:justify-single-word="false">
        <style:tab-stops>
          <style:tab-stop style:position="1.6811in"/>
        </style:tab-stops>
      </style:paragraph-properties>
      <style:text-properties fo:language="en" fo:country="US"/>
    </style:style>
    <style:style style:name="P121" style:family="paragraph" style:parent-style-name="Text_20_body" style:list-style-name="WW8Num21">
      <style:paragraph-properties fo:text-align="start" style:justify-single-word="false">
        <style:tab-stops>
          <style:tab-stop style:position="1.6811in"/>
        </style:tab-stops>
      </style:paragraph-properties>
      <style:text-properties fo:language="en" fo:country="US"/>
    </style:style>
    <style:style style:name="P122" style:family="paragraph" style:parent-style-name="Text_20_body" style:list-style-name="WW8Num34">
      <style:paragraph-properties>
        <style:tab-stops>
          <style:tab-stop style:position="1.6811in"/>
        </style:tab-stops>
      </style:paragraph-properties>
      <style:text-properties fo:language="en" fo:country="US"/>
    </style:style>
    <style:style style:name="P123" style:family="paragraph" style:parent-style-name="Text_20_body" style:list-style-name="WW8Num28">
      <style:paragraph-properties>
        <style:tab-stops>
          <style:tab-stop style:position="1.6811in"/>
        </style:tab-stops>
      </style:paragraph-properties>
      <style:text-properties fo:language="en" fo:country="US"/>
    </style:style>
    <style:style style:name="P124" style:family="paragraph" style:parent-style-name="Text_20_body" style:list-style-name="WW8Num36">
      <style:text-properties fo:language="en" fo:country="US" style:language-complex="ar" style:country-complex="SA"/>
    </style:style>
    <style:style style:name="P125" style:family="paragraph" style:parent-style-name="Text_20_body" style:list-style-name="WW8Num3">
      <style:paragraph-properties>
        <style:tab-stops>
          <style:tab-stop style:position="1.7209in"/>
        </style:tab-stops>
      </style:paragraph-properties>
      <style:text-properties fo:language="en" fo:country="US"/>
    </style:style>
    <style:style style:name="P126" style:family="paragraph" style:parent-style-name="Text_20_body" style:list-style-name="WW8Num27">
      <style:paragraph-properties>
        <style:tab-stops>
          <style:tab-stop style:position="1.6811in"/>
        </style:tab-stops>
      </style:paragraph-properties>
    </style:style>
    <style:style style:name="P127" style:family="paragraph" style:parent-style-name="Text_20_body" style:list-style-name="WW8Num34">
      <style:paragraph-properties>
        <style:tab-stops>
          <style:tab-stop style:position="1.6811in"/>
        </style:tab-stops>
      </style:paragraph-properties>
    </style:style>
    <style:style style:name="P128" style:family="paragraph" style:parent-style-name="Text_20_body" style:list-style-name="WW8Num35">
      <style:paragraph-properties>
        <style:tab-stops>
          <style:tab-stop style:position="1.6811in"/>
        </style:tab-stops>
      </style:paragraph-properties>
    </style:style>
    <style:style style:name="P129" style:family="paragraph" style:parent-style-name="Text_20_body" style:list-style-name="WW8Num27">
      <style:paragraph-properties>
        <style:tab-stops>
          <style:tab-stop style:position="2.1811in"/>
        </style:tab-stops>
      </style:paragraph-properties>
    </style:style>
    <style:style style:name="P130" style:family="paragraph" style:parent-style-name="Text_20_body" style:list-style-name="WW8Num34">
      <style:paragraph-properties>
        <style:tab-stops>
          <style:tab-stop style:position="2.1811in"/>
        </style:tab-stops>
      </style:paragraph-properties>
    </style:style>
    <style:style style:name="P131" style:family="paragraph" style:parent-style-name="Text_20_body" style:list-style-name="WW8Num36"/>
    <style:style style:name="P132" style:family="paragraph" style:parent-style-name="Text_20_body" style:list-style-name="WW8Num31">
      <style:paragraph-properties fo:text-align="start" style:justify-single-word="false" style:snap-to-layout-grid="false"/>
      <style:text-properties fo:font-weight="bold" style:font-weight-asian="bold" style:font-weight-complex="bold"/>
    </style:style>
    <style:style style:name="P133" style:family="paragraph" style:parent-style-name="Text_20_body" style:list-style-name="WW8Num18">
      <style:paragraph-properties fo:margin-top="0in" fo:margin-bottom="0.0835in" fo:text-align="start" style:justify-single-word="false" style:snap-to-layout-grid="false">
        <style:tab-stops>
          <style:tab-stop style:position="0.7874in"/>
        </style:tab-stops>
      </style:paragraph-properties>
      <style:text-properties fo:language="en" fo:country="US"/>
    </style:style>
    <style:style style:name="P134" style:family="paragraph" style:parent-style-name="Text_20_body" style:list-style-name="WW8Num32">
      <style:paragraph-properties fo:margin-top="0in" fo:margin-bottom="0.0835in" fo:text-align="start" style:justify-single-word="false" style:snap-to-layout-grid="false">
        <style:tab-stops>
          <style:tab-stop style:position="0.7874in"/>
        </style:tab-stops>
      </style:paragraph-properties>
      <style:text-properties fo:language="en" fo:country="US"/>
    </style:style>
    <style:style style:name="P135" style:family="paragraph" style:parent-style-name="Text_20_body" style:list-style-name="WW8Num33">
      <style:paragraph-properties fo:margin-top="0in" fo:margin-bottom="0.0835in" fo:text-align="start" style:justify-single-word="false" style:snap-to-layout-grid="false">
        <style:tab-stops>
          <style:tab-stop style:position="0.7874in"/>
        </style:tab-stops>
      </style:paragraph-properties>
      <style:text-properties fo:language="en" fo:country="US"/>
    </style:style>
    <style:style style:name="P136" style:family="paragraph" style:parent-style-name="Text_20_body" style:list-style-name="WW8Num18">
      <style:paragraph-properties fo:margin-top="0in" fo:margin-bottom="0.0835in" fo:text-align="start" style:justify-single-word="false" style:snap-to-layout-grid="false">
        <style:tab-stops>
          <style:tab-stop style:position="0.7874in"/>
        </style:tab-stops>
      </style:paragraph-properties>
    </style:style>
    <style:style style:name="P137" style:family="paragraph" style:parent-style-name="Text_20_body" style:list-style-name="WW8Num32">
      <style:paragraph-properties fo:margin-top="0in" fo:margin-bottom="0.0835in" fo:text-align="start" style:justify-single-word="false" style:snap-to-layout-grid="false">
        <style:tab-stops>
          <style:tab-stop style:position="0.7874in"/>
        </style:tab-stops>
      </style:paragraph-properties>
    </style:style>
    <style:style style:name="P138" style:family="paragraph" style:parent-style-name="Text_20_body" style:list-style-name="WW8Num33">
      <style:paragraph-properties fo:margin-top="0in" fo:margin-bottom="0.0835in" fo:text-align="start" style:justify-single-word="false" style:snap-to-layout-grid="false">
        <style:tab-stops>
          <style:tab-stop style:position="0.7874in"/>
        </style:tab-stops>
      </style:paragraph-properties>
    </style:style>
    <style:style style:name="P139" style:family="paragraph" style:parent-style-name="Text_20_body" style:list-style-name="WW8Num23">
      <style:paragraph-properties fo:margin-top="0in" fo:margin-bottom="0.0835in" fo:text-align="start" style:justify-single-word="false">
        <style:tab-stops>
          <style:tab-stop style:position="1.0374in"/>
        </style:tab-stops>
      </style:paragraph-properties>
    </style:style>
    <style:style style:name="P140" style:family="paragraph" style:parent-style-name="Text_20_body" style:list-style-name="WW8Num6">
      <style:paragraph-properties fo:margin-top="0in" fo:margin-bottom="0.0835in" fo:text-align="start" style:justify-single-word="false">
        <style:tab-stops>
          <style:tab-stop style:position="1.0374in"/>
        </style:tab-stops>
      </style:paragraph-properties>
    </style:style>
    <style:style style:name="P141" style:family="paragraph" style:parent-style-name="Text_20_body" style:list-style-name="WW8Num12">
      <style:paragraph-properties fo:margin-top="0in" fo:margin-bottom="0.0835in" fo:text-align="start" style:justify-single-word="false">
        <style:tab-stops>
          <style:tab-stop style:position="1.0374in"/>
        </style:tab-stops>
      </style:paragraph-properties>
    </style:style>
    <style:style style:name="P142" style:family="paragraph" style:parent-style-name="Text_20_body" style:list-style-name="WW8Num17">
      <style:paragraph-properties fo:margin-top="0.0835in" fo:margin-bottom="0.0835in" fo:text-align="start" style:justify-single-word="false">
        <style:tab-stops>
          <style:tab-stop style:position="1.6811in"/>
        </style:tab-stops>
      </style:paragraph-properties>
    </style:style>
    <style:style style:name="P143" style:family="paragraph" style:parent-style-name="Text_20_body" style:list-style-name="WW8Num4">
      <style:paragraph-properties fo:margin-top="0.0835in" fo:margin-bottom="0.0835in" fo:text-align="start" style:justify-single-word="false">
        <style:tab-stops>
          <style:tab-stop style:position="1.6811in"/>
        </style:tab-stops>
      </style:paragraph-properties>
    </style:style>
    <style:style style:name="P144" style:family="paragraph" style:parent-style-name="Text_20_body" style:list-style-name="WW8Num4">
      <style:paragraph-properties fo:margin-top="0.0835in" fo:margin-bottom="0.0835in" fo:text-align="start" style:justify-single-word="false">
        <style:tab-stops>
          <style:tab-stop style:position="1.6811in"/>
        </style:tab-stops>
      </style:paragraph-properties>
      <style:text-properties fo:language="en" fo:country="US"/>
    </style:style>
    <style:style style:name="P145" style:family="paragraph" style:parent-style-name="Text_20_body" style:list-style-name="WW8Num13">
      <style:paragraph-properties fo:margin-top="0.0835in" fo:margin-bottom="0.0835in">
        <style:tab-stops>
          <style:tab-stop style:position="1.6811in"/>
        </style:tab-stops>
      </style:paragraph-properties>
      <style:text-properties fo:language="en" fo:country="US"/>
    </style:style>
    <style:style style:name="P146" style:family="paragraph" style:parent-style-name="Text_20_body" style:list-style-name="L1">
      <style:paragraph-properties fo:margin-top="0.0835in" fo:margin-bottom="0.0835in">
        <style:tab-stops>
          <style:tab-stop style:position="1.6811in"/>
        </style:tab-stops>
      </style:paragraph-properties>
      <style:text-properties fo:language="en" fo:country="US"/>
    </style:style>
    <style:style style:name="P147" style:family="paragraph" style:parent-style-name="Text_20_body" style:list-style-name="WW8Num10">
      <style:paragraph-properties fo:margin-top="0.0835in" fo:margin-bottom="0.0835in">
        <style:tab-stops>
          <style:tab-stop style:position="1.9311in"/>
        </style:tab-stops>
      </style:paragraph-properties>
    </style:style>
    <style:style style:name="P148" style:family="paragraph" style:parent-style-name="Text_20_body" style:list-style-name="WW8Num30">
      <style:paragraph-properties fo:margin-top="0.0835in" fo:margin-bottom="0.0835in"/>
    </style:style>
    <style:style style:name="P149" style:family="paragraph" style:parent-style-name="Text_20_body" style:list-style-name="WW8Num15">
      <style:paragraph-properties fo:margin-top="0.0835in" fo:margin-bottom="0.0835in">
        <style:tab-stops>
          <style:tab-stop style:position="1.6811in"/>
        </style:tab-stops>
      </style:paragraph-properties>
    </style:style>
    <style:style style:name="P150" style:family="paragraph" style:parent-style-name="Text_20_body" style:list-style-name="WW8Num5">
      <style:paragraph-properties fo:margin-top="0.0835in" fo:margin-bottom="0.0835in">
        <style:tab-stops>
          <style:tab-stop style:position="1.6811in"/>
        </style:tab-stops>
      </style:paragraph-properties>
    </style:style>
    <style:style style:name="P151" style:family="paragraph" style:parent-style-name="Text_20_body" style:list-style-name="WW8Num9">
      <style:paragraph-properties fo:margin-top="0.0835in" fo:margin-bottom="0.0835in">
        <style:tab-stops>
          <style:tab-stop style:position="1.6811in"/>
        </style:tab-stops>
      </style:paragraph-properties>
    </style:style>
    <style:style style:name="P152" style:family="paragraph" style:parent-style-name="Text_20_body" style:list-style-name="WW8Num24">
      <style:paragraph-properties fo:margin-top="0.0835in" fo:margin-bottom="0.0835in">
        <style:tab-stops>
          <style:tab-stop style:position="1.6811in"/>
        </style:tab-stops>
      </style:paragraph-properties>
    </style:style>
    <style:style style:name="P153" style:family="paragraph" style:parent-style-name="Text_20_body" style:list-style-name="WW8Num20">
      <style:paragraph-properties fo:margin-left="0in" fo:margin-right="0in" fo:text-align="start" style:justify-single-word="false" fo:text-indent="0in" style:auto-text-indent="false">
        <style:tab-stops>
          <style:tab-stop style:position="1.6811in"/>
        </style:tab-stops>
      </style:paragraph-properties>
      <style:text-properties fo:language="en" fo:country="US"/>
    </style:style>
    <style:style style:name="P154" style:family="paragraph" style:parent-style-name="Text_20_body" style:list-style-name="WW8Num22">
      <style:paragraph-properties fo:margin-left="0in" fo:margin-right="0in" fo:text-indent="0in" style:auto-text-indent="false"/>
      <style:text-properties fo:language="en" fo:country="US" style:language-complex="ar" style:country-complex="SA"/>
    </style:style>
    <style:style style:name="P155" style:family="paragraph" style:parent-style-name="Heading_20_2">
      <style:text-properties fo:language="en" fo:country="US" style:language-asian="zxx" style:country-asian="none" style:language-complex="ar" style:country-complex="SA"/>
    </style:style>
    <style:style style:name="P156" style:family="paragraph" style:parent-style-name="Heading_20_3">
      <style:text-properties fo:language="en" fo:country="US" style:language-asian="zxx" style:country-asian="none" style:language-complex="ar" style:country-complex="SA"/>
    </style:style>
    <style:style style:name="P157" style:family="paragraph" style:parent-style-name="Heading_20_4">
      <style:text-properties fo:language="en" fo:country="US" style:language-asian="zxx" style:country-asian="none" style:language-complex="ar" style:country-complex="SA"/>
    </style:style>
    <style:style style:name="P158" style:family="paragraph" style:parent-style-name="Contents_20_1">
      <style:paragraph-properties>
        <style:tab-stops>
          <style:tab-stop style:position="6.6937in"/>
          <style:tab-stop style:position="6.889in" style:type="right" style:leader-style="dotted" style:leader-text="."/>
        </style:tab-stops>
      </style:paragraph-properties>
    </style:style>
    <style:style style:name="P159" style:family="paragraph" style:parent-style-name="Contents_20_2">
      <style:paragraph-properties>
        <style:tab-stops>
          <style:tab-stop style:position="6.889in" style:type="right" style:leader-style="dotted" style:leader-text="."/>
          <style:tab-stop style:position="6.9937in"/>
        </style:tab-stops>
      </style:paragraph-properties>
    </style:style>
    <style:style style:name="P160" style:family="paragraph" style:parent-style-name="Contents_20_4">
      <style:paragraph-properties>
        <style:tab-stops>
          <style:tab-stop style:position="6.889in" style:type="right" style:leader-style="dotted" style:leader-text="."/>
          <style:tab-stop style:position="7.5917in"/>
        </style:tab-stops>
      </style:paragraph-properties>
    </style:style>
    <style:style style:name="P161" style:family="paragraph" style:parent-style-name="Contents_20_3">
      <style:paragraph-properties>
        <style:tab-stops>
          <style:tab-stop style:position="6.889in" style:type="right" style:leader-style="dotted" style:leader-text="."/>
          <style:tab-stop style:position="7.2937in"/>
        </style:tab-stops>
      </style:paragraph-properties>
    </style:style>
    <style:style style:name="P162" style:family="paragraph" style:parent-style-name="Table_20_Text" style:list-style-name="WW8Num19">
      <style:paragraph-properties fo:text-align="start" style:justify-single-word="false">
        <style:tab-stops>
          <style:tab-stop style:position="0.5in"/>
        </style:tab-stops>
      </style:paragraph-properties>
    </style:style>
    <style:style style:name="P163" style:family="paragraph" style:parent-style-name="Table_20_Text">
      <style:paragraph-properties fo:text-align="start" style:justify-single-word="false" style:snap-to-layout-grid="false"/>
    </style:style>
    <style:style style:name="P164" style:family="paragraph" style:parent-style-name="Document_20_Title" style:master-page-name="Standard">
      <style:paragraph-properties fo:margin-left="0in" fo:margin-right="0in" fo:margin-top="2.8335in" fo:margin-bottom="0in" fo:text-indent="0in" style:auto-text-indent="false" style:page-number="auto"/>
      <style:text-properties fo:language="en" fo:country="US"/>
    </style:style>
    <style:style style:name="P165" style:family="paragraph">
      <style:paragraph-properties style:line-height-at-least="0.0945in" fo:text-align="start" style:text-autospace="ideograph-alpha" style:punctuation-wrap="hanging" style:line-break="strict" style:writing-mode="lr-tb"/>
    </style:style>
    <style:style style:name="P166" style:family="paragraph">
      <style:paragraph-properties style:writing-mode="lr-tb"/>
    </style:style>
    <style:style style:name="P167" style:family="paragraph">
      <style:paragraph-properties fo:text-align="center" style:writing-mode="lr-tb"/>
      <style:text-properties fo:font-size="24pt"/>
    </style:style>
    <style:style style:name="P168" style:family="paragraph">
      <style:paragraph-properties style:line-height-at-least="0.0945in" fo:text-align="center" style:text-autospace="ideograph-alpha" style:punctuation-wrap="hanging" style:line-break="strict" style:writing-mode="lr-tb"/>
    </style:style>
    <style:style style:name="P169" style:family="paragraph">
      <style:paragraph-properties style:line-height-at-least="0.0945in" fo:text-align="center" style:text-autospace="ideograph-alpha" style:punctuation-wrap="hanging" style:line-break="strict" style:writing-mode="lr-tb"/>
      <style:text-properties fo:font-size="12pt" style:font-size-asian="12pt" style:font-size-complex="12pt"/>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fo:font-weight="bold" style:font-style-asian="italic" style:font-weight-asian="bold"/>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style="italic" fo:font-weight="normal" style:font-style-asian="italic" style:font-weight-asian="normal"/>
    </style:style>
    <style:style style:name="T6" style:family="text">
      <style:text-properties fo:language="en" fo:country="US" fo:font-style="italic" fo:font-weight="normal" style:font-style-asian="italic" style:font-weight-asian="normal" style:font-weight-complex="normal"/>
    </style:style>
    <style:style style:name="T7" style:family="text">
      <style:text-properties fo:language="en" fo:country="US" fo:font-style="italic" style:text-underline-style="solid" style:text-underline-width="auto" style:text-underline-color="font-color" style:font-style-asian="italic"/>
    </style:style>
    <style:style style:name="T8" style:family="text">
      <style:text-properties fo:language="en" fo:country="US" fo:font-style="italic" style:text-underline-style="none" fo:font-weight="normal" style:font-style-asian="italic" style:font-weight-asian="normal" style:font-style-complex="italic" style:font-weight-complex="normal"/>
    </style:style>
    <style:style style:name="T9" style:family="text">
      <style:text-properties fo:language="en" fo:country="US" style:language-asian="zxx" style:country-asian="none" style:language-complex="ar" style:country-complex="SA"/>
    </style:style>
    <style:style style:name="T10" style:family="text">
      <style:text-properties fo:language="en" fo:country="US" fo:font-weight="bold" style:font-weight-asian="bold"/>
    </style:style>
    <style:style style:name="T11" style:family="text">
      <style:text-properties fo:language="en" fo:country="US" fo:font-weight="bold" style:font-weight-asian="bold" style:language-complex="ar" style:country-complex="SA"/>
    </style:style>
    <style:style style:name="T12" style:family="text">
      <style:text-properties fo:language="en" fo:country="US" fo:font-weight="bold" style:font-weight-asian="bold" style:font-weight-complex="bold"/>
    </style:style>
    <style:style style:name="T13" style:family="text">
      <style:text-properties fo:language="en" fo:country="US" style:language-complex="ar" style:country-complex="SA"/>
    </style:style>
    <style:style style:name="T14" style:family="text">
      <style:text-properties fo:language="en" fo:country="US" fo:font-weight="normal" style:font-weight-asian="normal"/>
    </style:style>
    <style:style style:name="T15" style:family="text">
      <style:text-properties fo:language="en" fo:country="US" fo:font-weight="normal" style:font-weight-asian="normal" style:font-weight-complex="normal"/>
    </style:style>
    <style:style style:name="T16" style:family="text">
      <style:text-properties fo:language="en" fo:country="US" style:font-weight-complex="bold"/>
    </style:style>
    <style:style style:name="T17" style:family="text">
      <style:text-properties fo:language="en" fo:country="US" style:text-underline-style="solid" style:text-underline-width="auto" style:text-underline-color="font-color" fo:font-weight="bold" style:font-weight-asian="bold"/>
    </style:style>
    <style:style style:name="T18" style:family="text">
      <style:text-properties fo:language="en" fo:country="US" style:font-name-complex="Arial"/>
    </style:style>
    <style:style style:name="T19" style:family="text">
      <style:text-properties fo:font-style="italic" style:font-style-asian="italic"/>
    </style:style>
    <style:style style:name="T20" style:family="text">
      <style:text-properties fo:font-style="italic" fo:font-weight="bold" style:font-style-asian="italic" style:font-weight-asian="bold"/>
    </style:style>
    <style:style style:name="T21" style:family="text">
      <style:text-properties style:use-window-font-color="true" fo:font-size="10pt" style:text-underline-style="none" fo:font-weight="normal" style:font-size-asian="10pt" style:font-weight-asian="normal" style:font-size-complex="10pt" style:font-weight-complex="normal"/>
    </style:style>
    <style:style style:name="T22" style:family="text">
      <style:text-properties style:use-window-font-color="true" fo:font-size="10pt" fo:language="en" fo:country="US" style:text-underline-style="none" fo:font-weight="normal" style:font-size-asian="10pt" style:font-weight-asian="normal" style:font-size-complex="10pt" style:font-weight-complex="normal"/>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style:font-name="Times New Roman"/>
    </style:style>
    <style:style style:name="T25" style:family="text">
      <style:text-properties style:font-name="Times New Roman" fo:font-size="10pt" fo:language="en" fo:country="US" style:font-size-asian="10pt" style:font-size-complex="10pt"/>
    </style:style>
    <style:style style:name="T26" style:family="text">
      <style:text-properties style:font-name="Times New Roman" fo:font-size="10pt" fo:language="en" fo:country="US" style:font-size-asian="10pt" style:font-size-complex="10pt" style:font-weight-complex="bold"/>
    </style:style>
    <style:style style:name="T27" style:family="text">
      <style:text-properties style:font-name="Times New Roman" fo:font-size="10pt" fo:language="en" fo:country="US" fo:font-weight="bold" style:font-size-asian="10pt" style:font-weight-asian="bold" style:font-name-complex="Arial" style:font-size-complex="10pt" style:font-weight-complex="bold"/>
    </style:style>
    <style:style style:name="T28" style:family="text">
      <style:text-properties style:font-name="Times New Roman" fo:language="en" fo:country="US" style:font-name-complex="Arial"/>
    </style:style>
    <style:style style:name="T29" style:family="text">
      <style:text-properties style:text-position="super 58%" fo:language="en" fo:country="US"/>
    </style:style>
    <style:style style:name="T30" style:family="text">
      <style:text-properties style:font-name="Wingdings" fo:language="en" fo:country="US"/>
    </style:style>
    <style:style style:name="T31" style:family="text">
      <style:text-properties fo:font-size="14pt" fo:language="en" fo:country="US" fo:font-weight="bold" style:font-size-asian="14pt" style:font-weight-asian="bold" style:font-size-complex="14pt"/>
    </style:style>
    <style:style style:name="T32" style:family="text">
      <style:text-properties style:font-name-complex="Arial"/>
    </style:style>
    <style:style style:name="T33" style:family="text">
      <style:text-properties style:language-asian="zxx" style:country-asian="none" style:language-complex="ar" style:country-complex="SA"/>
    </style:style>
    <style:style style:name="T34" style:family="text">
      <style:text-properties style:use-window-font-color="true" style:font-name="Times New Roman"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35" style:family="text">
      <style:text-properties fo:color="#000000" style:font-name="Arial" fo:font-size="13pt" fo:language="en" fo:country="US" style:font-name-asian="Times New Roman" style:font-size-asian="13pt" style:language-asian="zxx" style:country-asian="none" style:font-name-complex="Arial" style:font-size-complex="13pt" style:language-complex="ar" style:country-complex="SA"/>
    </style:style>
    <style:style style:name="T36" style:family="text">
      <style:text-properties fo:color="#000000" style:font-name="Arial" fo:font-size="9pt" fo:language="en" fo:country="US" style:font-name-asian="Times New Roman" style:font-size-asian="9pt" style:language-asian="zxx" style:country-asian="none" style:font-name-complex="Arial" style:font-size-complex="9pt" style:language-complex="ar" style:country-complex="SA"/>
    </style:style>
    <style:style style:name="T37" style:family="text">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38" style:family="text">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39" style:family="text">
      <style:text-properties style:use-window-font-color="true" style:font-name="Times New Roman" fo:font-size="12pt" fo:language="en" fo:country="US" style:font-name-asian="Times New Roman" style:font-size-asian="12pt" style:language-asian="zxx" style:country-asian="none"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3" style:family="graphic">
      <style:graphic-properties draw:stroke="none" draw:fill="solid"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4" style:family="graphic">
      <style:graphic-properties draw:stroke="solid" svg:stroke-width="0.0028in" svg:stroke-color="#00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in" fo:padding-bottom="0in" fo:padding-left="0in" fo:padding-right="0in" fo:wrap-option="wrap" draw:shadow="hidden" style:run-through="foreground"/>
    </style:style>
    <style:style style:name="gr6" style:family="graphic">
      <style:graphic-properties draw:stroke="solid" svg:stroke-width="0.0161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none" draw:fill="solid" draw:fill-color="#000000" draw:textarea-horizontal-align="left" draw:textarea-vertical-align="middle" draw:auto-grow-height="false" fo:padding-top="0.0902in" fo:padding-bottom="0.0902in" fo:padding-left="0.1736in" fo:padding-right="0.1736in" fo:wrap-option="no-wrap" draw:shadow="hidden" style:run-through="foreground"/>
    </style:style>
    <style:style style:name="gr8"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02in" svg:stroke-color="#000000" draw:stroke-linejoin="round" draw:fill="solid" draw:fill-color="#99ccff" draw:textarea-horizontal-align="left" draw:textarea-vertical-align="middle" draw:auto-grow-height="false" fo:padding-top="0.0902in" fo:padding-bottom="0.0902in" fo:padding-left="0.1736in" fo:padding-right="0.1736in" fo:wrap-option="no-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in" fo:padding-bottom="0in" fo:padding-left="0in" fo:padding-right="0in" fo:wrap-option="no-wrap" draw:shadow="hidden" style:run-through="foreground"/>
    </style:style>
    <style:style style:name="gr11" style:family="graphic">
      <style:graphic-properties draw:stroke="solid" svg:stroke-width="0.0102in" svg:stroke-color="#000000" draw:stroke-linejoin="round"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02in" svg:stroke-color="#000000" draw:stroke-linejoin="round" draw:fill="solid" draw:fill-color="#99ccff" draw:textarea-horizontal-align="justify" draw:textarea-vertical-align="middle" draw:auto-grow-height="false" draw:auto-grow-width="false" fo:padding-top="0in" fo:padding-bottom="0in" fo:padding-left="0in" fo:padding-right="0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text:title>Technical Description</text:title></text:p>
      <text:p text:style-name="P94"><text:subject>Billing Module INMan</text:subject></text:p>
      <text:p text:style-name="P1">Version 0.7.8</text:p>
      <text:p text:style-name="P33"/>
      <text:p text:style-name="P23"/>
      <text:p text:style-name="P23"/>
      <text:p text:style-name="P23"/>
      <text:section text:style-name="Sect1" text:name="Section1">
        <text:p text:style-name="P99">Table of Contents</text:p>
      </text:section>
      <text:table-of-content text:style-name="Sect2" text:protected="true" text:name="Table of Content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6937in"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9937in"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7.2937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7.5917in" style:leader-char=" "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7.8909in" style:leader-char=" "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3.75in" style:leader-char=" " style:with-tab="false"/>
            <text:index-entry-tab-stop style:type="left" style:position="8.1902in" style:leader-char=" "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8.4898in" style:leader-char=" "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8.7882in" style:leader-char=" "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9.0874in" style:leader-char=" "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6.6925in" style:leader-char="." style:with-tab="false"/>
          </text:table-of-content-entry-template>
          <text:index-source-styles text:outline-level="9">
            <text:index-source-style text:style-name="Heading_20_10"/>
          </text:index-source-styles>
        </text:table-of-content-source>
        <text:index-body>
          <text:p text:style-name="P158"><text:s/>1 <text:s/>Introduction<text:tab/>4</text:p>
          <text:p text:style-name="P159"><text:s/>1.1 <text:s/>Goal<text:tab/>4</text:p>
          <text:p text:style-name="P159"><text:s/>1.2 <text:s/>Scope<text:tab/>4</text:p>
          <text:p text:style-name="P159"><text:s/>1.3 <text:s/>Definitions and abbreviations<text:tab/>4</text:p>
          <text:p text:style-name="P159"><text:s/>1.4 <text:s text:c="2"/>Revision history<text:tab/>4</text:p>
          <text:p text:style-name="P159"><text:s/>1.5 <text:s text:c="2"/>References<text:tab/>6</text:p>
          <text:p text:style-name="P158"><text:s/>2 <text:s text:c="2"/>General description of INMan<text:tab/>6</text:p>
          <text:p text:style-name="P159"><text:s/>2.1 <text:s text:c="2"/>Requirements<text:tab/>6</text:p>
          <text:p text:style-name="P161"><text:s/>2.1.1 <text:s/>Integration with SMSC/USSDC<text:tab/>6</text:p>
          <text:p text:style-name="P161"><text:s/>2.1.2 <text:s/>Interaction with IN-platforms<text:tab/>7</text:p>
          <text:p text:style-name="P161"><text:s/>2.1.3 <text:s/>Modes of billing<text:tab/>7</text:p>
          <text:p text:style-name="P159"><text:s/>2.2 <text:s text:c="2"/>Restrictions and discrepancies<text:tab/>7</text:p>
          <text:p text:style-name="P159"><text:s/>2.3 <text:s text:c="2"/>Protocols used for billing of SMS/USSD messages <text:tab/>8</text:p>
          <text:p text:style-name="P161"><text:s/>2.3.1 <text:s/>Review of INMan-IN interaction protocol<text:tab/>8</text:p>
          <text:p text:style-name="P161"><text:s/>2.3.2 <text:s/>Scenario of INMan – IN interaction (service provision is permitted)<text:tab/>8</text:p>
          <text:p text:style-name="P161"><text:s/>2.3.3 <text:s/>Scenario of INMan – IN interaction (service provision is prohibited)<text:tab/>8</text:p>
          <text:p text:style-name="P161"><text:s/>2.3.4 <text:s/>General scenario of interaction Sender – INMan – IN – Recipient <text:tab/>9</text:p>
          <text:p text:style-name="P159"><text:s/>2.4 <text:s text:c="2"/>Billing principles<text:tab/>9</text:p>
          <text:p text:style-name="P161"><text:s/>2.4.1 <text:s text:c="2"/>Definition of ‘subscriber's policy’, ‘subscriber’s provider’.<text:tab/>9</text:p>
          <text:p text:style-name="P161"><text:s/>2.4.2 <text:s text:c="2"/>Logic and modes of billing.<text:tab/>10</text:p>
          <text:p text:style-name="P161"><text:s/>2.4.3 <text:s/>Billing of SMS Extra services.<text:tab/>11</text:p>
          <text:p text:style-name="P161"><text:s/>2.4.4 <text:s text:c="2"/>CDR records generation<text:tab/>11</text:p>
          <text:p text:style-name="P158"><text:s/>3 <text:s text:c="2"/>Protocols of client interaction with INMan<text:tab/>11</text:p>
          <text:p text:style-name="P159"><text:s/>3.1 <text:s text:c="2"/>General format of INMan client protocols.<text:tab/>11</text:p>
          <text:p text:style-name="P161"><text:s/>3.1.1 <text:s text:c="2"/>Deployed data types and their transmission formats<text:tab/>12</text:p>
          <text:p text:style-name="P159"><text:s/>3.2 <text:s text:c="2"/>Review of billing protocol for SMS/USSD messages (USSDC-INMAN).<text:tab/>12</text:p>
          <text:p text:style-name="P161"><text:s/>3.2.1 <text:s/>Interaction description<text:tab/>12</text:p>
          <text:p text:style-name="P160"><text:s/>3.2.1.1 <text:s text:c="2"/>Interaction scenario (service provision is permitted)<text:tab/>13</text:p>
          <text:p text:style-name="P160"><text:s/>3.2.1.2 <text:s text:c="2"/>Interaction scenario (service provision is denied)<text:tab/>13</text:p>
          <text:p text:style-name="P160"><text:s/>3.2.1.3 <text:s text:c="2"/>Interaction scenario (to charge provided service)<text:tab/>13</text:p>
          <text:p text:style-name="P161"><text:s/>3.2.2 <text:s text:c="2"/>Protocol’s asynchrony <text:tab/>13</text:p>
          <text:p text:style-name="P161"><text:s/>3.2.3 <text:s text:c="2"/>Description of PDU format <text:tab/>13</text:p>
          <text:p text:style-name="P159"><text:s/>3.3 <text:s text:c="2"/>PDU structure of the billing protocol for SMS/USSD messages.<text:tab/>14</text:p>
          <text:p text:style-name="P161"><text:s/>3.3.1 <text:s text:c="2"/>Structure of ChargeSms PDU (0x01 tag)<text:tab/>14</text:p>
          <text:p text:style-name="P161"><text:s/>3.3.2 <text:s text:c="2"/>Structure of ChargeSmsResult PDU (0x02 tag)<text:tab/>15</text:p>
          <text:p text:style-name="P161"><text:s/>3.3.3 <text:s text:c="2"/>Structure of DeliverySmsResult PDU (0x03 tag)<text:tab/>15</text:p>
          <text:p text:style-name="P161"><text:s/>3.3.4 <text:s text:c="2"/>Structure of DeliveredSmsData PDU (0x04 tag)<text:tab/>16</text:p>
          <text:p text:style-name="P159"><text:s/>3.4 <text:s text:c="2"/>Review of protocol determining subscriber’s contract type (USSDC-INMAN).<text:tab/>17</text:p>
          <text:p text:style-name="P161"><text:s/>3.4.1 <text:s text:c="2"/>Protocol’s asynchrony<text:tab/>17</text:p>
          <text:p text:style-name="P161"><text:s/>3.4.2 <text:s text:c="2"/>Description of PDU format<text:tab/>17</text:p>
          <text:p text:style-name="P159"><text:s/>3.5 <text:s/>Structure of PDU of protocol for determining subscriber’s contract type.<text:tab/>18</text:p>
          <text:p text:style-name="P161"><text:s/>3.5.1 <text:s text:c="2"/>Structure of AbntContractRequest PDU (0x06 tag)<text:tab/>18</text:p>
          <text:p text:style-name="P161"><text:s/>3.5.2 <text:s text:c="2"/>Structure of AbntContractResult PDU (0x07 tag)<text:tab/>18</text:p>
          <text:p text:style-name="P158"><text:soft-page-break/><text:s/>4 <text:s/>CSV file structure for generation of CDR records.<text:tab/>19</text:p>
          <text:p text:style-name="P159"><text:s/>4.1 <text:s/>Types and data formats for fields of a CSV file.<text:tab/>19</text:p>
          <text:p text:style-name="P159"><text:s/>4.2 <text:s/>Data fields of a CSV file.<text:tab/>19</text:p>
          <text:p text:style-name="P158"><text:s/>5 <text:s text:c="2"/>Description of INMan configuration file parameters.<text:tab/>20</text:p>
          <text:p text:style-name="P159"><text:s/>5.1 <text:s text:c="2"/>Configurable services.<text:tab/>21</text:p>
          <text:p text:style-name="P159"><text:s/>5.2 <text:s text:c="2"/>Summary list for sections of configuration file.<text:tab/>22</text:p>
          <text:p text:style-name="P159"><text:s/>5.3 <text:s text:c="2"/>Services section structure.<text:tab/>22</text:p>
          <text:p text:style-name="P159"><text:s/>5.4 <text:s text:c="2"/>Host section parameters (icsTCPServer service).<text:tab/>23</text:p>
          <text:p text:style-name="P159"><text:s/>5.5 <text:s text:c="2"/>AbonentsCache section parameters (icsAbntCache service).<text:tab/>23</text:p>
          <text:p text:style-name="P159"><text:s/>5.6 <text:s text:c="2"/>SS7 section parameters (icsTCAPDisp service).<text:tab/>24</text:p>
          <text:p text:style-name="P159"><text:s/>5.7 <text:s text:c="2"/>SS7_HD section parameters (icsTCAPDisp service).<text:tab/>24</text:p>
          <text:p text:style-name="P161"><text:s/>5.7.1 <text:s text:c="2"/>SS7Units subsection parameters.<text:tab/>25</text:p>
          <text:p text:style-name="P161"><text:s/>5.7.2 <text:s text:c="2"/>Layouts subsection parameters.<text:tab/>25</text:p>
          <text:p text:style-name="P159"><text:s/>5.8 <text:s text:c="2"/>TCAPUser section template<text:tab/>26</text:p>
          <text:p text:style-name="P159"><text:s/>5.9 <text:s text:c="2"/>AbonentDetector section parameters (icsAbntDetector service).<text:tab/>26</text:p>
          <text:p text:style-name="P159"><text:s/>5.10 <text:s text:c="2"/>Billing section parameters (icsSmBilling service).<text:tab/>27</text:p>
          <text:p text:style-name="P161"><text:s/>5.10.1 <text:s text:c="2"/>BillingModes subsection parameters.<text:tab/>28</text:p>
          <text:p text:style-name="P159"><text:s/>5.11 <text:s text:c="2"/>AbonentPolicies section parameters (icsIAPManager service).<text:tab/>29</text:p>
          <text:p text:style-name="P159"><text:s/>5.12 <text:s text:c="2"/>Structure and parameters of IN-Platforms section (icsIAPManager service).<text:tab/>30</text:p>
          <text:p text:style-name="P161"><text:s/>5.12.1 <text:s text:c="2"/>Configuration parameters in ‘dialog parameters’ format.<text:tab/>30</text:p>
          <text:p text:style-name="P160"><text:s/>5.12.1.1 <text:s text:c="2"/>ServiceKeys subsection parameters.<text:tab/>31</text:p>
          <text:p text:style-name="P161"><text:s/>5.12.2 <text:s text:c="3"/>Configuration parameters in ‘alias-platform’ format<text:tab/>32</text:p>
          <text:p text:style-name="P159"><text:s/>5.13 <text:s text:c="2"/>AbonentProviders section parameters (icsIAPManager service).<text:tab/>33</text:p>
          <text:p text:style-name="P161"><text:s/>5.13.1 <text:s text:c="3"/>Config subsection parameters for libinman_iap_sri.so.<text:tab/>34</text:p>
          <text:p text:style-name="P161"><text:s/>5.13.2 <text:s text:c="3"/>Subsection Config parameters for libinman_iap_db.so.<text:tab/>34</text:p>
          <text:p text:style-name="P158"><text:s/>6 <text:s text:c="2"/>Description of SMS Extra services configuration file.<text:tab/>35</text:p>
          <text:p text:style-name="P158"><text:s/>7 <text:s text:c="2"/>Company information<text:tab/>36</text:p>
          <text:p text:style-name="P158"><text:s/>8 <text:s text:c="2"/>Contact information<text:tab/>36</text:p>
        </text:index-body>
      </text:table-of-content>
      <text:section text:style-name="Sect3" text:name="Section3">
        <text:p text:style-name="P23"/>
        <text:p text:style-name="P23"/>
        <text:p text:style-name="P23"><text:a xlink:type="simple" xlink:href="#_toc3906"/></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list xml:id="list1322033533" text:style-name="Outline">
          <text:list-item>
            <text:h text:style-name="P100" text:outline-level="1">Introduction</text:h>
            <text:list>
              <text:list-item>
                <text:h text:style-name="P155" text:outline-level="2">Goal</text:h>
              </text:list-item>
            </text:list>
          </text:list-item>
        </text:list>
        <text:p text:style-name="P24">Current document contains the description of purpose, structure and logic of the functioning of the billing module. The document also includes a list of requirements, project’s limitations and other aspects required for a complete and comprehensive understanding of the proposed solution. </text:p>
        <text:list xml:id="list269808298" text:continue-numbering="true" text:style-name="Outline">
          <text:list-item>
            <text:list>
              <text:list-item>
                <text:h text:style-name="P155" text:outline-level="2">Scope</text:h>
              </text:list-item>
            </text:list>
          </text:list-item>
        </text:list>
        <text:p text:style-name="Text_20_body"><text:span text:style-name="T1">The</text:span><text:span text:style-name="T1"> document was created within a framework of the project on </text:span><text:span text:style-name="T2">05.05.2008</text:span><text:span text:style-name="T1"> and is intended to be used by participants and auditors of the current project.</text:span></text:p>
        <text:p text:style-name="P24"/>
        <text:list xml:id="list802402500" text:continue-numbering="true" text:style-name="Outline">
          <text:list-item>
            <text:list>
              <text:list-item>
                <text:h text:style-name="Heading_20_2" text:outline-level="2"><text:span text:style-name="T1">Definitions</text:span> <text:span text:style-name="T1">and</text:span> <text:span text:style-name="T1">abbreviations</text:span></text:h>
              </text:list-item>
            </text:list>
          </text:list-item>
        </text:list>
        <text:p text:style-name="P13">CAP – CAMEL Application Part</text:p>
        <text:p text:style-name="P13">MSC – Mobile Switching Centre</text:p>
        <text:p text:style-name="P13">IN – Intelligent Network</text:p>
        <text:p text:style-name="P13">USSD – Unstructured Supplementary Service Data</text:p>
        <text:list xml:id="list68754619" text:continue-numbering="true" text:style-name="Outline">
          <text:list-item>
            <text:list>
              <text:list-item>
                <text:h text:style-name="Heading_20_2" text:outline-level="2"><text:s/><text:span text:style-name="T1">Revision history</text:span></text:h>
              </text:list-item>
            </text:list>
          </text:list-item>
        </text:list>
        <text:p text:style-name="Text_20_body"/>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2">Date</text:p>
            </table:table-cell>
            <table:table-cell table:style-name="Table1.A1" office:value-type="string">
              <text:p text:style-name="P92">Version</text:p>
            </table:table-cell>
            <table:table-cell table:style-name="Table1.A1" office:value-type="string">
              <text:p text:style-name="P92">Description</text:p>
            </table:table-cell>
            <table:table-cell table:style-name="Table1.D1" office:value-type="string">
              <text:p text:style-name="P93">Author</text:p>
            </table:table-cell>
          </table:table-row>
          <table:table-row table:style-name="Table1.1">
            <table:table-cell table:style-name="Table1.A2" office:value-type="string">
              <text:p text:style-name="P82"><text:span text:style-name="T21">23-</text:span><text:span text:style-name="T22">March</text:span><text:span text:style-name="T21">-2006</text:span></text:p>
            </table:table-cell>
            <table:table-cell table:style-name="Table1.A2" office:value-type="string">
              <text:p text:style-name="P83">0.1.0</text:p>
            </table:table-cell>
            <table:table-cell table:style-name="Table1.A2" office:value-type="string">
              <text:p text:style-name="P82"><text:span text:style-name="T22">D</text:span><text:span text:style-name="T22">ocument’s structure, description of interaction</text:span></text:p>
            </table:table-cell>
            <table:table-cell table:style-name="Table1.D2" office:value-type="string">
              <text:p text:style-name="P80"><text:span text:style-name="T22">Vikt</text:span><text:span text:style-name="T22">or Ryzhkov</text:span></text:p>
            </table:table-cell>
          </table:table-row>
          <table:table-row table:style-name="Table1.1">
            <table:table-cell table:style-name="Table1.A2" office:value-type="string">
              <text:p text:style-name="P80"><text:span text:style-name="T22">04-</text:span><text:span text:style-name="T22">April</text:span><text:span text:style-name="T21">-2006</text:span></text:p>
            </table:table-cell>
            <table:table-cell table:style-name="Table1.A2" office:value-type="string">
              <text:p text:style-name="P84">0.1.0</text:p>
            </table:table-cell>
            <table:table-cell table:style-name="Table1.A2" office:value-type="string">
              <text:p text:style-name="P82"><text:span text:style-name="T22">Description</text:span><text:span text:style-name="T22"> of PDU protocol, config.xml parameters</text:span></text:p>
            </table:table-cell>
            <table:table-cell table:style-name="Table1.D2" office:value-type="string">
              <text:p text:style-name="P85">Roman Gerasimov</text:p>
            </table:table-cell>
          </table:table-row>
          <table:table-row table:style-name="Table1.1">
            <table:table-cell table:style-name="Table1.A2" office:value-type="string">
              <text:p text:style-name="P80"><text:span text:style-name="T21">2</text:span><text:span text:style-name="T22">9-May</text:span><text:span text:style-name="T21">-2006</text:span></text:p>
            </table:table-cell>
            <table:table-cell table:style-name="Table1.A2" office:value-type="string">
              <text:p text:style-name="P85">0.4.1</text:p>
            </table:table-cell>
            <table:table-cell table:style-name="Table1.A2" office:value-type="string">
              <text:p text:style-name="P82"><text:span text:style-name="T22">Support of external </text:span><text:span text:style-name="T22">AbonentProvider-</text:span><text:span text:style-name="T21">а</text:span><text:span text:style-name="T22"> modules</text:span></text:p>
            </table:table-cell>
            <table:table-cell table:style-name="Table1.D2" office:value-type="string">
              <text:p text:style-name="P85">Roman Gerasimov</text:p>
            </table:table-cell>
          </table:table-row>
          <table:table-row table:style-name="Table1.1">
            <table:table-cell table:style-name="Table1.A2" office:value-type="string">
              <text:p text:style-name="P80"><text:span text:style-name="T21">20-</text:span><text:span text:style-name="T22">September</text:span><text:span text:style-name="T21">-2006</text:span></text:p>
            </table:table-cell>
            <table:table-cell table:style-name="Table1.A2" office:value-type="string">
              <text:p text:style-name="P85">0.5.0</text:p>
            </table:table-cell>
            <table:table-cell table:style-name="Table1.A2" office:value-type="string">
              <text:p text:style-name="P82"><text:span text:style-name="T22">Basic support of <text:s/>“</text:span><text:span text:style-name="Internet_20_link"><text:span text:style-name="T22">subscribers’ complex policies”</text:span></text:span></text:p>
            </table:table-cell>
            <table:table-cell table:style-name="Table1.D2" office:value-type="string">
              <text:p text:style-name="P85">Roman Gerasimov</text:p>
            </table:table-cell>
          </table:table-row>
          <table:table-row table:style-name="Table1.1">
            <table:table-cell table:style-name="Table1.A2" office:value-type="string">
              <text:p text:style-name="P80"><text:span text:style-name="T22">26-</text:span><text:span text:style-name="T22">October</text:span><text:span text:style-name="T21">-2006</text:span></text:p>
            </table:table-cell>
            <table:table-cell table:style-name="Table1.A2" office:value-type="string">
              <text:p text:style-name="P84">0.5.1</text:p>
            </table:table-cell>
            <table:table-cell table:style-name="Table1.A2" office:value-type="string">
              <text:p text:style-name="P82"><text:span text:style-name="T22">Support of services’ </text:span><text:span text:style-name="T22">SMS Extra billing</text:span></text:p>
            </table:table-cell>
            <table:table-cell table:style-name="Table1.D2" office:value-type="string">
              <text:p text:style-name="P85">Roman Gerasimov</text:p>
            </table:table-cell>
          </table:table-row>
          <table:table-row table:style-name="Table1.1">
            <table:table-cell table:style-name="Table1.A2" office:value-type="string">
              <text:p text:style-name="P80"><text:span text:style-name="T22">26-</text:span><text:span text:style-name="T22"> October</text:span><text:span text:style-name="T21"> -2006</text:span></text:p>
            </table:table-cell>
            <table:table-cell table:style-name="Table1.A2" office:value-type="string">
              <text:p text:style-name="P85">0.5.2</text:p>
            </table:table-cell>
            <table:table-cell table:style-name="Table1.A2" office:value-type="string">
              <text:p text:style-name="P82"><text:span text:style-name="T22">Modifications</text:span><text:span text:style-name="T22"> of SMSC-INMan transport protocol </text:span></text:p>
            </table:table-cell>
            <table:table-cell table:style-name="Table1.D2" office:value-type="string">
              <text:p text:style-name="P85">Roman Gerasimov</text:p>
            </table:table-cell>
          </table:table-row>
          <table:table-row table:style-name="Table1.1">
            <table:table-cell table:style-name="Table1.A2" office:value-type="string">
              <text:p text:style-name="P80"><text:span text:style-name="T22">06-December</text:span><text:span text:style-name="T21">-2006</text:span></text:p>
            </table:table-cell>
            <table:table-cell table:style-name="Table1.A2" office:value-type="string">
              <text:p text:style-name="P84">0.5.4</text:p>
            </table:table-cell>
            <table:table-cell table:style-name="Table1.A2" office:value-type="string">
              <text:p text:style-name="P82"><text:span text:style-name="T22">Added</text:span><text:span text:style-name="T22"> </text:span><text:span text:style-name="Internet_20_link"><text:span text:style-name="T22">subscriber's contract definitions</text:span></text:span><text:span text:style-name="T22"> protocol</text:span></text:p>
            </table:table-cell>
            <table:table-cell table:style-name="Table1.D2" office:value-type="string">
              <text:p text:style-name="P85">Roman Gerasimov</text:p>
            </table:table-cell>
          </table:table-row>
          <table:table-row table:style-name="Table1.1">
            <table:table-cell table:style-name="Table1.A2" office:value-type="string">
              <text:p text:style-name="P80"><text:span text:style-name="T22">07-December</text:span><text:span text:style-name="T21">-2006</text:span></text:p>
            </table:table-cell>
            <table:table-cell table:style-name="Table1.A2" office:value-type="string">
              <text:p text:style-name="P80"><text:span text:style-name="T21">0.5.</text:span><text:span text:style-name="T22">5</text:span></text:p>
            </table:table-cell>
            <table:table-cell table:style-name="Table1.A2" office:value-type="string">
              <text:p text:style-name="P82"><text:span text:style-name="T22">Added code of INMan</text:span><text:span text:style-name="T22"> error in </text:span><text:span text:style-name="Internet_20_link"><text:span text:style-name="T22">AbntContractResult</text:span></text:span></text:p>
            </table:table-cell>
            <table:table-cell table:style-name="Table1.D2" office:value-type="string">
              <text:p text:style-name="P80"><text:span text:style-name="T22">Roman Ger</text:span><text:span text:style-name="T22">asimov</text:span></text:p>
            </table:table-cell>
          </table:table-row>
          <table:table-row table:style-name="Table1.1">
            <table:table-cell table:style-name="Table1.A2" office:value-type="string">
              <text:p text:style-name="P80"><text:span text:style-name="T22">19-December</text:span><text:span text:style-name="T21">-2006</text:span></text:p>
            </table:table-cell>
            <table:table-cell table:style-name="Table1.A2" office:value-type="string">
              <text:p text:style-name="P85">0.5.7</text:p>
            </table:table-cell>
            <table:table-cell table:style-name="Table1.A2" office:value-type="string">
              <text:p text:style-name="P82"><text:span text:style-name="T22">Added new parameter IDPLocationInfo in </text:span><text:span text:style-name="Internet_20_link"><text:span text:style-name="T22">IN-platforms</text:span></text:span><text:a xlink:type="simple" xlink:href="#_Параметры_секции_IN-Platforms._1"><text:span text:style-name="Internet_20_link"><text:span text:style-name="T23"> </text:span></text:span></text:a><text:span text:style-name="Internet_20_link"><text:span text:style-name="T22">configurations</text:span></text:span></text:p>
            </table:table-cell>
            <table:table-cell table:style-name="Table1.D2" office:value-type="string">
              <text:p text:style-name="P85">Roman Gerasimov</text:p>
            </table:table-cell>
          </table:table-row>
          <table:table-row table:style-name="Table1.1">
            <table:table-cell table:style-name="Table1.A2" office:value-type="string">
              <text:p text:style-name="P80"><text:span text:style-name="T22">23-January</text:span><text:span text:style-name="T21">-2007</text:span></text:p>
            </table:table-cell>
            <table:table-cell table:style-name="Table1.A2" office:value-type="string">
              <text:p text:style-name="P84">0.5.9</text:p>
            </table:table-cell>
            <table:table-cell table:style-name="Table1.A2" office:value-type="string">
              <text:p text:style-name="P82"><text:span text:style-name="T22">Added IMSI </text:span><text:span text:style-name="T22">in</text:span><text:span text:style-name="T21"> </text:span><text:span text:style-name="Internet_20_link"><text:span text:style-name="T21">AbntContractResult</text:span></text:span></text:p>
            </table:table-cell>
            <table:table-cell table:style-name="Table1.D2" office:value-type="string">
              <text:p text:style-name="P85">Roman Gerasimov</text:p>
            </table:table-cell>
          </table:table-row>
          <table:table-row table:style-name="Table1.1">
            <table:table-cell table:style-name="Table1.A2" office:value-type="string">
              <text:p text:style-name="P80"><text:span text:style-name="T22">04-April</text:span><text:span text:style-name="T21">-200</text:span><text:span text:style-name="T22">7</text:span></text:p>
            </table:table-cell>
            <table:table-cell table:style-name="Table1.A2" office:value-type="string">
              <text:p text:style-name="P85">0.6.0</text:p>
            </table:table-cell>
            <table:table-cell table:style-name="Table1.A2" office:value-type="string">
              <text:p text:style-name="P87">Modified service SMS Extra billing logic, introduced new format of their configuration file.</text:p>
            </table:table-cell>
            <table:table-cell table:style-name="Table1.D2" office:value-type="string">
              <text:p text:style-name="P85">Roman Gerasimov</text:p>
            </table:table-cell>
          </table:table-row>
          <table:table-row table:style-name="Table1.1">
            <table:table-cell table:style-name="Table1.A2" office:value-type="string">
              <text:p text:style-name="P80"><text:span text:style-name="T22">10-May</text:span><text:span text:style-name="T21">-2007</text:span></text:p>
            </table:table-cell>
            <table:table-cell table:style-name="Table1.A2" office:value-type="string">
              <text:p text:style-name="P85">0.6.1</text:p>
            </table:table-cell>
            <table:table-cell table:style-name="Table1.A2" office:value-type="string">
              <text:p text:style-name="P82"><text:span text:style-name="T22">Added String description of error code in </text:span><text:span text:style-name="Internet_20_link"><text:span text:style-name="T22">ChargeSmsResult</text:span></text:span><text:span text:style-name="T22"> and </text:span><text:span text:style-name="Internet_20_link"><text:span text:style-name="T22">AbntContractResult</text:span></text:span></text:p>
            </table:table-cell>
            <table:table-cell table:style-name="Table1.D2" office:value-type="string">
              <text:p text:style-name="P85">Roman Gerasimov</text:p>
            </table:table-cell>
          </table:table-row>
          <table:table-row table:style-name="Table1.1">
            <table:table-cell table:style-name="Table1.A2" office:value-type="string">
              <text:p text:style-name="P80"><text:span text:style-name="T22">15-May</text:span><text:span text:style-name="T21">-2007</text:span></text:p>
            </table:table-cell>
            <table:table-cell table:style-name="Table1.A2" office:value-type="string">
              <text:p text:style-name="P85">0.6.2</text:p>
            </table:table-cell>
            <table:table-cell table:style-name="Table1.A2" office:value-type="string">
              <text:p text:style-name="P82"><text:span text:style-name="T22">Introduced</text:span><text:span text:style-name="T22"> option of setting </text:span><text:span text:style-name="Internet_20_link"><text:span text:style-name="T22">billing</text:span></text:span><text:a xlink:type="simple" xlink:href="#_Логика_тарификации"><text:span text:style-name="Internet_20_link"><text:span text:style-name="T23"> </text:span></text:span></text:a><text:span text:style-name="Internet_20_link"><text:span text:style-name="T22">mode</text:span></text:span><text:span text:style-name="T22"> separately for each type of message. Made corresponding changes in <text:s/></text:span><text:span text:style-name="Internet_20_link"><text:span text:style-name="T22">Billing</text:span></text:span><text:span text:style-name="T22"> section.</text:span></text:p>
            </table:table-cell>
            <table:table-cell table:style-name="Table1.D2" office:value-type="string">
              <text:p text:style-name="P85">Roman Gerasimov</text:p>
            </table:table-cell>
          </table:table-row>
          <text:soft-page-break/>
          <table:table-row table:style-name="Table1.1">
            <table:table-cell table:style-name="Table1.A2" office:value-type="string">
              <text:p text:style-name="P80"><text:span text:style-name="T22">1</text:span><text:span text:style-name="T22">7- May-2007</text:span></text:p>
            </table:table-cell>
            <table:table-cell table:style-name="Table1.A2" office:value-type="string">
              <text:p text:style-name="P85">0.6.3</text:p>
            </table:table-cell>
            <table:table-cell table:style-name="Table1.A2" office:value-type="string">
              <text:p text:style-name="P82"><text:span text:style-name="T22">Added new parameter </text:span><text:span text:style-name="T22">abonentTypeRequest of configuration file in </text:span><text:span text:style-name="Internet_20_link"><text:span text:style-name="T22">Billing</text:span></text:span><text:span text:style-name="T22"> section. Added description of </text:span><text:span text:style-name="Internet_20_link"><text:span text:style-name="T21">CSV</text:span></text:span> <text:span text:style-name="T9">file.</text:span></text:p>
            </table:table-cell>
            <table:table-cell table:style-name="Table1.D2" office:value-type="string">
              <text:p text:style-name="P85">Roman Gerasimov</text:p>
            </table:table-cell>
          </table:table-row>
          <table:table-row table:style-name="Table1.1">
            <table:table-cell table:style-name="Table1.A2" office:value-type="string">
              <text:p text:style-name="P80"><text:span text:style-name="T22">18- May</text:span><text:span text:style-name="T21">-2007</text:span></text:p>
            </table:table-cell>
            <table:table-cell table:style-name="Table1.A2" office:value-type="string">
              <text:p text:style-name="P80"><text:span text:style-name="T21">0.6.</text:span><text:span text:style-name="T22">4</text:span></text:p>
            </table:table-cell>
            <table:table-cell table:style-name="Table1.A2" office:value-type="string">
              <text:p text:style-name="P82"><text:span text:style-name="T22">Introduced term – </text:span><text:span text:style-name="Internet_20_link"><text:span text:style-name="T22">billing type</text:span></text:span><text:span text:style-name="T22"> (ON_SUBMIT, ON_DELIVERY). Extension of billing protocol</text:span><text:span text:style-name="T21"> - </text:span><text:span text:style-name="T22">new PDU</text:span><text:span text:style-name="T21"> </text:span><text:span text:style-name="Internet_20_link"><text:span text:style-name="T21">DeliveredSmsData</text:span></text:span></text:p>
            </table:table-cell>
            <table:table-cell table:style-name="Table1.D2" office:value-type="string">
              <text:p text:style-name="P85">Roman Gerasimov</text:p>
            </table:table-cell>
          </table:table-row>
          <table:table-row table:style-name="Table1.1">
            <table:table-cell table:style-name="Table1.A2" office:value-type="string">
              <text:p text:style-name="P80"><text:span text:style-name="T22">22-</text:span><text:span text:style-name="T21">Мая-2007</text:span></text:p>
            </table:table-cell>
            <table:table-cell table:style-name="Table1.A2" office:value-type="string">
              <text:p text:style-name="P80"><text:span text:style-name="T21">0.6.</text:span><text:span text:style-name="T22">4</text:span></text:p>
            </table:table-cell>
            <table:table-cell table:style-name="Table1.A2" office:value-type="string">
              <text:p text:style-name="P82"><text:span text:style-name="T22">Corrected description of </text:span><text:span text:style-name="Internet_20_link"><text:span text:style-name="T22">CSV</text:span></text:span><text:a xlink:type="simple" xlink:href="#_Структура_CSV_файла"><text:span text:style-name="Internet_20_link"><text:span text:style-name="T23"> </text:span></text:span></text:a><text:span text:style-name="Internet_20_link"><text:span text:style-name="T22">file</text:span></text:span></text:p>
            </table:table-cell>
            <table:table-cell table:style-name="Table1.D2" office:value-type="string">
              <text:p text:style-name="P85">Roman Gerasimov</text:p>
            </table:table-cell>
          </table:table-row>
          <table:table-row table:style-name="Table1.1">
            <table:table-cell table:style-name="Table1.A2" office:value-type="string">
              <text:p text:style-name="P80"><text:span text:style-name="T22">28- May</text:span><text:span text:style-name="T21">-2007</text:span></text:p>
            </table:table-cell>
            <table:table-cell table:style-name="Table1.A2" office:value-type="string">
              <text:p text:style-name="P85">0.6.5</text:p>
            </table:table-cell>
            <table:table-cell table:style-name="Table1.A2" office:value-type="string">
              <text:p text:style-name="P82"><text:span text:style-name="T22">Support of secondary </text:span><text:span text:style-name="Internet_20_link"><text:span text:style-name="T22">billing</text:span></text:span><text:a xlink:type="simple" xlink:href="#_Логика_тарификации"><text:span text:style-name="Internet_20_link"><text:span text:style-name="T23"> </text:span></text:span></text:a><text:span text:style-name="Internet_20_link"><text:span text:style-name="T22">mode</text:span></text:span><text:span text:style-name="T22"> in case of error occurring in interaction with IN. Made corresponding changes in </text:span><text:span text:style-name="Internet_20_link"><text:span text:style-name="T22">Billing</text:span></text:span><text:a xlink:type="simple" xlink:href="#_Параметры_подсекции_BillingModes."><text:span text:style-name="Internet_20_link"><text:span text:style-name="T23">.</text:span></text:span></text:a><text:span text:style-name="Internet_20_link"><text:span text:style-name="T22">BillingModes</text:span></text:span><text:span text:style-name="T22"> section of configuration file</text:span></text:p>
            </table:table-cell>
            <table:table-cell table:style-name="Table1.D2" office:value-type="string">
              <text:p text:style-name="P80"><text:span text:style-name="T22">Roman Geras</text:span><text:span text:style-name="T22">imov</text:span></text:p>
            </table:table-cell>
          </table:table-row>
          <table:table-row table:style-name="Table1.1">
            <table:table-cell table:style-name="Table1.A2" office:value-type="string">
              <text:p text:style-name="P80"><text:span text:style-name="T22">31- May</text:span><text:span text:style-name="T21">-2007</text:span></text:p>
            </table:table-cell>
            <table:table-cell table:style-name="Table1.A2" office:value-type="string">
              <text:p text:style-name="P85">0.6.6</text:p>
            </table:table-cell>
            <table:table-cell table:style-name="Table1.A2" office:value-type="string">
              <text:p text:style-name="P82"><text:span text:style-name="T22">Support of MT billing</text:span><text:span text:style-name="T22">. Made corresponding changes in PDU: </text:span><text:span text:style-name="Internet_20_link"><text:span text:style-name="T22">ChargeSms</text:span></text:span><text:span text:style-name="T22"> and </text:span><text:span text:style-name="Internet_20_link"><text:span text:style-name="T22">DeliveredSmsData</text:span></text:span><text:span text:style-name="T22"> </text:span></text:p>
            </table:table-cell>
            <table:table-cell table:style-name="Table1.D2" office:value-type="string">
              <text:p text:style-name="P85">Roman Gerasimov</text:p>
            </table:table-cell>
          </table:table-row>
          <table:table-row table:style-name="Table1.1">
            <table:table-cell table:style-name="Table1.A2" office:value-type="string">
              <text:p text:style-name="P80"><text:span text:style-name="T22">04-June</text:span><text:span text:style-name="T21">-2007</text:span></text:p>
            </table:table-cell>
            <table:table-cell table:style-name="Table1.A2" office:value-type="string">
              <text:p text:style-name="P84">0.6.7</text:p>
            </table:table-cell>
            <table:table-cell table:style-name="Table1.A2" office:value-type="string">
              <text:p text:style-name="P82"><text:span text:style-name="T22">Introduced</text:span><text:span text:style-name="T22"> option of billing mode configuring not just depending on message type but on MO or MT billing type. Made corresponding changes in </text:span><text:span text:style-name="Internet_20_link"><text:span text:style-name="T22">BillingModes</text:span></text:span><text:span text:style-name="T22"> section</text:span></text:p>
            </table:table-cell>
            <table:table-cell table:style-name="Table1.D2" office:value-type="string">
              <text:p text:style-name="P85">Roman Gerasimov</text:p>
            </table:table-cell>
          </table:table-row>
          <table:table-row table:style-name="Table1.1">
            <table:table-cell table:style-name="Table1.A2" office:value-type="string">
              <text:p text:style-name="P80"><text:span text:style-name="T21">22-</text:span><text:span text:style-name="T22">June</text:span><text:span text:style-name="T21">-2007</text:span></text:p>
            </table:table-cell>
            <table:table-cell table:style-name="Table1.A2" office:value-type="string">
              <text:p text:style-name="P80"><text:span text:style-name="T21">0.6.</text:span><text:span text:style-name="T22">10</text:span></text:p>
            </table:table-cell>
            <table:table-cell table:style-name="Table1.A2" office:value-type="string">
              <text:p text:style-name="P82"><text:span text:style-name="T22">Introduced</text:span><text:span text:style-name="T22"> option of configuring host-message billing for SMS Extra messages. Made</text:span><text:span text:style-name="T21"> </text:span><text:span text:style-name="T22">changes</text:span><text:span text:style-name="T21"> </text:span><text:span text:style-name="T22">in</text:span><text:span text:style-name="T21"> </text:span></text:p>
              <text:p text:style-name="P82">SMS <text:span text:style-name="T9">Extra</text:span> <text:span text:style-name="Internet_20_link"><text:span text:style-name="T22">services</text:span></text:span><text:a xlink:type="simple" xlink:href="#_Описание_файла_конфигурации"><text:span text:style-name="Internet_20_link"><text:span text:style-name="T23"> </text:span></text:span></text:a><text:span text:style-name="Internet_20_link"><text:span text:style-name="T22">configuration</text:span></text:span><text:a xlink:type="simple" xlink:href="#_Описание_файла_конфигурации"><text:span text:style-name="Internet_20_link"><text:span text:style-name="T23"> </text:span></text:span></text:a><text:span text:style-name="Internet_20_link"><text:span text:style-name="T22">file</text:span></text:span><text:span text:style-name="T22"> format</text:span></text:p>
            </table:table-cell>
            <table:table-cell table:style-name="Table1.D2" office:value-type="string">
              <text:p text:style-name="P85">Roman Gerasimov</text:p>
            </table:table-cell>
          </table:table-row>
          <table:table-row table:style-name="Table1.1">
            <table:table-cell table:style-name="Table1.A2" office:value-type="string">
              <text:p text:style-name="P80"><text:span text:style-name="T22">06-July</text:span><text:span text:style-name="T22">-2007</text:span></text:p>
            </table:table-cell>
            <table:table-cell table:style-name="Table1.A2" office:value-type="string">
              <text:p text:style-name="P85">0.6.11</text:p>
            </table:table-cell>
            <table:table-cell table:style-name="Table1.A2" office:value-type="string">
              <text:p text:style-name="P82"><text:span text:style-name="T22">New options in</text:span><text:span text:style-name="T22">troduced in IN-platform configuration:</text:span></text:p>
              <text:p text:style-name="P86">1) Specify algorithm for service-keys calculation. </text:p>
              <text:p text:style-name="P86">2) Specify alias-platform</text:p>
              <text:p text:style-name="P81"><text:span text:style-name="T22">Made changes in </text:span><text:span text:style-name="Internet_20_link"><text:span text:style-name="T22">Parameters of IN-Platforms section.</text:span></text:span></text:p>
            </table:table-cell>
            <table:table-cell table:style-name="Table1.D2" office:value-type="string">
              <text:p text:style-name="P85">Roman Gerasimov</text:p>
            </table:table-cell>
          </table:table-row>
          <table:table-row table:style-name="Table1.1">
            <table:table-cell table:style-name="Table1.A2" office:value-type="string">
              <text:p text:style-name="P80"><text:span text:style-name="T22">14-September</text:span><text:span text:style-name="T21">-2007</text:span></text:p>
            </table:table-cell>
            <table:table-cell table:style-name="Table1.A2" office:value-type="string">
              <text:p text:style-name="P84">0.6.20</text:p>
            </table:table-cell>
            <table:table-cell table:style-name="Table1.A2" office:value-type="string">
              <text:p text:style-name="P87">Introduced support of Commverse IN-platform.</text:p>
              <text:p text:style-name="P81"><text:span text:style-name="T22">Modified </text:span><text:span text:style-name="Internet_20_link"><text:span text:style-name="T22">dialog parameters of IN-Platforms section</text:span></text:span><text:span text:style-name="T22">:</text:span></text:p>
              <text:list xml:id="list643358693" text:style-name="WW8Num19">
                <text:list-item>
                  <text:p text:style-name="P162"><text:span text:style-name="T22">New parameter</text:span><text:span text:style-name="T21"> </text:span><text:span text:style-name="T22">IDPReqMode</text:span></text:p>
                </text:list-item>
                <text:list-item>
                  <text:p text:style-name="P162"><text:span text:style-name="T22">New parameter</text:span><text:span text:style-name="T21"> </text:span><text:span text:style-name="T22">RPCList_retry</text:span></text:p>
                </text:list-item>
                <text:list-item>
                  <text:p text:style-name="P162"><text:span text:style-name="T22">Outdated parameter </text:span><text:span text:style-name="T22">RPCList_postpaid was removed.</text:span></text:p>
                </text:list-item>
              </text:list>
            </table:table-cell>
            <table:table-cell table:style-name="Table1.D2" office:value-type="string">
              <text:p text:style-name="P85">Roman Gerasimov</text:p>
            </table:table-cell>
          </table:table-row>
          <table:table-row table:style-name="Table1.1">
            <table:table-cell table:style-name="Table1.A2" office:value-type="string">
              <text:p text:style-name="P80"><text:span text:style-name="T22">11-March</text:span><text:span text:style-name="T21">-2008</text:span></text:p>
            </table:table-cell>
            <table:table-cell table:style-name="Table1.A2" office:value-type="string">
              <text:p text:style-name="P84">0.7.0</text:p>
            </table:table-cell>
            <table:table-cell table:style-name="Table1.A2" office:value-type="string">
              <text:p text:style-name="P82"><text:span text:style-name="T22">Added</text:span><text:span text:style-name="T22"> type of subscriber’s contract in </text:span><text:span text:style-name="Internet_20_link"><text:span text:style-name="T22">ChargeSmsResult</text:span></text:span><text:span text:style-name="T22">.</text:span></text:p>
              <text:p text:style-name="P82"><text:span text:style-name="T22">Moved </text:span><text:span text:style-name="T22">INMan to configurable services technology. Changed document’s structure. Significantly changed </text:span><text:span text:style-name="Internet_20_link"><text:span text:style-name="T22">parameters</text:span></text:span><text:a xlink:type="simple" xlink:href="#_Описание_параметров_конфигурации_IN"><text:span text:style-name="Internet_20_link"><text:span text:style-name="T23"> </text:span></text:span></text:a><text:span text:style-name="Internet_20_link"><text:span text:style-name="T22">of</text:span></text:span><text:a xlink:type="simple" xlink:href="#_Описание_параметров_конфигурации_IN"><text:span text:style-name="Internet_20_link"><text:span text:style-name="T23"> </text:span></text:span></text:a><text:span text:style-name="Internet_20_link"><text:span text:style-name="T22">configuration</text:span></text:span><text:a xlink:type="simple" xlink:href="#_Описание_параметров_конфигурации_IN"><text:span text:style-name="Internet_20_link"><text:span text:style-name="T23"> </text:span></text:span></text:a><text:span text:style-name="Internet_20_link"><text:span text:style-name="T22">file</text:span></text:span><text:span text:style-name="T22">.</text:span></text:p>
            </table:table-cell>
            <table:table-cell table:style-name="Table1.D2" office:value-type="string">
              <text:p text:style-name="P85">Roman Gerasimov</text:p>
            </table:table-cell>
          </table:table-row>
          <table:table-row table:style-name="Table1.1">
            <table:table-cell table:style-name="Table1.A25" office:value-type="string">
              <text:p text:style-name="P80"><text:span text:style-name="T21">16-</text:span><text:span text:style-name="T22">October</text:span><text:span text:style-name="T21">-2008</text:span></text:p>
            </table:table-cell>
            <table:table-cell table:style-name="Table1.A25" office:value-type="string">
              <text:p text:style-name="P84">0.7.3</text:p>
            </table:table-cell>
            <table:table-cell table:style-name="Table1.A25" office:value-type="string">
              <text:p text:style-name="P82"><text:span text:style-name="T22">In SMS/USSD message billing protocol a</text:span><text:span text:style-name="T22">dded option of specifying SMPP service type by subscriber for storing it in </text:span><text:span text:style-name="Internet_20_link"><text:span text:style-name="T22">CSV file</text:span></text:span><text:span text:style-name="T22"> record. Made corresponding changes in PDU </text:span></text:p>
              <text:p text:style-name="P82"><text:span text:style-name="Internet_20_link"><text:span text:style-name="T22">ChargeSms</text:span></text:span><text:span text:style-name="T22"> and </text:span><text:span text:style-name="Internet_20_link"><text:span text:style-name="T22">DeliveredSmsData</text:span></text:span><text:span text:style-name="T22">. </text:span></text:p>
            </table:table-cell>
            <table:table-cell table:style-name="Table1.D25" office:value-type="string">
              <text:p text:style-name="P85">Roman Gerasimov</text:p>
            </table:table-cell>
          </table:table-row>
          <table:table-row table:style-name="Table1.1">
            <table:table-cell table:style-name="Table1.A25" office:value-type="string">
              <text:p text:style-name="P85">13-April-2009</text:p>
            </table:table-cell>
            <table:table-cell table:style-name="Table1.A25" office:value-type="string">
              <text:p text:style-name="P85">0.7.7</text:p>
            </table:table-cell>
            <table:table-cell table:style-name="Table1.A25" office:value-type="string">
              <text:p text:style-name="P82"><text:span text:style-name="T22">Introduced support of </text:span><text:span text:style-name="T22">EIN HD SS7 stack. Added new section of </text:span><text:span text:style-name="Internet_20_link"><text:span text:style-name="T22">SS7_HD</text:span></text:span><text:span text:style-name="T22"> configuration file.</text:span></text:p>
            </table:table-cell>
            <table:table-cell table:style-name="Table1.D25" office:value-type="string">
              <text:p text:style-name="P85">Roman Gerasimov</text:p>
            </table:table-cell>
          </table:table-row>
          <table:table-row table:style-name="Table1.1">
            <table:table-cell table:style-name="Table1.A25" office:value-type="string">
              <text:p text:style-name="P80"><text:span text:style-name="T21">05-</text:span><text:span text:style-name="T22">May</text:span><text:span text:style-name="T21">-2009</text:span></text:p>
            </table:table-cell>
            <table:table-cell table:style-name="Table1.A25" office:value-type="string">
              <text:p text:style-name="P84">0.7.8</text:p>
            </table:table-cell>
            <table:table-cell table:style-name="Table1.A25" office:value-type="string">
              <text:p text:style-name="P82"><text:span text:style-name="T22">Changed</text:span><text:span text:style-name="T22"> Command Parts Manager-a address specification in section of </text:span><text:span text:style-name="Internet_20_link"><text:span text:style-name="T22">SS7_HD</text:span></text:span><text:span text:style-name="T22"> configuration file. </text:span></text:p>
            </table:table-cell>
            <table:table-cell table:style-name="Table1.D25" office:value-type="string">
              <text:p text:style-name="P85">Roman Gerasimov</text:p>
            </table:table-cell>
          </table:table-row>
        </table:table>
        <text:p text:style-name="Text_20_body"/>
        <text:list xml:id="list1474319212" text:continue-list="list68754619" text:style-name="Outline">
          <text:list-item>
            <text:list>
              <text:list-item>
                <text:h text:style-name="Heading_20_2" text:outline-level="2"><text:span text:style-name="T1"><text:s/></text:span><text:span text:style-name="T1">References</text:span></text:h>
              </text:list-item>
            </text:list>
          </text:list-item>
        </text:list>
        <text:p text:style-name="P13">3GPP TS 22.078 version 6.7.0 Release 6 - CAMEL Service description</text:p>
        <text:p text:style-name="P13">3GPP TS 23.078 version 6.6.0 Release 6 - CAMEL Technical realization</text:p>
        <text:p text:style-name="P13">3GPP TS 29.078 version 6.4.0 Release 6 - CAMEL CAP specification</text:p>
        <text:p text:style-name="P13"/>
        <text:list xml:id="list2007005778" text:continue-numbering="true" text:style-name="Outline">
          <text:list-item>
            <text:h text:style-name="Heading_20_1" text:outline-level="1"><text:soft-page-break/><text:span text:style-name="T1"><text:s/></text:span><text:span text:style-name="T1">General description of INMan</text:span></text:h>
          </text:list-item>
        </text:list>
        <text:p text:style-name="P24">Mobile operators offer their services mostly on the basis of prepaid model of provision of service. Currently, IN-platforms are deployed by all mobile operators. But there is a problem of online USSD-based billing of services. At present, interaction of USSD centers or MSC with IN-platforms is not handled by any standard billing module. INMan has been designed to fill in this very gap.</text:p>
        <text:p text:style-name="P24"/>
        <text:list xml:id="list358023549" text:continue-numbering="true" text:style-name="Outline">
          <text:list-item>
            <text:list>
              <text:list-item>
                <text:h text:style-name="Heading_20_2" text:outline-level="2"><text:span text:style-name="T1"><text:s/></text:span><text:bookmark-start text:name="_%2525D0%25259E%2525D0%2525BF%2525D0%252"/><text:span text:style-name="T1">Requirements</text:span></text:h>
              </text:list-item>
            </text:list>
          </text:list-item>
        </text:list>
        <text:p text:style-name="P24">This section contains a list of requirements for the billing module and describes the methods of meeting these requirements.</text:p>
        <text:list xml:id="list1234340060" text:continue-numbering="true" text:style-name="Outline">
          <text:list-item>
            <text:list>
              <text:list-item>
                <text:list>
                  <text:list-item>
                    <text:h text:style-name="Heading_20_3" text:outline-level="3"><text:span text:style-name="T1">Integration with SMSC</text:span>/<text:span text:style-name="T1">USSDC</text:span></text:h>
                  </text:list-item>
                </text:list>
              </text:list-item>
            </text:list>
          </text:list-item>
        </text:list>
        <text:p text:style-name="Text_20_body"/>
        <table:table table:name="Table2" table:style-name="Table2">
          <table:table-column table:style-name="Table2.A"/>
          <table:table-column table:style-name="Table2.B"/>
          <table:table-row table:style-name="Table2.1">
            <table:table-cell table:style-name="Table2.A1" office:value-type="string">
              <text:p text:style-name="P50">Requirement</text:p>
            </table:table-cell>
            <table:table-cell table:style-name="Table2.B1" office:value-type="string">
              <text:p text:style-name="P50">Solution</text:p>
            </table:table-cell>
          </table:table-row>
          <table:table-row table:style-name="Table2.1">
            <table:table-cell table:style-name="Table2.A2" office:value-type="string">
              <text:list xml:id="list926162801" text:style-name="WW8Num18">
                <text:list-item>
                  <text:p text:style-name="P133">The module should charge USSD messages, going <text:s/>through Eyeline USSDC, independently and online via IN-platforms </text:p>
                </text:list-item>
              </text:list>
            </table:table-cell>
            <table:table-cell table:style-name="Table2.B2" office:value-type="string">
              <text:p text:style-name="P58"><text:span text:style-name="T1">Handle</text:span><text:span text:style-name="T1"> USSD message as an SMS message. While processing the SMS message, emulate interaction between MSC and IN via CAP protocol.</text:span></text:p>
            </table:table-cell>
          </table:table-row>
          <table:table-row table:style-name="Table2.1">
            <table:table-cell table:style-name="Table2.A2" office:value-type="string">
              <text:list xml:id="list1669664627" text:continue-numbering="true" text:style-name="WW8Num18">
                <text:list-item>
                  <text:p text:style-name="P136"><text:span text:style-name="T1">The module should be an optional component of Eyeline </text:span><text:span text:style-name="T1">USSDC.</text:span></text:p>
                </text:list-item>
              </text:list>
            </table:table-cell>
            <table:table-cell table:style-name="Table2.B2" office:value-type="string">
              <text:p text:style-name="P52">Implement module as an external application.</text:p>
            </table:table-cell>
          </table:table-row>
          <table:table-row table:style-name="Table2.1">
            <table:table-cell table:style-name="Table2.A2" office:value-type="string">
              <text:list xml:id="list47987432" text:continue-numbering="true" text:style-name="WW8Num18">
                <text:list-item>
                  <text:p text:style-name="P133">The module should interact not just with Eyeline USSDC, but with any other client, requiring USSD billing of messages.</text:p>
                </text:list-item>
              </text:list>
            </table:table-cell>
            <table:table-cell table:style-name="Table2.B2" office:value-type="string">
              <text:p text:style-name="P52">Implement module as an external application, which provides billing via a specific protocol.</text:p>
            </table:table-cell>
          </table:table-row>
          <table:table-row table:style-name="Table2.1">
            <table:table-cell table:style-name="Table2.A2" office:value-type="string">
              <text:list xml:id="list2055142009" text:continue-numbering="true" text:style-name="WW8Num18">
                <text:list-item>
                  <text:p text:style-name="P133">The module should provide remote interaction with clients.</text:p>
                </text:list-item>
              </text:list>
            </table:table-cell>
            <table:table-cell table:style-name="Table2.B2" office:value-type="string">
              <text:p text:style-name="P58"><text:span text:style-name="T1">Implement</text:span><text:span text:style-name="T1"> protocol using TCP/IP transport.</text:span></text:p>
            </table:table-cell>
          </table:table-row>
          <table:table-row table:style-name="Table2.1">
            <table:table-cell table:style-name="Table2.A2" office:value-type="string">
              <text:list xml:id="list1292495578" text:continue-numbering="true" text:style-name="WW8Num18">
                <text:list-item>
                  <text:p text:style-name="P136"><text:span text:style-name="T1">Module</text:span><text:span text:style-name="T1">-client interaction protocol should be simple and open. </text:span></text:p>
                </text:list-item>
              </text:list>
            </table:table-cell>
            <table:table-cell table:style-name="Table2.B2" office:value-type="string">
              <text:p text:style-name="P58"><text:span text:style-name="T1">Provide</text:span> <text:span text:style-name="T1">description</text:span> <text:span text:style-name="T1">of</text:span> <text:span text:style-name="T1">commands</text:span>, <text:span text:style-name="T1">their</text:span> <text:span text:style-name="T1">format</text:span> <text:span text:style-name="T1">and</text:span> <text:span text:style-name="T1">interaction</text:span> <text:span text:style-name="T1">sequence</text:span></text:p>
            </table:table-cell>
          </table:table-row>
          <table:table-row table:style-name="Table2.1">
            <table:table-cell table:style-name="Table2.A2" office:value-type="string">
              <text:list xml:id="list2120788866" text:continue-numbering="true" text:style-name="WW8Num18">
                <text:list-item>
                  <text:p text:style-name="P136"><text:span text:style-name="T1"><text:s/></text:span><text:span text:style-name="T1">The module should provide simultaneous connection of several clients</text:span></text:p>
                </text:list-item>
              </text:list>
            </table:table-cell>
            <table:table-cell table:style-name="Table2.B2" office:value-type="string">
              <text:p text:style-name="P52">Enable simultaneous access of several transport connections</text:p>
            </table:table-cell>
          </table:table-row>
          <table:table-row table:style-name="Table2.1">
            <table:table-cell table:style-name="Table2.A2" office:value-type="string">
              <text:list xml:id="list1422782501" text:continue-numbering="true" text:style-name="WW8Num18">
                <text:list-item>
                  <text:p text:style-name="P136"><text:span text:style-name="T1"><text:s/></text:span><text:span text:style-name="T1">The module should provide high transport capacity for processing billing requests <text:s/></text:span></text:p>
                </text:list-item>
              </text:list>
            </table:table-cell>
            <table:table-cell table:style-name="Table2.B2" office:value-type="string">
              <text:p text:style-name="P58"><text:span text:style-name="T1">Implement</text:span><text:span text:style-name="T1"> asynchronous protocol of communication with clients</text:span></text:p>
            </table:table-cell>
          </table:table-row>
          <table:table-row table:style-name="Table2.1">
            <table:table-cell table:style-name="Table2.A2" office:value-type="string">
              <text:list xml:id="list1989962385" text:continue-numbering="true" text:style-name="WW8Num18">
                <text:list-item>
                  <text:p text:style-name="P136"><text:span text:style-name="T1">The</text:span><text:span text:style-name="T1"> module should remove responsibility for CDR files generation from Eyeline USSDC </text:span></text:p>
                </text:list-item>
              </text:list>
            </table:table-cell>
            <table:table-cell table:style-name="Table2.B2" office:value-type="string">
              <text:p text:style-name="P52">Provide support for CDR files generation</text:p>
            </table:table-cell>
          </table:table-row>
        </table:table>
        <text:p text:style-name="Text_20_body"/>
        <text:list xml:id="list1216722446" text:continue-list="list1234340060" text:style-name="Outline">
          <text:list-item>
            <text:list>
              <text:list-item>
                <text:list>
                  <text:list-item>
                    <text:h text:style-name="Heading_20_3" text:outline-level="3"><text:span text:style-name="T1">Interaction with </text:span><text:span text:style-name="T1">IN-platforms</text:span></text:h>
                  </text:list-item>
                </text:list>
              </text:list-item>
            </text:list>
          </text:list-item>
        </text:list>
        <text:p text:style-name="Text_20_body"/>
        <table:table table:name="Table3" table:style-name="Table3">
          <table:table-column table:style-name="Table3.A"/>
          <table:table-column table:style-name="Table3.B"/>
          <table:table-row table:style-name="Table3.1">
            <table:table-cell table:style-name="Table3.A1" office:value-type="string">
              <text:p text:style-name="P50">Requirement</text:p>
            </table:table-cell>
            <table:table-cell table:style-name="Table3.B1" office:value-type="string">
              <text:p text:style-name="P50">Solution</text:p>
            </table:table-cell>
          </table:table-row>
          <table:table-row table:style-name="Table3.1">
            <table:table-cell table:style-name="Table3.A2" office:value-type="string">
              <text:list xml:id="list698644094" text:style-name="WW8Num32">
                <text:list-item>
                  <text:p text:style-name="P134"><text:s/>Protocol for module interaction with clients should take into account the logic of interaction with IN-platforms</text:p>
                </text:list-item>
              </text:list>
            </table:table-cell>
            <table:table-cell table:style-name="Table3.B2" office:value-type="string">
              <text:p text:style-name="P58"><text:span text:style-name="T1">Protocol</text:span><text:span text:style-name="T1"> commands should comply with logic of CAP <text:s/>SMS dialog</text:span></text:p>
            </table:table-cell>
          </table:table-row>
          <table:table-row table:style-name="Table3.1">
            <table:table-cell table:style-name="Table3.A2" office:value-type="string">
              <text:list xml:id="list1616945895" text:continue-numbering="true" text:style-name="WW8Num32">
                <text:list-item>
                  <text:p text:style-name="P137"><text:span text:style-name="T1">The</text:span><text:span text:style-name="T1"> module should interact with IN-platforms of various suppliers</text:span></text:p>
                </text:list-item>
              </text:list>
            </table:table-cell>
            <table:table-cell table:style-name="Table3.B2" office:value-type="string">
              <text:p text:style-name="P58"><text:span text:style-name="T1">Provide an option of external configuring of parameters for interaction with various </text:span><text:span text:style-name="T1">IN-platforms </text:span></text:p>
            </table:table-cell>
          </table:table-row>
          <table:table-row table:style-name="Table3.1">
            <table:table-cell table:style-name="Table3.A2" office:value-type="string">
              <text:list xml:id="list1131272860" text:continue-numbering="true" text:style-name="WW8Num32">
                <text:list-item>
                  <text:p text:style-name="P137"><text:span text:style-name="T1">The</text:span><text:span text:style-name="T1"> module should simultaneously interact with several IN-platforms</text:span></text:p>
                </text:list-item>
              </text:list>
            </table:table-cell>
            <table:table-cell table:style-name="Table3.B2" office:value-type="string">
              <text:p text:style-name="P58"><text:span text:style-name="T1">Implement</text:span><text:span text:style-name="T1"> an option of simultaneous launching of several sub-modules for specific IN-platforms</text:span></text:p>
            </table:table-cell>
          </table:table-row>
          <text:soft-page-break/>
          <table:table-row table:style-name="Table3.1">
            <table:table-cell table:style-name="Table3.A2" office:value-type="string">
              <text:list xml:id="list672274630" text:continue-numbering="true" text:style-name="WW8Num32">
                <text:list-item>
                  <text:p text:style-name="P134">The module should independently decide with what IN-platform it should interact on the basis of subscriber’s MSISDN </text:p>
                </text:list-item>
              </text:list>
            </table:table-cell>
            <table:table-cell table:style-name="Table3.B2" office:value-type="string">
              <text:p text:style-name="P58"><text:span text:style-name="T1">Implement</text:span><text:span text:style-name="T1"> an option of external configuring of strategy for calculating IN-platform's number and parameters for interaction with it on the basis of MSISDN. For example, AnyTimeSubscriptionInterrogation, a database request. </text:span></text:p>
            </table:table-cell>
          </table:table-row>
          <table:table-row table:style-name="Table3.1">
            <table:table-cell table:style-name="Table3.A2" office:value-type="string">
              <text:list xml:id="list1687916000" text:continue-numbering="true" text:style-name="WW8Num32">
                <text:list-item>
                  <text:p text:style-name="P137"><text:span text:style-name="T1">The module should not interact with </text:span><text:span text:style-name="T1">IN-platforms for postpaid subscribers</text:span></text:p>
                </text:list-item>
              </text:list>
            </table:table-cell>
            <table:table-cell table:style-name="Table3.B2" office:value-type="string">
              <text:p text:style-name="P52">Implement sub-module for calculating the type of subscriber’s contract. For example, AnyTimeSubscriptionInterrogation, a database request.</text:p>
            </table:table-cell>
          </table:table-row>
          <table:table-row table:style-name="Table3.1">
            <table:table-cell table:style-name="Table3.A2" office:value-type="string">
              <text:list xml:id="list52326665" text:continue-numbering="true" text:style-name="WW8Num32">
                <text:list-item>
                  <text:p text:style-name="P134">The module should not calculate the type of subscriber’s contract for each time when calling external systems. </text:p>
                </text:list-item>
              </text:list>
            </table:table-cell>
            <table:table-cell table:style-name="Table3.B2" office:value-type="string">
              <text:p text:style-name="P58"><text:span text:style-name="T1">Implement</text:span><text:span text:style-name="T1"> caching of the type of subscriber’s contract. </text:span></text:p>
            </table:table-cell>
          </table:table-row>
          <table:table-row table:style-name="Table3.1">
            <table:table-cell table:style-name="Table3.A2" office:value-type="string">
              <text:list xml:id="list1102606228" text:continue-numbering="true" text:style-name="WW8Num32">
                <text:list-item>
                  <text:p text:style-name="P134">The module should not cache each time during the start. </text:p>
                </text:list-item>
              </text:list>
            </table:table-cell>
            <table:table-cell table:style-name="Table3.B2" office:value-type="string">
              <text:p text:style-name="P52">Cache should have an option of being stored in the file system</text:p>
            </table:table-cell>
          </table:table-row>
        </table:table>
        <text:p text:style-name="Text_20_body"/>
        <text:list xml:id="list1256107738" text:continue-list="list1216722446" text:style-name="Outline">
          <text:list-item>
            <text:list>
              <text:list-item>
                <text:list>
                  <text:list-item>
                    <text:h text:style-name="P156" text:outline-level="3">Modes of billing</text:h>
                  </text:list-item>
                </text:list>
              </text:list-item>
            </text:list>
          </text:list-item>
        </text:list>
        <text:p text:style-name="Text_20_body"/>
        <table:table table:name="Table4" table:style-name="Table4">
          <table:table-column table:style-name="Table4.A"/>
          <table:table-column table:style-name="Table4.B"/>
          <table:table-row table:style-name="Table4.1">
            <table:table-cell table:style-name="Table4.A1" office:value-type="string">
              <text:p text:style-name="P50">Requirement</text:p>
            </table:table-cell>
            <table:table-cell table:style-name="Table4.B1" office:value-type="string">
              <text:p text:style-name="P50">Solution</text:p>
            </table:table-cell>
          </table:table-row>
          <table:table-row table:style-name="Table4.1">
            <table:table-cell table:style-name="Table4.A2" office:value-type="string">
              <text:list xml:id="list1170109042" text:style-name="WW8Num33">
                <text:list-item>
                  <text:p text:style-name="P138"><text:span text:style-name="T1">The</text:span><text:span text:style-name="T1"> module should support selective billing of SMS and/or USSD messages.</text:span></text:p>
                </text:list-item>
              </text:list>
            </table:table-cell>
            <table:table-cell table:style-name="Table4.B2" office:value-type="string">
              <text:p text:style-name="P52">Provide an option of external configuring of the billing mode.</text:p>
            </table:table-cell>
          </table:table-row>
          <table:table-row table:style-name="Table4.1">
            <table:table-cell table:style-name="Table4.A2" office:value-type="string">
              <text:list xml:id="list318723325" text:continue-numbering="true" text:style-name="WW8Num33">
                <text:list-item>
                  <text:p text:style-name="P135">The module should support billing of messages which use additional services (SMS Extra) </text:p>
                </text:list-item>
              </text:list>
            </table:table-cell>
            <table:table-cell table:style-name="Table4.B2" office:value-type="string">
              <text:p text:style-name="P58"><text:span text:style-name="T1">Provide an option of external configuring of additional services</text:span><text:span text:style-name="T1"> (SMS Extra)</text:span></text:p>
            </table:table-cell>
          </table:table-row>
          <table:table-row table:style-name="Table4.1">
            <table:table-cell table:style-name="Table4.A2" office:value-type="string">
              <text:list xml:id="list1899803100" text:continue-numbering="true" text:style-name="WW8Num33">
                <text:list-item>
                  <text:p text:style-name="P135">The module should support separate billing for submission and for delivery of messages. </text:p>
                </text:list-item>
              </text:list>
            </table:table-cell>
            <table:table-cell table:style-name="Table4.B2" office:value-type="string">
              <text:p text:style-name="P58"><text:span text:style-name="T1">Implement</text:span> <text:span text:style-name="T1">this</text:span> <text:span text:style-name="T1">option</text:span> <text:span text:style-name="T1">in</text:span> <text:span text:style-name="T9">the</text:span> <text:span text:style-name="T1">billing</text:span> <text:span text:style-name="T1">protocol</text:span>.</text:p>
            </table:table-cell>
          </table:table-row>
        </table:table>
        <text:list xml:id="list38372180" text:continue-list="list1256107738" text:style-name="Outline">
          <text:list-item>
            <text:list>
              <text:list-header>
                <text:h text:style-name="Heading_20_2" text:outline-level="2" text:is-list-header="true"/>
              </text:list-header>
              <text:list-item>
                <text:h text:style-name="Heading_20_2" text:outline-level="2"><text:s/><text:span text:style-name="T1">Restrictions and discrepancies</text:span></text:h>
              </text:list-item>
            </text:list>
          </text:list-item>
        </text:list>
        <text:list xml:id="list1504459681" text:style-name="WW8Num7">
          <text:list-item>
            <text:p text:style-name="P101"><text:span text:style-name="T1">Dynamic reconfiguring is not supported</text:span><text:span text:style-name="T1">.</text:span></text:p>
          </text:list-item>
          <text:list-item>
            <text:p text:style-name="P101"><text:span text:style-name="T1">TietoEnator</text:span><text:span text:style-name="T1"> TCAP API should be installed in order to work with elements of signal network.</text:span></text:p>
          </text:list-item>
        </text:list>
        <text:p text:style-name="P38"/>
        <text:list xml:id="list539189169" text:continue-list="list38372180" text:style-name="Outline">
          <text:list-item>
            <text:list>
              <text:list-item>
                <text:h text:style-name="P155" text:outline-level="2"><text:s/>Protocols used for billing of SMS/USSD messages </text:h>
              </text:list-item>
            </text:list>
          </text:list-item>
        </text:list>
        <text:p text:style-name="Text_20_body"/>
        <text:p text:style-name="P29"><draw:g text:anchor-type="char" draw:z-index="2" draw:style-name="gr8"><draw:custom-shape draw:style-name="gr9" draw:text-style-name="P166" svg:width="1.0634in" svg:height="0.5571in" svg:x="-0.0154in" svg:y="0.0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0" draw:text-style-name="P168" svg:width="0.5122in" svg:height="0.5031in" svg:x="0.261in" svg:y="0.1244in"><draw:text-box><text:p text:style-name="P168"><text:span text:style-name="T37">Sender</text:span></text:p><text:p text:style-name="P168"><text:span text:style-name="T38">(phone)</text:span></text:p></draw:text-box></draw:frame></draw:g></text:p>
        <text:p text:style-name="P29"><text:bookmark-start text:name="_%2525D0%25259E%2525D0%2525B1%2525D1%252"/><text:bookmark-start text:name="_%2525D0%2525A1%2525D1%252582%2525D1%252"/><text:bookmark-start text:name="_%2525D0%25259E%2525D0%2525B1%2525D0%252"/><draw:line text:anchor-type="char" draw:z-index="10" draw:style-name="gr11" draw:text-style-name="P167" svg:x1="1.0484in" svg:y1="0.0291in" svg:x2="2.1339in" svg:y2="0.4547in"><text:p/></draw:line></text:p>
        <text:p text:style-name="P29"><draw:g text:anchor-type="char" draw:z-index="5" draw:style-name="gr8"><draw:custom-shape draw:style-name="gr9" draw:text-style-name="P166" svg:width="1.0634in" svg:height="0.5571in" svg:x="2.1339in" svg:y="0.00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0" draw:text-style-name="P168" svg:width="0.5539in" svg:height="0.5031in" svg:x="2.3882in" svg:y="0.0291in"><draw:text-box><text:p text:style-name="P168"><text:span text:style-name="T37">USSDC</text:span></text:p></draw:text-box></draw:frame></draw:g><draw:g text:anchor-type="char" draw:z-index="6" draw:style-name="gr8"><draw:custom-shape draw:style-name="gr9" draw:text-style-name="P166" svg:width="1.0634in" svg:height="0.5571in" svg:x="4.0417in" svg:y="0.00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0" draw:text-style-name="P168" svg:width="0.4807in" svg:height="0.5031in" svg:x="4.3335in" svg:y="0.0307in"><draw:text-box><text:p text:style-name="P168"><text:span text:style-name="T37">INMan</text:span></text:p></draw:text-box></draw:frame></draw:g><draw:g text:anchor-type="char" draw:z-index="9" draw:style-name="gr8"><draw:custom-shape draw:style-name="gr9" draw:text-style-name="P166" svg:width="1.0634in" svg:height="0.5571in" svg:x="5.6472in" svg:y="-0.017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0" draw:text-style-name="P168" svg:width="0.1787in" svg:height="0.5031in" svg:x="6.0902in" svg:y="0.0091in"><draw:text-box><text:p text:style-name="P168"><text:span text:style-name="T37">IN</text:span></text:p></draw:text-box></draw:frame></draw:g></text:p>
        <text:p text:style-name="P29"><draw:g text:anchor-type="char" draw:z-index="3" draw:style-name="gr8"><draw:custom-shape draw:style-name="gr9" draw:text-style-name="P166" svg:width="1.0634in" svg:height="0.5571in" svg:x="0.0134in" svg:y="0.164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0" draw:text-style-name="P168" svg:width="0.9287in" svg:height="0.5031in" svg:x="0.0815in" svg:y="0.1909in"><draw:text-box><text:p text:style-name="P168"><text:span text:style-name="T37">Recepient</text:span></text:p><text:p text:style-name="P168"><text:span text:style-name="T38">(SMPP client)</text:span></text:p></draw:text-box></draw:frame></draw:g><draw:line text:anchor-type="char" draw:z-index="12" draw:style-name="gr11" draw:text-style-name="P167" svg:x1="1.0772in" svg:y1="0.537in" svg:x2="2.1343in" svg:y2="0.1453in"><text:p/></draw:line><draw:line text:anchor-type="char" draw:z-index="13" draw:style-name="gr11" draw:text-style-name="P167" svg:x1="5.1047in" svg:y1="0.048in" svg:x2="5.6465in" svg:y2="0.0453in"><text:p/></draw:line><draw:line text:anchor-type="char" draw:z-index="14" draw:style-name="gr11" draw:text-style-name="P167" svg:x1="3.198in" svg:y1="0.048in" svg:x2="4.0417in" svg:y2="0.0453in"><text:p/></draw:line></text:p>
        <text:p text:style-name="P25"/>
        <text:p text:style-name="P25"/>
        <text:p text:style-name="P25"/>
        <text:p text:style-name="P39">*TCP/IP INMAN – a special protocol for USSDC interaction with INMan, commands similar to SS7 CAP, uses TCP/IP as transport.</text:p>
        <text:p text:style-name="P36"/>
        <text:list xml:id="list258431634" text:continue-numbering="true" text:style-name="Outline">
          <text:list-item>
            <text:list>
              <text:list-item>
                <text:list>
                  <text:list-item>
                    <text:h text:style-name="P156" text:outline-level="3">Review of INMan-IN interaction protocol</text:h>
                  </text:list-item>
                </text:list>
              </text:list-item>
            </text:list>
          </text:list-item>
        </text:list>
        <text:p text:style-name="P4"/>
        <text:p text:style-name="P2"><text:soft-page-break/><text:span text:style-name="T25">CAP3 (CAMEL phase 3) is used for interaction with IN-platforms in the part which describes MSC interaction with IN-platforms during MO SMS processing. Detailed description can be found in </text:span><text:span text:style-name="T27">3GPP TS 29.078</text:span><text:span text:style-name="T25"> specification</text:span><text:span text:style-name="T26">. Below you can find approximate scenarios of this interaction.</text:span></text:p>
        <text:p text:style-name="P5"/>
        <text:p text:style-name="Text_20_body"/>
        <text:list xml:id="list1282063567" text:continue-numbering="true" text:style-name="Outline">
          <text:list-item>
            <text:list>
              <text:list-item>
                <text:list>
                  <text:list-item>
                    <text:h text:style-name="Heading_20_3" text:outline-level="3"><text:span text:style-name="T1">Scenario</text:span><text:span text:style-name="T1"> of INMan – IN interaction (service provision is permitted)</text:span></text:h>
                  </text:list-item>
                </text:list>
              </text:list-item>
            </text:list>
          </text:list-item>
        </text:list>
        <text:p text:style-name="Text_20_body"/>
        <text:p text:style-name="Text_20_body"><draw:frame draw:style-name="fr1" draw:name="graphics1" text:anchor-type="as-char" svg:width="3.9902in" svg:height="2.3472in" draw:z-index="0"><draw:image xlink:href="Pictures/2000005A000143990000D7B381ED4816.wmf" xlink:type="simple" xlink:show="embed" xlink:actuate="onLoad"/></draw:frame></text:p>
        <text:p text:style-name="Text_20_body"/>
        <text:list xml:id="list489641971" text:continue-numbering="true" text:style-name="Outline">
          <text:list-item>
            <text:list>
              <text:list-item>
                <text:list>
                  <text:list-item>
                    <text:h text:style-name="P156" text:outline-level="3">Scenario of INMan – IN interaction (service provision is prohibited)</text:h>
                  </text:list-item>
                </text:list>
              </text:list-item>
            </text:list>
          </text:list-item>
        </text:list>
        <text:p text:style-name="Text_20_body"/>
        <text:p text:style-name="Text_20_body"><draw:frame draw:style-name="fr1" draw:name="graphics2" text:anchor-type="as-char" svg:width="3.8291in" svg:height="2.152in" draw:z-index="4"><draw:image xlink:href="Pictures/20000041000143990000D7B3E521A007.wmf" xlink:type="simple" xlink:show="embed" xlink:actuate="onLoad"/></draw:frame></text:p>
        <text:p text:style-name="Text_20_body"/>
        <text:list xml:id="list1481408633" text:continue-numbering="true" text:style-name="Outline">
          <text:list-item>
            <text:list>
              <text:list-item>
                <text:list>
                  <text:list-item>
                    <text:h text:style-name="P156" text:outline-level="3"><text:soft-page-break/>General scenario of interaction Sender – INMan – IN – Recipient </text:h>
                  </text:list-item>
                </text:list>
              </text:list-item>
            </text:list>
          </text:list-item>
        </text:list>
        <text:p text:style-name="Standard"><draw:frame text:anchor-type="char" draw:z-index="16" draw:style-name="gr12" draw:text-style-name="P169" svg:width="1.1724in" svg:height="0.3531in" svg:x="5.7138in" svg:y="0.0417in"><draw:text-box><text:p text:style-name="P168"><text:span text:style-name="T38">Recepient</text:span></text:p></draw:text-box></draw:frame><draw:frame draw:style-name="fr1" draw:name="graphics3" text:anchor-type="as-char" svg:width="6.8866in" svg:height="3.6764in" draw:z-index="7"><draw:image xlink:href="Pictures/200000E30002FCEA00019859A1938E1F.wmf" xlink:type="simple" xlink:show="embed" xlink:actuate="onLoad"/></draw:frame><draw:frame text:anchor-type="char" draw:z-index="15" draw:style-name="gr12" draw:text-style-name="P168" svg:width="1.2315in" svg:height="0.3531in" svg:x="0in" svg:y="0.0417in"><draw:text-box><text:p text:style-name="P168"><text:span text:style-name="T39">Sender</text:span></text:p></draw:text-box></draw:frame></text:p>
        <text:p text:style-name="Standard"/>
        <text:p text:style-name="Standard"/>
        <text:list xml:id="list1869687049" text:continue-numbering="true" text:style-name="Outline">
          <text:list-item>
            <text:list>
              <text:list-item>
                <text:h text:style-name="Heading_20_2" text:outline-level="2"><text:s/><text:span text:style-name="T9">Billing</text:span><text:span text:style-name="T1"> principles</text:span></text:h>
              </text:list-item>
            </text:list>
          </text:list-item>
        </text:list>
        <text:p text:style-name="Standard"/>
        <text:list xml:id="list721327860" text:continue-numbering="true" text:style-name="Outline">
          <text:list-item>
            <text:list>
              <text:list-item>
                <text:list>
                  <text:list-item>
                    <text:h text:style-name="Heading_20_3" text:outline-level="3"><text:span text:style-name="T1"><text:s/></text:span><text:bookmark-start text:name="_%2525D0%25259F%2525D0%2525BE%2525D0%252"/><text:span text:style-name="T1">Definition of ‘subscriber's policy’, ‘subscriber’s provider’.</text:span><text:bookmark-end text:name="_%2525D0%25259F%2525D0%2525BE%2525D0%252"/></text:h>
                  </text:list-item>
                </text:list>
              </text:list-item>
            </text:list>
          </text:list-item>
        </text:list>
        <text:p text:style-name="P29"><text:span text:style-name="T1">Term “subscriber's policy” is introduced to fulfill the conditions of items 10-13 of INMan's </text:span><text:a xlink:type="simple" xlink:href="#2.1. Requirements|outline">functional requirements</text:a><text:span text:style-name="T1">. <text:s/>The term specifies a strategy for subscriber’s contract identification by his MSISDN and determination of parameters of subsequent dialog with IN-platforms, if necessary. </text:span></text:p>
        <text:p text:style-name="P29"><text:span text:style-name="T1">Logically, during service billing,</text:span><text:span text:style-name="T1"> INMan actions consist of three phases:</text:span></text:p>
        <text:list xml:id="list1741484771" text:style-name="WW8Num25">
          <text:list-item>
            <text:p text:style-name="P115">Querying some application/module, external to INMan, which is able to determine the type of subscriber’s contract.</text:p>
          </text:list-item>
          <text:list-item>
            <text:p text:style-name="P115">In the case of a prepaid subscriber, getting the address of IN-platform and parameters for a dialog from either the external application/module or INMan's configuration.</text:p>
          </text:list-item>
          <text:list-item>
            <text:p text:style-name="P106"><text:span text:style-name="T1">Dialog</text:span> <text:span text:style-name="T1">with IN-platforms</text:span></text:p>
          </text:list-item>
        </text:list>
        <text:p text:style-name="P29"><text:span text:style-name="T1">In</text:span> <text:span text:style-name="T1">terms</text:span> <text:span text:style-name="T1">of</text:span> <text:span text:style-name="T1">implementation</text:span>, <text:span text:style-name="T1">INMan</text:span> <text:span text:style-name="T1">external</text:span> <text:span text:style-name="T1">module</text:span> <text:span text:style-name="T1">from</text:span> <text:span text:style-name="T1">item</text:span> 1 <text:span text:style-name="T1">is</text:span> <text:span text:style-name="T1">called</text:span> “<text:span text:style-name="T1">subscriber</text:span>’<text:span text:style-name="T1">s</text:span> <text:span text:style-name="T1">provider</text:span>”. <text:span text:style-name="T1">Its nature and functionality can be totally different (database, MAP service of HLR, etc.). That is why INMan sub-module's interaction with the “subscriber’s provider” is implemented via dynamic libraries configured during start-up. <text:s/>At present the following types of “subscriber providers” are implemented in INMan:</text:span></text:p>
        <text:list xml:id="list1374552853" text:style-name="WW8Num29">
          <text:list-item>
            <text:p text:style-name="P116">ORACLE database – returns only the type of subscriber’s contract.</text:p>
          </text:list-item>
          <text:list-item>
            <text:p text:style-name="P116">HLR service SEND_ROUTING_INFO returns the type of subscriber’s contract, and for a prepaid subscriber also the ISDN address of IN-platforms (without parameters for dialog)</text:p>
          </text:list-item>
          <text:list-item>
            <text:p text:style-name="P107"><text:span text:style-name="T1">HLR service ANY_TIME_SUBSCRIPTION_INTERROGATION</text:span><office:annotation><dc:creator>ROMAN</dc:creator><dc:date>0-00-00T00:00:00</dc:date><text:p text:style-name="P165"><text:span text:style-name="T34">Требует поддержку CAMEL phase 4 в HLR-e</text:span></text:p></office:annotation><text:span text:style-name="T1"> (Note: requires support of CAMEL, phase 4 in HLR) returns the type of subscriber’s contract, and for a prepaid subscriber it also returns ISDN address of IN-platforms (without parameters for dialog).</text:span></text:p>
          </text:list-item>
        </text:list>
        <text:p text:style-name="P25"><text:soft-page-break/>As it can be seen, information for a full-fledged dialog with IN-platform can not be always received from the “subscriber’s provider”. That is why there is an option of setting minimum and additional, depending on manufacturers, parameters in INMan's configuration file.</text:p>
        <text:p text:style-name="P25">“Subscriber’s policy” consists of the following:</text:p>
        <text:list xml:id="list619780184" text:style-name="WW8Num16">
          <text:list-item>
            <text:p text:style-name="P117">Configuration for “subscriber’s provider”</text:p>
          </text:list-item>
          <text:list-item>
            <text:p text:style-name="P108"><text:span text:style-name="T1">Configuration for one or several </text:span><text:span text:style-name="T1">IN-platforms.</text:span></text:p>
          </text:list-item>
        </text:list>
        <text:p text:style-name="P26">In a general case, “subscriber’s policy” is tied to a particular pool of subscriber addresses enabling flexible billing strategy for various masks of numbers. </text:p>
        <text:p text:style-name="Text_20_body"/>
        <text:list xml:id="list98205076" text:continue-list="list721327860" text:style-name="Outline">
          <text:list-item>
            <text:list>
              <text:list-item>
                <text:list>
                  <text:list-item>
                    <text:h text:style-name="Heading_20_3" text:outline-level="3"><text:span text:style-name="T1"><text:s/></text:span><text:bookmark-start text:name="_%2525D0%25259B%2525D0%2525BE%2525D0%252"/><text:span text:style-name="T1">Logic and modes of billing.</text:span><text:bookmark-end text:name="_%2525D0%25259B%2525D0%2525BE%2525D0%252"/></text:h>
                  </text:list-item>
                </text:list>
              </text:list-item>
            </text:list>
          </text:list-item>
        </text:list>
        <text:p text:style-name="P63"><text:span text:style-name="T1">An option of </text:span><text:span text:style-name="T1">assigning billing modes to each type of chargeable message is implemented to enable flexible billing in INMan.</text:span></text:p>
        <text:p text:style-name="P65">By the “type of message” we mean a cluster of DP bearer types and requested billing features (for example, to use “SMS Extra” services).</text:p>
        <text:p text:style-name="P65">At present, there are following types of chargeable messages:</text:p>
        <text:list xml:id="list1348370062" text:style-name="WW8Num17">
          <text:list-item>
            <text:p text:style-name="P142"><text:span text:style-name="T1">SMS – </text:span><text:span text:style-name="T1">regular SMS packet</text:span></text:p>
          </text:list-item>
          <text:list-item>
            <text:p text:style-name="P142"><text:span text:style-name="T1">USSD</text:span><text:span text:style-name="T1"> – regular packet with USSD data</text:span></text:p>
          </text:list-item>
          <text:list-item>
            <text:p text:style-name="P142"><text:span text:style-name="T1">XSMS</text:span><text:span text:style-name="T1"> – SMS packet which uses SMS Extra services</text:span></text:p>
          </text:list-item>
        </text:list>
        <text:p text:style-name="P63"><text:span text:style-name="T1">The following </text:span><text:span text:style-name="T3">modes of billing</text:span><text:span text:style-name="T1"> can be assigned to each type of message:</text:span></text:p>
        <text:list xml:id="list1216352709" text:style-name="WW8Num4">
          <text:list-item>
            <text:p text:style-name="P143"><text:span text:style-name="T1">OFF</text:span><text:span text:style-name="T1"> – billing is forbidden (by default),</text:span></text:p>
          </text:list-item>
          <text:list-item>
            <text:p text:style-name="P144">CDR – charge by creating CDR records</text:p>
          </text:list-item>
          <text:list-item>
            <text:p text:style-name="P144">IN – charge by calling IN-platforms, if not possible, use the secondary mode (CDR or OFF) in accordance with settings specified in the configuration file.</text:p>
          </text:list-item>
        </text:list>
        <text:p text:style-name="P63"><text:span text:style-name="T1">Setting of </text:span><text:span text:style-name="T2">billing modes</text:span><text:span text:style-name="T1"> is done in </text:span><text:a xlink:type="simple" xlink:href="#5.10.1. BillingModes subsection parameters.|outline"><text:span text:style-name="Internet_20_link">Billing.Billing Modes</text:span></text:a><text:span text:style-name="T1">section of INMan configuration file. If some type of message is not set in configuration, the default billing mode (OFF) is assigned to it.</text:span></text:p>
        <text:p text:style-name="P36"><text:span text:style-name="T10">NOTE:</text:span><text:span text:style-name="T1"> SMSC has an option to request unconditional billing form INMan via IN-platforms using smsXSrvsId field in </text:span><text:a xlink:type="simple" xlink:href="#3.3.1. Structure of ChargeSms PDU (0x01 tag)|outline"><text:span text:style-name="Internet_20_link">ChargeSms PDU</text:span></text:a><text:span text:style-name="T1">. <text:s/></text:span></text:p>
        <text:p text:style-name="P65"/>
        <text:p text:style-name="P29"><text:span text:style-name="T1">The following </text:span><text:span text:style-name="T2">billing policies</text:span><text:span text:style-name="T1"> are supported to provide billing separately for submission and delivery of messages: </text:span></text:p>
        <text:list xml:id="list915307284" text:style-name="WW8Num8">
          <text:list-item>
            <text:p text:style-name="P118">ON_SUBMIT – billing on message submission,</text:p>
          </text:list-item>
          <text:list-item>
            <text:p text:style-name="P118">ON_DELIVERY <text:s/>– billing on message delivery,</text:p>
          </text:list-item>
          <text:list-item>
            <text:p text:style-name="P118">ON_DATA_COLLECTED – billing on message delivery, submission of which was previously charged; billing is conducted only via CDR.</text:p>
          </text:list-item>
        </text:list>
        <text:p text:style-name="P29"><text:span text:style-name="T1">Initially INMan supported billing of only senders, i.e. mobile originated (MO) billing, but starting with version 0.6.6, support of recipient billing was introduced (i.e. mobile terminated (MT) billing). The type of <text:s/>billing is assigned by corresponding PDU fields of </text:span><text:a xlink:type="simple" xlink:href="#3.3.1. Structure of ChargeSms PDU (0x01 tag)|outline"><text:span text:style-name="Internet_20_link">ChargeSms</text:span></text:a><text:span text:style-name="T1"> or </text:span><text:a xlink:type="simple" xlink:href="#3.3.4. Structure of DeliveredSmsData PDU (0x04 tag)|outline"><text:span text:style-name="Internet_20_link">DeliveredSmsData</text:span></text:a><text:span text:style-name="T1"> billing protocol.</text:span></text:p>
        <text:p text:style-name="P29"/>
        <text:list xml:id="list1900319259" text:continue-list="list98205076" text:style-name="Outline">
          <text:list-item>
            <text:list>
              <text:list-item>
                <text:list>
                  <text:list-item>
                    <text:h text:style-name="Heading_20_3" text:outline-level="3">Billing of SMS Extra services.</text:h>
                  </text:list-item>
                </text:list>
              </text:list-item>
            </text:list>
          </text:list-item>
        </text:list>
        <text:p text:style-name="P29"><text:span text:style-name="T1">To bill services of SMS Extra, SMSC/USSDC and INMan reach an agreement to identify services via a bit mask, where one bit is allocated to each separate service. SMSC has values of these bits hard-coded into the execution code, although INMan receives them through a special </text:span><text:a xlink:type="simple" xlink:href="#6. Description of SMS Extra services configuration file.|outline">SMS Extra services configuration file</text:a><text:span text:style-name="T1">.</text:span></text:p>
        <text:p text:style-name="P29"><text:soft-page-break/><text:span text:style-name="T1">If SMSC supports additional services of SMS Extra, it adds a mask to the packet of services via </text:span><text:a xlink:type="simple" xlink:href="#2.3.1.Review of INMan-IN interaction protocol|outline"><text:span text:style-name="Internet_20_link">CHARGE_SMS</text:span></text:a><text:span text:style-name="T1"> request to initiate billing. If INMan's </text:span><text:a xlink:type="simple" xlink:href="#5.10.1. BillingModes subsection parameters.|outline"><text:span text:style-name="Internet_20_link">billing mode</text:span></text:a><text:span text:style-name="T1"> specified in the configuration file allows billing, then INMan using this mask specifies a service code and a short number corresponding to the packet of services from </text:span><text:a xlink:type="simple" xlink:href="#6. Description of SMS Extra services configuration file.|outline">configuration file of SMS Extra services</text:a><text:span text:style-name="T1">. Billing of basic SMS messages and SMS Extra services is done according to the type of subscriber’s contract: </text:span></text:p>
        <text:list xml:id="list1591938095" text:style-name="WW8Num22">
          <text:list-item>
            <text:p text:style-name="P119">For postpaid subscribers – CDR record is created on the basis of a basic SMS message, which additionally contains a service code of the packet of services.</text:p>
          </text:list-item>
          <text:list-item>
            <text:p text:style-name="P119">For prepaid subscribers – nothing is done on the basis of basic SMS (it is assumed that it was charged by MSC), except for the case when in the mask of the SMSC packet of services there is a special bit for unconditional billing via IN-platform, and for SMS Extra services a dialog with IN-platform is initiated for which the short number is used as dstSubscriberNumber. <text:line-break/></text:p>
            <text:p text:style-name="P102"><text:span text:style-name="T1">NOTE: starting with version 0.6.10 an optional billing through basic SMS can be set in </text:span><text:a xlink:type="simple" xlink:href="#3. Description of SMS Extra services configuration file.|outline"><text:span text:style-name="Internet_20_link">SMS Extra service configuration file</text:span></text:a><text:span text:style-name="T1">.</text:span></text:p>
          </text:list-item>
        </text:list>
        <text:p text:style-name="P65"/>
        <text:list xml:id="list2157524663" text:continue-list="list1900319259" text:style-name="Outline">
          <text:list-item>
            <text:list>
              <text:list-item>
                <text:list>
                  <text:list-item>
                    <text:h text:style-name="P156" text:outline-level="3"><text:s/>CDR records generation</text:h>
                  </text:list-item>
                </text:list>
              </text:list-item>
            </text:list>
          </text:list-item>
        </text:list>
        <text:p text:style-name="P29"/>
        <text:p text:style-name="P29"><text:span text:style-name="T1">Since CDR (charging data record) format is not standardized and varies for different billing systems, INMan does not create them directly. Instead it creates a so called CSV file containing INMan transactions with necessary data which are converted into the back-end CDR by third-party utilities. CSV file format is described in </text:span><text:a xlink:type="simple" xlink:href="#4.CSV file structure for generation of CDR records.|outline"><text:span text:style-name="Internet_20_link">CSV file structure for CDR records generation.</text:span></text:a><text:span text:style-name="T1"> </text:span></text:p>
        <text:p text:style-name="P39"/>
        <text:list xml:id="list2067088445" text:continue-numbering="true" text:style-name="Outline">
          <text:list-item>
            <text:h text:style-name="Heading_20_1" text:outline-level="1"><text:span text:style-name="T1"><text:s/></text:span><text:bookmark-start text:name="_%2525D0%25259F%2525D1%252580%2525D0%252"/><text:span text:style-name="T1">Protocols of client interaction with </text:span><text:bookmark-end text:name="_%2525D0%25259F%2525D1%252580%2525D0%252"/><text:span text:style-name="T1">INMan</text:span></text:h>
          </text:list-item>
        </text:list>
        <text:p text:style-name="P39"/>
        <text:list xml:id="list72736752" text:continue-numbering="true" text:style-name="Outline">
          <text:list-item>
            <text:list>
              <text:list-item>
                <text:h text:style-name="Heading_20_2" text:outline-level="2"><text:span text:style-name="T1"><text:s/></text:span><text:span text:style-name="T1">General format of INMan client protocols.</text:span></text:h>
              </text:list-item>
            </text:list>
          </text:list-item>
        </text:list>
        <text:p text:style-name="P25">All INMan supported client protocols are based on PDU exchange using TCP/IP transport and have a unified format for packets. All packets consist of two parts: the control header and the PDU content, implemented in the following order:</text:p>
        <text:p text:style-name="P24"/>
        <table:table table:name="Table5" table:style-name="Table5">
          <table:table-column table:style-name="Table5.A"/>
          <table:table-column table:style-name="Table5.B" table:number-columns-repeated="2"/>
          <table:table-column table:style-name="Table5.D"/>
          <table:table-column table:style-name="Table5.E"/>
          <table:table-row table:style-name="Table5.1">
            <table:table-cell table:style-name="Table5.A1" office:value-type="string">
              <text:p text:style-name="P53">Uint32</text:p>
            </table:table-cell>
            <table:table-cell table:style-name="Table5.A1" office:value-type="string">
              <text:p text:style-name="P53">Uint16</text:p>
            </table:table-cell>
            <table:table-cell table:style-name="Table5.A1" office:value-type="string">
              <text:p text:style-name="P53">Uint16</text:p>
            </table:table-cell>
            <table:table-cell table:style-name="Table5.A1" office:value-type="string">
              <text:p text:style-name="P53"/>
            </table:table-cell>
            <table:table-cell table:style-name="Table5.E1" office:value-type="string">
              <text:p text:style-name="P53"/>
            </table:table-cell>
          </table:table-row>
          <table:table-row table:style-name="Table5.1">
            <table:table-cell table:style-name="Table5.A1" office:value-type="string">
              <text:p text:style-name="P53">Packet length</text:p>
            </table:table-cell>
            <table:table-cell table:style-name="Table5.A1" office:value-type="string">
              <text:p text:style-name="P53">PDU tag</text:p>
            </table:table-cell>
            <table:table-cell table:style-name="Table5.A1" office:value-type="string">
              <text:p text:style-name="P53">Header format </text:p>
            </table:table-cell>
            <table:table-cell table:style-name="Table5.A1" office:value-type="string">
              <text:p text:style-name="P53">Header content</text:p>
            </table:table-cell>
            <table:table-cell table:style-name="Table5.E1" office:value-type="string">
              <text:p text:style-name="P53">PDU content</text:p>
            </table:table-cell>
          </table:table-row>
        </table:table>
        <text:p text:style-name="Text_20_body"/>
        <text:p text:style-name="Text_20_body"><text:span text:style-name="T1">where</text:span>:</text:p>
        <text:list xml:id="list1846939123" text:style-name="WW8Num20">
          <text:list-item>
            <text:p text:style-name="P103"><text:span text:style-name="T1">Packet</text:span><text:span text:style-name="T1"> length – the length of the whole packet in octets. </text:span></text:p>
          </text:list-item>
          <text:list-item>
            <text:p text:style-name="P120">PDU tag – PDU identifier, which specifies selected communication protocol (for example, billing), as well as the packet contents</text:p>
          </text:list-item>
          <text:list-item>
            <text:p text:style-name="P103"><text:span text:style-name="T1">Header</text:span><text:span text:style-name="T1"> format – format of the control header <text:s/></text:span></text:p>
          </text:list-item>
          <text:list-item>
            <text:p text:style-name="P103"><text:span text:style-name="T1">Header</text:span><text:span text:style-name="T1"> content <text:s/>– content of the control header implemented according to its format <text:s/></text:span></text:p>
          </text:list-item>
          <text:list-item>
            <text:p text:style-name="P120">PDU content – implemented PDU content </text:p>
            <text:p text:style-name="P153"/>
          </text:list-item>
        </text:list>
        <text:list xml:id="list1206258667" text:continue-list="list72736752" text:style-name="Outline">
          <text:list-item>
            <text:list>
              <text:list-item>
                <text:list>
                  <text:list-item>
                    <text:h text:style-name="P156" text:outline-level="3"><text:s/>Deployed data types and their transmission formats</text:h>
                  </text:list-item>
                </text:list>
              </text:list-item>
            </text:list>
          </text:list-item>
        </text:list>
        <text:p text:style-name="P25">The following data types are used in TCP/IP protocols which are supported by INMan</text:p>
        <text:list xml:id="list1069179784" text:style-name="WW8Num21">
          <text:list-item>
            <text:p text:style-name="P121">Boolean<text:tab/>- transmitted as one octet, zero means false, <text:s/>any non-zero value – true;<text:line-break/>thereafter in the text it is referred to as Bool</text:p>
          </text:list-item>
          <text:list-item>
            <text:p text:style-name="P121"><text:soft-page-break/>Sign-less Integers (8, 16, 32, 64 bits) – sign-less integers with various maximum values, transmitted as specific number of octets (1, 2, 4, 8) in network byte order;<text:line-break/>thereafter referred to as UInt8, UInt16, UInt32, UInt64</text:p>
          </text:list-item>
          <text:list-item>
            <text:p text:style-name="P121">Signed Integers (16, 32 bits) – signed integers with various maximum/minimum values, transmitted as specific number of octets (2, 4) in network byte order; <text:line-break/>thereafter referred to as Int16, Int32</text:p>
          </text:list-item>
          <text:list-item>
            <text:p text:style-name="P121">TimeT – a signed integer storing time in seconds (32bit)</text:p>
          </text:list-item>
          <text:list-item>
            <text:p text:style-name="P104"><text:span text:style-name="T1">Variable length strings – a sequence of octets of any length which are transmitted with a length prefix which is coded as follows. The length is a sign-less whole number represented by a minimal number of bits, multiple of 7, grouped in 7-bit groups which are transmitted from smaller to greater, in octets, where a charged greater bit is a sign that it is not the last octet of the length prefix:<text:line-break/>this way, the lengths up to 127 are coded as one octet with zero greater bit, lengths from 128 to 16383 - as two octets with a charged 8</text:span><text:span text:style-name="T29">th</text:span><text:span text:style-name="T1"> bit in the first octet and zero in the second octet, etc;<text:line-break/>correspondingly, a blank String is transmitted as one zero octet;<text:line-break/>thereafter referred to as VarString</text:span></text:p>
          </text:list-item>
        </text:list>
        <text:p text:style-name="P24"/>
        <text:list xml:id="list1551147016" text:continue-list="list1206258667" text:style-name="Outline">
          <text:list-item>
            <text:list>
              <text:list-item>
                <text:h text:style-name="P155" text:outline-level="2"><text:s/>Review of billing protocol for SMS/USSD messages (USSDC-INMAN).</text:h>
              </text:list-item>
            </text:list>
          </text:list-item>
        </text:list>
        <text:p text:style-name="P25">Current protocol is used by INMan for interaction with its clients which need to have to charge services on submission/receipt of SMS/USSD messages. The protocol uses a unified format for INMan's TCP/IP connections.</text:p>
        <text:p text:style-name="P24">To interact with INMan, clients have to initiate a transport connection. After the connection is established, PDU can be exchanged.</text:p>
        <text:p text:style-name="P18">The protocol specifies the following protocol unit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5">Name </text:p>
            </table:table-cell>
            <table:table-cell table:style-name="Table6.A1" office:value-type="string">
              <text:p text:style-name="P15">Transmission direction </text:p>
            </table:table-cell>
            <table:table-cell table:style-name="Table6.C1" office:value-type="string">
              <text:p text:style-name="P15">Description</text:p>
            </table:table-cell>
          </table:table-row>
          <table:table-row table:style-name="Table6.1">
            <table:table-cell table:style-name="Table6.A2" office:value-type="string">
              <text:p text:style-name="P17"><text:a xlink:type="simple" xlink:href="#3.3.1. Structure of ChargeSms PDU (0x01 tag)|outline">ChargeSms</text:a></text:p>
            </table:table-cell>
            <table:table-cell table:style-name="Table6.A2" office:value-type="string">
              <text:p text:style-name="P16">From client to INMan</text:p>
            </table:table-cell>
            <table:table-cell table:style-name="Table6.C2" office:value-type="string">
              <text:p text:style-name="P16">Requests service</text:p>
            </table:table-cell>
          </table:table-row>
          <table:table-row table:style-name="Table6.1">
            <table:table-cell table:style-name="Table6.A2" office:value-type="string">
              <text:p text:style-name="P17"><text:a xlink:type="simple" xlink:href="#3.3.2. Structure of ChargeSmsResult PDU (0x02 tag)|outline"><text:span text:style-name="Internet_20_link">ChargeSmsResult</text:span></text:a></text:p>
            </table:table-cell>
            <table:table-cell table:style-name="Table6.A2" office:value-type="string">
              <text:p text:style-name="P17"><text:span text:style-name="T1">From INMan</text:span> <text:span text:style-name="T1">to client</text:span></text:p>
            </table:table-cell>
            <table:table-cell table:style-name="Table6.C2" office:value-type="string">
              <text:p text:style-name="P16">Permits/denies service</text:p>
            </table:table-cell>
          </table:table-row>
          <table:table-row table:style-name="Table6.1">
            <table:table-cell table:style-name="Table6.A2" office:value-type="string">
              <text:p text:style-name="P17"><text:a xlink:type="simple" xlink:href="#3.3.3. Structure of DeliverySmsResult PDU (0x03 tag)|outline"><text:span text:style-name="Internet_20_link">DeliverySmsResult</text:span></text:a></text:p>
            </table:table-cell>
            <table:table-cell table:style-name="Table6.A2" office:value-type="string">
              <text:p text:style-name="P16">From client to INMan</text:p>
            </table:table-cell>
            <table:table-cell table:style-name="Table6.C2" office:value-type="string">
              <text:p text:style-name="P16">Informs about the status of service being provided</text:p>
            </table:table-cell>
          </table:table-row>
          <table:table-row table:style-name="Table6.1">
            <table:table-cell table:style-name="Table6.A2" office:value-type="string">
              <text:p text:style-name="P17"><text:a xlink:type="simple" xlink:href="#3.3.4. Structure of DeliveredSmsData PDU (0x04 tag)|outline"><text:span text:style-name="Internet_20_link">DeliveredSmsData</text:span></text:a></text:p>
            </table:table-cell>
            <table:table-cell table:style-name="Table6.A2" office:value-type="string">
              <text:p text:style-name="P16">From client to INMan</text:p>
            </table:table-cell>
            <table:table-cell table:style-name="Table6.C2" office:value-type="string">
              <text:p text:style-name="P16">Informs that service has been provided and should be billed</text:p>
            </table:table-cell>
          </table:table-row>
        </table:table>
        <text:p text:style-name="Text_20_body"/>
        <text:list xml:id="list82601775" text:continue-numbering="true" text:style-name="Outline">
          <text:list-item>
            <text:list>
              <text:list-item>
                <text:list>
                  <text:list-item>
                    <text:h text:style-name="P156" text:outline-level="3">Interaction description</text:h>
                  </text:list-item>
                </text:list>
              </text:list-item>
            </text:list>
          </text:list-item>
        </text:list>
        <text:p text:style-name="P64">Listed protocol units are used for establishing a dialog during service provision in order to charge the service. In the beginning of a dialog, the client requests an option of service provision, and after the client receives permission, it begins service provision (for example, message delivery) with further status notification. If the service provision is denied then there is no need for notification.</text:p>
        <text:p text:style-name="P64">In the case when one of the sides has encountered an error while receiving PDU, preventing further interaction, then this side should initiate closing of the current connection and establish a new one. </text:p>
        <text:p text:style-name="P62"/>
        <text:list xml:id="list1075794619" text:continue-numbering="true" text:style-name="Outline">
          <text:list-item>
            <text:list>
              <text:list-item>
                <text:list>
                  <text:list-item>
                    <text:list>
                      <text:list-item>
                        <text:h text:style-name="Heading_20_4" text:outline-level="4"><text:soft-page-break/><text:span text:style-name="T1"><text:s/></text:span><text:span text:style-name="T1">Interaction scenario (service provision is permitted)</text:span></text:h>
                      </text:list-item>
                    </text:list>
                  </text:list-item>
                </text:list>
              </text:list-item>
            </text:list>
          </text:list-item>
        </text:list>
        <text:p text:style-name="Text_20_body"><draw:frame draw:style-name="fr1" draw:name="graphics4" text:anchor-type="as-char" svg:width="3.7583in" svg:height="1.789in" draw:z-index="8"><draw:image xlink:href="Pictures/20000055000143990000BADDE28C854C.wmf" xlink:type="simple" xlink:show="embed" xlink:actuate="onLoad"/></draw:frame></text:p>
        <text:list xml:id="list658036537" text:continue-numbering="true" text:style-name="Outline">
          <text:list-item>
            <text:list>
              <text:list-item>
                <text:list>
                  <text:list-item>
                    <text:list>
                      <text:list-item>
                        <text:h text:style-name="P157" text:outline-level="4"><text:s/>Interaction scenario (service provision is denied)</text:h>
                      </text:list-item>
                    </text:list>
                  </text:list-item>
                </text:list>
              </text:list-item>
            </text:list>
          </text:list-item>
        </text:list>
        <text:p text:style-name="Text_20_body"><draw:frame draw:style-name="fr1" draw:name="graphics5" text:anchor-type="as-char" svg:width="3.5744in" svg:height="1.2925in" draw:z-index="11"><draw:image xlink:href="Pictures/2000004500014399000086FB16965B08.wmf" xlink:type="simple" xlink:show="embed" xlink:actuate="onLoad"/></draw:frame></text:p>
        <text:p text:style-name="Text_20_body"/>
        <text:list xml:id="list2165268232" text:continue-numbering="true" text:style-name="Outline">
          <text:list-item>
            <text:list>
              <text:list-item>
                <text:list>
                  <text:list-item>
                    <text:list>
                      <text:list-item>
                        <text:h text:style-name="P157" text:outline-level="4"><text:s/>Interaction scenario (to charge provided service)</text:h>
                      </text:list-item>
                    </text:list>
                  </text:list-item>
                </text:list>
              </text:list-item>
            </text:list>
          </text:list-item>
        </text:list>
        <text:p text:style-name="P30"><draw:g text:anchor-type="as-char" svg:y="0in" draw:z-index="1" draw:style-name="gr1"><draw:custom-shape draw:style-name="gr2" draw:text-style-name="P166" svg:width="3.0748in" svg:height="1.1358in" svg:x="0in" svg:y="0in"><text:p/><draw:enhanced-geometry svg:viewBox="0 0 21600 21600" draw:type="rectangle" draw:enhanced-path="M 0 0 L 21600 0 21600 21600 0 21600 0 0 Z N"/></draw:custom-shape><draw:custom-shape draw:style-name="gr3" draw:text-style-name="P166" svg:width="0.8197in" svg:height="0.2425in" svg:x="0in" svg:y="0.0307in"><text:p/><draw:enhanced-geometry svg:viewBox="0 0 21600 21600" draw:type="rectangle" draw:enhanced-path="M 0 0 L 21600 0 21600 21600 0 21600 0 0 Z N"/></draw:custom-shape><draw:custom-shape draw:style-name="gr4" draw:text-style-name="P166" svg:width="0.8197in" svg:height="0.2425in" svg:x="0in" svg:y="0.0307in"><text:p/><draw:enhanced-geometry svg:viewBox="0 0 21600 21600" draw:type="rectangle" draw:enhanced-path="M 0 0 L 21600 0 21600 21600 0 21600 0 0 Z N"/></draw:custom-shape><draw:frame draw:style-name="gr5" draw:text-style-name="P165" svg:width="0.6307in" svg:height="0.4134in" svg:x="0.0866in" svg:y="0.0409in"><draw:text-box><text:p text:style-name="P165"><text:span text:style-name="T35">USSDC</text:span></text:p><text:p text:style-name="P165"><text:span text:style-name="T35"/></text:p></draw:text-box></draw:frame><draw:custom-shape draw:style-name="gr3" draw:text-style-name="P166" svg:width="0.7433in" svg:height="0.2425in" svg:x="2.3146in" svg:y="0.0307in"><text:p/><draw:enhanced-geometry svg:viewBox="0 0 21600 21600" draw:type="rectangle" draw:enhanced-path="M 0 0 L 21600 0 21600 21600 0 21600 0 0 Z N"/></draw:custom-shape><draw:custom-shape draw:style-name="gr4" draw:text-style-name="P166" svg:width="0.7433in" svg:height="0.2425in" svg:x="2.3146in" svg:y="0.0307in"><text:p/><draw:enhanced-geometry svg:viewBox="0 0 21600 21600" draw:type="rectangle" draw:enhanced-path="M 0 0 L 21600 0 21600 21600 0 21600 0 0 Z N"/></draw:custom-shape><draw:frame draw:style-name="gr5" draw:text-style-name="P165" svg:width="0.5303in" svg:height="0.4134in" svg:x="2.4146in" svg:y="0.0409in"><draw:text-box><text:p text:style-name="P165"><text:span text:style-name="T35">INMan</text:span></text:p><text:p text:style-name="P165"><text:span text:style-name="T35"/></text:p></draw:text-box></draw:frame><draw:line draw:style-name="gr6" draw:text-style-name="P167" svg:x1="0.411in" svg:y1="0.7673in" svg:x2="2.55in" svg:y2="0.7673in"><text:p/></draw:line><draw:custom-shape draw:style-name="gr7" draw:text-style-name="P166" svg:width="0.1453in" svg:height="0.0969in" svg:x="2.5402in" svg:y="0.7181in"><text:p/><draw:enhanced-geometry svg:viewBox="0 0 212 142" draw:type="non-primitive" draw:enhanced-path="M 0 0 L 212 71 0 142 0 0 Z N"/></draw:custom-shape><draw:custom-shape draw:style-name="gr3" draw:text-style-name="P166" svg:width="1.5496in" svg:height="0.1559in" svg:x="0.7681in" svg:y="0.689in"><text:p/><draw:enhanced-geometry svg:viewBox="0 0 21600 21600" draw:type="rectangle" draw:enhanced-path="M 0 0 L 21600 0 21600 21600 0 21600 0 0 Z N"/></draw:custom-shape><draw:frame draw:style-name="gr5" draw:text-style-name="P165" svg:width="1.2106in" svg:height="0.1657in" svg:x="0.9839in" svg:y="0.7492in"><draw:text-box><text:p text:style-name="P165"><text:span text:style-name="T36">DeliveredSmsData</text:span></text:p></draw:text-box></draw:frame><draw:line draw:style-name="gr6" draw:text-style-name="P167" svg:x1="0.411in" svg:y1="0.2752in" svg:x2="0.411in" svg:y2="1.1354in"><text:p/></draw:line><draw:line draw:style-name="gr6" draw:text-style-name="P167" svg:x1="2.6874in" svg:y1="0.2752in" svg:x2="2.6874in" svg:y2="1.1354in"><text:p/></draw:line></draw:g></text:p>
        <text:p text:style-name="Text_20_body"/>
        <text:list xml:id="list312971064" text:continue-numbering="true" text:style-name="Outline">
          <text:list-item>
            <text:list>
              <text:list-item>
                <text:list>
                  <text:list-item>
                    <text:h text:style-name="Heading_20_3" text:outline-level="3"><text:s/><text:span text:style-name="T1">Protocol’s asynchrony </text:span></text:h>
                  </text:list-item>
                </text:list>
              </text:list-item>
            </text:list>
          </text:list-item>
        </text:list>
        <text:p text:style-name="P24">The protocol specifies operation sequence only within a framework of one dialog. A client may initiate several parallel dialogs. Belonging of a protocol unit to one or another dialog is monitored using a special field in the packet control header, a value for which is set by the client during initiation of INMan dialog.</text:p>
        <text:list xml:id="list462392865" text:continue-numbering="true" text:style-name="Outline">
          <text:list-item>
            <text:list>
              <text:list-item>
                <text:list>
                  <text:list-item>
                    <text:h text:style-name="Heading_20_3" text:outline-level="3"><text:span text:style-name="T1"><text:s/></text:span><text:span text:style-name="T1">Description of PDU format</text:span> </text:h>
                  </text:list-item>
                </text:list>
              </text:list-item>
            </text:list>
          </text:list-item>
        </text:list>
        <text:p text:style-name="Text_20_body"><text:span text:style-name="T1">All packets of the billing protocol have a unified control header with 0x01 format identifier and with </text:span><text:a xlink:type="simple" xlink:href="#3.4.1. Protocol’s asynchrony|outline"><text:span text:style-name="Internet_20_link">INMan dialog identifier</text:span></text:a><text:span text:style-name="T1">. This way, all packets have the following structure in accordance with the </text:span><text:a xlink:type="simple" xlink:href="#2.3.1.Review of INMan-IN interaction protocol|outline"><text:span text:style-name="Internet_20_link">general format of packet protocols</text:span></text:a><text:span text:style-name="T1">: </text:span></text:p>
        <table:table table:name="Table7" table:style-name="Table7">
          <table:table-column table:style-name="Table7.A"/>
          <table:table-column table:style-name="Table7.B" table:number-columns-repeated="2"/>
          <table:table-column table:style-name="Table7.D"/>
          <table:table-column table:style-name="Table7.E"/>
          <table:table-row table:style-name="Table7.1">
            <table:table-cell table:style-name="Table7.A1" office:value-type="string">
              <text:p text:style-name="P53">Uint32</text:p>
            </table:table-cell>
            <table:table-cell table:style-name="Table7.A1" office:value-type="string">
              <text:p text:style-name="P53">Uint16</text:p>
            </table:table-cell>
            <table:table-cell table:style-name="Table7.A1" office:value-type="string">
              <text:p text:style-name="P53">Uint16</text:p>
            </table:table-cell>
            <table:table-cell table:style-name="Table7.A1" office:value-type="string">
              <text:p text:style-name="P53">Uint32</text:p>
            </table:table-cell>
            <table:table-cell table:style-name="Table7.E1" office:value-type="string">
              <text:p text:style-name="P53"/>
            </table:table-cell>
          </table:table-row>
          <table:table-row table:style-name="Table7.1">
            <table:table-cell table:style-name="Table7.A1" office:value-type="string">
              <text:p text:style-name="P53">Packet length</text:p>
            </table:table-cell>
            <table:table-cell table:style-name="Table7.A1" office:value-type="string">
              <text:p text:style-name="P53">PDU tag </text:p>
            </table:table-cell>
            <table:table-cell table:style-name="Table7.A1" office:value-type="string">
              <text:p text:style-name="P53">0x01</text:p>
            </table:table-cell>
            <table:table-cell table:style-name="Table7.A1" office:value-type="string">
              <text:p text:style-name="P53">Dialog Id </text:p>
            </table:table-cell>
            <table:table-cell table:style-name="Table7.E1" office:value-type="string">
              <text:p text:style-name="P53">PDU content</text:p>
            </table:table-cell>
          </table:table-row>
        </table:table>
        <text:p text:style-name="Text_20_body"/>
        <text:p text:style-name="Text_20_body"><text:span text:style-name="T1">where</text:span>:</text:p>
        <text:list xml:id="list376897078" text:style-name="WW8Num27">
          <text:list-item>
            <text:p text:style-name="P126"><text:span text:style-name="T1">Packet</text:span><text:span text:style-name="T1"> length – the length of the whole packet in octets</text:span></text:p>
          </text:list-item>
          <text:list-item>
            <text:p text:style-name="P126"><text:span text:style-name="T1">PDU</text:span><text:span text:style-name="T1"> tag – PDU tag of the billing protocol:</text:span></text:p>
            <text:list>
              <text:list-item>
                <text:p text:style-name="P129"><text:span text:style-name="T1">0x01</text:span> - <text:a xlink:type="simple" xlink:href="#3.3.1. Structure of ChargeSms PDU (0x01 tag)|outline"><text:span text:style-name="Internet_20_link">ChargeSms</text:span></text:a> </text:p>
              </text:list-item>
              <text:list-item>
                <text:p text:style-name="P129"><text:span text:style-name="T1">0x02</text:span> - <text:a xlink:type="simple" xlink:href="#3.3.2. Structure of ChargeSmsResult PDU (0x02 tag)|outline">ChargeSmsResult</text:a><text:span text:style-name="T1"> </text:span></text:p>
              </text:list-item>
              <text:list-item>
                <text:p text:style-name="P129"><text:soft-page-break/><text:span text:style-name="T1">0x03</text:span> - <text:a xlink:type="simple" xlink:href="#3.3.3. Structure of DeliverySmsResult PDU (0x03 tag)|outline"><text:span text:style-name="Internet_20_link">DeliverySmsResult</text:span></text:a></text:p>
              </text:list-item>
              <text:list-item>
                <text:p text:style-name="P129"><text:span text:style-name="T1">0x04 - </text:span><text:a xlink:type="simple" xlink:href="#3.3.4. Structure of DeliveredSmsData PDU (0x04 tag)|outline"><text:span text:style-name="Internet_20_link">DeliveredSmsData</text:span></text:a></text:p>
              </text:list-item>
            </text:list>
          </text:list-item>
          <text:list-item>
            <text:p text:style-name="P105"><text:span text:style-name="T1">Dialog Id – unique identifier of SMSC </text:span><text:span text:style-name="T30"></text:span><text:span text:style-name="T1"> INMan dialog, specified by SMSC for provision of asynchrony of its requests.</text:span></text:p>
          </text:list-item>
        </text:list>
        <text:p text:style-name="P29"><text:span text:style-name="T1">Detailed description of all PDU content can be found in </text:span><text:a xlink:type="simple" xlink:href="#3.5.Structure of PDU of protocol for determining subscriber’s contract type.|outline"><text:span text:style-name="Internet_20_link">PDU structure of the billing protocol of SMS/USSD messages</text:span></text:a><text:span text:style-name="T1">.</text:span></text:p>
        <text:p text:style-name="P24"/>
        <text:list xml:id="list1196384621" text:continue-list="list462392865" text:style-name="Outline">
          <text:list-item>
            <text:list>
              <text:list-item>
                <text:h text:style-name="P155" text:outline-level="2"><text:s/>PDU structure of the billing protocol for SMS/USSD messages.</text:h>
              </text:list-item>
            </text:list>
          </text:list-item>
        </text:list>
        <text:p text:style-name="P24"/>
        <text:list xml:id="list1891794550" text:continue-numbering="true" text:style-name="Outline">
          <text:list-item>
            <text:list>
              <text:list-item>
                <text:list>
                  <text:list-item>
                    <text:h text:style-name="Heading_20_3" text:outline-level="3"><text:span text:style-name="T1"><text:s/></text:span><text:span text:style-name="T1">Structure of ChargeSms PDU (0x01 tag)</text:span></text:h>
                  </text:list-item>
                </text:list>
              </text:list-item>
            </text:list>
          </text:list-item>
        </text:list>
        <text:p text:style-name="P24"/>
        <text:p text:style-name="P24">Current PDU contains data for dialog initiation with IN-platforms and data for CDR generation.</text:p>
        <text:p text:style-name="P24"/>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3">Field</text:p>
            </table:table-cell>
            <table:table-cell table:style-name="Table8.A1" office:value-type="string">
              <text:p text:style-name="P53">Type</text:p>
            </table:table-cell>
            <table:table-cell table:style-name="Table8.A1" office:value-type="string">
              <text:p text:style-name="P53">Length</text:p>
            </table:table-cell>
            <table:table-cell table:style-name="Table8.D1" office:value-type="string">
              <text:p text:style-name="P53">Description</text:p>
            </table:table-cell>
          </table:table-row>
          <table:table-row table:style-name="Table8.1">
            <table:table-cell table:style-name="Table8.A2" table:number-columns-spanned="4" office:value-type="string">
              <text:p text:style-name="P50">Command boxes</text:p>
            </table:table-cell>
            <table:covered-table-cell/>
            <table:covered-table-cell/>
            <table:covered-table-cell/>
          </table:table-row>
          <table:table-row table:style-name="Table8.1">
            <table:table-cell table:style-name="Table8.A3" office:value-type="string">
              <text:p text:style-name="P53">mtBill</text:p>
            </table:table-cell>
            <table:table-cell table:style-name="Table8.A3" office:value-type="string">
              <text:p text:style-name="P53">Bool</text:p>
            </table:table-cell>
            <table:table-cell table:style-name="Table8.A3" office:value-type="string">
              <text:p text:style-name="P53">1</text:p>
            </table:table-cell>
            <table:table-cell table:style-name="Table8.A2" office:value-type="string">
              <text:p text:style-name="P59"><text:span text:style-name="T1">Flag of billing type</text:span><text:span text:style-name="T1">: 0x00 – MO, else - MT</text:span></text:p>
            </table:table-cell>
          </table:table-row>
          <table:table-row table:style-name="Table8.1">
            <table:table-cell table:style-name="Table8.A3" office:value-type="string">
              <text:p text:style-name="P59">smsXSrvsId</text:p>
            </table:table-cell>
            <table:table-cell table:style-name="Table8.A3" office:value-type="string">
              <text:p text:style-name="P53">UInt32</text:p>
            </table:table-cell>
            <table:table-cell table:style-name="Table8.A3" office:value-type="string">
              <text:p text:style-name="P53">4</text:p>
            </table:table-cell>
            <table:table-cell table:style-name="Table8.A2" office:value-type="string">
              <text:p text:style-name="P44"><text:span text:style-name="T1">Joint mask of rendered </text:span><text:a xlink:type="simple" xlink:href="#6. Description of SMS Extra services configuration file.|outline"><text:span text:style-name="Internet_20_link">SMS Extra services</text:span></text:a><text:span text:style-name="T1"> and special billing flags:</text:span></text:p>
              <text:p text:style-name="P46"><text:span text:style-name="T1">0x40000000 – unconditioned billing via IN-platform regardless of parameters of </text:span><text:a xlink:type="simple" xlink:href="#2.11. BillingModes subsection parameters.|outline"><text:span text:style-name="Internet_20_link">Billing.billMode</text:span></text:a><text:span text:style-name="T1"> in configuration file. </text:span></text:p>
            </table:table-cell>
          </table:table-row>
          <table:table-row table:style-name="Table8.1">
            <table:table-cell table:style-name="Table8.A2" table:number-columns-spanned="4" office:value-type="string">
              <text:p text:style-name="P47"><text:span text:style-name="T1">Data for </text:span><text:span text:style-name="T1">IN-platforms dialog </text:span></text:p>
            </table:table-cell>
            <table:covered-table-cell/>
            <table:covered-table-cell/>
            <table:covered-table-cell/>
          </table:table-row>
          <table:table-row table:style-name="Table8.1">
            <table:table-cell table:style-name="Table8.A3" office:value-type="string">
              <text:p text:style-name="P53">dstSubscriberNumber</text:p>
            </table:table-cell>
            <table:table-cell table:style-name="Table8.A3" office:value-type="string">
              <text:p text:style-name="P53">VarString</text:p>
            </table:table-cell>
            <table:table-cell table:style-name="Table8.A3" office:value-type="string">
              <text:p text:style-name="P53">1 – 21</text:p>
            </table:table-cell>
            <table:table-cell table:style-name="Table8.A2" office:value-type="string">
              <text:p text:style-name="P53">Recipient’s address</text:p>
            </table:table-cell>
          </table:table-row>
          <table:table-row table:style-name="Table8.1">
            <table:table-cell table:style-name="Table8.A3" office:value-type="string">
              <text:p text:style-name="P53">callingPartyNumber</text:p>
            </table:table-cell>
            <table:table-cell table:style-name="Table8.A3" office:value-type="string">
              <text:p text:style-name="P53">VarString</text:p>
            </table:table-cell>
            <table:table-cell table:style-name="Table8.A3" office:value-type="string">
              <text:p text:style-name="P53">1 – 21</text:p>
            </table:table-cell>
            <table:table-cell table:style-name="Table8.A2" office:value-type="string">
              <text:p text:style-name="P53">Sender’s address</text:p>
            </table:table-cell>
          </table:table-row>
          <table:table-row table:style-name="Table8.1">
            <table:table-cell table:style-name="Table8.A3" office:value-type="string">
              <text:p text:style-name="P59">callingImsi</text:p>
            </table:table-cell>
            <table:table-cell table:style-name="Table8.A3" office:value-type="string">
              <text:p text:style-name="P53">VarString</text:p>
            </table:table-cell>
            <table:table-cell table:style-name="Table8.A3" office:value-type="string">
              <text:p text:style-name="P59">1 –<text:span text:style-name="T1"> 21</text:span></text:p>
            </table:table-cell>
            <table:table-cell table:style-name="Table8.A2" office:value-type="string">
              <text:p text:style-name="P59"><text:span text:style-name="T1">Sender’s </text:span><text:span text:style-name="T1">IMSI</text:span></text:p>
            </table:table-cell>
          </table:table-row>
          <table:table-row table:style-name="Table8.1">
            <table:table-cell table:style-name="Table8.A3" office:value-type="string">
              <text:p text:style-name="P59">smscAddress</text:p>
            </table:table-cell>
            <table:table-cell table:style-name="Table8.A3" office:value-type="string">
              <text:p text:style-name="P53">VarString</text:p>
            </table:table-cell>
            <table:table-cell table:style-name="Table8.A3" office:value-type="string">
              <text:p text:style-name="P59">1 –<text:span text:style-name="T1"> 21</text:span></text:p>
            </table:table-cell>
            <table:table-cell table:style-name="Table8.A2" office:value-type="string">
              <text:p text:style-name="P59"><text:span text:style-name="T1">Recipient’s </text:span><text:span text:style-name="T1">SMSC</text:span> <text:span text:style-name="T1">address </text:span></text:p>
            </table:table-cell>
          </table:table-row>
          <table:table-row table:style-name="Table8.1">
            <table:table-cell table:style-name="Table8.A3" office:value-type="string">
              <text:p text:style-name="P59">submitTimeTZ</text:p>
            </table:table-cell>
            <table:table-cell table:style-name="Table8.A3" office:value-type="string">
              <text:p text:style-name="P53">TimeT</text:p>
            </table:table-cell>
            <table:table-cell table:style-name="Table8.A3" office:value-type="string">
              <text:p text:style-name="P53">4</text:p>
            </table:table-cell>
            <table:table-cell table:style-name="Table8.A2" office:value-type="string">
              <text:p text:style-name="P59"><text:span text:style-name="T1">Time of message s</text:span><text:span text:style-name="T1">ubmission</text:span></text:p>
            </table:table-cell>
          </table:table-row>
          <table:table-row table:style-name="Table8.1">
            <table:table-cell table:style-name="Table8.A3" office:value-type="string">
              <text:p text:style-name="P59">tpShortMessageSpecificInfo</text:p>
            </table:table-cell>
            <table:table-cell table:style-name="Table8.A3" office:value-type="string">
              <text:p text:style-name="P53">UInt8</text:p>
            </table:table-cell>
            <table:table-cell table:style-name="Table8.A3" office:value-type="string">
              <text:p text:style-name="P53">1</text:p>
            </table:table-cell>
            <table:table-cell table:style-name="Table8.A2" office:value-type="string">
              <text:p text:style-name="P3"><text:span text:style-name="T1">First octet of short message</text:span><text:span text:style-name="T1"> TPDU <text:s/>(3GPP TS 23.040)</text:span></text:p>
              <text:p text:style-name="P9"/>
            </table:table-cell>
          </table:table-row>
          <table:table-row table:style-name="Table8.1">
            <table:table-cell table:style-name="Table8.A3" office:value-type="string">
              <text:p text:style-name="P53">tpProtocolIdentifier</text:p>
            </table:table-cell>
            <table:table-cell table:style-name="Table8.A3" office:value-type="string">
              <text:p text:style-name="P53">UInt8</text:p>
            </table:table-cell>
            <table:table-cell table:style-name="Table8.A3" office:value-type="string">
              <text:p text:style-name="P53">1</text:p>
            </table:table-cell>
            <table:table-cell table:style-name="Table8.A2" office:value-type="string">
              <text:p text:style-name="P59"><text:span text:style-name="T1">Protocol identifier from </text:span><text:span text:style-name="T1">short message TPDU <text:s/></text:span></text:p>
            </table:table-cell>
          </table:table-row>
          <table:table-row table:style-name="Table8.1">
            <table:table-cell table:style-name="Table8.A3" office:value-type="string">
              <text:p text:style-name="P53">tpDataCodingScheme</text:p>
            </table:table-cell>
            <table:table-cell table:style-name="Table8.A3" office:value-type="string">
              <text:p text:style-name="P53">UInt8</text:p>
            </table:table-cell>
            <table:table-cell table:style-name="Table8.A3" office:value-type="string">
              <text:p text:style-name="P53">1</text:p>
            </table:table-cell>
            <table:table-cell table:style-name="Table8.A2" office:value-type="string">
              <text:p text:style-name="P53">DCS from short message TPDU <text:s/></text:p>
            </table:table-cell>
          </table:table-row>
          <table:table-row table:style-name="Table8.1">
            <table:table-cell table:style-name="Table8.A3" office:value-type="string">
              <text:p text:style-name="P53">tpValidityPeriod</text:p>
            </table:table-cell>
            <table:table-cell table:style-name="Table8.A3" office:value-type="string">
              <text:p text:style-name="P53">TimeT</text:p>
            </table:table-cell>
            <table:table-cell table:style-name="Table8.A3" office:value-type="string">
              <text:p text:style-name="P53">4</text:p>
            </table:table-cell>
            <table:table-cell table:style-name="Table8.A2" office:value-type="string">
              <text:p text:style-name="P53">Message life-time in seconds</text:p>
            </table:table-cell>
          </table:table-row>
          <table:table-row table:style-name="Table8.1">
            <table:table-cell table:style-name="Table8.A3" office:value-type="string">
              <text:p text:style-name="P53">locationInformationMSC</text:p>
            </table:table-cell>
            <table:table-cell table:style-name="Table8.A3" office:value-type="string">
              <text:p text:style-name="P53">VarString</text:p>
            </table:table-cell>
            <table:table-cell table:style-name="Table8.A3" office:value-type="string">
              <text:p text:style-name="P53">1 – 21</text:p>
            </table:table-cell>
            <table:table-cell table:style-name="Table8.A2" office:value-type="string">
              <text:p text:style-name="P53">Number of commutator in which coverage sender is located. </text:p>
            </table:table-cell>
          </table:table-row>
          <table:table-row table:style-name="Table8.1">
            <table:table-cell table:style-name="Table8.A2" table:number-columns-spanned="4" office:value-type="string">
              <text:p text:style-name="P50">Data for CDR generation</text:p>
            </table:table-cell>
            <table:covered-table-cell/>
            <table:covered-table-cell/>
            <table:covered-table-cell/>
          </table:table-row>
          <table:table-row table:style-name="Table8.1">
            <table:table-cell table:style-name="Table8.A3" office:value-type="string">
              <text:p text:style-name="P53">callingSMEid</text:p>
            </table:table-cell>
            <table:table-cell table:style-name="Table8.A3" office:value-type="string">
              <text:p text:style-name="P53">VarString</text:p>
            </table:table-cell>
            <table:table-cell table:style-name="Table8.A3" office:value-type="string">
              <text:p text:style-name="P59"><text:span text:style-name="T1">1 - </text:span><text:span text:style-name="T1">…</text:span></text:p>
            </table:table-cell>
            <table:table-cell table:style-name="Table8.A2" office:value-type="string">
              <text:p text:style-name="P53">Identifier of a service through which a message is accepted</text:p>
            </table:table-cell>
          </table:table-row>
          <table:table-row table:style-name="Table8.1">
            <table:table-cell table:style-name="Table8.A3" office:value-type="string">
              <text:p text:style-name="P59">routeId</text:p>
            </table:table-cell>
            <table:table-cell table:style-name="Table8.A3" office:value-type="string">
              <text:p text:style-name="P53">VarString</text:p>
            </table:table-cell>
            <table:table-cell table:style-name="Table8.A3" office:value-type="string">
              <text:p text:style-name="P59">1 - <text:span text:style-name="T1">…</text:span></text:p>
            </table:table-cell>
            <table:table-cell table:style-name="Table8.A2" office:value-type="string">
              <text:p text:style-name="P53">Route identifier</text:p>
            </table:table-cell>
          </table:table-row>
          <table:table-row table:style-name="Table8.1">
            <table:table-cell table:style-name="Table8.A3" office:value-type="string">
              <text:p text:style-name="P53">serviceId</text:p>
            </table:table-cell>
            <table:table-cell table:style-name="Table8.A3" office:value-type="string">
              <text:p text:style-name="P53">Int32</text:p>
            </table:table-cell>
            <table:table-cell table:style-name="Table8.A3" office:value-type="string">
              <text:p text:style-name="P53">4</text:p>
            </table:table-cell>
            <table:table-cell table:style-name="Table8.A2" office:value-type="string">
              <text:p text:style-name="P59"><text:span text:style-name="T1">Service identifier</text:span> (<text:span text:style-name="T1">from route</text:span>)</text:p>
            </table:table-cell>
          </table:table-row>
          <table:table-row table:style-name="Table8.1">
            <table:table-cell table:style-name="Table8.A3" office:value-type="string">
              <text:p text:style-name="P53">userMsgRef</text:p>
            </table:table-cell>
            <table:table-cell table:style-name="Table8.A3" office:value-type="string">
              <text:p text:style-name="P53">Int32</text:p>
            </table:table-cell>
            <table:table-cell table:style-name="Table8.A3" office:value-type="string">
              <text:p text:style-name="P53">4</text:p>
            </table:table-cell>
            <table:table-cell table:style-name="Table8.A2" office:value-type="string">
              <text:p text:style-name="P59"><text:span text:style-name="T1">User identifier of a message</text:span><text:span text:style-name="T1"> (SMPP)</text:span></text:p>
            </table:table-cell>
          </table:table-row>
          <table:table-row table:style-name="Table8.1">
            <table:table-cell table:style-name="Table8.A3" office:value-type="string">
              <text:p text:style-name="P53">msgId</text:p>
            </table:table-cell>
            <table:table-cell table:style-name="Table8.A3" office:value-type="string">
              <text:p text:style-name="P53">UInt64</text:p>
            </table:table-cell>
            <table:table-cell table:style-name="Table8.A3" office:value-type="string">
              <text:p text:style-name="P53">8</text:p>
            </table:table-cell>
            <table:table-cell table:style-name="Table8.A2" office:value-type="string">
              <text:p text:style-name="P53">System identifier of a message</text:p>
            </table:table-cell>
          </table:table-row>
          <table:table-row table:style-name="Table8.1">
            <table:table-cell table:style-name="Table8.A3" office:value-type="string">
              <text:p text:style-name="P53">ussdServiceOp</text:p>
            </table:table-cell>
            <table:table-cell table:style-name="Table8.A3" office:value-type="string">
              <text:p text:style-name="P53">Int32</text:p>
            </table:table-cell>
            <table:table-cell table:style-name="Table8.A3" office:value-type="string">
              <text:p text:style-name="P53">4</text:p>
            </table:table-cell>
            <table:table-cell table:style-name="Table8.A2" office:value-type="string">
              <text:p text:style-name="P53">Code of USSD operation</text:p>
            </table:table-cell>
          </table:table-row>
          <text:soft-page-break/>
          <table:table-row table:style-name="Table8.1">
            <table:table-cell table:style-name="Table8.A3" office:value-type="string">
              <text:p text:style-name="P53">partsNum</text:p>
            </table:table-cell>
            <table:table-cell table:style-name="Table8.A3" office:value-type="string">
              <text:p text:style-name="P53">UInt8</text:p>
            </table:table-cell>
            <table:table-cell table:style-name="Table8.A3" office:value-type="string">
              <text:p text:style-name="P53">1</text:p>
            </table:table-cell>
            <table:table-cell table:style-name="Table8.A2" office:value-type="string">
              <text:p text:style-name="P53">Number of parts of a multi-part message</text:p>
            </table:table-cell>
          </table:table-row>
          <table:table-row table:style-name="Table8.1">
            <table:table-cell table:style-name="Table8.A3" office:value-type="string">
              <text:p text:style-name="P59">msgLen</text:p>
            </table:table-cell>
            <table:table-cell table:style-name="Table8.A3" office:value-type="string">
              <text:p text:style-name="P53">UInt16</text:p>
            </table:table-cell>
            <table:table-cell table:style-name="Table8.A3" office:value-type="string">
              <text:p text:style-name="P53">2</text:p>
            </table:table-cell>
            <table:table-cell table:style-name="Table8.A2" office:value-type="string">
              <text:p text:style-name="P59"><text:span text:style-name="T1">Total message length</text:span><text:span text:style-name="T1"> (all parts)</text:span></text:p>
            </table:table-cell>
          </table:table-row>
          <table:table-row table:style-name="Table8.1">
            <table:table-cell table:style-name="Table8.A3" office:value-type="string">
              <text:p text:style-name="P59">ch<text:span text:style-name="T1">a</text:span>rg<text:span text:style-name="T1">e</text:span>Mode</text:p>
            </table:table-cell>
            <table:table-cell table:style-name="Table8.A3" office:value-type="string">
              <text:p text:style-name="P53">UInt8</text:p>
            </table:table-cell>
            <table:table-cell table:style-name="Table8.A3" office:value-type="string">
              <text:p text:style-name="P53">1</text:p>
            </table:table-cell>
            <table:table-cell table:style-name="Table8.A2" office:value-type="string">
              <text:p text:style-name="P44"><text:span text:style-name="T1">billing type</text:span><text:span text:style-name="T1">:</text:span></text:p>
              <text:p text:style-name="P38">0 - ON_SUBMIT – to charge message submission,</text:p>
              <text:p text:style-name="P48">1 - ON_DELIVERY (by default) – to charge message delivery</text:p>
            </table:table-cell>
          </table:table-row>
          <table:table-row table:style-name="Table8.1">
            <table:table-cell table:style-name="Table8.A26" office:value-type="string">
              <text:p text:style-name="P59">dsmSrvType</text:p>
            </table:table-cell>
            <table:table-cell table:style-name="Table8.A26" office:value-type="string">
              <text:p text:style-name="P53">VarString</text:p>
            </table:table-cell>
            <table:table-cell table:style-name="Table8.A26" office:value-type="string">
              <text:p text:style-name="P53">1 - …</text:p>
            </table:table-cell>
            <table:table-cell table:style-name="Table8.D26" office:value-type="string">
              <text:p text:style-name="P59"><text:span text:style-name="T1">Type of </text:span><text:span text:style-name="T1"><text:s/>SMS service associated with message (SMPP) </text:span></text:p>
            </table:table-cell>
          </table:table-row>
        </table:table>
        <text:p text:style-name="Text_20_body"/>
        <text:p text:style-name="P24"/>
        <text:list xml:id="list1555543316" text:continue-numbering="true" text:style-name="Outline">
          <text:list-item>
            <text:list>
              <text:list-item>
                <text:list>
                  <text:list-item>
                    <text:h text:style-name="Heading_20_3" text:outline-level="3"><text:span text:style-name="T1"><text:s/></text:span><text:span text:style-name="T1">Structure of ChargeSmsResult PDU (0x02 tag)</text:span></text:h>
                  </text:list-item>
                </text:list>
              </text:list-item>
            </text:list>
          </text:list-item>
        </text:list>
        <text:p text:style-name="P24"/>
        <text:p text:style-name="Text_20_body"><text:span text:style-name="T1">Current PDU contains INMan </text:span><text:span text:style-name="T1">reply to the service request.</text:span></text:p>
        <text:p text:style-name="P24"/>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53">Field</text:p>
            </table:table-cell>
            <table:table-cell table:style-name="Table9.A1" office:value-type="string">
              <text:p text:style-name="P53">Type</text:p>
            </table:table-cell>
            <table:table-cell table:style-name="Table9.A1" office:value-type="string">
              <text:p text:style-name="P53">Length</text:p>
            </table:table-cell>
            <table:table-cell table:style-name="Table9.D1" office:value-type="string">
              <text:p text:style-name="P53">Description</text:p>
            </table:table-cell>
          </table:table-row>
          <table:table-row table:style-name="Table9.1">
            <table:table-cell table:style-name="Table9.A2" office:value-type="string">
              <text:p text:style-name="P53">value</text:p>
            </table:table-cell>
            <table:table-cell table:style-name="Table9.A2" office:value-type="string">
              <text:p text:style-name="P53">UInt16</text:p>
            </table:table-cell>
            <table:table-cell table:style-name="Table9.A2" office:value-type="string">
              <text:p text:style-name="P53">2</text:p>
            </table:table-cell>
            <table:table-cell table:style-name="Table9.D2" office:value-type="string">
              <text:p text:style-name="P52">0x00 – service available, otherwise - unavailable</text:p>
            </table:table-cell>
          </table:table-row>
          <table:table-row table:style-name="Table9.1">
            <table:table-cell table:style-name="Table9.A2" office:value-type="string">
              <text:p text:style-name="P53">errorcode</text:p>
            </table:table-cell>
            <table:table-cell table:style-name="Table9.A2" office:value-type="string">
              <text:p text:style-name="P53">Uint32</text:p>
            </table:table-cell>
            <table:table-cell table:style-name="Table9.A2" office:value-type="string">
              <text:p text:style-name="P53">4</text:p>
            </table:table-cell>
            <table:table-cell table:style-name="Table9.D2" office:value-type="string">
              <text:p text:style-name="P40">Universal code of INMan error</text:p>
              <text:p text:style-name="P51">NOTE: <text:s/>non-zero code is possible even when the service is allowed, this means that despite an error in interaction with IN, INMan configuration allows to charge the service via CDR.</text:p>
            </table:table-cell>
          </table:table-row>
          <table:table-row table:style-name="Table9.1">
            <table:table-cell table:style-name="Table9.A2" office:value-type="string">
              <text:p text:style-name="P53">errMsg</text:p>
            </table:table-cell>
            <table:table-cell table:style-name="Table9.A2" office:value-type="string">
              <text:p text:style-name="P53">VarString</text:p>
            </table:table-cell>
            <table:table-cell table:style-name="Table9.A2" office:value-type="string">
              <text:p text:style-name="P59">1 .. <text:span text:style-name="T1">N</text:span></text:p>
            </table:table-cell>
            <table:table-cell table:style-name="Table9.D2" office:value-type="string">
              <text:p text:style-name="P53">Description of error code </text:p>
            </table:table-cell>
          </table:table-row>
          <table:table-row table:style-name="Table9.1">
            <table:table-cell table:style-name="Table9.A5" office:value-type="string">
              <text:p text:style-name="P53">cntrType</text:p>
            </table:table-cell>
            <table:table-cell table:style-name="Table9.A5" office:value-type="string">
              <text:p text:style-name="P53">Uint8</text:p>
            </table:table-cell>
            <table:table-cell table:style-name="Table9.A5" office:value-type="string">
              <text:p text:style-name="P59">1</text:p>
            </table:table-cell>
            <table:table-cell table:style-name="Table9.D5" office:value-type="string">
              <text:p text:style-name="P37"><text:span text:style-name="T1">Contract</text:span> <text:span text:style-name="T1">type</text:span>:</text:p>
              <text:p text:style-name="P39">0x00 – unknown or failure to determine contract type due to an error (see error code)</text:p>
              <text:p text:style-name="P39">0x01 – postpaid,</text:p>
              <text:p text:style-name="P52">0x02 – prepaid (serviced by IN-platform)</text:p>
            </table:table-cell>
          </table:table-row>
        </table:table>
        <text:p text:style-name="Text_20_body"/>
        <text:p text:style-name="P24"/>
        <text:list xml:id="list1830536843" text:continue-numbering="true" text:style-name="Outline">
          <text:list-item>
            <text:list>
              <text:list-item>
                <text:list>
                  <text:list-item>
                    <text:h text:style-name="Heading_20_3" text:outline-level="3"><text:span text:style-name="T1"><text:s/></text:span><text:span text:style-name="T1">Structure of DeliverySmsResult PDU (0x03 tag)</text:span></text:h>
                  </text:list-item>
                </text:list>
              </text:list-item>
            </text:list>
          </text:list-item>
        </text:list>
        <text:p text:style-name="P24"/>
        <text:p text:style-name="P24">Current PDU contains data to finish dialog with IN-platform and to generate CDR.</text:p>
        <text:p text:style-name="P24"/>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53">Field</text:p>
            </table:table-cell>
            <table:table-cell table:style-name="Table10.A1" office:value-type="string">
              <text:p text:style-name="P53">Type</text:p>
            </table:table-cell>
            <table:table-cell table:style-name="Table10.A1" office:value-type="string">
              <text:p text:style-name="P53">Length</text:p>
            </table:table-cell>
            <table:table-cell table:style-name="Table10.D1" office:value-type="string">
              <text:p text:style-name="P53">Description</text:p>
            </table:table-cell>
          </table:table-row>
          <table:table-row table:style-name="Table10.1">
            <table:table-cell table:style-name="Table10.A2" table:number-columns-spanned="4" office:value-type="string">
              <text:p text:style-name="P50">Data for dialog with IN-platform</text:p>
            </table:table-cell>
            <table:covered-table-cell/>
            <table:covered-table-cell/>
            <table:covered-table-cell/>
          </table:table-row>
          <table:table-row table:style-name="Table10.1">
            <table:table-cell table:style-name="Table10.A3" office:value-type="string">
              <text:p text:style-name="P59">value</text:p>
            </table:table-cell>
            <table:table-cell table:style-name="Table10.A3" office:value-type="string">
              <text:p text:style-name="P53">UInt32</text:p>
            </table:table-cell>
            <table:table-cell table:style-name="Table10.A3" office:value-type="string">
              <text:p text:style-name="P53">2</text:p>
            </table:table-cell>
            <table:table-cell table:style-name="Table10.A2" office:value-type="string">
              <text:p text:style-name="P53">0x00 –successful delivery, otherwise an error code</text:p>
            </table:table-cell>
          </table:table-row>
          <table:table-row table:style-name="Table10.1">
            <table:table-cell table:style-name="Table10.A2" table:number-columns-spanned="4" office:value-type="string">
              <text:p text:style-name="P50">Data for CDR generation</text:p>
            </table:table-cell>
            <table:covered-table-cell/>
            <table:covered-table-cell/>
            <table:covered-table-cell/>
          </table:table-row>
          <table:table-row table:style-name="Table10.1">
            <table:table-cell table:style-name="Table10.A3" office:value-type="string">
              <text:p text:style-name="P53">final</text:p>
            </table:table-cell>
            <table:table-cell table:style-name="Table10.A3" office:value-type="string">
              <text:p text:style-name="P53">Bool</text:p>
            </table:table-cell>
            <table:table-cell table:style-name="Table10.A3" office:value-type="string">
              <text:p text:style-name="P53">1</text:p>
            </table:table-cell>
            <table:table-cell table:style-name="Table10.A2" office:value-type="string">
              <text:p text:style-name="P53">true – last try delivery attempt</text:p>
            </table:table-cell>
          </table:table-row>
          <table:table-row table:style-name="Table10.1">
            <table:table-cell table:style-name="Table10.A3" office:value-type="string">
              <text:p text:style-name="P59">destImsi</text:p>
            </table:table-cell>
            <table:table-cell table:style-name="Table10.A3" office:value-type="string">
              <text:p text:style-name="P53">VarString</text:p>
            </table:table-cell>
            <table:table-cell table:style-name="Table10.A3" office:value-type="string">
              <text:p text:style-name="P59">1 –<text:span text:style-name="T1"> 21</text:span></text:p>
            </table:table-cell>
            <table:table-cell table:style-name="Table10.A2" office:value-type="string">
              <text:p text:style-name="P53">Recipient's IMSI if there was a delivery, otherwise a blank String</text:p>
            </table:table-cell>
          </table:table-row>
          <table:table-row table:style-name="Table10.1">
            <table:table-cell table:style-name="Table10.A3" office:value-type="string">
              <text:p text:style-name="P59">destMSC</text:p>
            </table:table-cell>
            <table:table-cell table:style-name="Table10.A3" office:value-type="string">
              <text:p text:style-name="P53">VarString</text:p>
            </table:table-cell>
            <table:table-cell table:style-name="Table10.A3" office:value-type="string">
              <text:p text:style-name="P59">1 –<text:span text:style-name="T1"> 21</text:span></text:p>
            </table:table-cell>
            <table:table-cell table:style-name="Table10.A2" office:value-type="string">
              <text:p text:style-name="P53">Number of MSC to which the recipient is connected, if there was a <text:soft-page-break/>delivery, otherwise a blank String.</text:p>
            </table:table-cell>
          </table:table-row>
          <table:table-row table:style-name="Table10.1">
            <table:table-cell table:style-name="Table10.A3" office:value-type="string">
              <text:p text:style-name="P59">destSMEid</text:p>
            </table:table-cell>
            <table:table-cell table:style-name="Table10.A3" office:value-type="string">
              <text:p text:style-name="P53">VarString</text:p>
            </table:table-cell>
            <table:table-cell table:style-name="Table10.A3" office:value-type="string">
              <text:p text:style-name="P59">1 - <text:span text:style-name="T1">…</text:span></text:p>
            </table:table-cell>
            <table:table-cell table:style-name="Table10.A2" office:value-type="string">
              <text:p text:style-name="P53">Identifier of a service through which message was delivered to recipient if delivery was successful, otherwise a blank String.</text:p>
            </table:table-cell>
          </table:table-row>
          <table:table-row table:style-name="Table10.1">
            <table:table-cell table:style-name="Table10.A3" office:value-type="string">
              <text:p text:style-name="P59">divertedAdr</text:p>
            </table:table-cell>
            <table:table-cell table:style-name="Table10.A3" office:value-type="string">
              <text:p text:style-name="P53">VarString</text:p>
            </table:table-cell>
            <table:table-cell table:style-name="Table10.A3" office:value-type="string">
              <text:p text:style-name="P59">1 -<text:span text:style-name="T1"> 21</text:span></text:p>
            </table:table-cell>
            <table:table-cell table:style-name="Table10.A2" office:value-type="string">
              <text:p text:style-name="P53">Initial address of recipient, if delivery was completed to another address, otherwise a blank String.</text:p>
            </table:table-cell>
          </table:table-row>
          <table:table-row table:style-name="Table10.1">
            <table:table-cell table:style-name="Table10.A3" office:value-type="string">
              <text:p text:style-name="P59">finalTimeTZ</text:p>
            </table:table-cell>
            <table:table-cell table:style-name="Table10.A3" office:value-type="string">
              <text:p text:style-name="P53">TimeT</text:p>
            </table:table-cell>
            <table:table-cell table:style-name="Table10.A3" office:value-type="string">
              <text:p text:style-name="P53">4</text:p>
            </table:table-cell>
            <table:table-cell table:style-name="Table10.A2" office:value-type="string">
              <text:p text:style-name="P53">Time of last delivery or attempted delivery</text:p>
            </table:table-cell>
          </table:table-row>
        </table:table>
        <text:p text:style-name="Text_20_body"/>
        <text:p text:style-name="P38"/>
        <text:list xml:id="list1394104493" text:continue-numbering="true" text:style-name="Outline">
          <text:list-item>
            <text:list>
              <text:list-item>
                <text:list>
                  <text:list-item>
                    <text:h text:style-name="Heading_20_3" text:outline-level="3"><text:span text:style-name="T1"><text:s/></text:span><text:span text:style-name="T1">Structure of DeliveredSmsData PDU (0x04 tag)</text:span></text:h>
                  </text:list-item>
                </text:list>
              </text:list-item>
            </text:list>
          </text:list-item>
        </text:list>
        <text:p text:style-name="P38"/>
        <text:p text:style-name="Text_20_body"><text:span text:style-name="T1">Current</text:span><text:span text:style-name="T1"> PDU contains all data about already delivered message which is enough to initiate a dialog with IN-platforms and to generate CDR. At present this PDU is used only to conduct billing of ON_DATA_COLLECT</text:span><text:span text:style-name="T1">ED type (see </text:span><text:a xlink:type="simple" xlink:href="#2.4.2. Logic and modes of billing.|outline"><text:span text:style-name="Internet_20_link">Logic and Modes of Billing</text:span></text:a><text:span text:style-name="T1">) </text:span></text:p>
        <text:p text:style-name="P24"/>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53">Field</text:p>
            </table:table-cell>
            <table:table-cell table:style-name="Table11.A1" office:value-type="string">
              <text:p text:style-name="P53">Type</text:p>
            </table:table-cell>
            <table:table-cell table:style-name="Table11.A1" office:value-type="string">
              <text:p text:style-name="P53">Length</text:p>
            </table:table-cell>
            <table:table-cell table:style-name="Table11.D1" office:value-type="string">
              <text:p text:style-name="P53">Description</text:p>
            </table:table-cell>
          </table:table-row>
          <table:table-row table:style-name="Table11.1">
            <table:table-cell table:style-name="Table11.A2" table:number-columns-spanned="4" office:value-type="string">
              <text:p text:style-name="P50">Service fields</text:p>
            </table:table-cell>
            <table:covered-table-cell/>
            <table:covered-table-cell/>
            <table:covered-table-cell/>
          </table:table-row>
          <table:table-row table:style-name="Table11.1">
            <table:table-cell table:style-name="Table11.A3" office:value-type="string">
              <text:p text:style-name="P53">mtBill</text:p>
            </table:table-cell>
            <table:table-cell table:style-name="Table11.A3" office:value-type="string">
              <text:p text:style-name="P53">Bool</text:p>
            </table:table-cell>
            <table:table-cell table:style-name="Table11.A3" office:value-type="string">
              <text:p text:style-name="P53">1</text:p>
            </table:table-cell>
            <table:table-cell table:style-name="Table11.A2" office:value-type="string">
              <text:p text:style-name="P59"><text:span text:style-name="T1">Flag of billing type</text:span><text:span text:style-name="T1">: 0x00 – MO, else - MT</text:span></text:p>
            </table:table-cell>
          </table:table-row>
          <table:table-row table:style-name="Table11.1">
            <table:table-cell table:style-name="Table11.A3" office:value-type="string">
              <text:p text:style-name="P59">smsXSrvsId</text:p>
            </table:table-cell>
            <table:table-cell table:style-name="Table11.A3" office:value-type="string">
              <text:p text:style-name="P53">UInt32</text:p>
            </table:table-cell>
            <table:table-cell table:style-name="Table11.A3" office:value-type="string">
              <text:p text:style-name="P53">4</text:p>
            </table:table-cell>
            <table:table-cell table:style-name="Table11.A2" office:value-type="string">
              <text:p text:style-name="P44"><text:span text:style-name="T1">Shared mask of used <text:s/></text:span><text:a xlink:type="simple" xlink:href="#3. Description of SMS Extra services configuration file.|outline"><text:span text:style-name="Internet_20_link">SMS Extra services</text:span></text:a><text:span text:style-name="T1"> and flags of special billing:</text:span></text:p>
              <text:p text:style-name="P46"><text:span text:style-name="T1">0x40000000 – unconditional billing via IN-platforms, regardless of parameter of </text:span><text:a xlink:type="simple" xlink:href="#5.10. Billing section parameters (icsSmBilling service).|outline"><text:span text:style-name="Internet_20_link">Billing.billMode</text:span></text:a> <text:span text:style-name="T1">configuration</text:span> <text:span text:style-name="T1">file</text:span>. </text:p>
            </table:table-cell>
          </table:table-row>
          <table:table-row table:style-name="Table11.1">
            <table:table-cell table:style-name="Table11.A2" table:number-columns-spanned="4" office:value-type="string">
              <text:p text:style-name="P47"><text:span text:style-name="T1">Data for dialog with </text:span><text:span text:style-name="T1">IN-platforms</text:span></text:p>
            </table:table-cell>
            <table:covered-table-cell/>
            <table:covered-table-cell/>
            <table:covered-table-cell/>
          </table:table-row>
          <table:table-row table:style-name="Table11.1">
            <table:table-cell table:style-name="Table11.A3" office:value-type="string">
              <text:p text:style-name="P59"><text:span text:style-name="T1">dstSu</text:span><text:span text:style-name="T1">bscriberNumber</text:span></text:p>
            </table:table-cell>
            <table:table-cell table:style-name="Table11.A3" office:value-type="string">
              <text:p text:style-name="P53">VarString</text:p>
            </table:table-cell>
            <table:table-cell table:style-name="Table11.A3" office:value-type="string">
              <text:p text:style-name="P59">1 – 21</text:p>
            </table:table-cell>
            <table:table-cell table:style-name="Table11.A2" office:value-type="string">
              <text:p text:style-name="P53">Recipient’s address</text:p>
            </table:table-cell>
          </table:table-row>
          <table:table-row table:style-name="Table11.1">
            <table:table-cell table:style-name="Table11.A3" office:value-type="string">
              <text:p text:style-name="P53">callingPartyNumber</text:p>
            </table:table-cell>
            <table:table-cell table:style-name="Table11.A3" office:value-type="string">
              <text:p text:style-name="P53">VarString</text:p>
            </table:table-cell>
            <table:table-cell table:style-name="Table11.A3" office:value-type="string">
              <text:p text:style-name="P59">1 – 21</text:p>
            </table:table-cell>
            <table:table-cell table:style-name="Table11.A2" office:value-type="string">
              <text:p text:style-name="P53">Sender’s address</text:p>
            </table:table-cell>
          </table:table-row>
          <table:table-row table:style-name="Table11.1">
            <table:table-cell table:style-name="Table11.A3" office:value-type="string">
              <text:p text:style-name="P59">callingImsi</text:p>
            </table:table-cell>
            <table:table-cell table:style-name="Table11.A3" office:value-type="string">
              <text:p text:style-name="P53">VarString</text:p>
            </table:table-cell>
            <table:table-cell table:style-name="Table11.A3" office:value-type="string">
              <text:p text:style-name="P59">1 –<text:span text:style-name="T1"> 21</text:span></text:p>
            </table:table-cell>
            <table:table-cell table:style-name="Table11.A2" office:value-type="string">
              <text:p text:style-name="P59"><text:span text:style-name="T1">Sender’s </text:span><text:span text:style-name="T1">IMSI</text:span></text:p>
            </table:table-cell>
          </table:table-row>
          <table:table-row table:style-name="Table11.1">
            <table:table-cell table:style-name="Table11.A3" office:value-type="string">
              <text:p text:style-name="P59">smscAddress</text:p>
            </table:table-cell>
            <table:table-cell table:style-name="Table11.A3" office:value-type="string">
              <text:p text:style-name="P53">VarString</text:p>
            </table:table-cell>
            <table:table-cell table:style-name="Table11.A3" office:value-type="string">
              <text:p text:style-name="P59">1 –<text:span text:style-name="T1"> 21</text:span></text:p>
            </table:table-cell>
            <table:table-cell table:style-name="Table11.A2" office:value-type="string">
              <text:p text:style-name="P59"><text:span text:style-name="T1">Recipient’s </text:span><text:span text:style-name="T1">SMSC</text:span> <text:span text:style-name="T1">address</text:span></text:p>
            </table:table-cell>
          </table:table-row>
          <table:table-row table:style-name="Table11.1">
            <table:table-cell table:style-name="Table11.A3" office:value-type="string">
              <text:p text:style-name="P59">submitTimeTZ</text:p>
            </table:table-cell>
            <table:table-cell table:style-name="Table11.A3" office:value-type="string">
              <text:p text:style-name="P53">TimeT</text:p>
            </table:table-cell>
            <table:table-cell table:style-name="Table11.A3" office:value-type="string">
              <text:p text:style-name="P53">4</text:p>
            </table:table-cell>
            <table:table-cell table:style-name="Table11.A2" office:value-type="string">
              <text:p text:style-name="P53">Time of message submission</text:p>
            </table:table-cell>
          </table:table-row>
          <table:table-row table:style-name="Table11.1">
            <table:table-cell table:style-name="Table11.A3" office:value-type="string">
              <text:p text:style-name="P59">tpShortMessageSpecificInfo</text:p>
            </table:table-cell>
            <table:table-cell table:style-name="Table11.A3" office:value-type="string">
              <text:p text:style-name="P53">UInt8</text:p>
            </table:table-cell>
            <table:table-cell table:style-name="Table11.A3" office:value-type="string">
              <text:p text:style-name="P53">1</text:p>
            </table:table-cell>
            <table:table-cell table:style-name="Table11.A2" office:value-type="string">
              <text:p text:style-name="P3"><text:span text:style-name="T1">First octet of </text:span><text:span text:style-name="T1">short message TPDU <text:s/>(3GPP TS 23.040)</text:span></text:p>
              <text:p text:style-name="P9"/>
            </table:table-cell>
          </table:table-row>
          <table:table-row table:style-name="Table11.1">
            <table:table-cell table:style-name="Table11.A3" office:value-type="string">
              <text:p text:style-name="P53">tpProtocolIdentifier</text:p>
            </table:table-cell>
            <table:table-cell table:style-name="Table11.A3" office:value-type="string">
              <text:p text:style-name="P53">UInt8</text:p>
            </table:table-cell>
            <table:table-cell table:style-name="Table11.A3" office:value-type="string">
              <text:p text:style-name="P53">1</text:p>
            </table:table-cell>
            <table:table-cell table:style-name="Table11.A2" office:value-type="string">
              <text:p text:style-name="P59"><text:span text:style-name="T1">Protocol identifier from </text:span><text:span text:style-name="T1">short message TPDU <text:s/></text:span></text:p>
            </table:table-cell>
          </table:table-row>
          <table:table-row table:style-name="Table11.1">
            <table:table-cell table:style-name="Table11.A3" office:value-type="string">
              <text:p text:style-name="P53">tpDataCodingScheme</text:p>
            </table:table-cell>
            <table:table-cell table:style-name="Table11.A3" office:value-type="string">
              <text:p text:style-name="P53">UInt8</text:p>
            </table:table-cell>
            <table:table-cell table:style-name="Table11.A3" office:value-type="string">
              <text:p text:style-name="P53">1</text:p>
            </table:table-cell>
            <table:table-cell table:style-name="Table11.A2" office:value-type="string">
              <text:p text:style-name="P53">DCS from short message TPDU <text:s/></text:p>
            </table:table-cell>
          </table:table-row>
          <table:table-row table:style-name="Table11.1">
            <table:table-cell table:style-name="Table11.A3" office:value-type="string">
              <text:p text:style-name="P53">tpValidityPeriod</text:p>
            </table:table-cell>
            <table:table-cell table:style-name="Table11.A3" office:value-type="string">
              <text:p text:style-name="P53">TimeT</text:p>
            </table:table-cell>
            <table:table-cell table:style-name="Table11.A3" office:value-type="string">
              <text:p text:style-name="P53">4</text:p>
            </table:table-cell>
            <table:table-cell table:style-name="Table11.A2" office:value-type="string">
              <text:p text:style-name="P53">Message life in seconds</text:p>
            </table:table-cell>
          </table:table-row>
          <table:table-row table:style-name="Table11.1">
            <table:table-cell table:style-name="Table11.A3" office:value-type="string">
              <text:p text:style-name="P53">locationInformationMSC</text:p>
            </table:table-cell>
            <table:table-cell table:style-name="Table11.A3" office:value-type="string">
              <text:p text:style-name="P53">VarString</text:p>
            </table:table-cell>
            <table:table-cell table:style-name="Table11.A3" office:value-type="string">
              <text:p text:style-name="P53">1 – 21</text:p>
            </table:table-cell>
            <table:table-cell table:style-name="Table11.A2" office:value-type="string">
              <text:p text:style-name="P53">Number of MSC to which the sender was connected. </text:p>
            </table:table-cell>
          </table:table-row>
          <table:table-row table:style-name="Table11.1">
            <table:table-cell table:style-name="Table11.A2" table:number-columns-spanned="4" office:value-type="string">
              <text:p text:style-name="P50">Data for CDR generation</text:p>
            </table:table-cell>
            <table:covered-table-cell/>
            <table:covered-table-cell/>
            <table:covered-table-cell/>
          </table:table-row>
          <table:table-row table:style-name="Table11.1">
            <table:table-cell table:style-name="Table11.A3" office:value-type="string">
              <text:p text:style-name="P53">callingSMEid</text:p>
            </table:table-cell>
            <table:table-cell table:style-name="Table11.A3" office:value-type="string">
              <text:p text:style-name="P53">VarString</text:p>
            </table:table-cell>
            <table:table-cell table:style-name="Table11.A3" office:value-type="string">
              <text:p text:style-name="P59"><text:span text:style-name="T1">1 - </text:span><text:span text:style-name="T1">…</text:span></text:p>
            </table:table-cell>
            <table:table-cell table:style-name="Table11.A2" office:value-type="string">
              <text:p text:style-name="P53">Identifier of a service through which the message was accepted.</text:p>
            </table:table-cell>
          </table:table-row>
          <table:table-row table:style-name="Table11.1">
            <table:table-cell table:style-name="Table11.A3" office:value-type="string">
              <text:p text:style-name="P53">routeId</text:p>
            </table:table-cell>
            <table:table-cell table:style-name="Table11.A3" office:value-type="string">
              <text:p text:style-name="P53">VarString</text:p>
            </table:table-cell>
            <table:table-cell table:style-name="Table11.A3" office:value-type="string">
              <text:p text:style-name="P59">1 - <text:span text:style-name="T1">…</text:span></text:p>
            </table:table-cell>
            <table:table-cell table:style-name="Table11.A2" office:value-type="string">
              <text:p text:style-name="P53">Route identifier</text:p>
            </table:table-cell>
          </table:table-row>
          <table:table-row table:style-name="Table11.1">
            <table:table-cell table:style-name="Table11.A3" office:value-type="string">
              <text:p text:style-name="P53">serviceId</text:p>
            </table:table-cell>
            <table:table-cell table:style-name="Table11.A3" office:value-type="string">
              <text:p text:style-name="P53">Int32</text:p>
            </table:table-cell>
            <table:table-cell table:style-name="Table11.A3" office:value-type="string">
              <text:p text:style-name="P53">4</text:p>
            </table:table-cell>
            <table:table-cell table:style-name="Table11.A2" office:value-type="string">
              <text:p text:style-name="P59"><text:span text:style-name="T1">Service identifier</text:span> (<text:span text:style-name="T9">from the route</text:span>)</text:p>
            </table:table-cell>
          </table:table-row>
          <table:table-row table:style-name="Table11.1">
            <table:table-cell table:style-name="Table11.A3" office:value-type="string">
              <text:p text:style-name="P53">userMsgRef</text:p>
            </table:table-cell>
            <table:table-cell table:style-name="Table11.A3" office:value-type="string">
              <text:p text:style-name="P53">Int32</text:p>
            </table:table-cell>
            <table:table-cell table:style-name="Table11.A3" office:value-type="string">
              <text:p text:style-name="P53">4</text:p>
            </table:table-cell>
            <table:table-cell table:style-name="Table11.A2" office:value-type="string">
              <text:p text:style-name="P59"><text:span text:style-name="T1">User identifier of a message</text:span><text:span text:style-name="T1"> (SMPP)</text:span></text:p>
            </table:table-cell>
          </table:table-row>
          <table:table-row table:style-name="Table11.1">
            <table:table-cell table:style-name="Table11.A3" office:value-type="string">
              <text:p text:style-name="P53">msgId</text:p>
            </table:table-cell>
            <table:table-cell table:style-name="Table11.A3" office:value-type="string">
              <text:p text:style-name="P53">UInt64</text:p>
            </table:table-cell>
            <table:table-cell table:style-name="Table11.A3" office:value-type="string">
              <text:p text:style-name="P53">8</text:p>
            </table:table-cell>
            <table:table-cell table:style-name="Table11.A2" office:value-type="string">
              <text:p text:style-name="P53">System identifier of a message</text:p>
            </table:table-cell>
          </table:table-row>
          <text:soft-page-break/>
          <table:table-row table:style-name="Table11.1">
            <table:table-cell table:style-name="Table11.A3" office:value-type="string">
              <text:p text:style-name="P53">ussdServiceOp</text:p>
            </table:table-cell>
            <table:table-cell table:style-name="Table11.A3" office:value-type="string">
              <text:p text:style-name="P53">Int32</text:p>
            </table:table-cell>
            <table:table-cell table:style-name="Table11.A3" office:value-type="string">
              <text:p text:style-name="P53">4</text:p>
            </table:table-cell>
            <table:table-cell table:style-name="Table11.A2" office:value-type="string">
              <text:p text:style-name="P53">Code of USSD operation</text:p>
            </table:table-cell>
          </table:table-row>
          <table:table-row table:style-name="Table11.1">
            <table:table-cell table:style-name="Table11.A3" office:value-type="string">
              <text:p text:style-name="P53">partsNum</text:p>
            </table:table-cell>
            <table:table-cell table:style-name="Table11.A3" office:value-type="string">
              <text:p text:style-name="P53">UInt8</text:p>
            </table:table-cell>
            <table:table-cell table:style-name="Table11.A3" office:value-type="string">
              <text:p text:style-name="P53">1</text:p>
            </table:table-cell>
            <table:table-cell table:style-name="Table11.A2" office:value-type="string">
              <text:p text:style-name="P53">Number of parts of multipart message</text:p>
            </table:table-cell>
          </table:table-row>
          <table:table-row table:style-name="Table11.1">
            <table:table-cell table:style-name="Table11.A3" office:value-type="string">
              <text:p text:style-name="P59">msgLen</text:p>
            </table:table-cell>
            <table:table-cell table:style-name="Table11.A3" office:value-type="string">
              <text:p text:style-name="P53">UInt16</text:p>
            </table:table-cell>
            <table:table-cell table:style-name="Table11.A3" office:value-type="string">
              <text:p text:style-name="P53">2</text:p>
            </table:table-cell>
            <table:table-cell table:style-name="Table11.A2" office:value-type="string">
              <text:p text:style-name="P59"><text:span text:style-name="T1">Total message length</text:span><text:span text:style-name="T1"> (all parts)</text:span></text:p>
            </table:table-cell>
          </table:table-row>
          <table:table-row table:style-name="Table11.1">
            <table:table-cell table:style-name="Table11.A25" office:value-type="string">
              <text:p text:style-name="P59">dsmSrvType</text:p>
            </table:table-cell>
            <table:table-cell table:style-name="Table11.A25" office:value-type="string">
              <text:p text:style-name="P53">VarString</text:p>
            </table:table-cell>
            <table:table-cell table:style-name="Table11.A25" office:value-type="string">
              <text:p text:style-name="P53">1 - …</text:p>
            </table:table-cell>
            <table:table-cell table:style-name="Table11.D25" office:value-type="string">
              <text:p text:style-name="P59"><text:span text:style-name="T1">Type of </text:span><text:span text:style-name="T1"><text:s/>SMS service associated with the message (SMPP) </text:span></text:p>
            </table:table-cell>
          </table:table-row>
          <table:table-row table:style-name="Table11.1">
            <table:table-cell table:style-name="Table11.A3" office:value-type="string">
              <text:p text:style-name="P53">dlvrRes</text:p>
            </table:table-cell>
            <table:table-cell table:style-name="Table11.A3" office:value-type="string">
              <text:p text:style-name="P53">UInt32</text:p>
            </table:table-cell>
            <table:table-cell table:style-name="Table11.A3" office:value-type="string">
              <text:p text:style-name="P53">2</text:p>
            </table:table-cell>
            <table:table-cell table:style-name="Table11.A2" office:value-type="string">
              <text:p text:style-name="P53">0x00 – delivery successful, otherwise an error code</text:p>
            </table:table-cell>
          </table:table-row>
          <table:table-row table:style-name="Table11.1">
            <table:table-cell table:style-name="Table11.A3" office:value-type="string">
              <text:p text:style-name="P59">destImsi</text:p>
            </table:table-cell>
            <table:table-cell table:style-name="Table11.A3" office:value-type="string">
              <text:p text:style-name="P53">VarString</text:p>
            </table:table-cell>
            <table:table-cell table:style-name="Table11.A3" office:value-type="string">
              <text:p text:style-name="P59">1 –<text:span text:style-name="T1"> 21</text:span></text:p>
            </table:table-cell>
            <table:table-cell table:style-name="Table11.A2" office:value-type="string">
              <text:p text:style-name="P53">Recipient’s IMSI if delivery was completed, otherwise a blank String</text:p>
            </table:table-cell>
          </table:table-row>
          <table:table-row table:style-name="Table11.1">
            <table:table-cell table:style-name="Table11.A3" office:value-type="string">
              <text:p text:style-name="P59">destMSC</text:p>
            </table:table-cell>
            <table:table-cell table:style-name="Table11.A3" office:value-type="string">
              <text:p text:style-name="P53">VarString</text:p>
            </table:table-cell>
            <table:table-cell table:style-name="Table11.A3" office:value-type="string">
              <text:p text:style-name="P59">1 –<text:span text:style-name="T1"> 21</text:span></text:p>
            </table:table-cell>
            <table:table-cell table:style-name="Table11.A2" office:value-type="string">
              <text:p text:style-name="P53">Number of MSC to which the recipient was connected if there was a delivery, otherwise a blank String.</text:p>
            </table:table-cell>
          </table:table-row>
          <table:table-row table:style-name="Table11.1">
            <table:table-cell table:style-name="Table11.A3" office:value-type="string">
              <text:p text:style-name="P59">destSMEid</text:p>
            </table:table-cell>
            <table:table-cell table:style-name="Table11.A3" office:value-type="string">
              <text:p text:style-name="P53">VarString</text:p>
            </table:table-cell>
            <table:table-cell table:style-name="Table11.A3" office:value-type="string">
              <text:p text:style-name="P59">1 - <text:span text:style-name="T1">…</text:span></text:p>
            </table:table-cell>
            <table:table-cell table:style-name="Table11.A2" office:value-type="string">
              <text:p text:style-name="P53">Identifier of a service through which the message was delivered to the recipient if delivery was completed, otherwise a blank String.</text:p>
            </table:table-cell>
          </table:table-row>
          <table:table-row table:style-name="Table11.1">
            <table:table-cell table:style-name="Table11.A3" office:value-type="string">
              <text:p text:style-name="P59">divertedAdr</text:p>
            </table:table-cell>
            <table:table-cell table:style-name="Table11.A3" office:value-type="string">
              <text:p text:style-name="P53">VarString</text:p>
            </table:table-cell>
            <table:table-cell table:style-name="Table11.A3" office:value-type="string">
              <text:p text:style-name="P59">1 -<text:span text:style-name="T1"> 21</text:span></text:p>
            </table:table-cell>
            <table:table-cell table:style-name="Table11.A2" office:value-type="string">
              <text:p text:style-name="P53">Initial recipient’s address, if delivery was completed to another address, otherwise a blank String.</text:p>
            </table:table-cell>
          </table:table-row>
          <table:table-row table:style-name="Table11.1">
            <table:table-cell table:style-name="Table11.A3" office:value-type="string">
              <text:p text:style-name="P59">finalTimeTZ</text:p>
            </table:table-cell>
            <table:table-cell table:style-name="Table11.A3" office:value-type="string">
              <text:p text:style-name="P53">TimeT</text:p>
            </table:table-cell>
            <table:table-cell table:style-name="Table11.A3" office:value-type="string">
              <text:p text:style-name="P53">4</text:p>
            </table:table-cell>
            <table:table-cell table:style-name="Table11.A2" office:value-type="string">
              <text:p text:style-name="P53">Time of last delivery or attempted delivery</text:p>
            </table:table-cell>
          </table:table-row>
        </table:table>
        <text:p text:style-name="Text_20_body"/>
        <text:p text:style-name="P38"/>
        <text:list xml:id="list1569747572" text:continue-numbering="true" text:style-name="Outline">
          <text:list-item>
            <text:list>
              <text:list-item>
                <text:h text:style-name="Heading_20_2" text:outline-level="2"><text:span text:style-name="T1"><text:s/>Review of protocol determining subscriber’s contract type (</text:span><text:bookmark-end text:name="_%2525D0%25259E%2525D0%2525B1%2525D0%252"/><text:span text:style-name="T1">USSDC-INMAN).</text:span></text:h>
              </text:list-item>
            </text:list>
          </text:list-item>
        </text:list>
        <text:p text:style-name="P24">This protocol is used for interaction between INMan and its clients which have to specify a type of subscriber’s contract - postpaid or prepaid - and for the prepaid type also an address of the servicing IN-platform.</text:p>
        <text:p text:style-name="P24">The protocol uses the single format of TCP/IP connections of INMan. For interaction with INMan, clients should initiate a transport connection. Once the connection is established, PDU can be exchanged.</text:p>
        <text:p text:style-name="P18">The following protocol units are specified by the protocol</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Name</text:p>
            </table:table-cell>
            <table:table-cell table:style-name="Table12.A1" office:value-type="string">
              <text:p text:style-name="P15">Direction of transmission</text:p>
            </table:table-cell>
            <table:table-cell table:style-name="Table12.C1" office:value-type="string">
              <text:p text:style-name="P14">Описание</text:p>
            </table:table-cell>
          </table:table-row>
          <table:table-row table:style-name="Table12.1">
            <table:table-cell table:style-name="Table12.A2" office:value-type="string">
              <text:p text:style-name="P17">AbntContractRequest</text:p>
            </table:table-cell>
            <table:table-cell table:style-name="Table12.A2" office:value-type="string">
              <text:p text:style-name="P17"><text:span text:style-name="T1">From </text:span><text:span text:style-name="T1">client to INMan</text:span></text:p>
            </table:table-cell>
            <table:table-cell table:style-name="Table12.C2" office:value-type="string">
              <text:p text:style-name="P16">Request for contract’s type and parameters of servicing IN-platform (if there are any)</text:p>
            </table:table-cell>
          </table:table-row>
          <table:table-row table:style-name="Table12.1">
            <table:table-cell table:style-name="Table12.A2" office:value-type="string">
              <text:p text:style-name="P16">AbntContractResult</text:p>
            </table:table-cell>
            <table:table-cell table:style-name="Table12.A2" office:value-type="string">
              <text:p text:style-name="P17"><text:span text:style-name="T1">From </text:span><text:span text:style-name="T1">INMan</text:span> <text:span text:style-name="T1">to client</text:span></text:p>
            </table:table-cell>
            <table:table-cell table:style-name="Table12.C2" office:value-type="string">
              <text:p text:style-name="P16">Reply containing contract’s type and parameters of servicing IN-platform (if there are any)</text:p>
            </table:table-cell>
          </table:table-row>
        </table:table>
        <text:p text:style-name="Text_20_body"/>
        <text:list xml:id="list747537014" text:continue-numbering="true" text:style-name="Outline">
          <text:list-item>
            <text:list>
              <text:list-item>
                <text:list>
                  <text:list-item>
                    <text:h text:style-name="Heading_20_3" text:outline-level="3"><text:span text:style-name="T1"><text:s/></text:span><text:span text:style-name="T1">Protocol’s asynchrony</text:span></text:h>
                  </text:list-item>
                </text:list>
              </text:list-item>
            </text:list>
          </text:list-item>
        </text:list>
        <text:p text:style-name="P24">The protocol specifies operation sequence only within a framework of one dialog. A client may initiate several parallel dialogs. Dependency of a protocol unit to one or another dialog is monitored using a special field in the packet control header, a value for which is specified by the client during INMan dialog initiation.</text:p>
        <text:list xml:id="list464606175" text:continue-numbering="true" text:style-name="Outline">
          <text:list-item>
            <text:list>
              <text:list-item>
                <text:list>
                  <text:list-item>
                    <text:h text:style-name="Heading_20_3" text:outline-level="3"><text:span text:style-name="T1"><text:s/></text:span><text:span text:style-name="T1">Description of PDU format</text:span></text:h>
                  </text:list-item>
                </text:list>
              </text:list-item>
            </text:list>
          </text:list-item>
        </text:list>
        <text:p text:style-name="Text_20_body"><text:span text:style-name="T1">All packets of the protocol determining the subscriber’s contract type have a single control header with 0x01 format identifier containing </text:span><text:a xlink:type="simple" xlink:href="#2.3.1.Review of INMan-IN interaction protocol|outline"><text:span text:style-name="Internet_20_link">INMan dialog identifier</text:span></text:a><text:span text:style-name="T1">. This way, all packets have the following structure in accordance with a </text:span><text:a xlink:type="simple" xlink:href="#2.3.1.Review of INMan-IN interaction protocol|outline">general packet format</text:a><text:span text:style-name="T1">:</text:span></text:p>
        <text:p text:style-name="P24"/>
        <table:table table:name="Table13" table:style-name="Table13">
          <table:table-column table:style-name="Table13.A"/>
          <table:table-column table:style-name="Table13.B" table:number-columns-repeated="2"/>
          <table:table-column table:style-name="Table13.D"/>
          <table:table-column table:style-name="Table13.E"/>
          <table:table-row table:style-name="Table13.1">
            <table:table-cell table:style-name="Table13.A1" office:value-type="string">
              <text:p text:style-name="P53">Uint32</text:p>
            </table:table-cell>
            <table:table-cell table:style-name="Table13.A1" office:value-type="string">
              <text:p text:style-name="P53">Uint16</text:p>
            </table:table-cell>
            <table:table-cell table:style-name="Table13.A1" office:value-type="string">
              <text:p text:style-name="P53">Uint16</text:p>
            </table:table-cell>
            <table:table-cell table:style-name="Table13.A1" office:value-type="string">
              <text:p text:style-name="P53">Uint32</text:p>
            </table:table-cell>
            <table:table-cell table:style-name="Table13.E1" office:value-type="string">
              <text:p text:style-name="P53"/>
            </table:table-cell>
          </table:table-row>
          <table:table-row table:style-name="Table13.1">
            <table:table-cell table:style-name="Table13.A1" office:value-type="string">
              <text:p text:style-name="P53">Packet length</text:p>
            </table:table-cell>
            <table:table-cell table:style-name="Table13.A1" office:value-type="string">
              <text:p text:style-name="P53">PDU tag </text:p>
            </table:table-cell>
            <table:table-cell table:style-name="Table13.A1" office:value-type="string">
              <text:p text:style-name="P53">0x01</text:p>
            </table:table-cell>
            <table:table-cell table:style-name="Table13.A1" office:value-type="string">
              <text:p text:style-name="P53">Dialog Id </text:p>
            </table:table-cell>
            <table:table-cell table:style-name="Table13.E1" office:value-type="string">
              <text:p text:style-name="P53">PDU content</text:p>
            </table:table-cell>
          </table:table-row>
        </table:table>
        <text:p text:style-name="Text_20_body"/>
        <text:p text:style-name="Text_20_body"><text:span text:style-name="T1">where</text:span>:</text:p>
        <text:list xml:id="list1556409904" text:style-name="WW8Num34">
          <text:list-item>
            <text:p text:style-name="P122">Packet length – the length of the whole packet in octets</text:p>
          </text:list-item>
          <text:list-item>
            <text:p text:style-name="P122"><text:soft-page-break/>PDU tag – PDU tag of the billing protocol:</text:p>
            <text:list>
              <text:list-item>
                <text:p text:style-name="P130"><text:span text:style-name="T1">0x0</text:span>6 - AbntContractRequest</text:p>
              </text:list-item>
              <text:list-item>
                <text:p text:style-name="P130"><text:span text:style-name="T1">0x0</text:span>7 - <text:span text:style-name="T1">AbntContractResult</text:span></text:p>
              </text:list-item>
            </text:list>
          </text:list-item>
          <text:list-item>
            <text:p text:style-name="P127"><text:span text:style-name="T1">Dialog Id – unique identifier of Client </text:span><text:span text:style-name="T30"></text:span><text:span text:style-name="T1"> INMan dialog, assigned by client to provide asynchronization of his requests.</text:span></text:p>
          </text:list-item>
        </text:list>
        <text:p text:style-name="P24"/>
        <text:p text:style-name="P24">A detailed description of all PDU is in the following chapter.</text:p>
        <text:p text:style-name="P24"/>
        <text:list xml:id="list1850348489" text:continue-list="list464606175" text:style-name="Outline">
          <text:list-item>
            <text:list>
              <text:list-item>
                <text:h text:style-name="P155" text:outline-level="2">Structure of PDU of protocol for determining subscriber’s contract type.</text:h>
              </text:list-item>
            </text:list>
          </text:list-item>
        </text:list>
        <text:p text:style-name="P24"/>
        <text:list xml:id="list461734057" text:continue-numbering="true" text:style-name="Outline">
          <text:list-item>
            <text:list>
              <text:list-item>
                <text:list>
                  <text:list-item>
                    <text:h text:style-name="Heading_20_3" text:outline-level="3"><text:span text:style-name="T1"><text:s/></text:span><text:span text:style-name="T1">Structure of AbntContractRequest PDU (0x06 tag)</text:span></text:h>
                  </text:list-item>
                </text:list>
              </text:list-item>
            </text:list>
          </text:list-item>
        </text:list>
        <text:p text:style-name="P25"/>
        <text:p text:style-name="P25">This PDU contains the subscriber’s identifier and parameters affecting <text:s/>determination of the contract type.</text:p>
        <text:p text:style-name="P24"/>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53">Field</text:p>
            </table:table-cell>
            <table:table-cell table:style-name="Table14.A1" office:value-type="string">
              <text:p text:style-name="P53">Type</text:p>
            </table:table-cell>
            <table:table-cell table:style-name="Table14.A1" office:value-type="string">
              <text:p text:style-name="P53">Length</text:p>
            </table:table-cell>
            <table:table-cell table:style-name="Table14.D1" office:value-type="string">
              <text:p text:style-name="P53">Description</text:p>
            </table:table-cell>
          </table:table-row>
          <table:table-row table:style-name="Table14.1">
            <table:table-cell table:style-name="Table14.A2" office:value-type="string">
              <text:p text:style-name="P59"><text:s/><text:span text:style-name="T1">useCache</text:span></text:p>
            </table:table-cell>
            <table:table-cell table:style-name="Table14.A2" office:value-type="string">
              <text:p text:style-name="P53">Bool</text:p>
            </table:table-cell>
            <table:table-cell table:style-name="Table14.A2" office:value-type="string">
              <text:p text:style-name="P53">1</text:p>
            </table:table-cell>
            <table:table-cell table:style-name="Table14.D2" office:value-type="string">
              <text:p text:style-name="P59"><text:span text:style-name="T1">Flag, permitting INMan to retrieve contract information from cache. When set to false, INMan specifies contract in accordance with an appropriate </text:span><text:a xlink:type="simple" xlink:href="#2.4.1. Definition of ‘subscriber's policy’, ‘subscriber’s provider’.|outline"><text:span text:style-name="Internet_20_link">‘subscriber’s policy’</text:span></text:a><text:span text:style-name="T1"> (</text:span><text:a xlink:type="simple" xlink:href="#5.11. AbonentPolicies section parameters (icsIAPManager service).|outline"><text:span text:style-name="Internet_20_link">see AbonentPolicies</text:span></text:a><text:span text:style-name="T1">)</text:span></text:p>
            </table:table-cell>
          </table:table-row>
          <table:table-row table:style-name="Table14.1">
            <table:table-cell table:style-name="Table14.A2" office:value-type="string">
              <text:p text:style-name="P53">subscriberNumber</text:p>
            </table:table-cell>
            <table:table-cell table:style-name="Table14.A2" office:value-type="string">
              <text:p text:style-name="P53">VarString</text:p>
            </table:table-cell>
            <table:table-cell table:style-name="Table14.A2" office:value-type="string">
              <text:p text:style-name="P53">1 – 21</text:p>
            </table:table-cell>
            <table:table-cell table:style-name="Table14.D2" office:value-type="string">
              <text:p text:style-name="P53">Subscriber’s number</text:p>
            </table:table-cell>
          </table:table-row>
        </table:table>
        <text:p text:style-name="Text_20_body"/>
        <text:p text:style-name="P24"/>
        <text:list xml:id="list464855946" text:continue-numbering="true" text:style-name="Outline">
          <text:list-item>
            <text:list>
              <text:list-item>
                <text:list>
                  <text:list-item>
                    <text:h text:style-name="Heading_20_3" text:outline-level="3"><text:span text:style-name="T1"><text:s/></text:span><text:span text:style-name="T1">Structure of AbntContractResult PDU (0x07 tag)</text:span></text:h>
                  </text:list-item>
                </text:list>
              </text:list-item>
            </text:list>
          </text:list-item>
        </text:list>
        <text:p text:style-name="P24">Current PDU contains INMan reply containing subscriber’s contract and parameters of the servicing IN-platform, if there is one. </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53">Field</text:p>
            </table:table-cell>
            <table:table-cell table:style-name="Table15.A1" office:value-type="string">
              <text:p text:style-name="P53">Type</text:p>
            </table:table-cell>
            <table:table-cell table:style-name="Table15.A1" office:value-type="string">
              <text:p text:style-name="P53">Length</text:p>
            </table:table-cell>
            <table:table-cell table:style-name="Table15.D1" office:value-type="string">
              <text:p text:style-name="P53">Description</text:p>
            </table:table-cell>
          </table:table-row>
          <table:table-row table:style-name="Table15.1">
            <table:table-cell table:style-name="Table15.A2" office:value-type="string">
              <text:p text:style-name="P59">nmPolicy</text:p>
            </table:table-cell>
            <table:table-cell table:style-name="Table15.A2" office:value-type="string">
              <text:p text:style-name="P53">VarString</text:p>
            </table:table-cell>
            <table:table-cell table:style-name="Table15.A2" office:value-type="string">
              <text:p text:style-name="P59">1 .. <text:span text:style-name="T1">N</text:span></text:p>
            </table:table-cell>
            <table:table-cell table:style-name="Table15.D2" office:value-type="string">
              <text:p text:style-name="P58"><text:span text:style-name="T1">Name</text:span><text:span text:style-name="T1"> of “subscriber’s policy”, used by INMan for contract specification; zero length means that cache was used.</text:span></text:p>
            </table:table-cell>
          </table:table-row>
          <table:table-row table:style-name="Table15.1">
            <table:table-cell table:style-name="Table15.A2" office:value-type="string">
              <text:p text:style-name="P59"><text:span text:style-name="T1"><text:s/></text:span><text:span text:style-name="T1">cntrType</text:span></text:p>
            </table:table-cell>
            <table:table-cell table:style-name="Table15.A2" office:value-type="string">
              <text:p text:style-name="P53">UInt8</text:p>
            </table:table-cell>
            <table:table-cell table:style-name="Table15.A2" office:value-type="string">
              <text:p text:style-name="P53">1</text:p>
            </table:table-cell>
            <table:table-cell table:style-name="Table15.D2" office:value-type="string">
              <text:p text:style-name="P40">Contract type:</text:p>
              <text:p text:style-name="P39">0x00 – unknown or failed to specify due to an error (see code in serviceKeyOrError)</text:p>
              <text:p text:style-name="P39">0x01 – postpaid,</text:p>
              <text:p text:style-name="P51">0x02 – prepaid (serviced by IN-platform)</text:p>
            </table:table-cell>
          </table:table-row>
          <table:table-row table:style-name="Table15.1">
            <table:table-cell table:style-name="Table15.A2" office:value-type="string">
              <text:p text:style-name="P53">gsmSCFAddress</text:p>
            </table:table-cell>
            <table:table-cell table:style-name="Table15.A2" office:value-type="string">
              <text:p text:style-name="P53">VarString</text:p>
            </table:table-cell>
            <table:table-cell table:style-name="Table15.A2" office:value-type="string">
              <text:p text:style-name="P53">1 – 21</text:p>
            </table:table-cell>
            <table:table-cell table:style-name="Table15.D2" office:value-type="string">
              <text:p text:style-name="P37"><text:span text:style-name="T1">ISDN address of IN-platforms as “Ton </text:span><text:span text:style-name="T10">.</text:span><text:span text:style-name="T1"> Npi</text:span>. <text:span text:style-name="T1">Address</text:span>”</text:p>
              <text:p text:style-name="P57"><text:span text:style-name="T1">for</text:span><text:span text:style-name="T1"> postpaid subscriber – zero value (one zero byte).</text:span></text:p>
            </table:table-cell>
          </table:table-row>
          <table:table-row table:style-name="Table15.1">
            <table:table-cell table:style-name="Table15.A2" office:value-type="string">
              <text:p text:style-name="P53">serviceKeyOrError</text:p>
            </table:table-cell>
            <table:table-cell table:style-name="Table15.A2" office:value-type="string">
              <text:p text:style-name="P59"><text:span text:style-name="T1">Uint</text:span>32</text:p>
            </table:table-cell>
            <table:table-cell table:style-name="Table15.A2" office:value-type="string">
              <text:p text:style-name="P59">4</text:p>
            </table:table-cell>
            <table:table-cell table:style-name="Table15.D2" office:value-type="string">
              <text:p text:style-name="P52">if <text:s/>gsmSCFAddress is specified, then identifier of IN-platform's service for sending SMS, otherwise INMan error code</text:p>
            </table:table-cell>
          </table:table-row>
          <table:table-row table:style-name="Table15.1">
            <table:table-cell table:style-name="Table15.A2" office:value-type="string">
              <text:p text:style-name="P53">abImsi</text:p>
            </table:table-cell>
            <table:table-cell table:style-name="Table15.A2" office:value-type="string">
              <text:p text:style-name="P53">VarString</text:p>
            </table:table-cell>
            <table:table-cell table:style-name="Table15.A2" office:value-type="string">
              <text:p text:style-name="P53">1 -- 17</text:p>
            </table:table-cell>
            <table:table-cell table:style-name="Table15.D2" office:value-type="string">
              <text:p text:style-name="P52">Subscriber’s IMSI, if specified, otherwise one zero byte</text:p>
            </table:table-cell>
          </table:table-row>
          <table:table-row table:style-name="Table15.1">
            <table:table-cell table:style-name="Table15.A2" office:value-type="string">
              <text:p text:style-name="P53">errMsg</text:p>
            </table:table-cell>
            <table:table-cell table:style-name="Table15.A2" office:value-type="string">
              <text:p text:style-name="P53">VarString</text:p>
            </table:table-cell>
            <table:table-cell table:style-name="Table15.A2" office:value-type="string">
              <text:p text:style-name="P59">1 .. <text:span text:style-name="T1">N</text:span></text:p>
            </table:table-cell>
            <table:table-cell table:style-name="Table15.D2" office:value-type="string">
              <text:p text:style-name="P52">Error’s description or one zero </text:p>
            </table:table-cell>
          </table:table-row>
        </table:table>
        <text:p text:style-name="Text_20_body"/>
        <text:p text:style-name="P24"><text:soft-page-break/></text:p>
        <text:list xml:id="list203931601" text:continue-numbering="true" text:style-name="Outline">
          <text:list-item>
            <text:h text:style-name="P100" text:outline-level="1">CSV file structure for generation of CDR records.</text:h>
          </text:list-item>
        </text:list>
        <text:p text:style-name="P27">CSV (comma separated value) file is a common text file which has two types of strings:</text:p>
        <text:list xml:id="list682043282" text:continue-list="list1591938095" text:style-name="WW8Num22">
          <text:list-item>
            <text:p text:style-name="P154">a title string – it's the first row of the file containing the names of data fields which are separated by commas. There can be only one such row in the file.</text:p>
          </text:list-item>
          <text:list-item>
            <text:p text:style-name="P154">a data string – contains values for data fields, separated by commas, in <text:s/>text format, there can be any number of such rows (even 0).</text:p>
          </text:list-item>
        </text:list>
        <text:p text:style-name="Text_20_body"/>
        <text:list xml:id="list1708797104" text:continue-list="list203931601" text:style-name="Outline">
          <text:list-item>
            <text:list>
              <text:list-item>
                <text:h text:style-name="P155" text:outline-level="2">Types and data formats for fields of a CSV file.</text:h>
              </text:list-item>
            </text:list>
          </text:list-item>
        </text:list>
        <text:p text:style-name="Text_20_body"/>
        <text:p text:style-name="P27">For fields of a CSV file, the following data types are defined:</text:p>
        <text:list xml:id="list444909388" text:style-name="WW8Num36">
          <text:list-item>
            <text:p text:style-name="P124">UInt[8|32|64|] – sign-less whole numbers with different maximum values (8, 32, 64 bits) recorded as a string with only decimal numerals (‘0’ – ‘9’)</text:p>
          </text:list-item>
          <text:list-item>
            <text:p text:style-name="P131"><text:span text:style-name="T13">DateString – date and time recorded as a string DD</text:span><text:span text:style-name="T11">.</text:span><text:span text:style-name="T13">MM</text:span><text:span text:style-name="T11">.</text:span><text:span text:style-name="T13">YYYY HH</text:span><text:span text:style-name="T11">:</text:span><text:span text:style-name="T13">MM</text:span><text:span text:style-name="T11">:</text:span><text:span text:style-name="T13">SS, for example: 17.05.2007 09:53:28</text:span></text:p>
          </text:list-item>
          <text:list-item>
            <text:p text:style-name="P124">NumString – a simple string of decimal numerals (‘0’ – ‘9’) enclosed in quotation marks, for example: "250013901464251"</text:p>
          </text:list-item>
          <text:list-item>
            <text:p text:style-name="P131"><text:span text:style-name="T13">AddrString – ISDN address recorded as a string enclosed in quotation marks: “</text:span><text:span text:style-name="T11">.</text:span><text:span text:style-name="T13">Ton</text:span><text:span text:style-name="T11">.</text:span><text:span text:style-name="T13">Npi</text:span><text:span text:style-name="T11">.</text:span><text:span text:style-name="T13">Signals”, for example: ".1.1.79139343290" </text:span></text:p>
          </text:list-item>
          <text:list-item>
            <text:p text:style-name="P124">Cstring – a simple string enclosed in quotation marks containing ASCII symbols, for example "sibinco.sms &gt; plmn.kem"</text:p>
          </text:list-item>
        </text:list>
        <text:p text:style-name="P34"/>
        <text:list xml:id="list655451063" text:continue-list="list1708797104" text:style-name="Outline">
          <text:list-item>
            <text:list>
              <text:list-item>
                <text:h text:style-name="P155" text:outline-level="2">Data fields of a CSV file.</text:h>
              </text:list-item>
            </text:list>
          </text:list-item>
        </text:list>
        <text:p text:style-name="P67"/>
        <text:p text:style-name="P27">In a CSV file the following data fields are defined:</text:p>
        <text:p text:style-name="Text_20_body"/>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55">Field</text:p>
            </table:table-cell>
            <table:table-cell table:style-name="Table16.A1" office:value-type="string">
              <text:p text:style-name="P55">Type</text:p>
            </table:table-cell>
            <table:table-cell table:style-name="Table16.C1" office:value-type="string">
              <text:p text:style-name="P55">Description</text:p>
            </table:table-cell>
          </table:table-row>
          <table:table-row table:style-name="Table16.1">
            <table:table-cell table:style-name="Table16.A2" office:value-type="string">
              <text:p text:style-name="P59">MSG_ID</text:p>
            </table:table-cell>
            <table:table-cell table:style-name="Table16.A2" office:value-type="string">
              <text:p text:style-name="P59"><text:span text:style-name="T1">UInt</text:span>64</text:p>
            </table:table-cell>
            <table:table-cell table:style-name="Table16.C2" office:value-type="string">
              <text:p text:style-name="P55">System ID of message</text:p>
            </table:table-cell>
          </table:table-row>
          <table:table-row table:style-name="Table16.1">
            <table:table-cell table:style-name="Table16.A2" office:value-type="string">
              <text:p text:style-name="P53">RECORD_TYPE</text:p>
            </table:table-cell>
            <table:table-cell table:style-name="Table16.A2" office:value-type="string">
              <text:p text:style-name="P53">UInt8</text:p>
            </table:table-cell>
            <table:table-cell table:style-name="Table16.C2" office:value-type="string">
              <text:p text:style-name="P55">CDR record type: 0 (ordinary) – regular delivery, 1 (diverted) — message delivered through redirect (see DIVERTED_FOR)</text:p>
            </table:table-cell>
          </table:table-row>
          <table:table-row table:style-name="Table16.1">
            <table:table-cell table:style-name="Table16.A2" office:value-type="string">
              <text:p text:style-name="P53">MEDIA_TYPE</text:p>
            </table:table-cell>
            <table:table-cell table:style-name="Table16.A2" office:value-type="string">
              <text:p text:style-name="P53">UInt8</text:p>
            </table:table-cell>
            <table:table-cell table:style-name="Table16.C2" office:value-type="string">
              <text:p text:style-name="P55">Type of message content: 0 – text, 1 – binary</text:p>
            </table:table-cell>
          </table:table-row>
          <table:table-row table:style-name="Table16.1">
            <table:table-cell table:style-name="Table16.A2" office:value-type="string">
              <text:p text:style-name="P53">BEARER_TYPE</text:p>
            </table:table-cell>
            <table:table-cell table:style-name="Table16.A2" office:value-type="string">
              <text:p text:style-name="P53">Uint8</text:p>
            </table:table-cell>
            <table:table-cell table:style-name="Table16.C2" office:value-type="string">
              <text:p text:style-name="P55">Type of message carrier: 0 – SMS, 1 - USSD</text:p>
            </table:table-cell>
          </table:table-row>
          <table:table-row table:style-name="Table16.1">
            <table:table-cell table:style-name="Table16.A2" office:value-type="string">
              <text:p text:style-name="P53">SUBMIT</text:p>
            </table:table-cell>
            <table:table-cell table:style-name="Table16.A2" office:value-type="string">
              <text:p text:style-name="P53">DateString</text:p>
            </table:table-cell>
            <table:table-cell table:style-name="Table16.C2" office:value-type="string">
              <text:p text:style-name="P55">Time of message dispatch</text:p>
            </table:table-cell>
          </table:table-row>
          <table:table-row table:style-name="Table16.1">
            <table:table-cell table:style-name="Table16.A2" office:value-type="string">
              <text:p text:style-name="P53">FINALIZED</text:p>
            </table:table-cell>
            <table:table-cell table:style-name="Table16.A2" office:value-type="string">
              <text:p text:style-name="P53">DateString</text:p>
            </table:table-cell>
            <table:table-cell table:style-name="Table16.C2" office:value-type="string">
              <text:p text:style-name="P55">Time of message delivery</text:p>
            </table:table-cell>
          </table:table-row>
          <table:table-row table:style-name="Table16.1">
            <table:table-cell table:style-name="Table16.A2" office:value-type="string">
              <text:p text:style-name="P53">STATUS</text:p>
            </table:table-cell>
            <table:table-cell table:style-name="Table16.A2" office:value-type="string">
              <text:p text:style-name="P59"><text:span text:style-name="T1">UInt</text:span>32</text:p>
            </table:table-cell>
            <table:table-cell table:style-name="Table16.C2" office:value-type="string">
              <text:p text:style-name="P55">Delivery status: 0 – success, otherwise – error code</text:p>
            </table:table-cell>
          </table:table-row>
          <table:table-row table:style-name="Table16.1">
            <table:table-cell table:style-name="Table16.A2" office:value-type="string">
              <text:p text:style-name="P53">SRC_ADDR</text:p>
            </table:table-cell>
            <table:table-cell table:style-name="Table16.A2" office:value-type="string">
              <text:p text:style-name="P53">AddrString</text:p>
            </table:table-cell>
            <table:table-cell table:style-name="Table16.C2" office:value-type="string">
              <text:p text:style-name="P55">Sender's address</text:p>
            </table:table-cell>
          </table:table-row>
          <table:table-row table:style-name="Table16.1">
            <table:table-cell table:style-name="Table16.A2" office:value-type="string">
              <text:p text:style-name="P53">SRC_IMSI</text:p>
            </table:table-cell>
            <table:table-cell table:style-name="Table16.A2" office:value-type="string">
              <text:p text:style-name="P53">NumString</text:p>
            </table:table-cell>
            <table:table-cell table:style-name="Table16.C2" office:value-type="string">
              <text:p text:style-name="P53">Sender's IMSI</text:p>
            </table:table-cell>
          </table:table-row>
          <table:table-row table:style-name="Table16.1">
            <table:table-cell table:style-name="Table16.A2" office:value-type="string">
              <text:p text:style-name="P53">SRC_MSC</text:p>
            </table:table-cell>
            <table:table-cell table:style-name="Table16.A2" office:value-type="string">
              <text:p text:style-name="P53">AddrString</text:p>
            </table:table-cell>
            <table:table-cell table:style-name="Table16.C2" office:value-type="string">
              <text:p text:style-name="P55">ID of MSC where the sender is located</text:p>
            </table:table-cell>
          </table:table-row>
          <table:table-row table:style-name="Table16.1">
            <table:table-cell table:style-name="Table16.A2" office:value-type="string">
              <text:p text:style-name="P53">SRC_SME_ID</text:p>
            </table:table-cell>
            <table:table-cell table:style-name="Table16.A2" office:value-type="string">
              <text:p text:style-name="P53">CString</text:p>
            </table:table-cell>
            <table:table-cell table:style-name="Table16.C2" office:value-type="string">
              <text:p text:style-name="P55">ID of service through which the message is received</text:p>
            </table:table-cell>
          </table:table-row>
          <text:soft-page-break/>
          <table:table-row table:style-name="Table16.1">
            <table:table-cell table:style-name="Table16.A2" office:value-type="string">
              <text:p text:style-name="P53">DST_ADDR</text:p>
            </table:table-cell>
            <table:table-cell table:style-name="Table16.A2" office:value-type="string">
              <text:p text:style-name="P53">AddrString</text:p>
            </table:table-cell>
            <table:table-cell table:style-name="Table16.C2" office:value-type="string">
              <text:p text:style-name="P55">Recipient's address</text:p>
            </table:table-cell>
          </table:table-row>
          <table:table-row table:style-name="Table16.1">
            <table:table-cell table:style-name="Table16.A2" office:value-type="string">
              <text:p text:style-name="P53">DST_IMSI</text:p>
            </table:table-cell>
            <table:table-cell table:style-name="Table16.A2" office:value-type="string">
              <text:p text:style-name="P53">NumString</text:p>
            </table:table-cell>
            <table:table-cell table:style-name="Table16.C2" office:value-type="string">
              <text:p text:style-name="P59"><text:span text:style-name="T13">Recipient's</text:span><text:span text:style-name="T1"> IMSI</text:span></text:p>
            </table:table-cell>
          </table:table-row>
          <table:table-row table:style-name="Table16.1">
            <table:table-cell table:style-name="Table16.A2" office:value-type="string">
              <text:p text:style-name="P53">DST_MSC</text:p>
            </table:table-cell>
            <table:table-cell table:style-name="Table16.A2" office:value-type="string">
              <text:p text:style-name="P53">AddrString</text:p>
            </table:table-cell>
            <table:table-cell table:style-name="Table16.C2" office:value-type="string">
              <text:p text:style-name="P55">ID of MSC where the recipient was located in the case of delivery, otherwise an empty string</text:p>
            </table:table-cell>
          </table:table-row>
          <table:table-row table:style-name="Table16.1">
            <table:table-cell table:style-name="Table16.A2" office:value-type="string">
              <text:p text:style-name="P53">DST_SME_ID</text:p>
            </table:table-cell>
            <table:table-cell table:style-name="Table16.A2" office:value-type="string">
              <text:p text:style-name="P53">CString</text:p>
            </table:table-cell>
            <table:table-cell table:style-name="Table16.C2" office:value-type="string">
              <text:p text:style-name="P55">ID of service through which the message is delivered to the recipient in the case of delivery, otherwise an empty string</text:p>
            </table:table-cell>
          </table:table-row>
          <table:table-row table:style-name="Table16.1">
            <table:table-cell table:style-name="Table16.A2" office:value-type="string">
              <text:p text:style-name="P53">DIVERTED_FOR</text:p>
            </table:table-cell>
            <table:table-cell table:style-name="Table16.A2" office:value-type="string">
              <text:p text:style-name="P53">AddrString</text:p>
            </table:table-cell>
            <table:table-cell table:style-name="Table16.C2" office:value-type="string">
              <text:p text:style-name="P55">Real address of recipient if the message is delivered through redirect, otherwise an empty string</text:p>
            </table:table-cell>
          </table:table-row>
          <table:table-row table:style-name="Table16.1">
            <table:table-cell table:style-name="Table16.A2" office:value-type="string">
              <text:p text:style-name="P53">ROUTE_ID</text:p>
            </table:table-cell>
            <table:table-cell table:style-name="Table16.A2" office:value-type="string">
              <text:p text:style-name="P53">CString</text:p>
            </table:table-cell>
            <table:table-cell table:style-name="Table16.C2" office:value-type="string">
              <text:p text:style-name="P55">Route ID</text:p>
            </table:table-cell>
          </table:table-row>
          <table:table-row table:style-name="Table16.1">
            <table:table-cell table:style-name="Table16.A2" office:value-type="string">
              <text:p text:style-name="P53">SERVICE_ID</text:p>
            </table:table-cell>
            <table:table-cell table:style-name="Table16.A2" office:value-type="string">
              <text:p text:style-name="P53">UInt32</text:p>
            </table:table-cell>
            <table:table-cell table:style-name="Table16.C2" office:value-type="string">
              <text:p text:style-name="P55">Service ID (from the route), in the case of SMS Extra – code of service pack of SMS Extra</text:p>
            </table:table-cell>
          </table:table-row>
          <table:table-row table:style-name="Table16.1">
            <table:table-cell table:style-name="Table16.A2" office:value-type="string">
              <text:p text:style-name="P53">SERVICE_TYPE</text:p>
            </table:table-cell>
            <table:table-cell table:style-name="Table16.A2" office:value-type="string">
              <text:p text:style-name="P53">CString</text:p>
            </table:table-cell>
            <table:table-cell table:style-name="Table16.C2" office:value-type="string">
              <text:p text:style-name="P55">Type of SMS service associated with the message (SMPP) </text:p>
            </table:table-cell>
          </table:table-row>
          <table:table-row table:style-name="Table16.1">
            <table:table-cell table:style-name="Table16.A21" office:value-type="string">
              <text:p text:style-name="P53">USER_MSG_REF</text:p>
            </table:table-cell>
            <table:table-cell table:style-name="Table16.A21" office:value-type="string">
              <text:p text:style-name="P53">UInt32</text:p>
            </table:table-cell>
            <table:table-cell table:style-name="Table16.C21" office:value-type="string">
              <text:p text:style-name="P55">Customer ID of the message (SMPP)</text:p>
            </table:table-cell>
          </table:table-row>
          <table:table-row table:style-name="Table16.1">
            <table:table-cell table:style-name="Table16.A2" office:value-type="string">
              <text:p text:style-name="P53">DATA_LENGTH</text:p>
            </table:table-cell>
            <table:table-cell table:style-name="Table16.A2" office:value-type="string">
              <text:p text:style-name="P53">UInt32</text:p>
            </table:table-cell>
            <table:table-cell table:style-name="Table16.C2" office:value-type="string">
              <text:p text:style-name="P55">Total message length: in bytes for a binary, in symbols for a text</text:p>
            </table:table-cell>
          </table:table-row>
          <table:table-row table:style-name="Table16.1">
            <table:table-cell table:style-name="Table16.A2" office:value-type="string">
              <text:p text:style-name="P53">PARTS_NUM</text:p>
            </table:table-cell>
            <table:table-cell table:style-name="Table16.A2" office:value-type="string">
              <text:p text:style-name="P53">UInt8</text:p>
            </table:table-cell>
            <table:table-cell table:style-name="Table16.C2" office:value-type="string">
              <text:p text:style-name="P55">Number of message parts</text:p>
            </table:table-cell>
          </table:table-row>
          <table:table-row table:style-name="Table16.1">
            <table:table-cell table:style-name="Table16.A2" office:value-type="string">
              <text:p text:style-name="P53">SMSX_SRV</text:p>
            </table:table-cell>
            <table:table-cell table:style-name="Table16.A2" office:value-type="string">
              <text:p text:style-name="P53">UInt32</text:p>
            </table:table-cell>
            <table:table-cell table:style-name="Table16.C2" office:value-type="string">
              <text:p text:style-name="P55">Mask of service pack of SMS Extra</text:p>
            </table:table-cell>
          </table:table-row>
          <table:table-row table:style-name="Table16.1">
            <table:table-cell table:style-name="Table16.A21" office:value-type="string">
              <text:p text:style-name="P53">MT</text:p>
            </table:table-cell>
            <table:table-cell table:style-name="Table16.A21" office:value-type="string">
              <text:p text:style-name="P53">UInt8</text:p>
            </table:table-cell>
            <table:table-cell table:style-name="Table16.C21" office:value-type="string">
              <text:p text:style-name="P55">1 – charging of recipient, 0 – charging of sender</text:p>
            </table:table-cell>
          </table:table-row>
          <table:table-row table:style-name="Table16.1">
            <table:table-cell table:style-name="Table16.A2" office:value-type="string">
              <text:p text:style-name="P53">CONTRACT</text:p>
            </table:table-cell>
            <table:table-cell table:style-name="Table16.A2" office:value-type="string">
              <text:p text:style-name="P53">UInt8</text:p>
            </table:table-cell>
            <table:table-cell table:style-name="Table16.C2" office:value-type="string">
              <text:p text:style-name="P43">Subscriber's contract type:</text:p>
              <text:p text:style-name="P42">0x00 – unknown or the contract type could be determined due to error </text:p>
              <text:p text:style-name="P38">0x01 – postpaid,</text:p>
              <text:p text:style-name="P54">0x02 – prepaid (serviced by IN-platform).</text:p>
            </table:table-cell>
          </table:table-row>
          <table:table-row table:style-name="Table16.1">
            <table:table-cell table:style-name="Table16.A2" office:value-type="string">
              <text:p text:style-name="P53">CHARGE</text:p>
            </table:table-cell>
            <table:table-cell table:style-name="Table16.A2" office:value-type="string">
              <text:p text:style-name="P53">UInt8</text:p>
            </table:table-cell>
            <table:table-cell table:style-name="Table16.C2" office:value-type="string">
              <text:p text:style-name="P43">Charging type:</text:p>
              <text:p text:style-name="P42">0 - ON_SUBMIT – charging on submit,</text:p>
              <text:p text:style-name="P42">1 - ON_DELIVERY (by default) – charging on delivery,</text:p>
              <text:p text:style-name="P54">2 - ON_DATA_COLLECTED – charging on delivery for message which has been charged on submit. Used for long time deliveries model.</text:p>
            </table:table-cell>
          </table:table-row>
          <table:table-row table:style-name="Table16.1">
            <table:table-cell table:style-name="Table16.A2" office:value-type="string">
              <text:p text:style-name="P59"><text:span text:style-name="T1">IN</text:span>_<text:span text:style-name="T1">BILL</text:span></text:p>
            </table:table-cell>
            <table:table-cell table:style-name="Table16.A2" office:value-type="string">
              <text:p text:style-name="P59"><text:span text:style-name="T1">UInt</text:span>8</text:p>
            </table:table-cell>
            <table:table-cell table:style-name="Table16.C2" office:value-type="string">
              <text:p text:style-name="P43">Flag if message already charged through IN platform:</text:p>
              <text:p text:style-name="P42">0 – no,</text:p>
              <text:p text:style-name="P54">1 – yes</text:p>
            </table:table-cell>
          </table:table-row>
        </table:table>
        <text:p text:style-name="P34"/>
        <text:p text:style-name="P31"/>
        <text:p text:style-name="P38"/>
        <text:list xml:id="list2125329406" text:continue-numbering="true" text:style-name="Outline">
          <text:list-item>
            <text:h text:style-name="P100" text:outline-level="1"><text:s/>Description of INMan configuration file parameters.</text:h>
          </text:list-item>
        </text:list>
        <text:p text:style-name="Text_20_body"><text:span text:style-name="T1">During initialization, INMan reads initialization parameters from a configuration file. This file is an xml document, the structure of which allows creating of a hierarchical name space for parameters and specification of the parameter's type. Hierarchy is specified by </text:span><text:span text:style-name="T2">section</text:span><text:span text:style-name="T1"> tags inside the document. Below is an example of a configuration file with one root parameter </text:span><text:span text:style-name="T3">version </text:span><text:span text:style-name="T1">and parameter </text:span><text:span text:style-name="T3">maxBillings</text:span><text:span text:style-name="T1"> inside </text:span><text:span text:style-name="T3">Billing</text:span><text:span text:style-name="T1"> section. </text:span></text:p>
        <text:p text:style-name="P97"><text:soft-page-break/>File Begins</text:p>
        <text:p text:style-name="P96">&lt;?xml version="1.0" encoding="ISO-8859-1"?&gt;</text:p>
        <text:p text:style-name="P96">&lt;!DOCTYPE config SYSTEM "file://configuration.dtd"&gt;</text:p>
        <text:p text:style-name="P96">&lt;config&gt;</text:p>
        <text:p text:style-name="P95"><text:span text:style-name="T1"><text:s text:c="2"/></text:span><text:span text:style-name="T1">&lt;param name="version" type="string"&gt;0.7.0&lt;/param&gt;</text:span></text:p>
        <text:p text:style-name="P95"><text:span text:style-name="T1"><text:s text:c="2"/></text:span><text:span text:style-name="T1">&lt;section name="Billing"&gt;</text:span></text:p>
        <text:p text:style-name="P95"><text:span text:style-name="T1"><text:s text:c="4"/></text:span><text:span text:style-name="T1">&lt;param name="maxBillings" type="int"&gt;500&lt;/param&gt;</text:span></text:p>
        <text:p text:style-name="P95"><text:span text:style-name="T1"><text:s text:c="2"/></text:span>&lt;/section&gt; <text:s/></text:p>
        <text:p text:style-name="P95">&lt;/config&gt;</text:p>
        <text:p text:style-name="P97">End of file</text:p>
        <text:p text:style-name="P24"/>
        <text:p text:style-name="P25">Logically INMan consists of several components (configurable services), each of which is configured, as a rule, by one or several sections of the configuration file.</text:p>
        <text:p text:style-name="Text_20_body"/>
        <text:list xml:id="list1392877996" text:continue-numbering="true" text:style-name="Outline">
          <text:list-item>
            <text:list>
              <text:list-item>
                <text:h text:style-name="Heading_20_2" text:outline-level="2"><text:s/><text:bookmark-start text:name="_%2525D0%25259A%2525D0%2525BE%2525D0%252"/><text:span text:style-name="T1">Configurable services</text:span>.<text:bookmark-end text:name="_%2525D0%25259A%2525D0%2525BE%2525D0%252"/></text:h>
              </text:list-item>
            </text:list>
          </text:list-item>
        </text:list>
        <text:p text:style-name="P24"/>
        <text:p text:style-name="P24">The use of the billing module has proven that different functionality is required for installations with various software and hardware. The main uses of INMan are the following:</text:p>
        <text:list xml:id="list1838261782" text:style-name="WW8Num28">
          <text:list-item>
            <text:p text:style-name="P123">as a billing service (billing of only SMS/USSD messages, operation requires signaling network)</text:p>
          </text:list-item>
          <text:list-item>
            <text:p text:style-name="P123">as a service for subscriber identification (determination of only subscriber’s contract type, operation requires signaling network)</text:p>
          </text:list-item>
          <text:list-item>
            <text:p text:style-name="P123">as an archiving service for backup of CDRs (operation not requiring signaling network, creation of CDR records on provided services in the case of disruption of signaling network or for a future use in a statistical system) </text:p>
          </text:list-item>
        </text:list>
        <text:p text:style-name="P24">Starting with version 0.7.0 INMan has been rebuilt on the basis of technology called “configurable dynamically uploaded services” which thereafter are referred to as “configurable services”, to provide an option of INMan flexible configuring for specific needs. According to the configuration file, this technology, upon a start of INMan, helps to determine popular services, load them, and initialize only them for later execution. <text:s/></text:p>
        <text:p text:style-name="P24">Each service is identified by a unique identifier (UId) and can be either embedded in INMan, or dynamically uploaded during its start.</text:p>
        <text:p text:style-name="P24">Functionally all services is subdivided into two groups:</text:p>
        <text:list xml:id="list612266555" text:style-name="WW8Num3">
          <text:list-item>
            <text:p text:style-name="P125">Top level services (topLevel) – servicing INMan clients directly</text:p>
          </text:list-item>
          <text:list-item>
            <text:p text:style-name="P125">Shared services (shared)– servicing other services.</text:p>
          </text:list-item>
        </text:list>
        <text:p text:style-name="P24">Services in both groups are configurable. By default a section of the configuration file is assigned to these services. It can be reassigned to another section of the file. </text:p>
        <text:p text:style-name="Text_20_body"><text:span text:style-name="T1">The header section of the configuration file with the reserved name “</text:span><text:a xlink:type="simple" xlink:href="#5.3. Services section structure.|outline"><text:span text:style-name="Internet_20_link">Services</text:span></text:a><text:span text:style-name="T1">“ is used for selection of required upper level services and for reassigning of configuration sections to services.</text:span></text:p>
        <text:p text:style-name="Text_20_body"><text:span text:style-name="T1">In the current version, the following services are available for configuring via configu</text:span><text:span text:style-name="T1">ration file:</text:span></text:p>
        <text:p text:style-name="Standard"><text:span text:style-name="T1">Table</text:span> <text:sequence text:ref-name="refTable0" text:name="Table" text:formula="ooow:Table+1" style:num-format="1">1</text:sequence>: <text:span text:style-name="T1">Configurable services</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6"><text:span text:style-name="T1">UId</text:span><text:line-break/>(<text:span text:style-name="T1">service type</text:span>)</text:p>
            </table:table-cell>
            <table:table-cell table:style-name="Table17.A1" office:value-type="string">
              <text:p text:style-name="P10">Name of default<text:line-break/> (+ additional) section</text:p>
            </table:table-cell>
            <table:table-cell table:style-name="Table17.A1" office:value-type="string">
              <text:p text:style-name="P6"><text:span text:style-name="T1">Upload</text:span><text:span text:style-name="T1"> type<text:line-break/>(name of dynamic library)</text:span></text:p>
            </table:table-cell>
            <table:table-cell table:style-name="Table17.D1" office:value-type="string">
              <text:p text:style-name="P10">Description</text:p>
            </table:table-cell>
          </table:table-row>
          <table:table-row table:style-name="Table17.1">
            <table:table-cell table:style-name="Table17.A2" office:value-type="string">
              <text:p text:style-name="P82"><text:span text:style-name="T20">icsTCPServer<text:line-break/></text:span>(<text:span text:style-name="T1">shared</text:span>)</text:p>
            </table:table-cell>
            <table:table-cell table:style-name="Table17.A2" office:value-type="string">
              <text:p text:style-name="P82"><text:a xlink:type="simple" xlink:href="#5.4. Host section parameters (icsTCPServer service).|outline"><text:span text:style-name="Internet_20_link">Host</text:span></text:a></text:p>
            </table:table-cell>
            <table:table-cell table:style-name="Table17.A2" office:value-type="string">
              <text:p text:style-name="P52">Prelinked</text:p>
            </table:table-cell>
            <table:table-cell table:style-name="Table17.D2" office:value-type="string">
              <text:p text:style-name="P58"><text:span text:style-name="T1">Services INMan client’s TCP connections, in accordance with rules described in </text:span><text:a xlink:type="simple" xlink:href="#3. Protocols of client interaction with INMan|outline"><text:span text:style-name="Internet_20_link">Protocols of client interaction with INMan</text:span></text:a></text:p>
            </table:table-cell>
          </table:table-row>
          <text:soft-page-break/>
          <table:table-row table:style-name="Table17.1">
            <table:table-cell table:style-name="Table17.A2" office:value-type="string">
              <text:p text:style-name="P82"><text:span text:style-name="T20">icsAbntCache</text:span><text:span text:style-name="T3"><text:line-break/></text:span>(<text:span text:style-name="T1">shared</text:span>)</text:p>
            </table:table-cell>
            <table:table-cell table:style-name="Table17.A2" office:value-type="string">
              <text:p text:style-name="P82"><text:a xlink:type="simple" xlink:href="#5.5. AbonentsCache section parameters (icsAbntCache service).|outline"><text:span text:style-name="Internet_20_link">AbonentsCache</text:span></text:a></text:p>
            </table:table-cell>
            <table:table-cell table:style-name="Table17.A2" office:value-type="string">
              <text:p text:style-name="P52">dynamic (libinman_ics_abcache.so)</text:p>
            </table:table-cell>
            <table:table-cell table:style-name="Table17.D2" office:value-type="string">
              <text:p text:style-name="P52">Cache of subscriber’s data (contract, IN-platforms, etc) </text:p>
            </table:table-cell>
          </table:table-row>
          <table:table-row table:style-name="Table17.1">
            <table:table-cell table:style-name="Table17.A4" office:value-type="string">
              <text:p text:style-name="P88">icsTCAPDisp</text:p>
              <text:p text:style-name="P91">(shared)</text:p>
            </table:table-cell>
            <table:table-cell table:style-name="Table17.A4" office:value-type="string">
              <text:p text:style-name="P82"><text:a xlink:type="simple" xlink:href="#5.6. SS7 section parameters (icsTCAPDisp service).|outline"><text:span text:style-name="Internet_20_link">SS7</text:span></text:a> or <text:a xlink:type="simple" xlink:href="#5.7. SS7_HD section parameters (icsTCAPDisp service).|outline">SS7_HD</text:a></text:p>
            </table:table-cell>
            <table:table-cell table:style-name="Table17.A4" office:value-type="string">
              <text:p text:style-name="P58"><text:span text:style-name="T1">dynamic (libinman_ics_tca</text:span><text:span text:style-name="T1">pdsp.so)</text:span></text:p>
            </table:table-cell>
            <table:table-cell table:style-name="Table17.D4" office:value-type="string">
              <text:p text:style-name="P58"><text:span text:style-name="T1">Provides</text:span><text:span text:style-name="T1"> TCAP API for interaction with elements of signaling network, integrates with SS7 stack TietoEnator, regular or HD, depending on INMan build </text:span></text:p>
            </table:table-cell>
          </table:table-row>
          <table:table-row table:style-name="Table17.1">
            <table:table-cell table:style-name="Table17.A2" office:value-type="string">
              <text:p text:style-name="P82"><text:span text:style-name="T20">icsIAPManager</text:span><text:span text:style-name="T3"><text:line-break/></text:span>(<text:span text:style-name="T1">shared</text:span>)</text:p>
            </table:table-cell>
            <table:table-cell table:style-name="Table17.A2" office:value-type="string">
              <text:p text:style-name="P82"><text:a xlink:type="simple" xlink:href="#5.11. AbonentPolicies section parameters (icsIAPManager service).|outline"><text:span text:style-name="T19">AbonentPolicies</text:span></text:a><text:span text:style-name="T19"><text:line-break/></text:span><text:span text:style-name="T2">(</text:span><text:span text:style-name="T19">+ </text:span><text:a xlink:type="simple" xlink:href="#5.12. Structure and parameters of IN-Platforms section (icsIAPManager service).|outline">IN-Platforms</text:a><text:span text:style-name="T19">, <text:line-break/></text:span><text:a xlink:type="simple" xlink:href="#5.13. AbonentProviders section parameters (icsIAPManager service).|outline"><text:span text:style-name="Internet_20_link">AbonentProviders</text:span></text:a><text:span text:style-name="T19"> </text:span><text:span text:style-name="T2">)</text:span></text:p>
            </table:table-cell>
            <table:table-cell table:style-name="Table17.A2" office:value-type="string">
              <text:p text:style-name="P58"><text:span text:style-name="T1">dynamic</text:span><text:span text:style-name="T1"> </text:span><text:span text:style-name="T1">(libinman_ics_iapmgr.so)</text:span></text:p>
            </table:table-cell>
            <table:table-cell table:style-name="Table17.D2" office:value-type="string">
              <text:p text:style-name="P58"><text:span text:style-name="T1">Registry of subscriber’s “policies” and </text:span><text:span text:style-name="T1">“providers”</text:span><text:span text:style-name="T1">.</text:span></text:p>
            </table:table-cell>
          </table:table-row>
          <table:table-row table:style-name="Table17.1">
            <table:table-cell table:style-name="Table17.A2" office:value-type="string">
              <text:p text:style-name="P82"><text:span text:style-name="T20">icsSmBilling</text:span><text:span text:style-name="T3"><text:line-break/></text:span><text:span text:style-name="T1">(topLevel)</text:span></text:p>
            </table:table-cell>
            <table:table-cell table:style-name="Table17.A2" office:value-type="string">
              <text:p text:style-name="P82"><text:a xlink:type="simple" xlink:href="#5.10. Billing section parameters (icsSmBilling service).|outline"><text:span text:style-name="Internet_20_link">Billing</text:span></text:a></text:p>
            </table:table-cell>
            <table:table-cell table:style-name="Table17.A2" office:value-type="string">
              <text:p text:style-name="P52">dynamic (libinman_ics_smbill.so)</text:p>
            </table:table-cell>
            <table:table-cell table:style-name="Table17.D2" office:value-type="string">
              <text:p text:style-name="P58"><text:span text:style-name="T1">Service of SMS/USSD message billing, in accordance with protocol, described in </text:span><text:a xlink:type="simple" xlink:href="#3.2. Review of billing protocol for SMS/USSD messages (USSDC-INMAN).|outline"><text:span text:style-name="Internet_20_link">Review of billing protocol for SMS/USSD messages (USSDC-INMAN)</text:span></text:a></text:p>
            </table:table-cell>
          </table:table-row>
          <table:table-row table:style-name="Table17.1">
            <table:table-cell table:style-name="Table17.A2" office:value-type="string">
              <text:p text:style-name="P82"><text:span text:style-name="T3">icsAbntDetector<text:line-break/></text:span><text:span text:style-name="T1">(topLevel)</text:span></text:p>
            </table:table-cell>
            <table:table-cell table:style-name="Table17.A2" office:value-type="string">
              <text:p text:style-name="P82"><text:s/><text:a xlink:type="simple" xlink:href="#5.9. AbonentDetector section parameters (icsAbntDetector service).|outline"><text:span text:style-name="Internet_20_link">AbonentDetector</text:span></text:a></text:p>
            </table:table-cell>
            <table:table-cell table:style-name="Table17.A2" office:value-type="string">
              <text:p text:style-name="P52">dynamic (libinman_ics_abdtcr.so)</text:p>
            </table:table-cell>
            <table:table-cell table:style-name="Table17.D2" office:value-type="string">
              <text:p text:style-name="P60"><text:span text:style-name="T9">Service to determine subscriber’s contract type, in accordance with the protocol, described in <text:s/></text:span><text:a xlink:type="simple" xlink:href="#3.4. Review of protocol determining subscriber’s contract type (USSDC-INMAN).|outline"><text:span text:style-name="Internet_20_link"><text:span text:style-name="T33">Review of protocol determining subscriber’s contract type (USSDC-INMAN)</text:span></text:span></text:a><text:a xlink:type="simple" xlink:href="#_Обзор_протокола_определения_контрак"><text:span text:style-name="Internet_20_link">.</text:span></text:a></text:p>
            </table:table-cell>
          </table:table-row>
        </table:table>
        <text:p text:style-name="Caption"/>
        <text:list xml:id="list1338656414" text:continue-list="list1392877996" text:style-name="Outline">
          <text:list-item>
            <text:list>
              <text:list-item>
                <text:h text:style-name="P155" text:outline-level="2"><text:s/>Summary list for sections of configuration file.</text:h>
              </text:list-item>
            </text:list>
          </text:list-item>
        </text:list>
        <text:p text:style-name="P24"/>
        <text:p text:style-name="Text_20_body"><text:span text:style-name="T1">All top level sections, specified in configuration file of the current version of INMan, are listed in </text:span><text:span text:style-name="T1">the table below.</text:span></text:p>
        <text:p text:style-name="Text_20_body"/>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6"><text:span text:style-name="T1">Section name</text:span><text:span text:style-name="T1"><text:line-break/>(by default)</text:span></text:p>
            </table:table-cell>
            <table:table-cell table:style-name="Table18.A1" office:value-type="string">
              <text:p text:style-name="P10">Inclusion</text:p>
            </table:table-cell>
            <table:table-cell table:style-name="Table18.C1" office:value-type="string">
              <text:p text:style-name="P10">Short description</text:p>
            </table:table-cell>
          </table:table-row>
          <table:table-row table:style-name="Table18.1">
            <table:table-cell table:style-name="Table18.A2" office:value-type="string">
              <text:p text:style-name="P80"><text:a xlink:type="simple" xlink:href="#5.3. Services section structure.|outline"><text:span text:style-name="Internet_20_link">Services</text:span></text:a></text:p>
            </table:table-cell>
            <table:table-cell table:style-name="Table18.A2" office:value-type="string">
              <text:p text:style-name="P53">Optional</text:p>
            </table:table-cell>
            <table:table-cell table:style-name="Table18.C2" office:value-type="string">
              <text:p text:style-name="P59"><text:span text:style-name="T1">Specifies required </text:span><text:span text:style-name="T1">topLevel services</text:span></text:p>
            </table:table-cell>
          </table:table-row>
          <table:table-row table:style-name="Table18.1">
            <table:table-cell table:style-name="Table18.A2" office:value-type="string">
              <text:p text:style-name="P80"><text:a xlink:type="simple" xlink:href="#5.4. Host section parameters (icsTCPServer service).|outline"><text:span text:style-name="Internet_20_link">Host</text:span></text:a></text:p>
            </table:table-cell>
            <table:table-cell table:style-name="Table18.A2" office:value-type="string">
              <text:p text:style-name="P53">Mandatory</text:p>
            </table:table-cell>
            <table:table-cell table:style-name="Table18.C2" office:value-type="string">
              <text:p text:style-name="P59"/>
            </table:table-cell>
          </table:table-row>
          <table:table-row table:style-name="Table18.1">
            <table:table-cell table:style-name="Table18.A2" office:value-type="string">
              <text:p text:style-name="P80"><text:a xlink:type="simple" xlink:href="#5.4. Host section parameters (icsTCPServer service).|outline"><text:span text:style-name="Internet_20_link">Billing</text:span></text:a></text:p>
            </table:table-cell>
            <table:table-cell table:style-name="Table18.A2" office:value-type="string">
              <text:p text:style-name="P53">Optional</text:p>
            </table:table-cell>
            <table:table-cell table:style-name="Table18.C2" office:value-type="string">
              <text:p text:style-name="P53">Billing of <text:s/>SMS/USSD messages</text:p>
            </table:table-cell>
          </table:table-row>
          <table:table-row table:style-name="Table18.1">
            <table:table-cell table:style-name="Table18.A2" office:value-type="string">
              <text:p text:style-name="P80"><text:a xlink:type="simple" xlink:href="#5.9. AbonentDetector section parameters (icsAbntDetector service).|outline"><text:span text:style-name="Internet_20_link">AbonentDetector</text:span></text:a></text:p>
            </table:table-cell>
            <table:table-cell table:style-name="Table18.A2" office:value-type="string">
              <text:p text:style-name="P53">Optional</text:p>
            </table:table-cell>
            <table:table-cell table:style-name="Table18.C2" office:value-type="string">
              <text:p text:style-name="P53">Determines subscriber’s contract type</text:p>
            </table:table-cell>
          </table:table-row>
          <table:table-row table:style-name="Table18.1">
            <table:table-cell table:style-name="Table18.A2" office:value-type="string">
              <text:p text:style-name="P80"><text:a xlink:type="simple" xlink:href="#5.11. AbonentPolicies section parameters (icsIAPManager service).|outline"><text:span text:style-name="Internet_20_link">SS7</text:span></text:a></text:p>
            </table:table-cell>
            <table:table-cell table:style-name="Table18.A2" office:value-type="string">
              <text:p text:style-name="P53">Optional</text:p>
            </table:table-cell>
            <table:table-cell table:style-name="Table18.C2" office:value-type="string">
              <text:p text:style-name="P59"><text:span text:style-name="T1">Integration with </text:span><text:span text:style-name="T1">SS7 stack TietoEnator</text:span></text:p>
            </table:table-cell>
          </table:table-row>
          <table:table-row table:style-name="Table18.1">
            <table:table-cell table:style-name="Table18.A7" office:value-type="string">
              <text:p text:style-name="P80"><text:a xlink:type="simple" xlink:href="#5.7. SS7_HD section parameters (icsTCAPDisp service).|outline"><text:span text:style-name="Internet_20_link">SS7_HD</text:span></text:a> </text:p>
            </table:table-cell>
            <table:table-cell table:style-name="Table18.A7" office:value-type="string">
              <text:p text:style-name="P53">Optional</text:p>
            </table:table-cell>
            <table:table-cell table:style-name="Table18.C7" office:value-type="string">
              <text:p text:style-name="P59"><text:span text:style-name="T1">Integration with </text:span><text:span text:style-name="T1">HD version of SS7 stack TietoEnator</text:span></text:p>
            </table:table-cell>
          </table:table-row>
          <table:table-row table:style-name="Table18.1">
            <table:table-cell table:style-name="Table18.A2" office:value-type="string">
              <text:p text:style-name="P80"><text:a xlink:type="simple" xlink:href="#5.8. TCAPUser section template|outline"><text:span text:style-name="Internet_20_link">TCAPUser</text:span></text:a></text:p>
            </table:table-cell>
            <table:table-cell table:style-name="Table18.A2" office:value-type="string">
              <text:p text:style-name="P53">Optional</text:p>
            </table:table-cell>
            <table:table-cell table:style-name="Table18.C2" office:value-type="string">
              <text:p text:style-name="P59"><text:span text:style-name="T1">Parameters of working with </text:span><text:span text:style-name="T1">TCAP API</text:span></text:p>
            </table:table-cell>
          </table:table-row>
          <table:table-row table:style-name="Table18.1">
            <table:table-cell table:style-name="Table18.A2" office:value-type="string">
              <text:p text:style-name="P80"><text:a xlink:type="simple" xlink:href="#5.5. AbonentsCache section parameters (icsAbntCache service).|outline"><text:span text:style-name="Internet_20_link">AbonentsCache</text:span></text:a></text:p>
            </table:table-cell>
            <table:table-cell table:style-name="Table18.A2" office:value-type="string">
              <text:p text:style-name="P53">Optional</text:p>
            </table:table-cell>
            <table:table-cell table:style-name="Table18.C2" office:value-type="string">
              <text:p text:style-name="P53">Cache of subscriber’s data</text:p>
            </table:table-cell>
          </table:table-row>
          <table:table-row table:style-name="Table18.1">
            <table:table-cell table:style-name="Table18.A2" office:value-type="string">
              <text:p text:style-name="P80"><text:a xlink:type="simple" xlink:href="#5.11. AbonentPolicies section parameters (icsIAPManager service).|outline"><text:span text:style-name="Internet_20_link">AbonentPolicies</text:span></text:a></text:p>
            </table:table-cell>
            <table:table-cell table:style-name="Table18.A2" office:value-type="string">
              <text:p text:style-name="P53">Optional</text:p>
            </table:table-cell>
            <table:table-cell table:style-name="Table18.C2" office:value-type="string">
              <text:p text:style-name="P53">Specification of “subscriber policies”</text:p>
            </table:table-cell>
          </table:table-row>
          <table:table-row table:style-name="Table18.1">
            <table:table-cell table:style-name="Table18.A2" office:value-type="string">
              <text:p text:style-name="P80"><text:a xlink:type="simple" xlink:href="#5.12. Structure and parameters of IN-Platforms section (icsIAPManager service).|outline"><text:span text:style-name="Internet_20_link">IN-platforms</text:span></text:a></text:p>
            </table:table-cell>
            <table:table-cell table:style-name="Table18.A2" office:value-type="string">
              <text:p text:style-name="P53">Optional</text:p>
            </table:table-cell>
            <table:table-cell table:style-name="Table18.C2" office:value-type="string">
              <text:p text:style-name="P53">Known IN-platform configurations</text:p>
            </table:table-cell>
          </table:table-row>
          <table:table-row table:style-name="Table18.1">
            <table:table-cell table:style-name="Table18.A2" office:value-type="string">
              <text:p text:style-name="P80"><text:a xlink:type="simple" xlink:href="#5.13. AbonentProviders section parameters (icsIAPManager service).|outline"><text:span text:style-name="Internet_20_link">AbonentProviders</text:span></text:a></text:p>
            </table:table-cell>
            <table:table-cell table:style-name="Table18.A2" office:value-type="string">
              <text:p text:style-name="P53">Optional</text:p>
            </table:table-cell>
            <table:table-cell table:style-name="Table18.C2" office:value-type="string">
              <text:p text:style-name="P59">“<text:span text:style-name="T1">Subscriber</text:span>’<text:span text:style-name="T1">s</text:span> <text:span text:style-name="T1">provider</text:span>” <text:span text:style-name="T1">configurations</text:span></text:p>
            </table:table-cell>
          </table:table-row>
        </table:table>
        <text:p text:style-name="P95"/>
        <text:p text:style-name="Text_20_body"/>
        <text:list xml:id="list2185411974" text:continue-numbering="true" text:style-name="Outline">
          <text:list-item>
            <text:list>
              <text:list-item>
                <text:h text:style-name="Heading_20_2" text:outline-level="2"><text:span text:style-name="T1"><text:s/></text:span><text:span text:style-name="T1">Services section</text:span><text:bookmark-end text:name="_%2525D0%2525A1%2525D1%252582%2525D1%252"/><text:span text:style-name="T1"> structure</text:span>.</text:h>
              </text:list-item>
            </text:list>
          </text:list-item>
        </text:list>
        <text:p text:style-name="Text_20_body"><text:span text:style-name="T1">The current section is the main section, indicating required upper level services, and reassigning configuration sections for configured services, listed in </text:span><text:a xlink:type="simple" xlink:href="#5.13. AbonentProviders section parameters (icsIAPManager service).|outline">Configurable Services</text:a>.</text:p>
        <text:p text:style-name="P24">The section may contain only String parameters of the following type:</text:p>
        <text:p text:style-name="P62"><text:soft-page-break/><text:span text:style-name="T1"><text:s text:c="6"/></text:span><text:span text:style-name="T1"><text:tab/>&lt;param name="SectionName" type="string"&gt;ICSIdent&lt;/param&gt;</text:span></text:p>
        <text:p text:style-name="P62"><text:span text:style-name="T1">where</text:span> </text:p>
        <text:list xml:id="list1098840628" text:style-name="WW8Num13">
          <text:list-item>
            <text:p text:style-name="P145">SectionName – name of configuration file section (not specifically upper level), containing settings for service, identified by value of current String parameter ICSIdent</text:p>
          </text:list-item>
          <text:list-item>
            <text:p text:style-name="P145">ICSIdent – String, identifying service in one of the following formats:</text:p>
          </text:list-item>
        </text:list>
        <text:list xml:id="list883137930" text:style-name="WW8Num10">
          <text:list-item>
            <text:p text:style-name="P147"><text:span text:style-name="T1">uid: </text:span><text:span text:style-name="T2">icsUId</text:span><text:span text:style-name="T1"> – where </text:span><text:span text:style-name="T2">icsUId</text:span><text:span text:style-name="T1"> is unique service identifier indicated in the table from </text:span><text:a xlink:type="simple" xlink:href="#5.13. AbonentProviders section parameters (icsIAPManager service).|outline"><text:span text:style-name="Internet_20_link">Configurable Services</text:span></text:a><text:span text:style-name="T1">, if service is dynamically uploadable then INMan will load corresponding library (</text:span><text:span text:style-name="T2">Note: Path to *.so INMan libraries should be included in environment variable LD_LIBRARY_PATH</text:span><text:span text:style-name="T1">)</text:span></text:p>
          </text:list-item>
          <text:list-item>
            <text:p text:style-name="P147"><text:span text:style-name="T1">dll</text:span><text:span text:style-name="T1">: </text:span><text:span text:style-name="T2">libname.so</text:span><text:span text:style-name="T1"> – where </text:span><text:span text:style-name="T2">libname.so</text:span><text:span text:style-name="T1"> is a name of dynamic library of required service.</text:span></text:p>
          </text:list-item>
        </text:list>
        <text:p text:style-name="P63"><text:span text:style-name="T3">NOTE:</text:span><text:span text:style-name="T2"> For configuration file consistency it is recommended to use ICSIdent of type 1 on installations put into operation, since service load mode (prelinked/dynamic) may vary for different installations.</text:span></text:p>
        <text:p text:style-name="Text_20_body"><text:span text:style-name="T1">Example</text:span><text:span text:style-name="T1">:</text:span></text:p>
        <text:p text:style-name="Text_20_body"><text:span text:style-name="T1"><text:s text:c="2"/></text:span><text:span text:style-name="T1">&lt;section name="Services"&gt;</text:span></text:p>
        <text:p text:style-name="P24"><text:s text:c="4"/>&lt;!-- Subscriber contract type and gsmSCF params determination --&gt;</text:p>
        <text:p text:style-name="Text_20_body"><text:span text:style-name="T1"><text:s text:c="4"/></text:span><text:span text:style-name="T1">&lt;param name="AbonentDetector" type="string"&gt;uid: icsAbntDetector&lt;/param&gt;</text:span></text:p>
        <text:p text:style-name="Text_20_body"><text:span text:style-name="T1"><text:s text:c="4"/></text:span><text:span text:style-name="T1">&lt;param name="HostWAN" type="string"&gt;uid: icsTCPServer&lt;/param&gt;</text:span></text:p>
        <text:p text:style-name="Text_20_body">&lt;/section&gt;</text:p>
        <text:p text:style-name="Text_20_body"/>
        <text:p text:style-name="P24">In the current version, INMan will launch subscriber’s contract type determination service, and instead of retrieving icsTCPServer service settings from the default section ‘Host’, it will retrieve the settings from ‘HostWAN’ section. </text:p>
        <text:p text:style-name="P24">Despite the fact that this section is the main one, it is optional. If there is no such section or it does not have any parameters then it is deemed that the section appears to be the following:</text:p>
        <text:p text:style-name="Text_20_body"><text:span text:style-name="T1"><text:s text:c="2"/></text:span><text:span text:style-name="T1">&lt;section name="Services"&gt;</text:span></text:p>
        <text:p text:style-name="Text_20_body"><text:span text:style-name="T1"><text:s text:c="4"/></text:span><text:span text:style-name="T1">&lt;param name="Billing" type="string"&gt;uid: icsSmBilling&lt;/param&gt;</text:span></text:p>
        <text:p text:style-name="Text_20_body"><text:span text:style-name="T1"><text:s text:c="2"/></text:span>&lt;/section&gt;</text:p>
        <text:p text:style-name="P24">This is done for compatibility with configuration files of previous INMan versions. </text:p>
        <text:p text:style-name="Text_20_body"/>
        <text:p text:style-name="P98"/>
        <text:list xml:id="list1107591099" text:continue-list="list2185411974" text:style-name="Outline">
          <text:list-item>
            <text:list>
              <text:list-item>
                <text:h text:style-name="Heading_20_2" text:outline-level="2"><text:span text:style-name="T1"><text:s/></text:span><text:bookmark-start text:name="_%2525D0%25259F%2525D0%2525B0%2525D1%252"/><text:span text:style-name="T1">Host section parameters (</text:span><text:span text:style-name="T5">icsTCPServer service</text:span><text:span text:style-name="T1">).</text:span></text:h>
              </text:list-item>
            </text:list>
          </text:list-item>
        </text:list>
        <text:p text:style-name="P70">This section is mandatory. The following parameters are specified in the section:</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0">Parameter </text:p>
            </table:table-cell>
            <table:table-cell table:style-name="Table19.A1" office:value-type="string">
              <text:p text:style-name="P10">Type</text:p>
            </table:table-cell>
            <table:table-cell table:style-name="Table19.A1" office:value-type="string">
              <text:p text:style-name="P10">Inclusion</text:p>
            </table:table-cell>
            <table:table-cell table:style-name="Table19.D1" office:value-type="string">
              <text:p text:style-name="P10">Description</text:p>
            </table:table-cell>
          </table:table-row>
          <table:table-row table:style-name="Table19.1">
            <table:table-cell table:style-name="Table19.A2" office:value-type="string">
              <text:p text:style-name="P89">Host</text:p>
            </table:table-cell>
            <table:table-cell table:style-name="Table19.A2" office:value-type="string">
              <text:p text:style-name="P50">String</text:p>
            </table:table-cell>
            <table:table-cell table:style-name="Table19.A2" office:value-type="string">
              <text:p text:style-name="P53">Mandatory</text:p>
            </table:table-cell>
            <table:table-cell table:style-name="Table19.D2" office:value-type="string">
              <text:p text:style-name="P59"><text:span text:style-name="T1">DNS</text:span><text:span text:style-name="T1"> name or INMan host address</text:span></text:p>
            </table:table-cell>
          </table:table-row>
          <table:table-row table:style-name="Table19.1">
            <table:table-cell table:style-name="Table19.A2" office:value-type="string">
              <text:p text:style-name="P89">Port</text:p>
            </table:table-cell>
            <table:table-cell table:style-name="Table19.A2" office:value-type="string">
              <text:p text:style-name="P50">Integer</text:p>
            </table:table-cell>
            <table:table-cell table:style-name="Table19.A2" office:value-type="string">
              <text:p text:style-name="P53">Mandatory</text:p>
            </table:table-cell>
            <table:table-cell table:style-name="Table19.D2" office:value-type="string">
              <text:p text:style-name="P59"><text:span text:style-name="T1">INMan </text:span><text:span text:style-name="T1">maintenance/administration port </text:span></text:p>
            </table:table-cell>
          </table:table-row>
          <table:table-row table:style-name="Table19.1">
            <table:table-cell table:style-name="Table19.A2" office:value-type="string">
              <text:p text:style-name="P89">maxClients</text:p>
            </table:table-cell>
            <table:table-cell table:style-name="Table19.A2" office:value-type="string">
              <text:p text:style-name="P50">Integer </text:p>
            </table:table-cell>
            <table:table-cell table:style-name="Table19.A2" office:value-type="string">
              <text:p text:style-name="P53">Optional </text:p>
            </table:table-cell>
            <table:table-cell table:style-name="Table19.D2" office:value-type="string">
              <text:p text:style-name="P59"/>
            </table:table-cell>
          </table:table-row>
        </table:table>
        <text:p text:style-name="Text_20_body"/>
        <text:list xml:id="list1310574921" text:continue-numbering="true" text:style-name="Outline">
          <text:list-item>
            <text:list>
              <text:list-item>
                <text:h text:style-name="Heading_20_2" text:outline-level="2"><text:span text:style-name="T1"><text:s/></text:span><text:span text:style-name="T2">AbonentsCache</text:span><text:span text:style-name="T1"> section parameters (</text:span><text:span text:style-name="T5">icsAbntCache </text:span><text:span text:style-name="T14">service</text:span><text:span text:style-name="T1">).</text:span></text:h>
              </text:list-item>
            </text:list>
          </text:list-item>
        </text:list>
        <text:p text:style-name="P69"><text:span text:style-name="T1">This section is optional. It is used only if one of the services requires functionality of subscriber’s cache. The</text:span> <text:span text:style-name="T1">following</text:span> <text:span text:style-name="T1">parameters</text:span> <text:span text:style-name="T1">are</text:span> <text:span text:style-name="T1">specified</text:span> <text:span text:style-name="T1">in</text:span> <text:span text:style-name="T1">the</text:span> <text:span text:style-name="T1">section:</text:spa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0">Parameter</text:p>
            </table:table-cell>
            <table:table-cell table:style-name="Table20.A1" office:value-type="string">
              <text:p text:style-name="P10">Type</text:p>
            </table:table-cell>
            <table:table-cell table:style-name="Table20.A1" office:value-type="string">
              <text:p text:style-name="P10">Inclusion</text:p>
            </table:table-cell>
            <table:table-cell table:style-name="Table20.D1" office:value-type="string">
              <text:p text:style-name="P10">Description</text:p>
            </table:table-cell>
          </table:table-row>
          <text:soft-page-break/>
          <table:table-row table:style-name="Table20.1">
            <table:table-cell table:style-name="Table20.A2" office:value-type="string">
              <text:p text:style-name="P89">cacheRAM</text:p>
            </table:table-cell>
            <table:table-cell table:style-name="Table20.A2" office:value-type="string">
              <text:p text:style-name="P47"><text:span text:style-name="T1">Integer </text:span><text:s text:c="2"/>(<text:span text:style-name="T1">Mb</text:span>)</text:p>
            </table:table-cell>
            <table:table-cell table:style-name="Table20.A2" office:value-type="string">
              <text:p text:style-name="P50">Mandatory</text:p>
            </table:table-cell>
            <table:table-cell table:style-name="Table20.D2" office:value-type="string">
              <text:p text:style-name="P52">Maximum volume of RAM for subscribers cache</text:p>
            </table:table-cell>
          </table:table-row>
          <table:table-row table:style-name="Table20.1">
            <table:table-cell table:style-name="Table20.A2" office:value-type="string">
              <text:p text:style-name="P89">cacheDir</text:p>
            </table:table-cell>
            <table:table-cell table:style-name="Table20.A2" office:value-type="string">
              <text:p text:style-name="P50">String</text:p>
            </table:table-cell>
            <table:table-cell table:style-name="Table20.A2" office:value-type="string">
              <text:p text:style-name="P50">Mandatory</text:p>
            </table:table-cell>
            <table:table-cell table:style-name="Table20.D2" office:value-type="string">
              <text:p text:style-name="P52">Directory for storage of subscribers cache files, if value is empty, then cache will use only RAM</text:p>
            </table:table-cell>
          </table:table-row>
          <table:table-row table:style-name="Table20.1">
            <table:table-cell table:style-name="Table20.A2" office:value-type="string">
              <text:p text:style-name="P89">cacheExpiration </text:p>
            </table:table-cell>
            <table:table-cell table:style-name="Table20.A2" office:value-type="string">
              <text:p text:style-name="P47"><text:span text:style-name="T1">Integer </text:span><text:s/>(<text:span text:style-name="T1">minutes</text:span>)<text:line-break/>[1 .. 65535]</text:p>
            </table:table-cell>
            <table:table-cell table:style-name="Table20.A2" office:value-type="string">
              <text:p text:style-name="P47"><text:span text:style-name="T1">Optional </text:span><text:line-break/>(<text:span text:style-name="T1">default</text:span>)</text:p>
            </table:table-cell>
            <table:table-cell table:style-name="Table20.D2" office:value-type="string">
              <text:p text:style-name="P58"><text:span text:style-name="T1">Life</text:span><text:span text:style-name="T1">-time of subscribers' cache record in minutes, by default: 20</text:span></text:p>
            </table:table-cell>
          </table:table-row>
          <table:table-row table:style-name="Table20.1">
            <table:table-cell table:style-name="Table20.A2" office:value-type="string">
              <text:p text:style-name="P89">cacheRecords</text:p>
            </table:table-cell>
            <table:table-cell table:style-name="Table20.A2" office:value-type="string">
              <text:p text:style-name="P50">Integer</text:p>
            </table:table-cell>
            <table:table-cell table:style-name="Table20.A2" office:value-type="string">
              <text:p text:style-name="P47"><text:span text:style-name="T1">optional</text:span><text:line-break/>(<text:span text:style-name="T1">default</text:span>)</text:p>
            </table:table-cell>
            <table:table-cell table:style-name="Table20.D2" office:value-type="string">
              <text:p text:style-name="P52">Initial number of records in subscriber's cache file, upon creation, by default: 10,000</text:p>
            </table:table-cell>
          </table:table-row>
        </table:table>
        <text:p text:style-name="Text_20_body"/>
        <text:list xml:id="list2066894262" text:continue-numbering="true" text:style-name="Outline">
          <text:list-item>
            <text:list>
              <text:list-item>
                <text:h text:style-name="Heading_20_2" text:outline-level="2"><text:span text:style-name="T1"><text:s/></text:span><text:span text:style-name="T1">SS7 section parameters (</text:span><text:span text:style-name="T5">icsTCAPDisp service</text:span><text:span text:style-name="T1">).</text:span></text:h>
              </text:list-item>
            </text:list>
          </text:list-item>
        </text:list>
        <text:p text:style-name="P72">Current section is optional. The section is used only if one of the services requires interaction with elements of signaling network.</text:p>
        <text:p text:style-name="P71"><text:span text:style-name="T1">The</text:span><text:span text:style-name="T1"> section is used for configuring a connection to Tieto</text:span>Е<text:span text:style-name="T1">nator SS7 stack. The following parameters are specified in the section:</text:span></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0">Parameter</text:p>
            </table:table-cell>
            <table:table-cell table:style-name="Table21.A1" office:value-type="string">
              <text:p text:style-name="P10">Type</text:p>
            </table:table-cell>
            <table:table-cell table:style-name="Table21.A1" office:value-type="string">
              <text:p text:style-name="P10">Inclusion</text:p>
            </table:table-cell>
            <table:table-cell table:style-name="Table21.D1" office:value-type="string">
              <text:p text:style-name="P8">Description</text:p>
            </table:table-cell>
          </table:table-row>
          <table:table-row table:style-name="Table21.1">
            <table:table-cell table:style-name="Table21.A2" office:value-type="string">
              <text:p text:style-name="P89">ss7UserId</text:p>
            </table:table-cell>
            <table:table-cell table:style-name="Table21.A2" office:value-type="string">
              <text:p text:style-name="P47"><text:span text:style-name="T1">Integer </text:span><text:line-break/> ([1..20])</text:p>
            </table:table-cell>
            <table:table-cell table:style-name="Table21.A2" office:value-type="string">
              <text:p text:style-name="P50">Mandatory </text:p>
            </table:table-cell>
            <table:table-cell table:style-name="Table21.D2" office:value-type="string">
              <text:p text:style-name="P58"><text:span text:style-name="T1">User</text:span><text:span text:style-name="T1">’s identifier for using Tieto</text:span>Е<text:span text:style-name="T1">nator TCAP API, <text:s/>recommended: 3 (USER03_ID)</text:span></text:p>
            </table:table-cell>
          </table:table-row>
          <table:table-row table:style-name="Table21.1">
            <table:table-cell table:style-name="Table21.A2" office:value-type="string">
              <text:p text:style-name="P80">maxMsgNum</text:p>
            </table:table-cell>
            <table:table-cell table:style-name="Table21.A2" office:value-type="string">
              <text:p text:style-name="P47"><text:span text:style-name="T1">Integer </text:span><text:s/>([1..65535])</text:p>
            </table:table-cell>
            <table:table-cell table:style-name="Table21.A2" office:value-type="string">
              <text:p text:style-name="P41">Optional</text:p>
              <text:p text:style-name="P47"><text:span text:style-name="T1">(default</text:span>)</text:p>
            </table:table-cell>
            <table:table-cell table:style-name="Table21.D2" office:value-type="string">
              <text:p text:style-name="P58"><text:span text:style-name="T1">Maximum</text:span><text:span text:style-name="T1"> number of messages in buffer of incoming SS7 packets, by default: 512</text:span></text:p>
            </table:table-cell>
          </table:table-row>
        </table:table>
        <text:p text:style-name="Text_20_body"/>
        <text:list xml:id="list1142205342" text:continue-numbering="true" text:style-name="Outline">
          <text:list-item>
            <text:list>
              <text:list-item>
                <text:h text:style-name="Heading_20_2" text:outline-level="2"><text:span text:style-name="T1"><text:s/></text:span><text:span text:style-name="T1">SS7_HD section parameters (</text:span><text:span text:style-name="T5">icsTCAPDisp </text:span><text:span text:style-name="T14">service</text:span><text:span text:style-name="T1">).</text:span></text:h>
              </text:list-item>
            </text:list>
          </text:list-item>
        </text:list>
        <text:p text:style-name="P71"><text:span text:style-name="T1">This section</text:span> <text:span text:style-name="T1">is</text:span> <text:span text:style-name="T1">optional</text:span>. <text:span text:style-name="T1">The section is used only if one of the services requires interaction with elements of signaling network.</text:span></text:p>
        <text:p text:style-name="P71"><text:span text:style-name="T1">The</text:span><text:span text:style-name="T1"> section is used for configuring a connection to Tieto</text:span>Е<text:span text:style-name="T1">nator HD (horizontal distribution) version of SS7 stack. Parameters, necessary for connection with a remote SS7 HD CommonParts manager (see TietoInator in-line documentation), as well as two following subsections, are specified in the section:</text:span></text:p>
        <text:list xml:id="list2029927568" text:style-name="WW8Num30">
          <text:list-item>
            <text:p text:style-name="P148"><text:span text:style-name="T4">SS7Units</text:span><text:span text:style-name="T1"> – describes modules of HD SS7 stack, available for interaction;</text:span></text:p>
          </text:list-item>
          <text:list-item>
            <text:p text:style-name="P148"><text:span text:style-name="T4">Layouts</text:span><text:span text:style-name="T1"> <text:s/>- describes variants of interaction with stack modules.</text:span></text:p>
          </text:list-item>
        </text:list>
        <text:p text:style-name="P61"><text:span text:style-name="T1">Section parameters</text:span>:</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0">Parameter</text:p>
            </table:table-cell>
            <table:table-cell table:style-name="Table22.A1" office:value-type="string">
              <text:p text:style-name="P10">Type</text:p>
            </table:table-cell>
            <table:table-cell table:style-name="Table22.A1" office:value-type="string">
              <text:p text:style-name="P10">Inclusion</text:p>
            </table:table-cell>
            <table:table-cell table:style-name="Table22.D1" office:value-type="string">
              <text:p text:style-name="P8">Description</text:p>
            </table:table-cell>
          </table:table-row>
          <table:table-row table:style-name="Table22.1">
            <table:table-cell table:style-name="Table22.A2" office:value-type="string">
              <text:p text:style-name="P89">cpMgrHosts</text:p>
            </table:table-cell>
            <table:table-cell table:style-name="Table22.A2" office:value-type="string">
              <text:p text:style-name="P47"><text:span text:style-name="T1">String </text:span><text:s/>(CSVList)<text:line-break/></text:p>
            </table:table-cell>
            <table:table-cell table:style-name="Table22.A2" office:value-type="string">
              <text:p text:style-name="P50">Mandatory </text:p>
            </table:table-cell>
            <table:table-cell table:style-name="Table22.D2" office:value-type="string">
              <text:p text:style-name="P37"><text:span text:style-name="T1">CSV</text:span><text:span text:style-name="T1"> list of host addresses, on which required SS7 HD CommonParts managers are working. Each address is shown as: ''DNS_name : port '</text:span></text:p>
              <text:p text:style-name="P58"><text:span text:style-name="T1">Example</text:span><text:span text:style-name="T1">: 'localhost:6666 , localhost: 6667'</text:span></text:p>
            </table:table-cell>
          </table:table-row>
          <table:table-row table:style-name="Table22.1">
            <table:table-cell table:style-name="Table22.A3" office:value-type="string">
              <text:p text:style-name="P89">cpMgrInstId</text:p>
            </table:table-cell>
            <table:table-cell table:style-name="Table22.A3" office:value-type="string">
              <text:p text:style-name="P47"><text:span text:style-name="T1">Integer</text:span> <text:line-break/> ([0..255])</text:p>
            </table:table-cell>
            <table:table-cell table:style-name="Table22.A3" office:value-type="string">
              <text:p text:style-name="P47"><text:span text:style-name="T1">Optional</text:span> <text:line-break/>(<text:span text:style-name="T1">default</text:span>)</text:p>
            </table:table-cell>
            <table:table-cell table:style-name="Table22.D3" office:value-type="string">
              <text:p text:style-name="P58"><text:span text:style-name="T1">Number of </text:span><text:span text:style-name="T1">SS7 HD CommonParts manager unit, by default: 0</text:span></text:p>
            </table:table-cell>
          </table:table-row>
          <table:table-row table:style-name="Table22.1">
            <table:table-cell table:style-name="Table22.A3" office:value-type="string">
              <text:p text:style-name="P80"><text:span text:style-name="T1">mp7U</text:span><text:span text:style-name="T1">serId</text:span></text:p>
            </table:table-cell>
            <table:table-cell table:style-name="Table22.A3" office:value-type="string">
              <text:p text:style-name="P47"><text:span text:style-name="T1">Integer </text:span><text:line-break/> ([1..20])</text:p>
            </table:table-cell>
            <table:table-cell table:style-name="Table22.A3" office:value-type="string">
              <text:p text:style-name="P50">Mandatory </text:p>
            </table:table-cell>
            <table:table-cell table:style-name="Table22.D3" office:value-type="string">
              <text:p text:style-name="P58"><text:span text:style-name="T1">User</text:span><text:span text:style-name="T1">’s identifier for using Tieto</text:span>Е<text:span text:style-name="T1">nator TCAP API, <text:s/>recommended: 3 (USER03_ID)</text:span></text:p>
            </table:table-cell>
          </table:table-row>
          <table:table-row table:style-name="Table22.1">
            <table:table-cell table:style-name="Table22.A2" office:value-type="string">
              <text:p text:style-name="P80">maxMsgNum</text:p>
            </table:table-cell>
            <table:table-cell table:style-name="Table22.A2" office:value-type="string">
              <text:p text:style-name="P47"><text:span text:style-name="T1">Integer </text:span><text:s/>([1..65535])</text:p>
            </table:table-cell>
            <table:table-cell table:style-name="Table22.A2" office:value-type="string">
              <text:p text:style-name="P47"><text:span text:style-name="T1">Optional </text:span><text:span text:style-name="T1"><text:line-break/></text:span>(<text:span text:style-name="T1">default</text:span>)</text:p>
            </table:table-cell>
            <table:table-cell table:style-name="Table22.D2" office:value-type="string">
              <text:p text:style-name="P58"><text:span text:style-name="T1">Maximum</text:span><text:span text:style-name="T1"> number of messages in buffer of incoming SS7 packets, by default: 512</text:span></text:p>
            </table:table-cell>
          </table:table-row>
          <table:table-row table:style-name="Table22.1">
            <table:table-cell table:style-name="Table22.A3" office:value-type="string">
              <text:p text:style-name="P80">dfltLayout</text:p>
            </table:table-cell>
            <table:table-cell table:style-name="Table22.A3" office:value-type="string">
              <text:p text:style-name="P50">String</text:p>
            </table:table-cell>
            <table:table-cell table:style-name="Table22.A3" office:value-type="string">
              <text:p text:style-name="P50">Mandatory </text:p>
            </table:table-cell>
            <table:table-cell table:style-name="Table22.D3" office:value-type="string">
              <text:p text:style-name="P58"><text:span text:style-name="T1">Name of subsection of </text:span><text:a xlink:type="simple" xlink:href="#5.7.2. Layouts subsection parameters.|outline"><text:span text:style-name="Internet_20_link">Layouts</text:span></text:a><text:span text:style-name="T1"> section, describing variant </text:span><text:soft-page-break/><text:span text:style-name="T1">of integration with modules of HD SS7 stack.</text:span></text:p>
            </table:table-cell>
          </table:table-row>
        </table:table>
        <text:p text:style-name="P34"/>
        <text:list xml:id="list331227431" text:continue-list="list1142205342" text:style-name="Outline">
          <text:list-item>
            <text:list>
              <text:list-item>
                <text:list>
                  <text:list-item>
                    <text:h text:style-name="Heading_20_3" text:outline-level="3"><text:span text:style-name="T1"><text:s/></text:span><text:span text:style-name="T1">SS</text:span>7<text:span text:style-name="T1">Units subsection parameters</text:span>.</text:h>
                  </text:list-item>
                </text:list>
              </text:list-item>
            </text:list>
          </text:list-item>
        </text:list>
        <text:p text:style-name="P71"><text:span text:style-name="T1"><text:tab/><text:tab/></text:span><text:span text:style-name="T1">Current subsection is mandatory. It contains only subsections, describing modules of HD SS7 stack, available for interaction. Each subsection can have a random name, but it should have the following parameters: </text:span></text:p>
        <text:p text:style-name="P7"/>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0">Parameter</text:p>
            </table:table-cell>
            <table:table-cell table:style-name="Table23.A1" office:value-type="string">
              <text:p text:style-name="P10">Type</text:p>
            </table:table-cell>
            <table:table-cell table:style-name="Table23.A1" office:value-type="string">
              <text:p text:style-name="P10">Inclusion</text:p>
            </table:table-cell>
            <table:table-cell table:style-name="Table23.D1" office:value-type="string">
              <text:p text:style-name="P8">Description</text:p>
            </table:table-cell>
          </table:table-row>
          <table:table-row table:style-name="Table23.1">
            <table:table-cell table:style-name="Table23.A2" office:value-type="string">
              <text:p text:style-name="P89">unitId</text:p>
            </table:table-cell>
            <table:table-cell table:style-name="Table23.A2" office:value-type="string">
              <text:p text:style-name="P50">String</text:p>
            </table:table-cell>
            <table:table-cell table:style-name="Table23.A2" office:value-type="string">
              <text:p text:style-name="P50">Mandatory</text:p>
            </table:table-cell>
            <table:table-cell table:style-name="Table23.D2" office:value-type="string">
              <text:p text:style-name="P58"><text:span text:style-name="T1">Identifier of HD SS7 stack</text:span><text:span text:style-name="T1"> module, as indicated in portss7.h file</text:span></text:p>
            </table:table-cell>
          </table:table-row>
          <table:table-row table:style-name="Table23.1">
            <table:table-cell table:style-name="Table23.A2" office:value-type="string">
              <text:p text:style-name="P89">instancesList</text:p>
            </table:table-cell>
            <table:table-cell table:style-name="Table23.A2" office:value-type="string">
              <text:p text:style-name="P47"><text:span text:style-name="T1">String </text:span><text:line-break/>(CSV list)</text:p>
            </table:table-cell>
            <table:table-cell table:style-name="Table23.A2" office:value-type="string">
              <text:p text:style-name="P41">Optional</text:p>
              <text:p text:style-name="P47">(<text:span text:style-name="T1">default</text:span>)</text:p>
            </table:table-cell>
            <table:table-cell table:style-name="Table23.D2" office:value-type="string">
              <text:p text:style-name="P58"><text:span text:style-name="T1">List of numbers</text:span><text:span text:style-name="T1"> ([1..255]) of module instances, divided by comma, by default: 1</text:span></text:p>
            </table:table-cell>
          </table:table-row>
        </table:table>
        <text:p text:style-name="P34"/>
        <text:p text:style-name="P34"><text:span text:style-name="T4">NOTE</text:span><text:span text:style-name="T1">: At the moment only the following identifiers of HD SS7 stack module are recognized:</text:span></text:p>
        <text:list xml:id="list978477558" text:style-name="WW8Num31">
          <text:list-item>
            <text:p text:style-name="P132">TCAP_ID</text:p>
          </text:list-item>
          <text:list-item>
            <text:p text:style-name="P132">SCCP_ID</text:p>
          </text:list-item>
        </text:list>
        <text:p text:style-name="P34"><text:span text:style-name="T1">Example</text:span>:</text:p>
        <text:p text:style-name="P38"><text:s text:c="4"/>&lt;section name="SS7Units"&gt; &lt;!-- configuration of known SS7 Units <text:s/>--&gt;</text:p>
        <text:p text:style-name="P34"><text:span text:style-name="T1"><text:s text:c="6"/></text:span><text:span text:style-name="T1">&lt;section name="TCAP_BE_HD2"&gt; &lt;!-- TCAP unit distributed by two instances --&gt;</text:span></text:p>
        <text:p text:style-name="P34"><text:span text:style-name="T1"><text:s text:c="8"/></text:span><text:span text:style-name="T1">&lt;param name="unitId" type="string"&gt;TCAP_ID&lt;/param&gt;</text:span></text:p>
        <text:p text:style-name="P34"><text:span text:style-name="T1"><text:s text:c="8"/></text:span><text:span text:style-name="T1">&lt;param name="instancesList" type="string"&gt;1, 2&lt;/param&gt;</text:span></text:p>
        <text:p text:style-name="P34"><text:span text:style-name="T1"><text:s text:c="6"/></text:span><text:span text:style-name="T1">&lt;/section&gt;</text:span></text:p>
        <text:p text:style-name="P34"><text:span text:style-name="T1"><text:s text:c="6"/></text:span><text:span text:style-name="T1">&lt;section name="SCCP_BE_1"&gt; &lt;!-- single instance SCCP unit <text:s/>--&gt;</text:span></text:p>
        <text:p text:style-name="P34"><text:span text:style-name="T1"><text:s text:c="8"/></text:span><text:span text:style-name="T1">&lt;param name="unitId" type="string"&gt;SCCP_ID&lt;/param&gt;</text:span></text:p>
        <text:p text:style-name="P34"><text:span text:style-name="T1"><text:s text:c="8"/></text:span><text:span text:style-name="T1">&lt;param name="instancesList" type="string"&gt;1&lt;/param&gt;</text:span></text:p>
        <text:p text:style-name="P34"><text:span text:style-name="T1"><text:s text:c="6"/></text:span><text:span text:style-name="T1">&lt;/section&gt;</text:span></text:p>
        <text:p text:style-name="P34"><text:span text:style-name="T1"><text:s text:c="4"/></text:span><text:span text:style-name="T1">&lt;/section&gt; &lt;!-- SS7_HD.SS7Units --&gt;</text:span></text:p>
        <text:p text:style-name="P38"/>
        <text:list xml:id="list1432435121" text:continue-list="list331227431" text:style-name="Outline">
          <text:list-item>
            <text:list>
              <text:list-item>
                <text:list>
                  <text:list-item>
                    <text:h text:style-name="Heading_20_3" text:outline-level="3"><text:span text:style-name="T1"><text:s/></text:span><text:span text:style-name="T1">Layouts subsection parameters</text:span>.</text:h>
                  </text:list-item>
                </text:list>
              </text:list-item>
            </text:list>
          </text:list-item>
        </text:list>
        <text:p text:style-name="P34"><text:tab/><text:span text:style-name="T1">This section is mandatory. It contains only subsections describing options of integration with modules of HD SS7 stack described in </text:span><text:span text:style-name="T12">SS7Units</text:span><text:span text:style-name="T16"> section.</text:span><text:span text:style-name="T1"> </text:span></text:p>
        <text:p text:style-name="P34"><text:span text:style-name="T1">Each subsection can have a random name, but at least one subsection should be specified and have the following parameters</text:span><text:span text:style-name="T1">:</text:span></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10">Parameter</text:p>
            </table:table-cell>
            <table:table-cell table:style-name="Table24.A1" office:value-type="string">
              <text:p text:style-name="P10">Type</text:p>
            </table:table-cell>
            <table:table-cell table:style-name="Table24.A1" office:value-type="string">
              <text:p text:style-name="P10">Inclusion</text:p>
            </table:table-cell>
            <table:table-cell table:style-name="Table24.D1" office:value-type="string">
              <text:p text:style-name="P8">Description</text:p>
            </table:table-cell>
          </table:table-row>
          <table:table-row table:style-name="Table24.1">
            <table:table-cell table:style-name="Table24.A2" office:value-type="string">
              <text:p text:style-name="P89">instanceId</text:p>
            </table:table-cell>
            <table:table-cell table:style-name="Table24.A2" office:value-type="string">
              <text:p text:style-name="P47"><text:span text:style-name="T1">Integer </text:span><text:line-break/> ([1..255])</text:p>
            </table:table-cell>
            <table:table-cell table:style-name="Table24.A2" office:value-type="string">
              <text:p text:style-name="P47"><text:span text:style-name="T1">optional</text:span><text:span text:style-name="T1"><text:line-break/></text:span>(<text:span text:style-name="T1">default</text:span>)</text:p>
            </table:table-cell>
            <table:table-cell table:style-name="Table24.D2" office:value-type="string">
              <text:p text:style-name="P52">Local number of instances of application which interacts with modules of HD SS7 stack, by default: 1</text:p>
            </table:table-cell>
          </table:table-row>
          <table:table-row table:style-name="Table24.1">
            <table:table-cell table:style-name="Table24.A2" office:value-type="string">
              <text:p text:style-name="P80">ss7units</text:p>
            </table:table-cell>
            <table:table-cell table:style-name="Table24.A2" office:value-type="string">
              <text:p text:style-name="P56">String</text:p>
              <text:p text:style-name="P47">(CSV list)</text:p>
            </table:table-cell>
            <table:table-cell table:style-name="Table24.A2" office:value-type="string">
              <text:p text:style-name="P50">Mandatory </text:p>
            </table:table-cell>
            <table:table-cell table:style-name="Table24.D2" office:value-type="string">
              <text:p text:style-name="P58"><text:span text:style-name="T1">Describes</text:span> <text:span text:style-name="T1">modules</text:span> <text:span text:style-name="T1">of</text:span> <text:span text:style-name="T1">HD</text:span> <text:span text:style-name="T1">SS</text:span>7 <text:span text:style-name="T1">stack</text:span> <text:span text:style-name="T1">which</text:span> <text:span text:style-name="T1">are</text:span> <text:span text:style-name="T1">being</text:span> <text:span text:style-name="T1">used</text:span>. <text:span text:style-name="T1">It</text:span> <text:span text:style-name="T1">contains</text:span> <text:span text:style-name="T1">a</text:span> <text:span text:style-name="T1">list</text:span> <text:span text:style-name="T1">of</text:span> <text:span text:style-name="T1">subsection</text:span> <text:span text:style-name="T1">names</text:span> <text:span text:style-name="T1">from</text:span> <text:a xlink:type="simple" xlink:href="#5.7.1. SS7Units subsection parameters.|outline"><text:span text:style-name="Internet_20_link">SS7Units</text:span></text:a> <text:span text:style-name="T1">section</text:span>, <text:span text:style-name="T1">divided</text:span> <text:span text:style-name="T1">by</text:span> <text:span text:style-name="T1">comma</text:span>. </text:p>
            </table:table-cell>
          </table:table-row>
        </table:table>
        <text:p text:style-name="P34"/>
        <text:p text:style-name="P34"><text:span text:style-name="T1">For example</text:span><text:span text:style-name="T1">:</text:span></text:p>
        <text:p text:style-name="P34"><text:soft-page-break/><text:span text:style-name="T1"><text:s text:c="4"/></text:span><text:span text:style-name="T1">&lt;section name="Layouts"&gt;</text:span></text:p>
        <text:p text:style-name="P34"><text:span text:style-name="T1"><text:s text:c="6"/></text:span><text:span text:style-name="T1">&lt;section name="ComplexApplication"&gt; &lt;!-- complex application that uses HD TCAP BE</text:span></text:p>
        <text:p text:style-name="P38"><text:tab/><text:tab/><text:tab/><text:tab/><text:tab/><text:tab/><text:tab/><text:tab/><text:tab/><text:tab/><text:tab/><text:tab/><text:tab/> (distributed by two instances) and single SCCP BE --&gt;</text:p>
        <text:p text:style-name="P34"><text:span text:style-name="T1"><text:s text:c="8"/></text:span><text:span text:style-name="T1">&lt;param name="instanceId" type="int"&gt;4&lt;/param&gt;</text:span></text:p>
        <text:p text:style-name="P34"><text:span text:style-name="T1"><text:s text:c="8"/></text:span><text:span text:style-name="T1">&lt;param name="ss7Units" type="string"&gt;TCAP_BE_HD2, SCCP_BE_1&lt;/param&gt;</text:span></text:p>
        <text:p text:style-name="P34"><text:span text:style-name="T1"><text:s text:c="6"/></text:span><text:span text:style-name="T1">&lt;/section&gt;</text:span></text:p>
        <text:p text:style-name="P34"><text:span text:style-name="T1"><text:s text:c="4"/></text:span><text:span text:style-name="T1">&lt;/section&gt; &lt;!-- SS7_HD.Layouts →</text:span></text:p>
        <text:p text:style-name="P38"/>
        <text:list xml:id="list1186684608" text:continue-numbering="true" text:style-name="Outline">
          <text:list-item>
            <text:list>
              <text:list-item>
                <text:h text:style-name="Heading_20_2" text:outline-level="2"><text:span text:style-name="T1"><text:s/></text:span><text:span text:style-name="T1">TCAPUser section template</text:span></text:h>
              </text:list-item>
            </text:list>
          </text:list-item>
        </text:list>
        <text:p text:style-name="P73"><text:span text:style-name="T1"><text:tab/></text:span><text:span text:style-name="T1">To start operating with TCAP API, specific set of parameters is required. Each configurable INMan component, which uses TCAP API, should have either subsection in its configuration section, or refer to external section with these parameters. The section name can be random, and parameters should be the following:</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0">Parameter</text:p>
            </table:table-cell>
            <table:table-cell table:style-name="Table25.A1" office:value-type="string">
              <text:p text:style-name="P10">Type</text:p>
            </table:table-cell>
            <table:table-cell table:style-name="Table25.A1" office:value-type="string">
              <text:p text:style-name="P10">Inclusion</text:p>
            </table:table-cell>
            <table:table-cell table:style-name="Table25.D1" office:value-type="string">
              <text:p text:style-name="P8">Description</text:p>
            </table:table-cell>
          </table:table-row>
          <table:table-row table:style-name="Table25.1">
            <table:table-cell table:style-name="Table25.A2" office:value-type="string">
              <text:p text:style-name="P89">ownAddress</text:p>
            </table:table-cell>
            <table:table-cell table:style-name="Table25.A2" office:value-type="string">
              <text:p text:style-name="P50">String</text:p>
            </table:table-cell>
            <table:table-cell table:style-name="Table25.A2" office:value-type="string">
              <text:p text:style-name="P50">Mandatory </text:p>
            </table:table-cell>
            <table:table-cell table:style-name="Table25.D2" office:value-type="string">
              <text:p text:style-name="P52">ISDN address which is used by current component.</text:p>
            </table:table-cell>
          </table:table-row>
          <table:table-row table:style-name="Table25.1">
            <table:table-cell table:style-name="Table25.A2" office:value-type="string">
              <text:p text:style-name="P89">ownSsn</text:p>
            </table:table-cell>
            <table:table-cell table:style-name="Table25.A2" office:value-type="string">
              <text:p text:style-name="P47"><text:span text:style-name="T1">Integer </text:span><text:line-break/>([1..255])</text:p>
            </table:table-cell>
            <table:table-cell table:style-name="Table25.A2" office:value-type="string">
              <text:p text:style-name="P50">Mandatory </text:p>
            </table:table-cell>
            <table:table-cell table:style-name="Table25.D2" office:value-type="string">
              <text:p text:style-name="P52">Number of TCAP subsystem which is used by the current component. </text:p>
            </table:table-cell>
          </table:table-row>
          <table:table-row table:style-name="Table25.1">
            <table:table-cell table:style-name="Table25.A2" office:value-type="string">
              <text:p text:style-name="P89">fakeSsn</text:p>
            </table:table-cell>
            <table:table-cell table:style-name="Table25.A2" office:value-type="string">
              <text:p text:style-name="P47"><text:span text:style-name="T1">Integer </text:span><text:span text:style-name="T1"><text:line-break/> ([1..255])</text:span></text:p>
            </table:table-cell>
            <table:table-cell table:style-name="Table25.A2" office:value-type="string">
              <text:p text:style-name="P47"><text:span text:style-name="T1">Optional </text:span><text:span text:style-name="T1"><text:line-break/>(default)</text:span></text:p>
            </table:table-cell>
            <table:table-cell table:style-name="Table25.D2" office:value-type="string">
              <text:p text:style-name="P58"><text:span text:style-name="T1">Number</text:span><text:span text:style-name="T1"> of TCAP subsystem, indicated in originating address, default value: 0 – i.e. indicate ownSsn</text:span></text:p>
            </table:table-cell>
          </table:table-row>
          <table:table-row table:style-name="Table25.1">
            <table:table-cell table:style-name="Table25.A2" office:value-type="string">
              <text:p text:style-name="P89">rosTimeout</text:p>
            </table:table-cell>
            <table:table-cell table:style-name="Table25.A2" office:value-type="string">
              <text:p text:style-name="P44"><text:span text:style-name="T1">Integer <text:s/></text:span><text:span text:style-name="T1">(seconds:</text:span></text:p>
              <text:p text:style-name="P49">[1..65535])</text:p>
            </table:table-cell>
            <table:table-cell table:style-name="Table25.A2" office:value-type="string">
              <text:p text:style-name="P47"><text:span text:style-name="T1">Optional</text:span><text:span text:style-name="T1"><text:line-break/></text:span><text:span text:style-name="T1">(default)</text:span></text:p>
            </table:table-cell>
            <table:table-cell table:style-name="Table25.D2" office:value-type="string">
              <text:p text:style-name="P58"><text:span text:style-name="T1">Timeout to execute MAP</text:span><text:span text:style-name="T1">/CAP operations, by default:20</text:span></text:p>
            </table:table-cell>
          </table:table-row>
          <table:table-row table:style-name="Table25.1">
            <table:table-cell table:style-name="Table25.A2" office:value-type="string">
              <text:p text:style-name="P80"><text:span text:style-name="T1"><text:s/></text:span><text:span text:style-name="T1">maxDialogs</text:span></text:p>
            </table:table-cell>
            <table:table-cell table:style-name="Table25.A2" office:value-type="string">
              <text:p text:style-name="P47"><text:span text:style-name="T1">Integer</text:span><text:span text:style-name="T1"> (</text:span>[<text:span text:style-name="T1">2</text:span>..6553<text:span text:style-name="T1">0</text:span>])</text:p>
            </table:table-cell>
            <table:table-cell table:style-name="Table25.A2" office:value-type="string">
              <text:p text:style-name="P47"><text:span text:style-name="T1">Optional</text:span><text:span text:style-name="T1"><text:line-break/></text:span>(<text:span text:style-name="T1">default</text:span>)</text:p>
            </table:table-cell>
            <table:table-cell table:style-name="Table25.D2" office:value-type="string">
              <text:p text:style-name="P58"><text:span text:style-name="T1">Maximum number of </text:span><text:span text:style-name="T1">TCAP dialogs per subsystem, by default: 2000</text:span></text:p>
            </table:table-cell>
          </table:table-row>
        </table:table>
        <text:p text:style-name="Text_20_body"/>
        <text:list xml:id="list1368899541" text:continue-numbering="true" text:style-name="Outline">
          <text:list-item>
            <text:list>
              <text:list-item>
                <text:h text:style-name="Heading_20_2" text:outline-level="2"><text:span text:style-name="T1"><text:s/></text:span><text:span text:style-name="T1">AbonentDetector section parameters (</text:span><text:span text:style-name="T5">icsAbntDetector service</text:span><text:span text:style-name="T1">).</text:span></text:h>
              </text:list-item>
            </text:list>
          </text:list-item>
        </text:list>
        <text:p text:style-name="P62"><text:span text:style-name="T1">This section is optional. It serves for configuration of subscriber’s contract type determination service. The following parameters are specified in this section</text:span>:</text:p>
        <text:p text:style-name="P62"/>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10">Parameter</text:p>
            </table:table-cell>
            <table:table-cell table:style-name="Table26.A1" office:value-type="string">
              <text:p text:style-name="P10">Type</text:p>
            </table:table-cell>
            <table:table-cell table:style-name="Table26.A1" office:value-type="string">
              <text:p text:style-name="P10">Inclusion</text:p>
            </table:table-cell>
            <table:table-cell table:style-name="Table26.D1" office:value-type="string">
              <text:p text:style-name="P8">Description</text:p>
            </table:table-cell>
          </table:table-row>
          <table:table-row table:style-name="Table26.1">
            <table:table-cell table:style-name="Table26.A2" office:value-type="string">
              <text:p text:style-name="P89">abonentPolicy</text:p>
            </table:table-cell>
            <table:table-cell table:style-name="Table26.A2" office:value-type="string">
              <text:p text:style-name="P50">String </text:p>
            </table:table-cell>
            <table:table-cell table:style-name="Table26.A2" office:value-type="string">
              <text:p text:style-name="P50">Mandatory</text:p>
            </table:table-cell>
            <table:table-cell table:style-name="Table26.D2" office:value-type="string">
              <text:p text:style-name="P58"><text:span text:style-name="T1">Specifies the default name of ‘subscriber’s policy’ (name of subsection in </text:span><text:span text:style-name="T10">AbonentPolicies </text:span><text:span text:style-name="T1">section), it is used when subscriber’s MSISDN address does not correspond to any of the address pools of specified polices </text:span></text:p>
            </table:table-cell>
          </table:table-row>
          <table:table-row table:style-name="Table26.1">
            <table:table-cell table:style-name="Table26.A2" office:value-type="string">
              <text:p text:style-name="P89">abonentTypeTimeout</text:p>
            </table:table-cell>
            <table:table-cell table:style-name="Table26.A2" office:value-type="string">
              <text:p text:style-name="P47"><text:span text:style-name="T1">Integer </text:span><text:line-break/>(<text:span text:style-name="T1">seconds</text:span>:<text:line-break/> [1 .. 65535])</text:p>
            </table:table-cell>
            <table:table-cell table:style-name="Table26.A2" office:value-type="string">
              <text:p text:style-name="P41">Optional</text:p>
              <text:p text:style-name="P47">(<text:span text:style-name="T1">default</text:span>)</text:p>
            </table:table-cell>
            <table:table-cell table:style-name="Table26.D2" office:value-type="string">
              <text:p text:style-name="P58"><text:span text:style-name="T1">Timeout</text:span><text:span text:style-name="T1">, limiting time to specify subscriber’s contract, by default: 8 sec.</text:span></text:p>
            </table:table-cell>
          </table:table-row>
          <table:table-row table:style-name="Table26.1">
            <table:table-cell table:style-name="Table26.A2" office:value-type="string">
              <text:p text:style-name="P80">maxRequests</text:p>
            </table:table-cell>
            <table:table-cell table:style-name="Table26.A2" office:value-type="string">
              <text:p text:style-name="P47"><text:span text:style-name="T1">I</text:span><text:span text:style-name="T1">nteger </text:span><text:s/><text:line-break/>[1 .. 100000]</text:p>
            </table:table-cell>
            <table:table-cell table:style-name="Table26.A2" office:value-type="string">
              <text:p text:style-name="P47"><text:span text:style-name="T1">Optional</text:span> <text:line-break/>(<text:span text:style-name="T1">default</text:span>)</text:p>
            </table:table-cell>
            <table:table-cell table:style-name="Table26.D2" office:value-type="string">
              <text:p text:style-name="P52">Maximum number of simultaneously processed requests per one client connection, by default: 1000</text:p>
            </table:table-cell>
          </table:table-row>
          <table:table-row table:style-name="Table26.1">
            <table:table-cell table:style-name="Table26.A2" office:value-type="string">
              <text:p text:style-name="P89">useCache</text:p>
            </table:table-cell>
            <table:table-cell table:style-name="Table26.A2" office:value-type="string">
              <text:p text:style-name="P50">bool</text:p>
            </table:table-cell>
            <table:table-cell table:style-name="Table26.A2" office:value-type="string">
              <text:p text:style-name="P47"><text:span text:style-name="T1">Optional </text:span><text:line-break/>(<text:span text:style-name="T1">default</text:span>)</text:p>
            </table:table-cell>
            <table:table-cell table:style-name="Table26.D2" office:value-type="string">
              <text:p text:style-name="P58"><text:span text:style-name="T1">Turns</text:span><text:span text:style-name="T1"> on utilization of subscribers cache, by default: </text:span><text:span text:style-name="T10">true</text:span></text:p>
            </table:table-cell>
          </table:table-row>
          <table:table-row table:style-name="Table26.1">
            <table:table-cell table:style-name="Table26.A2" office:value-type="string">
              <text:p text:style-name="P80"><text:span text:style-name="T1">cacheExpiration</text:span> </text:p>
            </table:table-cell>
            <table:table-cell table:style-name="Table26.A2" office:value-type="string">
              <text:p text:style-name="P47"><text:span text:style-name="T1">integer</text:span> (<text:span text:style-name="T1">minutes</text:span>)<text:span text:style-name="T1"><text:line-break/></text:span><text:soft-page-break/><text:span text:style-name="T1">[1 .. 65535]</text:span></text:p>
            </table:table-cell>
            <table:table-cell table:style-name="Table26.A2" office:value-type="string">
              <text:p text:style-name="P47"><text:span text:style-name="T1">Optional</text:span><text:span text:style-name="T1"><text:line-break/></text:span><text:soft-page-break/>(<text:span text:style-name="T1">default</text:span>)</text:p>
            </table:table-cell>
            <table:table-cell table:style-name="Table26.D2" office:value-type="string">
              <text:p text:style-name="P58"><text:span text:style-name="T1">Time</text:span><text:span text:style-name="T1"> of legitimacy of data from subscriber’s cache, by default: 20, value 0 means - use cacheExpiration from </text:span><text:soft-page-break/><text:span text:style-name="T1">cache settings.</text:span></text:p>
            </table:table-cell>
          </table:table-row>
        </table:table>
        <text:p text:style-name="Text_20_body"/>
        <text:p text:style-name="P24"/>
        <text:list xml:id="list2052349149" text:continue-numbering="true" text:style-name="Outline">
          <text:list-item>
            <text:list>
              <text:list-item>
                <text:h text:style-name="Heading_20_2" text:outline-level="2"><text:span text:style-name="T1"><text:s/></text:span><text:span text:style-name="T1">Billing section parameters (</text:span><text:span text:style-name="T5">icsSmBilling </text:span><text:span text:style-name="T14">service</text:span><text:span text:style-name="T1">).</text:span></text:h>
              </text:list-item>
            </text:list>
          </text:list-item>
        </text:list>
        <text:p text:style-name="P62"><text:span text:style-name="T1">Current section is optional. It is used for configuring service of SMS/USSD message billing. Section specifies </text:span><text:span text:style-name="T10">BillingModes </text:span><text:span text:style-name="T1">subsection, which assigns billing modes for various types of messages, and the following parameters:</text:span></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10">Parameter</text:p>
            </table:table-cell>
            <table:table-cell table:style-name="Table27.A1" office:value-type="string">
              <text:p text:style-name="P10">Type</text:p>
            </table:table-cell>
            <table:table-cell table:style-name="Table27.A1" office:value-type="string">
              <text:p text:style-name="P10">Inclusion</text:p>
            </table:table-cell>
            <table:table-cell table:style-name="Table27.D1" office:value-type="string">
              <text:p text:style-name="P8">Description</text:p>
            </table:table-cell>
          </table:table-row>
          <table:table-row table:style-name="Table27.1">
            <table:table-cell table:style-name="Table27.A2" office:value-type="string">
              <text:p text:style-name="P89">abonentTypeRequest</text:p>
            </table:table-cell>
            <table:table-cell table:style-name="Table27.A2" office:value-type="string">
              <text:p text:style-name="P50">String </text:p>
            </table:table-cell>
            <table:table-cell table:style-name="Table27.A2" office:value-type="string">
              <text:p text:style-name="P47"><text:span text:style-name="T1">Optional </text:span><text:line-break/>(<text:span text:style-name="T1">default</text:span>)</text:p>
            </table:table-cell>
            <table:table-cell table:style-name="Table27.D2" office:value-type="string">
              <text:p text:style-name="P40">Mode of determination of subscriber’s contract type (request to subscriber providers):</text:p>
              <text:list xml:id="list681166658" text:style-name="WW8Num23">
                <text:list-item>
                  <text:p text:style-name="P109"><text:span text:style-name="T10">onDemand</text:span><text:span text:style-name="T1"> – on request, if necessary for billing (by default),</text:span></text:p>
                </text:list-item>
                <text:list-item>
                  <text:p text:style-name="P139"><text:span text:style-name="T10">always</text:span><text:span text:style-name="T1"> <text:s/>- always</text:span></text:p>
                </text:list-item>
              </text:list>
            </table:table-cell>
          </table:table-row>
          <table:table-row table:style-name="Table27.1">
            <table:table-cell table:style-name="Table27.A2" office:value-type="string">
              <text:p text:style-name="P89">abonentPolicy</text:p>
            </table:table-cell>
            <table:table-cell table:style-name="Table27.A2" office:value-type="string">
              <text:p text:style-name="P50">String</text:p>
            </table:table-cell>
            <table:table-cell table:style-name="Table27.A2" office:value-type="string">
              <text:p text:style-name="P50">Optional</text:p>
            </table:table-cell>
            <table:table-cell table:style-name="Table27.D2" office:value-type="string">
              <text:p text:style-name="P37"><text:span text:style-name="T1">Specifies the default name of ‘subscriber’s policy’ (name of subsection in</text:span><text:span text:style-name="T10"> AbonentPolicies </text:span><text:span text:style-name="T15">section</text:span><text:span text:style-name="T1">), it is used when subscriber’s MSISDN address does not correspond to any address pool of specified polices</text:span></text:p>
              <text:p text:style-name="P57"><text:span text:style-name="T1">Required, if there is IN billing mode in subsection </text:span><text:span text:style-name="T10">BillingModes</text:span><text:span text:style-name="T1"> or abonentTypeRequest is set to </text:span><text:span text:style-name="T10">always</text:span><text:span text:style-name="T1">.</text:span></text:p>
            </table:table-cell>
          </table:table-row>
          <table:table-row table:style-name="Table27.1">
            <table:table-cell table:style-name="Table27.A2" office:value-type="string">
              <text:p text:style-name="P89">abonentTypeTimeout</text:p>
            </table:table-cell>
            <table:table-cell table:style-name="Table27.A2" office:value-type="string">
              <text:p text:style-name="P47"><text:span text:style-name="T1">Integer </text:span><text:line-break/>(<text:span text:style-name="T1">seconds</text:span>:<text:line-break/> [1 .. 65535])</text:p>
            </table:table-cell>
            <table:table-cell table:style-name="Table27.A2" office:value-type="string">
              <text:p text:style-name="P47"><text:span text:style-name="T1">Optional</text:span><text:line-break/>(<text:span text:style-name="T1">default</text:span>)</text:p>
            </table:table-cell>
            <table:table-cell table:style-name="Table27.D2" office:value-type="string">
              <text:p text:style-name="P40">Timeout limiting the time for determining subscriber’s contract type, by default <text:s/>8 sec.</text:p>
              <text:p text:style-name="P57"><text:span text:style-name="T1">Required if there is IN billing mode in subsection </text:span><text:span text:style-name="T10">BillingModes</text:span><text:span text:style-name="T1"> or abonentTypeRequest is set to </text:span><text:span text:style-name="T10">always</text:span></text:p>
            </table:table-cell>
          </table:table-row>
          <table:table-row table:style-name="Table27.1">
            <table:table-cell table:style-name="Table27.A2" office:value-type="string">
              <text:p text:style-name="P89">maxBillings</text:p>
            </table:table-cell>
            <table:table-cell table:style-name="Table27.A2" office:value-type="string">
              <text:p text:style-name="P47"><text:span text:style-name="T1">Integer</text:span><text:line-break/>[1 .. 100000<text:span text:style-name="T1">]</text:span></text:p>
            </table:table-cell>
            <table:table-cell table:style-name="Table27.A2" office:value-type="string">
              <text:p text:style-name="P47"><text:span text:style-name="T1">Optional</text:span><text:span text:style-name="T1"><text:line-break/>(default)</text:span></text:p>
            </table:table-cell>
            <table:table-cell table:style-name="Table27.D2" office:value-type="string">
              <text:p text:style-name="P52">Maximum number of simultaneously processed requests per one client connection, by default: 1000</text:p>
            </table:table-cell>
          </table:table-row>
          <table:table-row table:style-name="Table27.1">
            <table:table-cell table:style-name="Table27.A2" office:value-type="string">
              <text:p text:style-name="P89">maxTimeout</text:p>
            </table:table-cell>
            <table:table-cell table:style-name="Table27.A2" office:value-type="string">
              <text:p text:style-name="P47"><text:span text:style-name="T1">Integer</text:span> (<text:span text:style-name="T1">seconds:</text:span><text:line-break/> [5 .. 65535])</text:p>
            </table:table-cell>
            <table:table-cell table:style-name="Table27.A2" office:value-type="string">
              <text:p text:style-name="P50">Optional</text:p>
            </table:table-cell>
            <table:table-cell table:style-name="Table27.D2" office:value-type="string">
              <text:p text:style-name="P58"><text:span text:style-name="T1">Maximum timeout on temporary operations (interaction with SMSC, etc.); upon its expiration, INMan interrupts billing, by default: 180 </text:span>сек</text:p>
            </table:table-cell>
          </table:table-row>
          <table:table-row table:style-name="Table27.1">
            <table:table-cell table:style-name="Table27.A2" office:value-type="string">
              <text:p text:style-name="P89">cdrMode</text:p>
            </table:table-cell>
            <table:table-cell table:style-name="Table27.A2" office:value-type="string">
              <text:p text:style-name="P50">String</text:p>
            </table:table-cell>
            <table:table-cell table:style-name="Table27.A2" office:value-type="string">
              <text:p text:style-name="P47"><text:span text:style-name="T1">Optional</text:span><text:line-break/>(<text:span text:style-name="T1">default</text:span>)</text:p>
            </table:table-cell>
            <table:table-cell table:style-name="Table27.D2" office:value-type="string">
              <text:p text:style-name="P37"><text:span text:style-name="T1">Specifies recording mode of </text:span><text:a xlink:type="simple" xlink:href="#5.7.1. SS7Units subsection parameters.|outline"><text:span text:style-name="Internet_20_link">CSV</text:span></text:a><text:span text:style-name="T1"> for generation of CDR records. Options:</text:span></text:p>
              <text:list xml:id="list1682473148" text:style-name="WW8Num6">
                <text:list-item>
                  <text:p text:style-name="P110"><text:span text:style-name="T10">none</text:span><text:span text:style-name="T1"> – <text:s/>turn off CSV generation;</text:span></text:p>
                </text:list-item>
                <text:list-item>
                  <text:p text:style-name="P110"><text:span text:style-name="T10">all</text:span><text:span text:style-name="T1"> - <text:s/>create CSV on any request;</text:span></text:p>
                </text:list-item>
                <text:list-item>
                  <text:p text:style-name="P140"><text:span text:style-name="T10">billMode </text:span><text:span text:style-name="T1">– create CSV, depending on specified </text:span><text:a xlink:type="simple" xlink:href="#5.10.1. BillingModes subsection parameters.|outline"><text:span text:style-name="Internet_20_link">billing mode</text:span></text:a><text:span text:style-name="T1"> (by default)</text:span></text:p>
                </text:list-item>
              </text:list>
            </table:table-cell>
          </table:table-row>
          <table:table-row table:style-name="Table27.1">
            <table:table-cell table:style-name="Table27.A2" office:value-type="string">
              <text:p text:style-name="P89">cdrDir</text:p>
            </table:table-cell>
            <table:table-cell table:style-name="Table27.A2" office:value-type="string">
              <text:p text:style-name="P50">String</text:p>
            </table:table-cell>
            <table:table-cell table:style-name="Table27.A2" office:value-type="string">
              <text:p text:style-name="P50">Optional</text:p>
            </table:table-cell>
            <table:table-cell table:style-name="Table27.D2" office:value-type="string">
              <text:p text:style-name="P58"><text:span text:style-name="T1">Directory for storing </text:span><text:span text:style-name="T1">files with CDR records, required if cdrMode is not </text:span><text:span text:style-name="T10">none</text:span></text:p>
            </table:table-cell>
          </table:table-row>
          <table:table-row table:style-name="Table27.1">
            <table:table-cell table:style-name="Table27.A2" office:value-type="string">
              <text:p text:style-name="P89">cdrInterval</text:p>
            </table:table-cell>
            <table:table-cell table:style-name="Table27.A2" office:value-type="string">
              <text:p text:style-name="P47"><text:span text:style-name="T1">I</text:span><text:span text:style-name="T1">nteger </text:span><text:s/><text:span text:style-name="T1"><text:s/></text:span>(<text:span text:style-name="T1">seconds</text:span>:<text:line-break/> [1 .. 65535])</text:p>
            </table:table-cell>
            <table:table-cell table:style-name="Table27.A2" office:value-type="string">
              <text:p text:style-name="P50">Optional</text:p>
            </table:table-cell>
            <table:table-cell table:style-name="Table27.D2" office:value-type="string">
              <text:p text:style-name="P58"><text:span text:style-name="T1">Time period for accumulation of records in </text:span><text:a xlink:type="simple" xlink:href="#4.CSV file structure for generation of CDR records.|outline"><text:span text:style-name="Internet_20_link">CSV</text:span></text:a><text:span text:style-name="T1">, once expired next file is created, required if cdrMode is not </text:span><text:span text:style-name="T10">none</text:span></text:p>
            </table:table-cell>
          </table:table-row>
          <table:table-row table:style-name="Table27.1">
            <table:table-cell table:style-name="Table27.A2" office:value-type="string">
              <text:p text:style-name="P89">useCache</text:p>
            </table:table-cell>
            <table:table-cell table:style-name="Table27.A2" office:value-type="string">
              <text:p text:style-name="P47"><text:span text:style-name="T1">B</text:span><text:span text:style-name="T1">ool</text:span></text:p>
            </table:table-cell>
            <table:table-cell table:style-name="Table27.A2" office:value-type="string">
              <text:p text:style-name="P47"><text:span text:style-name="T1">optional</text:span><text:line-break/>(<text:span text:style-name="T1">default</text:span>)</text:p>
            </table:table-cell>
            <table:table-cell table:style-name="Table27.D2" office:value-type="string">
              <text:p text:style-name="P40"/>
              <text:p text:style-name="P58"><text:span text:style-name="T1">Turns on subscriber's cache, by default </text:span><text:span text:style-name="T10">true</text:span></text:p>
            </table:table-cell>
          </table:table-row>
          <text:soft-page-break/>
          <table:table-row table:style-name="Table27.1">
            <table:table-cell table:style-name="Table27.A2" office:value-type="string">
              <text:p text:style-name="P80"><text:span text:style-name="T1">cacheExpiration</text:span> </text:p>
            </table:table-cell>
            <table:table-cell table:style-name="Table27.A2" office:value-type="string">
              <text:p text:style-name="P47"><text:span text:style-name="T1">Integer </text:span><text:s/>(<text:span text:style-name="T1">minutes</text:span>)<text:span text:style-name="T1"><text:line-break/>[1 .. 65535]</text:span></text:p>
            </table:table-cell>
            <table:table-cell table:style-name="Table27.A2" office:value-type="string">
              <text:p text:style-name="P47"><text:span text:style-name="T1">Optional </text:span><text:span text:style-name="T1"><text:line-break/></text:span>(<text:span text:style-name="T1">default</text:span>)</text:p>
            </table:table-cell>
            <table:table-cell table:style-name="Table27.D2" office:value-type="string">
              <text:p text:style-name="P52">Time of legitimacy of data from subscriber’s cache, by default: 20, value 0 directs the use of cacheExpiration from cache settings.</text:p>
            </table:table-cell>
          </table:table-row>
          <table:table-row table:style-name="Table27.1">
            <table:table-cell table:style-name="Table27.A2" office:value-type="string">
              <text:p text:style-name="P89">CAP3Sms</text:p>
            </table:table-cell>
            <table:table-cell table:style-name="Table27.A2" office:value-type="string">
              <text:p text:style-name="P50">String</text:p>
            </table:table-cell>
            <table:table-cell table:style-name="Table27.A2" office:value-type="string">
              <text:p text:style-name="P50">optional</text:p>
            </table:table-cell>
            <table:table-cell table:style-name="Table27.D2" office:value-type="string">
              <text:p text:style-name="P37"><text:span text:style-name="T1">Section name of </text:span><text:a xlink:type="simple" xlink:href="#5.8. TCAPUser section template|outline"><text:span text:style-name="Internet_20_link">TCAPUser section template</text:span></text:a><text:span text:style-name="T1"> with settings for dialog with IN-platforms. </text:span></text:p>
              <text:p text:style-name="P57"><text:span text:style-name="T1">Required if billing type IN is present in </text:span><text:span text:style-name="T10">BillingModes </text:span><text:span text:style-name="T1">subsection</text:span><text:span text:style-name="T10"> </text:span></text:p>
            </table:table-cell>
          </table:table-row>
          <table:table-row table:style-name="Table27.1">
            <table:table-cell table:style-name="Table27.A2" office:value-type="string">
              <text:p text:style-name="P89">smsExtraConfig</text:p>
            </table:table-cell>
            <table:table-cell table:style-name="Table27.A2" office:value-type="string">
              <text:p text:style-name="P50">String </text:p>
            </table:table-cell>
            <table:table-cell table:style-name="Table27.A2" office:value-type="string">
              <text:p text:style-name="P50">Optional </text:p>
            </table:table-cell>
            <table:table-cell table:style-name="Table27.D2" office:value-type="string">
              <text:p text:style-name="P52">Name of configuration file for SMS Extra services.</text:p>
            </table:table-cell>
          </table:table-row>
        </table:table>
        <text:p text:style-name="Text_20_body"/>
        <text:p text:style-name="P28"/>
        <text:list xml:id="list1166346684" text:continue-list="list2052349149" text:style-name="Outline">
          <text:list-item>
            <text:list>
              <text:list-item>
                <text:list>
                  <text:list-item>
                    <text:h text:style-name="Heading_20_3" text:outline-level="3"><text:span text:style-name="T1"><text:s/></text:span><text:bookmark-start text:name="BillingModes subsection parameters"/><text:span text:style-name="T1">BillingModes subsection parameters</text:span><text:bookmark-end text:name="BillingModes subsection parameters"/>.</text:h>
                  </text:list-item>
                </text:list>
              </text:list-item>
            </text:list>
          </text:list-item>
        </text:list>
        <text:p text:style-name="Text_20_body"><text:span text:style-name="T1">This subsection specifies billing modes for types of messages described in </text:span><text:a xlink:type="simple" xlink:href="#2.4.2. Logic and modes of billing.|outline"><text:span text:style-name="Internet_20_link">Logic and modes of billing</text:span></text:a><text:span text:style-name="T1">. A section may only contain subsections with names corresponding to the types of messages. The following parameters should be specified in each section:</text:span></text:p>
        <text:p text:style-name="Text_20_body"/>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10">Parameter</text:p>
            </table:table-cell>
            <table:table-cell table:style-name="Table28.A1" office:value-type="string">
              <text:p text:style-name="P10">Type </text:p>
            </table:table-cell>
            <table:table-cell table:style-name="Table28.A1" office:value-type="string">
              <text:p text:style-name="P11">Inclusion</text:p>
            </table:table-cell>
            <table:table-cell table:style-name="Table28.D1" office:value-type="string">
              <text:p text:style-name="P12">Description</text:p>
            </table:table-cell>
          </table:table-row>
          <table:table-row table:style-name="Table28.1">
            <table:table-cell table:style-name="Table28.A2" office:value-type="string">
              <text:p text:style-name="P80">МО</text:p>
            </table:table-cell>
            <table:table-cell table:style-name="Table28.A2" office:value-type="string">
              <text:p text:style-name="P50">String</text:p>
            </table:table-cell>
            <table:table-cell table:style-name="Table28.A2" office:value-type="string">
              <text:p text:style-name="P53">Mandatory </text:p>
            </table:table-cell>
            <table:table-cell table:style-name="Table28.D2" office:value-type="string">
              <text:p text:style-name="P58"><text:a xlink:type="simple" xlink:href="#_Логика_тарификации"><text:span text:style-name="Internet_20_link">billing</text:span></text:a><text:a xlink:type="simple" xlink:href="#_Логика_тарификации"><text:span text:style-name="Internet_20_link"> mode</text:span></text:a><text:span text:style-name="T1"> for billing the sender of a message</text:span></text:p>
            </table:table-cell>
          </table:table-row>
          <table:table-row table:style-name="Table28.1">
            <table:table-cell table:style-name="Table28.A2" office:value-type="string">
              <text:p text:style-name="P80">МТ</text:p>
            </table:table-cell>
            <table:table-cell table:style-name="Table28.A2" office:value-type="string">
              <text:p text:style-name="P50">String</text:p>
            </table:table-cell>
            <table:table-cell table:style-name="Table28.A2" office:value-type="string">
              <text:p text:style-name="P53">Mandatory </text:p>
            </table:table-cell>
            <table:table-cell table:style-name="Table28.D2" office:value-type="string">
              <text:p text:style-name="P58"><text:a xlink:type="simple" xlink:href="#_Логика_тарификации"><text:span text:style-name="Internet_20_link">billing</text:span></text:a><text:a xlink:type="simple" xlink:href="#_Логика_тарификации"><text:span text:style-name="Internet_20_link"> mode</text:span></text:a><text:span text:style-name="T1"> for billing the recipient of a message</text:span></text:p>
            </table:table-cell>
          </table:table-row>
        </table:table>
        <text:p text:style-name="Text_20_body"/>
        <text:p text:style-name="Text_20_body"><text:span text:style-name="T10">NOTE:</text:span><text:span text:style-name="T1"> For ‘</text:span><text:span text:style-name="T3">IN</text:span><text:span text:style-name="T1">’ mode it is possible to specify comma separated secondary billing: </text:span><text:span text:style-name="T3">CDR</text:span><text:span text:style-name="T1"> or </text:span><text:span text:style-name="T3">OFF</text:span><text:span text:style-name="T1">. <text:s/>Secondary mode will be used in the case when for some reason (signaling network down, insufficient data in configuration file) the dialog with IN-platform can not be initiated. </text:span><text:span text:style-name="T10">OFF</text:span><text:span text:style-name="T1"> is used by default. <text:s/></text:span></text:p>
        <text:p text:style-name="Text_20_body"><text:span text:style-name="T17">NOTE:</text:span><text:span text:style-name="T10"> </text:span><text:span text:style-name="T2">In the case of failure</text:span><text:span text:style-name="T8">, if an IN-platform has already given permission for service provision, a </text:span><text:span text:style-name="T2">CDR record is ALWAYS created. </text:span></text:p>
        <text:p text:style-name="Text_20_body"><text:span text:style-name="T10">Example</text:span><text:span text:style-name="T10">:</text:span></text:p>
        <text:p text:style-name="P62"><text:span text:style-name="T1"><text:s text:c="6"/></text:span><text:span text:style-name="T1">&lt;section name=" BillingModes "&gt;</text:span></text:p>
        <text:p text:style-name="P75"><text:span text:style-name="T1"><text:s text:c="4"/></text:span><text:span text:style-name="T1">&lt;section name="SMS"&gt;</text:span></text:p>
        <text:p text:style-name="P62"><text:span text:style-name="T1"><text:s text:c="6"/></text:span><text:span text:style-name="T1"><text:tab/><text:tab/>&lt;param name="MO" type="string"&gt;OFF&lt;/param&gt;</text:span></text:p>
        <text:p text:style-name="P77"><text:span text:style-name="T1"><text:s text:c="6"/></text:span><text:span text:style-name="T1">&lt;param name="MT" type="string"&gt;IN,CDR&lt;/param&gt;</text:span></text:p>
        <text:p text:style-name="P75"><text:span text:style-name="T1"><text:s text:c="4"/></text:span><text:span text:style-name="T1">&lt;/section&gt;</text:span></text:p>
        <text:p text:style-name="P62"><text:span text:style-name="T1"><text:s text:c="3"/></text:span><text:span text:style-name="T1"><text:tab/> &lt;section name="XSMS"&gt;</text:span></text:p>
        <text:p text:style-name="P62"><text:span text:style-name="T1"><text:s text:c="5"/></text:span><text:span text:style-name="T1"><text:tab/><text:tab/> &lt;param name="MO" type="string"&gt;IN,OFF&lt;/param&gt;</text:span></text:p>
        <text:p text:style-name="P75"><text:span text:style-name="T1"><text:s text:c="6"/></text:span><text:span text:style-name="T1">&lt;param name="MT" type="string"&gt;IN,CDR&lt;/param&gt;</text:span></text:p>
        <text:p text:style-name="P78"><text:span text:style-name="T1"><text:s text:c="4"/></text:span>&lt;/<text:span text:style-name="T1">section</text:span>&gt;</text:p>
        <text:p text:style-name="P62"><text:s text:c="4"/>&lt;/<text:span text:style-name="T1">section</text:span>&gt;</text:p>
        <text:p text:style-name="P45"/>
        <text:p text:style-name="Text_20_body"><text:span text:style-name="T10">NOTE: <text:s/></text:span><text:span text:style-name="T15">If there is at least one billing mode set in </text:span><text:span text:style-name="T6">IN</text:span><text:span text:style-name="T1">, then SS7 section should be filled in INMan configuration file to ensure interaction with elements of the signaling network.</text:span></text:p>
        <text:p text:style-name="P24"/>
        <text:list xml:id="list1643748096" text:continue-numbering="true" text:style-name="Outline">
          <text:list-item>
            <text:list>
              <text:list-item>
                <text:h text:style-name="Heading_20_2" text:outline-level="2"><text:soft-page-break/><text:span text:style-name="T1"><text:s/></text:span><text:span text:style-name="T1">AbonentPolicies section parameters (</text:span><text:span text:style-name="T5">icsIAPManager </text:span><text:span text:style-name="T14">service</text:span><text:span text:style-name="T1">).</text:span></text:h>
              </text:list-item>
            </text:list>
          </text:list-item>
        </text:list>
        <text:p text:style-name="P24"/>
        <text:p text:style-name="Text_20_body"><text:span text:style-name="T1">This section is mandatory for billing modes different from </text:span><text:span text:style-name="T3">none. </text:span><text:span text:style-name="T1">It specifies ‘subscriber's policies’ as subsections of a fixed format. For example</text:span>:</text:p>
        <text:p text:style-name="P24">&lt;section name="AbonentPolicies"&gt;</text:p>
        <text:p text:style-name="Text_20_body"><text:span text:style-name="T1"><text:s text:c="6"/></text:span><text:span text:style-name="T1">&lt;section name="MTS_Nsk_Default"&gt;</text:span></text:p>
        <text:p text:style-name="P24"><text:s text:c="6"/>&lt;!-- abonent policy parameters --&gt;</text:p>
        <text:p text:style-name="Text_20_body"><text:span text:style-name="T1"><text:s text:c="6"/></text:span><text:span text:style-name="T1">&lt;/section&gt;</text:span></text:p>
        <text:p text:style-name="P24">&lt;/section&gt;</text:p>
        <text:p text:style-name="Text_20_body"><text:span text:style-name="T1">Here</text:span><text:span text:style-name="T1"> MTS_Nsk_Default is the policy name.</text:span></text:p>
        <text:p text:style-name="Text_20_body"><text:span text:style-name="T10">NOTE:</text:span><text:span text:style-name="T1"> At least one policy should be specified, and its name should be set as a value in </text:span><text:a xlink:type="simple" xlink:href="#_Параметры_секции_Billing."><text:span text:style-name="Internet_20_link">Billing</text:span></text:a><text:a xlink:type="simple" xlink:href="#_Параметры_секции_Billing."><text:span text:style-name="Internet_20_link">.</text:span></text:a><text:a xlink:type="simple" xlink:href="#_Параметры_секции_Billing."><text:span text:style-name="Internet_20_link">abonentPolicy</text:span></text:a> <text:span text:style-name="T1">parameter</text:span>. </text:p>
        <text:p text:style-name="P24">Parameters of a ‘subscriber's policy’ </text:p>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10">Parameter</text:p>
            </table:table-cell>
            <table:table-cell table:style-name="Table29.A1" office:value-type="string">
              <text:p text:style-name="P10">Type</text:p>
            </table:table-cell>
            <table:table-cell table:style-name="Table29.A1" office:value-type="string">
              <text:p text:style-name="P10">Inclusion</text:p>
            </table:table-cell>
            <table:table-cell table:style-name="Table29.D1" office:value-type="string">
              <text:p text:style-name="P8">Description</text:p>
            </table:table-cell>
          </table:table-row>
          <table:table-row table:style-name="Table29.1">
            <table:table-cell table:style-name="Table29.A2" office:value-type="string">
              <text:p text:style-name="P80"><text:span text:style-name="T1">P</text:span><text:span text:style-name="T1">olicy</text:span></text:p>
            </table:table-cell>
            <table:table-cell table:style-name="Table29.A2" office:value-type="string">
              <text:p text:style-name="P41">String </text:p>
              <text:p text:style-name="P49">(CSV list)</text:p>
            </table:table-cell>
            <table:table-cell table:style-name="Table29.A2" office:value-type="string">
              <text:p text:style-name="P53">Mandatory</text:p>
            </table:table-cell>
            <table:table-cell table:style-name="Table29.D2" office:value-type="string">
              <text:p text:style-name="P40">A list consisting two optional parts:</text:p>
              <text:p text:style-name="P36"><text:span text:style-name="T1">first – name of ‘subscriber’s provider’, (subsection name) from </text:span><text:a xlink:type="simple" xlink:href="#5.13. AbonentProviders section parameters (icsIAPManager service).|outline"><text:span text:style-name="Internet_20_link">AbonentProviders</text:span></text:a><text:span text:style-name="T1"> section,</text:span></text:p>
              <text:p text:style-name="P36"><text:span text:style-name="T1">second – CSV list of IN-platform names (subsections names) from </text:span><text:a xlink:type="simple" xlink:href="#1"><text:span text:style-name="Internet_20_link">IN-Platforms</text:span></text:a><text:span text:style-name="T1">.</text:span></text:p>
              <text:p text:style-name="P36"><text:span text:style-name="T10">NOTE:</text:span><text:span text:style-name="T1"> here ‘*’ (asterisk) symbol can be used to indicate all IN-platforms from </text:span><text:a xlink:type="simple" xlink:href="#1"><text:span text:style-name="Internet_20_link">IN-Platforms</text:span></text:a><text:span text:style-name="T1"> section.</text:span></text:p>
              <text:p text:style-name="P57"><text:span text:style-name="T10">NOTE:</text:span><text:span text:style-name="T1"> see examples below</text:span>.</text:p>
            </table:table-cell>
          </table:table-row>
          <table:table-row table:style-name="Table29.1">
            <table:table-cell table:style-name="Table29.A2" office:value-type="string">
              <text:p text:style-name="P80"><text:span text:style-name="T1"><text:s/></text:span><text:span text:style-name="T1">addrPool</text:span><office:annotation><dc:creator>ROMAN</dc:creator><dc:date>0-00-00T00:00:00</dc:date><text:p text:style-name="P165"><text:span text:style-name="T34">Пока не поддерживается</text:span></text:p></office:annotation><text:span text:style-name="T1"> </text:span></text:p>
              <text:p text:style-name="P82"><text:span text:style-name="T1">(</text:span><text:span text:style-name="T7">Note: currently not supported</text:span><text:span text:style-name="T1">)</text:span></text:p>
            </table:table-cell>
            <table:table-cell table:style-name="Table29.A2" office:value-type="string">
              <text:p text:style-name="P50">String <text:s/>(format)</text:p>
            </table:table-cell>
            <table:table-cell table:style-name="Table29.A2" office:value-type="string">
              <text:p text:style-name="P53">Optional </text:p>
            </table:table-cell>
            <table:table-cell table:style-name="Table29.D2" office:value-type="string">
              <text:p text:style-name="P40">Address pool mask in sscanf() format,</text:p>
              <text:p text:style-name="P36"><text:span text:style-name="T1">if it is missing, then the current policy is excluded when the policy is determined for a subscriber’s address <text:s/>and it can be set only in </text:span><text:a xlink:type="simple" xlink:href="#5.10. Billing section parameters (icsSmBilling service).|outline">Billing.abonentPolicy</text:a>.</text:p>
              <text:p text:style-name="P57"><text:span text:style-name="T1">Example</text:span>: 7913%7[0-9]</text:p>
            </table:table-cell>
          </table:table-row>
          <table:table-row table:style-name="Table29.1">
            <table:table-cell table:style-name="Table29.A2" office:value-type="string">
              <text:p text:style-name="P80"><text:s/><text:span text:style-name="T1">Active</text:span></text:p>
            </table:table-cell>
            <table:table-cell table:style-name="Table29.A2" office:value-type="string">
              <text:p text:style-name="P50">boolean</text:p>
            </table:table-cell>
            <table:table-cell table:style-name="Table29.A2" office:value-type="string">
              <text:p text:style-name="P53">Optional</text:p>
            </table:table-cell>
            <table:table-cell table:style-name="Table29.D2" office:value-type="string">
              <text:p text:style-name="P37"><text:span text:style-name="T1">Flag for a policy use, by default </text:span><text:span text:style-name="T10">true</text:span></text:p>
              <text:p text:style-name="P57"><text:span text:style-name="T1">(</text:span><text:span text:style-name="T1">useful for temporary shutdown of a policy)</text:span></text:p>
            </table:table-cell>
          </table:table-row>
        </table:table>
        <text:p text:style-name="Text_20_body"/>
        <text:p text:style-name="Text_20_body"><text:span text:style-name="T1">NOTE</text:span><text:span text:style-name="T1">: CSV list means line, containing list of words separated by comma.</text:span></text:p>
        <text:p text:style-name="Text_20_body"><text:span text:style-name="T10">Examples of policy values</text:span><text:span text:style-name="T1">:</text:span></text:p>
        <text:list xml:id="list959531625" text:style-name="WW8Num11">
          <text:list-item>
            <text:p text:style-name="P113"><text:span text:style-name="T1">Assume that subsection </text:span><text:span text:style-name="T2">HLR_Nsk_SRI, </text:span><text:span text:style-name="T1">which assigns parameters for ‘subscriber providers’ which determines subscriber’s contract via SEND_ROUTING_INFO service of HLR is specified in </text:span><text:a xlink:type="simple" xlink:href="#5.13. AbonentProviders section parameters (icsIAPManager service).|outline"><text:span text:style-name="Internet_20_link">AbonentProviders</text:span></text:a><text:span text:style-name="T1"> section, <text:s/>and <text:s/>subsection </text:span><text:span text:style-name="T2">IN_Nsk</text:span><text:span text:style-name="T1"> which assigns serviceKey for a dialog with IN-platform is specified in </text:span><text:a xlink:type="simple" xlink:href="#1"><text:span text:style-name="Internet_20_link">IN-Platforms</text:span></text:a><text:span text:style-name="T1"> section, then policy value can be: “</text:span><text:span text:style-name="T3">HLR_Nsk_SRI, IN_Nsk</text:span><text:span text:style-name="T2">”</text:span></text:p>
          </text:list-item>
          <text:list-item>
            <text:p text:style-name="P113"><text:span text:style-name="T1">Assume that subsection </text:span><text:span text:style-name="T2">HLR_Msk_SRI</text:span><text:span text:style-name="T1"> which assigns parameters for ‘subscriber providers’ which determines subscriber’s contract via SEND_ROUTING_INFO service of the main HLR is specified in </text:span><text:a xlink:type="simple" xlink:href="#5.13. AbonentProviders section parameters (icsIAPManager service).|outline"><text:span text:style-name="Internet_20_link">AbonentProviders</text:span></text:a><text:span text:style-name="T1"> section, and several subsections are specified for regional IN-platforms in </text:span><text:a xlink:type="simple" xlink:href="#1"><text:span text:style-name="Internet_20_link">IN-Platforms</text:span></text:a><text:span text:style-name="T1"> section, then policy value can be: “</text:span><text:span text:style-name="T3">HLR_Msk_SRI, * </text:span><text:span text:style-name="T1">”(</text:span><text:span text:style-name="T17">pay attention to asterisk!!</text:span><text:span text:style-name="T1">)</text:span></text:p>
          </text:list-item>
          <text:list-item>
            <text:p text:style-name="P113"><text:soft-page-break/><text:span text:style-name="T1">Assume that subsection </text:span><text:span text:style-name="T2">IN_Nsk_Huawei,</text:span><text:span text:style-name="T1"> specifying serviceKey for dialog with IN-platform, is specified in </text:span><text:a xlink:type="simple" xlink:href="#1"><text:span text:style-name="Internet_20_link">IN-Platforms</text:span></text:a><text:span text:style-name="T1"> section, then <text:s/>policy value can be: “</text:span><text:span text:style-name="T3"> , IN_Nsk_Huawei</text:span><text:span text:style-name="T2">” <text:s/>(</text:span><text:span text:style-name="T17">note first comma!!!</text:span><text:span text:style-name="T2">)</text:span><text:span text:style-name="T1">, here subscriber will be assumed as prepaid only in a case of successful dialog with IN-platform (rpCause == (0 || RPCList_reject)).</text:span></text:p>
          </text:list-item>
        </text:list>
        <text:p text:style-name="Text_20_body"><text:bookmark text:name="1"/><text:span text:style-name="T10">NOTE: If subscriber policies use IN-platform or subscriber’s provider, which interacts with elements of signaling network, then </text:span><text:a xlink:type="simple" xlink:href="#5.1. Configurable services.|outline"><text:span text:style-name="Internet_20_link">icsTCAPDisp</text:span></text:a><text:span text:style-name="T1"> </text:span><text:span text:style-name="T10">service will be loaded automatically, for which </text:span><text:a xlink:type="simple" xlink:href="#5.6. SS7 section parameters (icsTCAPDisp service).|outline">SS7</text:a><text:span text:style-name="T10"> or </text:span><text:a xlink:type="simple" xlink:href="#5.7. SS7_HD section parameters (icsTCAPDisp service).|outline"><text:span text:style-name="Internet_20_link">SS7_HD</text:span></text:a><text:span text:style-name="T1"> </text:span><text:span text:style-name="T10">sections will be filled in INMan configuration file, depending on the version of INMan, to provide interaction with HLR signaling network.</text:span></text:p>
        <text:p text:style-name="P24"/>
        <text:list xml:id="list329135858" text:continue-list="list1643748096" text:style-name="Outline">
          <text:list-item>
            <text:list>
              <text:list-item>
                <text:h text:style-name="Heading_20_2" text:outline-level="2"><text:span text:style-name="T1"><text:s/></text:span><text:span text:style-name="T1">Structure and parameters of IN-Platforms section (</text:span><text:span text:style-name="T5">icsIAPManager service</text:span><text:span text:style-name="T1">).</text:span></text:h>
              </text:list-item>
            </text:list>
          </text:list-item>
        </text:list>
        <text:p text:style-name="P64">This section is optional. It contains IN-platform configurations, which contain parameters, required to establish a dialog with them. This section is required if used ‘subscriber policies’ are based on ‘subscriber providers’, which are unable to provide all parameters for a dialog with IN-platform, or if it is required to charge not by parameters provided by provider. </text:p>
        <text:p text:style-name="P62"><text:span text:style-name="T1">Section</text:span><text:span text:style-name="T1"> may contain only subsections, which include configurations of separate IN-platforms, of the following type:</text:span></text:p>
        <text:p text:style-name="P64">&lt;section name="IN-platforms"&gt; &lt;!-- known IN-platforms with serviceKeys specified --&gt;</text:p>
        <text:p text:style-name="P62"><text:span text:style-name="T1"><text:s text:c="6"/></text:span><text:span text:style-name="T1">&lt;section name="IN_Nsk_Huawei"&gt;</text:span></text:p>
        <text:p text:style-name="P64"><text:tab/><text:tab/>.. IN-platform parameters ..</text:p>
        <text:p text:style-name="P62"><text:span text:style-name="T1"><text:s text:c="6"/></text:span><text:span text:style-name="T1">&lt;/section&gt;</text:span></text:p>
        <text:p text:style-name="P62"><text:span text:style-name="T1"><text:s text:c="2"/></text:span><text:span text:style-name="T1">&lt;/section&gt;</text:span></text:p>
        <text:p text:style-name="P64">Here "IN_Nsk_Huawei" is a name of IN-platform, which can be used as ‘subscriber policy’ value and which also identifies the current IN-platform in INMan log records.</text:p>
        <text:p text:style-name="P62"><text:span text:style-name="T1">In practice there are special configurations of the signaling network, in which after determining the IN-platform which services the user, the real dialog should be established with some other IN-platform (for example, a node in a group) . In order to describe such situations, special term </text:span><text:span text:style-name="T3">‘alias-platform’</text:span><text:span text:style-name="T1"> is introduced. </text:span></text:p>
        <text:p text:style-name="P62"><text:span text:style-name="T1">Correspondingly, section of IN-platform configuration file can have one of the two formats</text:span><text:span text:style-name="T1">:</text:span></text:p>
        <text:list xml:id="list1750662699" text:style-name="WW8Num15">
          <text:list-item>
            <text:p text:style-name="P149"><text:span text:style-name="T1">format ‘</text:span><text:span text:style-name="T3">alias-platform</text:span><text:span text:style-name="T1">’, containing a link to another IN-platform</text:span></text:p>
          </text:list-item>
          <text:list-item>
            <text:p text:style-name="P149"><text:span text:style-name="T1">format</text:span><text:span text:style-name="T1"> </text:span><text:span text:style-name="T3">‘dialog parameters’</text:span><text:span text:style-name="T1">, containing data for dialog with IN-platform.</text:span></text:p>
          </text:list-item>
        </text:list>
        <text:p text:style-name="P64"/>
        <text:list xml:id="list177125148" text:continue-list="list329135858" text:style-name="Outline">
          <text:list-item>
            <text:list>
              <text:list-item>
                <text:list>
                  <text:list-item>
                    <text:h text:style-name="Heading_20_3" text:outline-level="3"><text:span text:style-name="T1"><text:s/></text:span><text:span text:style-name="T1">Configuration parameters in </text:span><text:span text:style-name="T2">‘dialog parameters’</text:span><text:span text:style-name="T1"> format.</text:span></text:h>
                  </text:list-item>
                </text:list>
              </text:list-item>
            </text:list>
          </text:list-item>
        </text:list>
        <text:p text:style-name="P62"><text:span text:style-name="T1">In this format a section contains mandatory and optional parameters for dialog with IN-platform, as well as optional subsection </text:span><text:a xlink:type="simple" xlink:href="#5.12.1.1. ServiceKeys subsection parameters.|outline">ServiceKeys</text:a><text:span text:style-name="T1">, which specifies service keys.</text:span></text:p>
        <text:p text:style-name="P62"><text:span text:style-name="T10">NOTE:</text:span><text:span text:style-name="T1"> <text:s/></text:span><text:span text:style-name="T3">IN-platform</text:span><text:span text:style-name="T1"> </text:span><text:span text:style-name="T3">parameters, set in this section, have priority over parameters received from other sources.</text:span></text:p>
        <text:p text:style-name="P62"><text:span text:style-name="T1">The following parameters are specified</text:span><text:span text:style-name="T1">:</text:span></text:p>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0">Parameter</text:p>
            </table:table-cell>
            <table:table-cell table:style-name="Table30.A1" office:value-type="string">
              <text:p text:style-name="P10">Type</text:p>
            </table:table-cell>
            <table:table-cell table:style-name="Table30.A1" office:value-type="string">
              <text:p text:style-name="P10">Inclusion</text:p>
            </table:table-cell>
            <table:table-cell table:style-name="Table30.D1" office:value-type="string">
              <text:p text:style-name="P8">Description</text:p>
            </table:table-cell>
          </table:table-row>
          <table:table-row table:style-name="Table30.1">
            <table:table-cell table:style-name="Table30.A2" office:value-type="string">
              <text:p text:style-name="P89">scfAddress</text:p>
            </table:table-cell>
            <table:table-cell table:style-name="Table30.A2" office:value-type="string">
              <text:p text:style-name="P50">Integer </text:p>
            </table:table-cell>
            <table:table-cell table:style-name="Table30.A2" office:value-type="string">
              <text:p text:style-name="P53">Mandatory </text:p>
            </table:table-cell>
            <table:table-cell table:style-name="Table30.D2" office:value-type="string">
              <text:p text:style-name="P58"><text:span text:style-name="T1">IN-platform </text:span><text:span text:style-name="T1">ISDN address</text:span></text:p>
            </table:table-cell>
          </table:table-row>
          <table:table-row table:style-name="Table30.1">
            <table:table-cell table:style-name="Table30.A2" office:value-type="string">
              <text:p text:style-name="P80"><text:span text:style-name="T10">RPCList_reject</text:span><office:annotation><dc:creator>ROMAN</dc:creator><dc:date>0-00-00T00:00:00</dc:date><text:p text:style-name="P165"><text:span text:style-name="T34">зависят от производителя IN платформы</text:span></text:p></office:annotation><text:span text:style-name="T10"> (Note: depends on IN-platform's manufacturer)</text:span></text:p>
            </table:table-cell>
            <table:table-cell table:style-name="Table30.A2" office:value-type="string">
              <text:p text:style-name="P47"><text:span text:style-name="T1">String </text:span><text:line-break/> (<text:span text:style-name="T1">CSV</text:span> <text:span text:style-name="T1">list</text:span>)</text:p>
            </table:table-cell>
            <table:table-cell table:style-name="Table30.A2" office:value-type="string">
              <text:p text:style-name="P53">Optional </text:p>
            </table:table-cell>
            <table:table-cell table:style-name="Table30.D2" office:value-type="string">
              <text:p text:style-name="P58"><text:span text:style-name="T1">List</text:span><text:span text:style-name="T1"> of additional service denial codes, returned by IN-platform in the case of insufficient balance; at present implemented in </text:span><text:span text:style-name="T2">Alcatel: 16 IN-platform</text:span></text:p>
            </table:table-cell>
          </table:table-row>
          <table:table-row table:style-name="Table30.1">
            <table:table-cell table:style-name="Table30.A2" office:value-type="string">
              <text:p text:style-name="P90">RPCList_retry</text:p>
            </table:table-cell>
            <table:table-cell table:style-name="Table30.A2" office:value-type="string">
              <text:p text:style-name="P35">String</text:p>
              <text:p text:style-name="P49">(CSV list)</text:p>
            </table:table-cell>
            <table:table-cell table:style-name="Table30.A2" office:value-type="string">
              <text:p text:style-name="P53">Optional </text:p>
            </table:table-cell>
            <table:table-cell table:style-name="Table30.D2" office:value-type="string">
              <text:p text:style-name="P37"><text:span text:style-name="T1">List of service denial codes, returned by IN-platform, if received – billing requests will be repeated the indicated </text:span><text:span text:style-name="T1">number of times. <text:s/><text:line-break/>It is recommended to use </text:span><text:span text:style-name="T2">code</text:span><text:span text:style-name="T1"> </text:span><text:span text:style-name="T2">41 (temporary failure) and 42 (congestion) specified in <text:s/>3GPP TS 24.011 Annex E-2: <text:line-break/>RP-cause definition for mobile originating SM-transfer</text:span><text:span text:style-name="T1">,</text:span></text:p>
              <text:p text:style-name="P36"><text:soft-page-break/><text:span text:style-name="T1">Element of </text:span><text:span text:style-name="T1">CSV list should have the following format: <text:s text:c="5"/></text:span><text:span text:style-name="T3">rpCause[:attempNum]</text:span></text:p>
              <text:p text:style-name="P36"><text:span text:style-name="T1">if</text:span><text:span text:style-name="T1"> </text:span><text:span text:style-name="T3">attempNum</text:span><text:span text:style-name="T1"> is not specified, value 1 is used by default </text:span></text:p>
              <text:p text:style-name="P36"><text:span text:style-name="T1">example</text:span><text:span text:style-name="T1">: <text:s text:c="2"/>41, 42:2</text:span></text:p>
              <text:p text:style-name="P51">one repetition when receiving code 41, two repetitions for code 42</text:p>
            </table:table-cell>
          </table:table-row>
          <table:table-row table:style-name="Table30.1">
            <table:table-cell table:style-name="Table30.A2" office:value-type="string">
              <text:p text:style-name="P90">IDPLocationInfo</text:p>
            </table:table-cell>
            <table:table-cell table:style-name="Table30.A2" office:value-type="string">
              <text:p text:style-name="P50">String </text:p>
            </table:table-cell>
            <table:table-cell table:style-name="Table30.A2" office:value-type="string">
              <text:p text:style-name="P59"><text:span text:style-name="T1">optional</text:span><text:line-break/>(<text:span text:style-name="T1">default)</text:span></text:p>
            </table:table-cell>
            <table:table-cell table:style-name="Table30.D2" office:value-type="string">
              <text:p text:style-name="P40">Specifies type of address, substituted in LocationInformationMSC during dialog with current IN-platform, options:</text:p>
              <text:list xml:id="list1076351621" text:style-name="WW8Num12">
                <text:list-item>
                  <text:p text:style-name="P111"><text:span text:style-name="T10">MSC</text:span><text:span text:style-name="T1"> – network address of MSC (default), </text:span></text:p>
                </text:list-item>
                <text:list-item>
                  <text:p text:style-name="P111"><text:span text:style-name="T10">SMSC</text:span><text:span text:style-name="T1"> – address of SMS center, which requested service,</text:span></text:p>
                </text:list-item>
                <text:list-item>
                  <text:p text:style-name="P141"><text:span text:style-name="T10">SSF</text:span> – <text:span text:style-name="T1">INMan address</text:span></text:p>
                </text:list-item>
              </text:list>
            </table:table-cell>
          </table:table-row>
          <table:table-row table:style-name="Table30.1">
            <table:table-cell table:style-name="Table30.A2" office:value-type="string">
              <text:p text:style-name="P90">IDPReqMode</text:p>
            </table:table-cell>
            <table:table-cell table:style-name="Table30.A2" office:value-type="string">
              <text:p text:style-name="P50">String </text:p>
            </table:table-cell>
            <table:table-cell table:style-name="Table30.A2" office:value-type="string">
              <text:p text:style-name="P59"><text:span text:style-name="T1">Optional </text:span><text:line-break/><text:span text:style-name="T1">(default)</text:span></text:p>
            </table:table-cell>
            <table:table-cell table:style-name="Table30.D2" office:value-type="string">
              <text:p text:style-name="P40">Specifies mode for sending several billing requests for one subscriber to IN-platform, options:</text:p>
              <text:list xml:id="list527959527" text:style-name="WW8Num14">
                <text:list-item>
                  <text:p text:style-name="P112"><text:span text:style-name="T10">MT</text:span><text:span text:style-name="T1"> <text:s/>- <text:s/>multi-threading mode</text:span> (<text:span text:style-name="T1">default</text:span>)</text:p>
                </text:list-item>
                <text:list-item>
                  <text:p text:style-name="P112"><text:span text:style-name="T10">SEQ</text:span> – <text:span text:style-name="T1">sequential mode</text:span> </text:p>
                </text:list-item>
              </text:list>
              <text:p text:style-name="P57"><text:span text:style-name="T3">NOTE</text:span><text:span text:style-name="T2">: </text:span><text:span text:style-name="T1">Sequential mode significantly lowers transport capacity of the billing module, therefore it is recommended to set it up only for IN-platforms, which are known to lack ability for multi-threaded processing of requests. At present </text:span><text:span text:style-name="T10">Comverse</text:span><text:span text:style-name="T1"> IN-platforms have such drawback.</text:span></text:p>
            </table:table-cell>
          </table:table-row>
        </table:table>
        <text:p text:style-name="Text_20_body"/>
        <text:p text:style-name="Text_20_body"><text:span text:style-name="T1">NOTE</text:span><text:span text:style-name="T1">: CSV list means a line containing a list of integer values divided by comma.</text:span></text:p>
        <text:p text:style-name="P64"/>
        <text:list xml:id="list1349936489" text:continue-list="list177125148" text:style-name="Outline">
          <text:list-item>
            <text:list>
              <text:list-item>
                <text:list>
                  <text:list-item>
                    <text:list>
                      <text:list-item>
                        <text:h text:style-name="Heading_20_4" text:outline-level="4"><text:span text:style-name="T10"><text:s/></text:span><text:span text:style-name="T10">ServiceKeys subsection parameters.</text:span></text:h>
                      </text:list-item>
                    </text:list>
                  </text:list-item>
                </text:list>
              </text:list-item>
            </text:list>
          </text:list-item>
        </text:list>
        <text:p text:style-name="P64">serviceKey is one of mandatory parameters of the dialog with the IN-platform. By implementation, INMan subdivides service keys in categories, depending on the <text:s/>type of provided service. At present the following categories are available for specification in IN-platforms configuration:</text:p>
        <text:list xml:id="list1456618202" text:style-name="WW8Num5">
          <text:list-item>
            <text:p text:style-name="P150"><text:span text:style-name="T3">MO-BC</text:span><text:span text:style-name="T1"> – Basic Call handling , mobile originating</text:span></text:p>
          </text:list-item>
          <text:list-item>
            <text:p text:style-name="P150"><text:span text:style-name="T3">MO-SM</text:span><text:span text:style-name="T1"> – Short Message transfer, mobile originating</text:span></text:p>
          </text:list-item>
        </text:list>
        <text:p text:style-name="P64">Current subsection is optional and may contain only string parameters with names corresponding to the above mentioned service keys. </text:p>
        <text:p text:style-name="P64">Value for these parameters is a string describing algorithm for calculation of the service key, in the following format:</text:p>
        <text:p text:style-name="P62"><text:span text:style-name="T31">[</text:span><text:span text:style-name="T1"> algorithm_type </text:span><text:span text:style-name="T31">:]</text:span><text:span text:style-name="T1"> algorithm_argument <text:s/></text:span><text:span text:style-name="T31">[:</text:span><text:span text:style-name="T1">algorithm_data_section </text:span><text:span text:style-name="T31">]</text:span></text:p>
        <text:p text:style-name="P62"><text:span text:style-name="T1">The following algorithms are supported</text:span><text:span text:style-name="T1">:</text:span></text:p>
        <text:list xml:id="list626907626" text:style-name="WW8Num9">
          <text:list-item>
            <text:p text:style-name="P151"><text:span text:style-name="T31">val</text:span><text:span text:style-name="T1"> – argument is a string, representing unsigned integer number, <text:line-break/> algorithm_data_section <text:s/>is not specified, algorithm simply returns its argument as UInt32 </text:span></text:p>
          </text:list-item>
          <text:list-item>
            <text:p text:style-name="P151"><text:soft-page-break/><text:span text:style-name="T31">map</text:span><text:span text:style-name="T1"> - argument is a string, containing the name of the service key category, <text:line-break/>in the case of this algorithm, INMan tries to specify service key of the current category and then to conduct mapping by rendition table, specified in a section, indicated by algorithm_data_section; algorithm_data_section is a section with integer parameters, where parameter names correspond to algorithm_argument values, and parameter values correspond to the result.</text:span></text:p>
          </text:list-item>
        </text:list>
        <text:p text:style-name="P62"><text:span text:style-name="T10">NOTE: </text:span><text:span text:style-name="T1">if algorithm_type is not specified then </text:span><text:span text:style-name="T31">val</text:span><text:span text:style-name="T1"> algorithm is assumed</text:span></text:p>
        <text:p text:style-name="P66"/>
        <text:p text:style-name="P62"><text:span text:style-name="T10">Example 1: Use of </text:span><text:span text:style-name="T31">val </text:span><text:span text:style-name="T10">algorithm</text:span></text:p>
        <text:p text:style-name="P62"><text:span text:style-name="T1"><text:s text:c="8"/></text:span><text:span text:style-name="T1">&lt;section name="ServiceKeys"&gt;</text:span></text:p>
        <text:p text:style-name="P62"><text:span text:style-name="T1"><text:s text:c="10"/></text:span><text:span text:style-name="T1">&lt;param name="MO-SM" type="string"&gt;2 &lt;/param&gt;</text:span></text:p>
        <text:p text:style-name="P62"><text:span text:style-name="T1"><text:s text:c="8"/></text:span><text:span text:style-name="T1">&lt;/section&gt;</text:span></text:p>
        <text:p text:style-name="P64"/>
        <text:p text:style-name="P62"><text:span text:style-name="T10">Example 2: Use of </text:span><text:span text:style-name="T31">map </text:span><text:span text:style-name="T10">algorithm </text:span></text:p>
        <text:p text:style-name="P62"><text:span text:style-name="T1"><text:s text:c="8"/></text:span><text:span text:style-name="T1">&lt;section name="ServiceKeys"&gt;</text:span></text:p>
        <text:p text:style-name="P62"><text:span text:style-name="T1"><text:s text:c="10"/></text:span><text:span text:style-name="T1">&lt;param name="MO-SM" type="string"&gt;map</text:span><text:span text:style-name="T10">:</text:span><text:span text:style-name="T1"> MO-BC</text:span><text:span text:style-name="T10">:</text:span><text:span text:style-name="T1"> mapMOBC-MOSM&lt;/param&gt;</text:span></text:p>
        <text:p text:style-name="P62"><text:span text:style-name="T1"><text:s text:c="8"/></text:span><text:span text:style-name="T1">&lt;/section&gt;</text:span></text:p>
        <text:p text:style-name="P62"><text:span text:style-name="T1"><text:s text:c="8"/></text:span><text:span text:style-name="T1">&lt;section name="mapMOBC-MOSM"&gt;</text:span></text:p>
        <text:p text:style-name="P62"><text:span text:style-name="T1"><text:s text:c="10"/></text:span><text:span text:style-name="T1">&lt;param name="80" type="int"&gt;1&lt;/param&gt;</text:span></text:p>
        <text:p text:style-name="P62"><text:span text:style-name="T1"><text:s text:c="10"/></text:span><text:span text:style-name="T1">&lt;param name="82" type="int"&gt;2&lt;/param&gt;</text:span></text:p>
        <text:p text:style-name="P62"><text:span text:style-name="T1"><text:s text:c="10"/></text:span><text:span text:style-name="T1">&lt;param name="84" type="int"&gt;3&lt;/param&gt;</text:span></text:p>
        <text:p text:style-name="P62"><text:span text:style-name="T1"><text:s text:c="10"/></text:span><text:span text:style-name="T1">&lt;param name="86" type="int"&gt;4&lt;/param&gt;</text:span></text:p>
        <text:p text:style-name="P62"><text:span text:style-name="T1"><text:s text:c="10"/></text:span><text:span text:style-name="T1">&lt;param name="88" type="int"&gt;5&lt;/param&gt;</text:span></text:p>
        <text:p text:style-name="P62"><text:span text:style-name="T1"><text:s text:c="8"/></text:span>&lt;/section&gt;</text:p>
        <text:p text:style-name="P62"/>
        <text:list xml:id="list1846556665" text:continue-list="list1349936489" text:style-name="Outline">
          <text:list-item>
            <text:list>
              <text:list-item>
                <text:list>
                  <text:list-item>
                    <text:h text:style-name="Heading_20_3" text:outline-level="3"><text:span text:style-name="T1"><text:s text:c="2"/></text:span><text:span text:style-name="T1">Configuration parameters in ‘</text:span><text:span text:style-name="T2">alias-platform</text:span><text:span text:style-name="T1">’ format</text:span></text:h>
                  </text:list-item>
                </text:list>
              </text:list-item>
            </text:list>
          </text:list-item>
        </text:list>
        <text:p text:style-name="P62"><text:span text:style-name="T1">Current section contains the following parameters</text:span><text:span text:style-name="T1">:</text:span></text:p>
        <text:p text:style-name="P64"/>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10">Parameter</text:p>
            </table:table-cell>
            <table:table-cell table:style-name="Table31.A1" office:value-type="string">
              <text:p text:style-name="P10">Type</text:p>
            </table:table-cell>
            <table:table-cell table:style-name="Table31.A1" office:value-type="string">
              <text:p text:style-name="P10">Inclusion</text:p>
            </table:table-cell>
            <table:table-cell table:style-name="Table31.D1" office:value-type="string">
              <text:p text:style-name="P8">Description</text:p>
            </table:table-cell>
          </table:table-row>
          <table:table-row table:style-name="Table31.1">
            <table:table-cell table:style-name="Table31.A2" office:value-type="string">
              <text:p text:style-name="P89">scfAddress</text:p>
            </table:table-cell>
            <table:table-cell table:style-name="Table31.A2" office:value-type="string">
              <text:p text:style-name="P50">Integer </text:p>
            </table:table-cell>
            <table:table-cell table:style-name="Table31.A2" office:value-type="string">
              <text:p text:style-name="P53">Mandatory </text:p>
            </table:table-cell>
            <table:table-cell table:style-name="Table31.D2" office:value-type="string">
              <text:p text:style-name="P58"><text:span text:style-name="T1">ISDN </text:span><text:span text:style-name="T1">address if IN-platform</text:span></text:p>
            </table:table-cell>
          </table:table-row>
          <table:table-row table:style-name="Table31.1">
            <table:table-cell table:style-name="Table31.A2" office:value-type="string">
              <text:p text:style-name="P89">aliasFor</text:p>
            </table:table-cell>
            <table:table-cell table:style-name="Table31.A2" office:value-type="string">
              <text:p text:style-name="P50">Integer</text:p>
            </table:table-cell>
            <table:table-cell table:style-name="Table31.A2" office:value-type="string">
              <text:p text:style-name="P53">Mandatory</text:p>
            </table:table-cell>
            <table:table-cell table:style-name="Table31.D2" office:value-type="string">
              <text:p text:style-name="P58"><text:span text:style-name="T1">Name of a section describing </text:span><text:span text:style-name="T1">alias-platform</text:span></text:p>
            </table:table-cell>
          </table:table-row>
        </table:table>
        <text:p text:style-name="Text_20_body"/>
        <text:p text:style-name="Text_20_body"><text:span text:style-name="T10">Example</text:span><text:span text:style-name="T1">: assume that</text:span><text:span text:style-name="T10"> </text:span><text:span text:style-name="T1">IN_Ksd_Ericcson section of IN-platform is specified</text:span></text:p>
        <text:p text:style-name="P62"><text:span text:style-name="T1"><text:s text:c="6"/></text:span><text:span text:style-name="T1">&lt;section name="IN_Ksd_Ericcson_1"&gt;</text:span></text:p>
        <text:p text:style-name="P62"><text:span text:style-name="T1"><text:s text:c="8"/></text:span><text:span text:style-name="T1">&lt;param name="scfAddress" type="string"&gt;79184790291&lt;/param&gt; <text:s/></text:span></text:p>
        <text:p text:style-name="P62"><text:span text:style-name="T1"><text:s text:c="8"/></text:span><text:span text:style-name="T1">&lt;param name="aliasFor" type="string"&gt;IN_Krd_Ericcson&lt;/param&gt;</text:span></text:p>
        <text:p text:style-name="P62"><text:span text:style-name="T1"><text:s text:c="6"/></text:span>&lt;/section&gt;</text:p>
        <text:p text:style-name="Text_20_body"/>
        <text:list xml:id="list1969539482" text:continue-numbering="true" text:style-name="Outline">
          <text:list-item>
            <text:list>
              <text:list-item>
                <text:h text:style-name="Heading_20_2" text:outline-level="2"><text:soft-page-break/><text:span text:style-name="T1"><text:s/></text:span><text:bookmark-end text:name="_%2525D0%25259F%2525D0%2525B0%2525D1%252"/><text:span text:style-name="T1">AbonentProviders section parameters (</text:span><text:span text:style-name="T5">icsIAPManager service</text:span><text:span text:style-name="T1">).</text:span></text:h>
              </text:list-item>
            </text:list>
          </text:list-item>
        </text:list>
        <text:p text:style-name="P64">This section contains configurations for uploaded modules of ‘subscriber providers’. It is optional because INMan deployments are possible where ‘subscriber providers’ are not used. <text:s text:c="2"/></text:p>
        <text:p text:style-name="P64">This section may contain only these subsections:</text:p>
        <text:p text:style-name="P62"><text:span text:style-name="T1"><text:s text:c="2"/></text:span><text:span text:style-name="T1">&lt;section name="AbonentProviders"&gt; &lt;!-- abonent contract/gsmSCF params <text:s/>providers --&gt;</text:span></text:p>
        <text:p text:style-name="P62"><text:span text:style-name="T1"><text:s text:c="6"/></text:span><text:span text:style-name="T1">&lt;section name="HLR_Nsk_SRI"&gt;</text:span></text:p>
        <text:p text:style-name="Text_20_body"><text:span text:style-name="T1"><text:tab/><text:tab/><text:tab/></text:span>&lt;!-- <text:span text:style-name="T1">configuration of </text:span>‘<text:span text:style-name="T1">subscriber provider</text:span>’ --&gt;</text:p>
        <text:p text:style-name="P62"><text:s text:c="6"/>&lt;/<text:span text:style-name="T1">section</text:span>&gt;</text:p>
        <text:p text:style-name="P62"><text:s/>&lt;/<text:span text:style-name="T1">section</text:span>&gt;</text:p>
        <text:p text:style-name="P62"><text:span text:style-name="T1">Here</text:span> "<text:span text:style-name="T1">HLR</text:span>_<text:span text:style-name="T1">Nsk</text:span>_<text:span text:style-name="T1">SRI</text:span>" <text:span text:style-name="T1">is</text:span> <text:span text:style-name="T1">provider</text:span>’<text:span text:style-name="T1">s</text:span> <text:span text:style-name="T1">name</text:span>, <text:span text:style-name="T1">which</text:span> <text:span text:style-name="T1">can</text:span> <text:span text:style-name="T1">be</text:span> <text:span text:style-name="T1">used</text:span> <text:span text:style-name="T1">in</text:span> ‘<text:span text:style-name="T1">subscriber</text:span> <text:span text:style-name="T1">policy</text:span>’ <text:span text:style-name="T1">value</text:span>.</text:p>
        <text:p text:style-name="P64">Each subsection has semi-fixed format. This means that it should have subsection “Config”, where content differs for different types of ‘subscriber providers’, and parameters are independent from provider’s type. The following parameters are possible:</text:p>
        <text:p text:style-name="P62"/>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10">Parameter</text:p>
            </table:table-cell>
            <table:table-cell table:style-name="Table32.A1" office:value-type="string">
              <text:p text:style-name="P10">Type</text:p>
            </table:table-cell>
            <table:table-cell table:style-name="Table32.A1" office:value-type="string">
              <text:p text:style-name="P10">Inclusion</text:p>
            </table:table-cell>
            <table:table-cell table:style-name="Table32.D1" office:value-type="string">
              <text:p text:style-name="P8">Description</text:p>
            </table:table-cell>
          </table:table-row>
          <table:table-row table:style-name="Table32.1">
            <table:table-cell table:style-name="Table32.A2" office:value-type="string">
              <text:p text:style-name="P89">loadup</text:p>
            </table:table-cell>
            <table:table-cell table:style-name="Table32.A2" office:value-type="string">
              <text:p text:style-name="P50">String </text:p>
            </table:table-cell>
            <table:table-cell table:style-name="Table32.A2" office:value-type="string">
              <text:p text:style-name="P53">Mandatory</text:p>
            </table:table-cell>
            <table:table-cell table:style-name="Table32.D2" office:value-type="string">
              <text:p text:style-name="P58"><text:span text:style-name="T1">Name of dynamic library for uploading</text:span><text:span text:style-name="T1"> (is provided together with INMan, has a name of the following type: <text:s/>libinman_iap_provider’s_type.so)</text:span></text:p>
            </table:table-cell>
          </table:table-row>
        </table:table>
        <text:p text:style-name="P62"><text:span text:style-name="T10">Example</text:span><text:span text:style-name="T10">:</text:span></text:p>
        <text:p text:style-name="P62"><text:span text:style-name="T1"><text:s text:c="2"/></text:span><text:span text:style-name="T1">&lt;section name="AbonentProviders"&gt; &lt;!-- abonent contract/gsmSCF params <text:s/>providers --&gt;</text:span></text:p>
        <text:p text:style-name="P62"><text:span text:style-name="T1"><text:s text:c="6"/></text:span><text:span text:style-name="T1">&lt;section name="HLR_Nsk_SRI"&gt;</text:span></text:p>
        <text:p text:style-name="P62"><text:span text:style-name="T1"><text:s text:c="10"/></text:span><text:span text:style-name="T1">&lt;param name="loadup" type="string"&gt;libinman_iap_sri.so&lt;/param&gt;</text:span></text:p>
        <text:p text:style-name="P62"><text:span text:style-name="T1"><text:s text:c="10"/></text:span><text:span text:style-name="T1">&lt;section name="Config"&gt;</text:span></text:p>
        <text:p text:style-name="P64"><text:tab/><text:tab/><text:tab/>… parameters</text:p>
        <text:p text:style-name="P62"><text:span text:style-name="T1"><text:s text:c="10"/></text:span><text:span text:style-name="T1">&lt;/section&gt;</text:span></text:p>
        <text:p text:style-name="P62"><text:span text:style-name="T1"><text:s text:c="6"/></text:span><text:span text:style-name="T1">&lt;/section&gt;</text:span></text:p>
        <text:p text:style-name="P62"><text:span text:style-name="T1"><text:s text:c="6"/></text:span><text:span text:style-name="T1">&lt;section name="DB_Contract"&gt; &lt;!-- DB provides abonent contract --&gt;</text:span></text:p>
        <text:p text:style-name="P62"><text:span text:style-name="T1"><text:s text:c="10"/></text:span><text:span text:style-name="T1">&lt;param name="loadup" type="string"&gt;libinman_iap_db.so&lt;/param&gt;</text:span></text:p>
        <text:p text:style-name="P62"><text:span text:style-name="T1"><text:s text:c="10"/></text:span><text:span text:style-name="T1">&lt;section name="Config"&gt;</text:span></text:p>
        <text:p text:style-name="P64"><text:tab/><text:tab/><text:tab/>… parameters</text:p>
        <text:p text:style-name="P62"><text:span text:style-name="T1"><text:s text:c="10"/></text:span><text:span text:style-name="T1">&lt;/section&gt;</text:span></text:p>
        <text:p text:style-name="P62"><text:span text:style-name="T1"><text:s text:c="6"/></text:span>&lt;/<text:span text:style-name="T1">section</text:span>&gt;</text:p>
        <text:p text:style-name="P62"><text:s/>&lt;/section&gt;</text:p>
        <text:p text:style-name="P62"/>
        <text:p text:style-name="P64">INMan version 0.7.8 contains the following dynamic libraries of ‘subscriber providers’:</text:p>
        <text:list xml:id="list1983920209" text:style-name="WW8Num24">
          <text:list-item>
            <text:p text:style-name="P152"><text:span text:style-name="T1">libinman_iap_sri.so <text:s text:c="2"/>- uses SEND_ROUTING_INFO service of HLR, specifies subscriber’s contract and IN-platform ISDN address; (dialog with IN additionally requires </text:span><text:a xlink:type="simple" xlink:href="#5.12. Structure and parameters of IN-Platforms section (icsIAPManager service).|outline"><text:span text:style-name="Internet_20_link">serviceKey</text:span></text:a><text:span text:style-name="T1">)</text:span></text:p>
          </text:list-item>
          <text:list-item>
            <text:p text:style-name="P152"><text:span text:style-name="T1">libinman_iap_db.so – uses SQL requests to Oracle DB, specifies subscriber’s contract; <text:line-break/> (dialog with IN additionally requires </text:span><text:a xlink:type="simple" xlink:href="#5.12. Structure and parameters of IN-Platforms section (icsIAPManager service).|outline"><text:span text:style-name="Internet_20_link">serviceKey</text:span></text:a><text:span text:style-name="T1">)</text:span></text:p>
          </text:list-item>
        </text:list>
        <text:p text:style-name="P68"><text:soft-page-break/></text:p>
        <text:list xml:id="list558434826" text:continue-list="list1969539482" text:style-name="Outline">
          <text:list-item>
            <text:list>
              <text:list-item>
                <text:list>
                  <text:list-item>
                    <text:h text:style-name="Heading_20_3" text:outline-level="3"><text:span text:style-name="T1"><text:s text:c="2"/></text:span><text:span text:style-name="T1">Config subsection parameters for libinman_iap_sri.so.</text:span></text:h>
                  </text:list-item>
                </text:list>
              </text:list-item>
            </text:list>
          </text:list-item>
        </text:list>
        <text:p text:style-name="P24">ibinman_iap_sri.so library implements ‘subscriber provider’ functionality by using SEND_ROUTING_INFO service, provided by HLR of the signaling network. The library allows to specify the type of the subscriber’s contract, and for prepaid subscribers it also specifies ISDN address of the IN-platform (without parameters for dialog)</text:p>
        <text:p text:style-name="P24">The following parameters are used:</text:p>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0">Parameter </text:p>
            </table:table-cell>
            <table:table-cell table:style-name="Table33.A1" office:value-type="string">
              <text:p text:style-name="P10">Type </text:p>
            </table:table-cell>
            <table:table-cell table:style-name="Table33.A1" office:value-type="string">
              <text:p text:style-name="P10">Inclusion</text:p>
            </table:table-cell>
            <table:table-cell table:style-name="Table33.D1" office:value-type="string">
              <text:p text:style-name="P8">Description</text:p>
            </table:table-cell>
          </table:table-row>
          <table:table-row table:style-name="Table33.1">
            <table:table-cell table:style-name="Table33.A2" office:value-type="string">
              <text:p text:style-name="P89">tcapUser</text:p>
            </table:table-cell>
            <table:table-cell table:style-name="Table33.A2" office:value-type="string">
              <text:p text:style-name="P50">String </text:p>
            </table:table-cell>
            <table:table-cell table:style-name="Table33.A2" office:value-type="string">
              <text:p text:style-name="P53">Mandatory </text:p>
            </table:table-cell>
            <table:table-cell table:style-name="Table33.D2" office:value-type="string">
              <text:p text:style-name="P58"><text:span text:style-name="T1">Name of the section of </text:span><text:a xlink:type="simple" xlink:href="#5.8. TCAPUser section template|outline"><text:span text:style-name="Internet_20_link">TCAPUser</text:span></text:a><text:span text:style-name="T1"> type with parameters for current provider</text:span></text:p>
            </table:table-cell>
          </table:table-row>
        </table:table>
        <text:p text:style-name="Text_20_body"/>
        <text:p text:style-name="Text_20_body"><text:span text:style-name="T10">NOTE:</text:span><text:span text:style-name="T1"> <text:s/>When the current library is used, </text:span><text:a xlink:type="simple" xlink:href="#5.1. Configurable services.|outline"><text:span text:style-name="Internet_20_link">icsTCAPDisp</text:span></text:a><text:span text:style-name="T1"> service will be loaded automatically. For this service </text:span><text:a xlink:type="simple" xlink:href="#5.6. SS7 section parameters (icsTCAPDisp service).|outline"><text:span text:style-name="Internet_20_link">SS7</text:span></text:a><text:span text:style-name="T1"> section should be filled in INMan's configuration file. It is done to provide interaction with HLR of the signaling network.</text:span></text:p>
        <text:p text:style-name="P24"/>
        <text:list xml:id="list1230698081" text:continue-numbering="true" text:style-name="Outline">
          <text:list-item>
            <text:list>
              <text:list-item>
                <text:list>
                  <text:list-item>
                    <text:h text:style-name="Heading_20_3" text:outline-level="3"><text:span text:style-name="T1"><text:s text:c="2"/></text:span><text:span text:style-name="T1">Subsection Config parameters for libinman_iap_db.so.</text:span></text:h>
                  </text:list-item>
                </text:list>
              </text:list-item>
            </text:list>
          </text:list-item>
        </text:list>
        <text:p text:style-name="Text_20_body"><text:span text:style-name="T1">ibinman</text:span><text:span text:style-name="T1">_iap_db.so library implements ‘subscriber's provider’ functionality by calling SQL DB. At present the library supports only Oracle Connection Interface during a call to DB.</text:span></text:p>
        <text:p text:style-name="P62"><text:span text:style-name="T1">The following subsections are specified in the section</text:span><text:span text:style-name="T1">:</text:span></text:p>
        <text:list xml:id="list1203304518" text:style-name="L1">
          <text:list-item>
            <text:p text:style-name="P146">DataSource – describes parameters for operating with the database and the method of retrieval of subscriber’s information; </text:p>
          </text:list-item>
          <text:list-item>
            <text:p text:style-name="P146">Information (subscriber’s type) is retrieved by calling SQL function of the following type:</text:p>
          </text:list-item>
        </text:list>
        <text:p text:style-name="P76">FUNCTION abonentQueryFunc (queryFuncArg <text:s/>IN VARCHAR) RETURN NUMBER</text:p>
        <text:p text:style-name="P79">This function should be created in DB, the names of the function and the argument are set by parameters of the current subsection and can be random.</text:p>
        <text:p text:style-name="P64"/>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10">Parameter</text:p>
            </table:table-cell>
            <table:table-cell table:style-name="Table34.A1" office:value-type="string">
              <text:p text:style-name="P10">Type </text:p>
            </table:table-cell>
            <table:table-cell table:style-name="Table34.A1" office:value-type="string">
              <text:p text:style-name="P10">Inclusion</text:p>
            </table:table-cell>
            <table:table-cell table:style-name="Table34.D1" office:value-type="string">
              <text:p text:style-name="P8">Description</text:p>
            </table:table-cell>
          </table:table-row>
          <table:table-row table:style-name="Table34.1">
            <table:table-cell table:style-name="Table34.A2" office:value-type="string">
              <text:p text:style-name="P89">type</text:p>
            </table:table-cell>
            <table:table-cell table:style-name="Table34.A2" office:value-type="string">
              <text:p text:style-name="P53">String </text:p>
            </table:table-cell>
            <table:table-cell table:style-name="Table34.A2" office:value-type="string">
              <text:p text:style-name="P53">Mandatory </text:p>
            </table:table-cell>
            <table:table-cell table:style-name="Table34.D2" office:value-type="string">
              <text:p text:style-name="P58"><text:span text:style-name="T1">At present only </text:span>“<text:span text:style-name="T1">OCI</text:span>”</text:p>
            </table:table-cell>
          </table:table-row>
          <table:table-row table:style-name="Table34.1">
            <table:table-cell table:style-name="Table34.A2" office:value-type="string">
              <text:p text:style-name="P89">dbInstance</text:p>
            </table:table-cell>
            <table:table-cell table:style-name="Table34.A2" office:value-type="string">
              <text:p text:style-name="P53">String</text:p>
            </table:table-cell>
            <table:table-cell table:style-name="Table34.A2" office:value-type="string">
              <text:p text:style-name="P53">Mandatory</text:p>
            </table:table-cell>
            <table:table-cell table:style-name="Table34.D2" office:value-type="string">
              <text:p text:style-name="P52">DB identifier </text:p>
            </table:table-cell>
          </table:table-row>
          <table:table-row table:style-name="Table34.1">
            <table:table-cell table:style-name="Table34.A2" office:value-type="string">
              <text:p text:style-name="P89">dbUserName</text:p>
            </table:table-cell>
            <table:table-cell table:style-name="Table34.A2" office:value-type="string">
              <text:p text:style-name="P53">String</text:p>
            </table:table-cell>
            <table:table-cell table:style-name="Table34.A2" office:value-type="string">
              <text:p text:style-name="P53">Mandatory</text:p>
            </table:table-cell>
            <table:table-cell table:style-name="Table34.D2" office:value-type="string">
              <text:p text:style-name="P52">Name of DB user</text:p>
            </table:table-cell>
          </table:table-row>
          <table:table-row table:style-name="Table34.1">
            <table:table-cell table:style-name="Table34.A2" office:value-type="string">
              <text:p text:style-name="P89">dbUserPassword</text:p>
            </table:table-cell>
            <table:table-cell table:style-name="Table34.A2" office:value-type="string">
              <text:p text:style-name="P53">String</text:p>
            </table:table-cell>
            <table:table-cell table:style-name="Table34.A2" office:value-type="string">
              <text:p text:style-name="P53">Mandatory</text:p>
            </table:table-cell>
            <table:table-cell table:style-name="Table34.D2" office:value-type="string">
              <text:p text:style-name="P52">Password of DB user</text:p>
            </table:table-cell>
          </table:table-row>
          <table:table-row table:style-name="Table34.1">
            <table:table-cell table:style-name="Table34.A2" office:value-type="string">
              <text:p text:style-name="P89">connections</text:p>
            </table:table-cell>
            <table:table-cell table:style-name="Table34.A2" office:value-type="string">
              <text:p text:style-name="P53">Integer </text:p>
            </table:table-cell>
            <table:table-cell table:style-name="Table34.A2" office:value-type="string">
              <text:p text:style-name="P53">Mandatory</text:p>
            </table:table-cell>
            <table:table-cell table:style-name="Table34.D2" office:value-type="string">
              <text:p text:style-name="P58"><text:span text:style-name="T1">Maximum</text:span><text:span text:style-name="T1"> number of simultaneous connections with DB</text:span></text:p>
            </table:table-cell>
          </table:table-row>
          <table:table-row table:style-name="Table34.1">
            <table:table-cell table:style-name="Table34.A2" office:value-type="string">
              <text:p text:style-name="P89">maxQueries</text:p>
            </table:table-cell>
            <table:table-cell table:style-name="Table34.A2" office:value-type="string">
              <text:p text:style-name="P53">Integer</text:p>
            </table:table-cell>
            <table:table-cell table:style-name="Table34.A2" office:value-type="string">
              <text:p text:style-name="P53">Mandatory</text:p>
            </table:table-cell>
            <table:table-cell table:style-name="Table34.D2" office:value-type="string">
              <text:p text:style-name="P58"><text:span text:style-name="T1">Maximum</text:span><text:span text:style-name="T1"> number of simultaneous SQL requests to DB</text:span></text:p>
            </table:table-cell>
          </table:table-row>
          <table:table-row table:style-name="Table34.1">
            <table:table-cell table:style-name="Table34.A2" office:value-type="string">
              <text:p text:style-name="P89">watchdog</text:p>
            </table:table-cell>
            <table:table-cell table:style-name="Table34.A2" office:value-type="string">
              <text:p text:style-name="P53">bool</text:p>
            </table:table-cell>
            <table:table-cell table:style-name="Table34.A2" office:value-type="string">
              <text:p text:style-name="P53">Mandatory</text:p>
            </table:table-cell>
            <table:table-cell table:style-name="Table34.D2" office:value-type="string">
              <text:p text:style-name="P52">Turns on/off timeout for SQL requests execution.</text:p>
            </table:table-cell>
          </table:table-row>
          <table:table-row table:style-name="Table34.1">
            <table:table-cell table:style-name="Table34.A2" office:value-type="string">
              <text:p text:style-name="P89">timeout</text:p>
            </table:table-cell>
            <table:table-cell table:style-name="Table34.A2" office:value-type="string">
              <text:p text:style-name="P59"><text:span text:style-name="T1">Integer</text:span> (<text:span text:style-name="T1">seconds</text:span>: [1..65535])</text:p>
            </table:table-cell>
            <table:table-cell table:style-name="Table34.A2" office:value-type="string">
              <text:p text:style-name="P53">Mandatory</text:p>
            </table:table-cell>
            <table:table-cell table:style-name="Table34.D2" office:value-type="string">
              <text:p text:style-name="P52">Timeout for SQL requests to DB</text:p>
            </table:table-cell>
          </table:table-row>
          <table:table-row table:style-name="Table34.1">
            <table:table-cell table:style-name="Table34.A2" office:value-type="string">
              <text:p text:style-name="P89">needPing</text:p>
            </table:table-cell>
            <table:table-cell table:style-name="Table34.A2" office:value-type="string">
              <text:p text:style-name="P53">bool</text:p>
            </table:table-cell>
            <table:table-cell table:style-name="Table34.A2" office:value-type="string">
              <text:p text:style-name="P53">Optional </text:p>
            </table:table-cell>
            <table:table-cell table:style-name="Table34.D2" office:value-type="string">
              <text:p text:style-name="P58"><text:span text:style-name="T1">By default</text:span>: <text:span text:style-name="T10">true</text:span></text:p>
            </table:table-cell>
          </table:table-row>
          <table:table-row table:style-name="Table34.1">
            <table:table-cell table:style-name="Table34.A2" office:value-type="string">
              <text:p text:style-name="P89">abonentQueryFunc</text:p>
            </table:table-cell>
            <table:table-cell table:style-name="Table34.A2" office:value-type="string">
              <text:p text:style-name="P53">String</text:p>
            </table:table-cell>
            <table:table-cell table:style-name="Table34.A2" office:value-type="string">
              <text:p text:style-name="P53">Mandatory</text:p>
            </table:table-cell>
            <table:table-cell table:style-name="Table34.D2" office:value-type="string">
              <text:p text:style-name="P52">Name of function for subscriber’s type request</text:p>
            </table:table-cell>
          </table:table-row>
          <text:soft-page-break/>
          <table:table-row table:style-name="Table34.1">
            <table:table-cell table:style-name="Table34.A2" office:value-type="string">
              <text:p text:style-name="P89">queryFuncArg</text:p>
            </table:table-cell>
            <table:table-cell table:style-name="Table34.A2" office:value-type="string">
              <text:p text:style-name="P53">String</text:p>
            </table:table-cell>
            <table:table-cell table:style-name="Table34.A2" office:value-type="string">
              <text:p text:style-name="P53">Mandatory</text:p>
            </table:table-cell>
            <table:table-cell table:style-name="Table34.D2" office:value-type="string">
              <text:p text:style-name="P52">Name of argument for function subscriber’s type request </text:p>
            </table:table-cell>
          </table:table-row>
        </table:table>
        <text:p text:style-name="Text_20_body"/>
        <text:list xml:id="list1880662594" text:style-name="WW8Num35">
          <text:list-item>
            <text:p text:style-name="P128"><text:span text:style-name="T1">DataSourceDrivers – </text:span><text:span text:style-name="T1">contains subsections, describing INMan uploaded libraries (provided with INMan) for operation with DB; Since at present only OCI is supported, this section may contain only single OCIDataSourceDriver subsection of the following type </text:span></text:p>
          </text:list-item>
        </text:list>
        <text:p text:style-name="P67"><text:span text:style-name="T1"><text:s text:c="12"/></text:span><text:span text:style-name="T1">&lt;section name="OCIDataSourceDriver"&gt;</text:span></text:p>
        <text:p text:style-name="P67"><text:span text:style-name="T1"><text:s text:c="16"/></text:span><text:span text:style-name="T1">&lt;param name="type" type="string"&gt;OCI&lt;/param&gt;</text:span></text:p>
        <text:p text:style-name="P67"><text:span text:style-name="T1"><text:s text:c="16"/></text:span><text:span text:style-name="T1">&lt;param name="loadup" type="string"&gt;libdb_oci.so&lt;/param&gt;</text:span></text:p>
        <text:p text:style-name="P67"><text:span text:style-name="T1"><text:s text:c="12"/></text:span>&lt;/section&gt;</text:p>
        <text:list xml:id="list531470339" text:continue-list="list1230698081" text:style-name="Outline">
          <text:list-item>
            <text:h text:style-name="Heading_20_1" text:outline-level="1"><text:span text:style-name="T1"><text:s/></text:span><text:span text:style-name="T1">Description of SMS Extra services configuration file</text:span><text:bookmark-end text:name="_%2525D0%25259E%2525D0%2525BF%2525D0%252"/><text:span text:style-name="T1">.</text:span></text:h>
          </text:list-item>
        </text:list>
        <text:p text:style-name="Text_20_body"><text:span text:style-name="T1">SMS</text:span><text:span text:style-name="T1"> Extra services configuration file is build on the same principle as INMan configuration file and contains only one section - "SMSExtra" :</text:span></text:p>
        <text:p text:style-name="P24">&lt;?xml version="1.0" encoding="ISO-8859-1"?&gt;</text:p>
        <text:p text:style-name="P24">&lt;!DOCTYPE config SYSTEM "file://configuration.dtd"&gt;</text:p>
        <text:p text:style-name="P24">&lt;config&gt;</text:p>
        <text:p text:style-name="Text_20_body"><text:span text:style-name="T1"><text:s text:c="2"/></text:span><text:span text:style-name="T1">&lt;section name="SMSExtra"&gt; </text:span></text:p>
        <text:p text:style-name="P74"><text:span text:style-name="T1">…</text:span><text:span text:style-name="T1">.</text:span></text:p>
        <text:p text:style-name="Text_20_body"><text:span text:style-name="T1"><text:s text:c="3"/></text:span><text:span text:style-name="T1">&lt;/section&gt;</text:span></text:p>
        <text:p text:style-name="Text_20_body">&lt;/<text:span text:style-name="T1">config</text:span>&gt;</text:p>
        <text:p text:style-name="Text_20_body"><text:span text:style-name="T1">Each</text:span><text:span text:style-name="T1"> service, or rather service pack, is described by subsection with the following parameters:</text:span></text:p>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10">Parameter</text:p>
            </table:table-cell>
            <table:table-cell table:style-name="Table35.A1" office:value-type="string">
              <text:p text:style-name="P10">Type</text:p>
            </table:table-cell>
            <table:table-cell table:style-name="Table35.A1" office:value-type="string">
              <text:p text:style-name="P10">Inclusion</text:p>
            </table:table-cell>
            <table:table-cell table:style-name="Table35.D1" office:value-type="string">
              <text:p text:style-name="P8">Description</text:p>
            </table:table-cell>
          </table:table-row>
          <table:table-row table:style-name="Table35.1">
            <table:table-cell table:style-name="Table35.A2" office:value-type="string">
              <text:p text:style-name="P89">serviceCode</text:p>
            </table:table-cell>
            <table:table-cell table:style-name="Table35.A2" office:value-type="string">
              <text:p text:style-name="P50">Integer </text:p>
            </table:table-cell>
            <table:table-cell table:style-name="Table35.A2" office:value-type="string">
              <text:p text:style-name="P50">Mandatory </text:p>
            </table:table-cell>
            <table:table-cell table:style-name="Table35.D2" office:value-type="string">
              <text:p text:style-name="P52">Service code of service pack</text:p>
            </table:table-cell>
          </table:table-row>
          <table:table-row table:style-name="Table35.1">
            <table:table-cell table:style-name="Table35.A2" office:value-type="string">
              <text:p text:style-name="P89">serviceMask</text:p>
            </table:table-cell>
            <table:table-cell table:style-name="Table35.A2" office:value-type="string">
              <text:p text:style-name="P50">Integer </text:p>
            </table:table-cell>
            <table:table-cell table:style-name="Table35.A2" office:value-type="string">
              <text:p text:style-name="P50">Mandatory </text:p>
            </table:table-cell>
            <table:table-cell table:style-name="Table35.D2" office:value-type="string">
              <text:p text:style-name="P52">Service pack mask</text:p>
            </table:table-cell>
          </table:table-row>
          <table:table-row table:style-name="Table35.1">
            <table:table-cell table:style-name="Table35.A2" office:value-type="string">
              <text:p text:style-name="P80"><text:s/>serviceAdr</text:p>
            </table:table-cell>
            <table:table-cell table:style-name="Table35.A2" office:value-type="string">
              <text:p text:style-name="P50">String </text:p>
            </table:table-cell>
            <table:table-cell table:style-name="Table35.A2" office:value-type="string">
              <text:p text:style-name="P50">Optional </text:p>
            </table:table-cell>
            <table:table-cell table:style-name="Table35.D2" office:value-type="string">
              <text:p text:style-name="P58"><text:span text:style-name="T1">Short number (</text:span><text:a xlink:type="simple" xlink:href="#3.3.1. Structure of ChargeSms PDU (0x01 tag)|outline"><text:span text:style-name="Internet_20_link">dstSubscriberNumber</text:span></text:a><text:span text:style-name="T1">) for calling to IN-platform, its absence means service billing through creating CDR.</text:span></text:p>
            </table:table-cell>
          </table:table-row>
          <table:table-row table:style-name="Table35.1">
            <table:table-cell table:style-name="Table35.A2" office:value-type="string">
              <text:p text:style-name="P80">chargeBearer</text:p>
            </table:table-cell>
            <table:table-cell table:style-name="Table35.A2" office:value-type="string">
              <text:p text:style-name="P47"><text:span text:style-name="T1">B</text:span><text:span text:style-name="T1">ool</text:span></text:p>
            </table:table-cell>
            <table:table-cell table:style-name="Table35.A2" office:value-type="string">
              <text:p text:style-name="P47"><text:span text:style-name="T1">Optional</text:span><text:line-break/>(<text:span text:style-name="T1">default</text:span>)</text:p>
            </table:table-cell>
            <table:table-cell table:style-name="Table35.D2" office:value-type="string">
              <text:p text:style-name="P37"><text:span text:style-name="T1">Message</text:span><text:span text:style-name="T1">-carrier billing flag (basic SMS), by default: </text:span><text:span text:style-name="T10">false</text:span><text:span text:style-name="T1">.</text:span></text:p>
              <text:p text:style-name="P57"><text:span text:style-name="T1">When the value is </text:span><text:span text:style-name="T10">true, </text:span><text:span text:style-name="T1"><text:s/>then for prepaid subscribers INMan will be initiating two dialogs with IN-platform: one for billing the basic message to recipient and second – for billing the SMS Extra service. For postpaid subscribers one CDR record is generated with all information.</text:span></text:p>
            </table:table-cell>
          </table:table-row>
        </table:table>
        <text:p text:style-name="Text_20_body"><text:span text:style-name="T10">Example</text:span><text:span text:style-name="T10">:</text:span></text:p>
        <text:p text:style-name="Text_20_body"><text:span text:style-name="T1"><text:s text:c="4"/></text:span><text:span text:style-name="T1">&lt;section name="SMS-Flash"&gt;</text:span></text:p>
        <text:p text:style-name="Text_20_body"><text:span text:style-name="T1"><text:s text:c="6"/></text:span><text:span text:style-name="T1">&lt;param name="serviceCode" type="int"&gt;1&lt;/param&gt;</text:span></text:p>
        <text:p text:style-name="Text_20_body"><text:span text:style-name="T1"><text:s text:c="6"/></text:span><text:span text:style-name="T1">&lt;param name="serviceMask" type="int"&gt;2&lt;/param&gt;</text:span></text:p>
        <text:p text:style-name="Text_20_body"><text:span text:style-name="T1"><text:s text:c="6"/></text:span><text:span text:style-name="T1">&lt;param name="serviceAdr" type="string"&gt;smsx:7961&lt;/param&gt;</text:span></text:p>
        <text:p text:style-name="Text_20_body"><text:span text:style-name="T1"><text:s text:c="4"/></text:span><text:span text:style-name="T1">&lt;/section&gt;</text:span></text:p>
        <text:p text:style-name="Text_20_body"><text:soft-page-break/><text:span text:style-name="T1"><text:s text:c="4"/></text:span><text:span text:style-name="T1">&lt;section name="SMS-Calendar"&gt;</text:span></text:p>
        <text:p text:style-name="Text_20_body"><text:span text:style-name="T1"><text:s text:c="6"/></text:span><text:span text:style-name="T1">&lt;param name="serviceCode" type="int"&gt;2&lt;/param&gt;</text:span></text:p>
        <text:p text:style-name="Text_20_body"><text:span text:style-name="T1"><text:s text:c="6"/></text:span><text:span text:style-name="T1">&lt;param name="serviceMask" type="int"&gt;4&lt;/param&gt;</text:span></text:p>
        <text:p text:style-name="Text_20_body"><text:span text:style-name="T1"><text:s text:c="6"/></text:span><text:span text:style-name="T1">&lt;param name="serviceAdr" type="string"&gt;smsx:7962&lt;/param&gt;</text:span></text:p>
        <text:p text:style-name="Text_20_body"><text:span text:style-name="T1"><text:s text:c="4"/></text:span><text:span text:style-name="T1">&lt;/section&gt;</text:span></text:p>
        <text:p text:style-name="Text_20_body"><text:span text:style-name="T1"><text:s text:c="4"/></text:span><text:span text:style-name="T1">&lt;section name="SMS-Flash-Calendar"&gt;</text:span></text:p>
        <text:p text:style-name="Text_20_body"><text:span text:style-name="T1"><text:s text:c="6"/></text:span><text:span text:style-name="T1">&lt;param name="serviceCode" type="int"&gt;5&lt;/param&gt;</text:span></text:p>
        <text:p text:style-name="Text_20_body"><text:span text:style-name="T1"><text:s text:c="6"/></text:span><text:span text:style-name="T1">&lt;param name="serviceMask" type="int"&gt;6&lt;/param&gt; &lt;!-- 4+2 --&gt;</text:span></text:p>
        <text:p text:style-name="Text_20_body"><text:span text:style-name="T1"><text:s text:c="6"/></text:span><text:span text:style-name="T1">&lt;param name="serviceAdr" type="string"&gt;smsx:7965&lt;/param&gt;</text:span></text:p>
        <text:p text:style-name="Text_20_body"><text:span text:style-name="T1"><text:s text:c="4"/></text:span><text:span text:style-name="T1">&lt;/section&gt;</text:span></text:p>
        <text:p text:style-name="Text_20_body"><text:span text:style-name="T1"><text:s text:c="4"/></text:span><text:span text:style-name="T1">&lt;section name="SMS-Flash-Group"&gt;</text:span></text:p>
        <text:p text:style-name="Text_20_body"><text:span text:style-name="T1"><text:s text:c="6"/></text:span><text:span text:style-name="T1">&lt;param name="serviceCode" type="int"&gt;7&lt;/param&gt;</text:span></text:p>
        <text:p text:style-name="Text_20_body"><text:span text:style-name="T1"><text:s text:c="6"/></text:span><text:span text:style-name="T1">&lt;param name="serviceMask" type="int"&gt;18&lt;/param&gt; &lt;!-- 16+2 --&gt;</text:span></text:p>
        <text:p text:style-name="Text_20_body"><text:span text:style-name="T1"><text:s text:c="6"/></text:span><text:span text:style-name="T1">&lt;param name="serviceAdr" type="string"&gt;smsx:7965&lt;/param&gt;</text:span></text:p>
        <text:p text:style-name="Text_20_body"><text:span text:style-name="T1"><text:s text:c="6"/></text:span><text:span text:style-name="T1">&lt;param name="chargeBearer" type="bool"&gt;true&lt;/param&gt;</text:span></text:p>
        <text:p text:style-name="Text_20_body"><text:span text:style-name="T1"><text:s text:c="4"/></text:span><text:span text:style-name="T1">&lt;/section&gt;</text:span></text:p>
        <text:p text:style-name="Text_20_body"><text:span text:style-name="T1">Here we describe two singular services, SMS-Flash and SMS-Calendar, and their combination SMS-Flash-Calendar (see serviceMask), and their combination SMS-Flash-Group, with an inserted billing flag of the message-carrier.</text:span></text:p>
        <text:list xml:id="list984918492" text:continue-numbering="true" text:style-name="Outline">
          <text:list-item>
            <text:h text:style-name="Heading_20_1" text:outline-level="1"><text:span text:style-name="T1"><text:s/></text:span><text:span text:style-name="T1">Company information</text:span></text:h>
          </text:list-item>
        </text:list>
        <text:p text:style-name="P32">Eyeline Communication is a provider of integrated technological solutions and services for mobile communication and multimedia. We are working with such well-known companies as Mobile TeleSystems and Sun Microsystems.</text:p>
        <text:list xml:id="list895440413" text:continue-numbering="true" text:style-name="Outline">
          <text:list-item>
            <text:h text:style-name="Heading_20_1" text:outline-level="1"><text:span text:style-name="T1"><text:s/></text:span><text:span text:style-name="T1">Contact information</text:span></text:h>
          </text:list-item>
        </text:list>
        <text:p text:style-name="P22">We are looking forward to answer your questions.</text:p>
        <text:p text:style-name="P20"><text:span text:style-name="T18">Contact information</text:span><text:span text:style-name="T18">:</text:span></text:p>
        <text:p text:style-name="P19"><text:span text:style-name="T28">www: <text:s text:c="2"/></text:span><text:a xlink:type="simple" xlink:href="http://www.eyeline.mobi/"><text:span text:style-name="Internet_20_link"><text:span text:style-name="T24">www.eyeline.mobi</text:span></text:span></text:a></text:p>
        <text:p text:style-name="P21">e-mail: <text:a xlink:type="simple" xlink:href="mailto:info@eyeline.mobi">info@eyeline.mobi</text:a></text:p>
        <text:p text:style-name="P21"/>
        <text:p text:style-name="P20"><text:span text:style-name="T18">Novosibirsk</text:span><text:span text:style-name="T18">, Russia </text:span><text:span text:style-name="T32">630055</text:span></text:p>
        <text:p text:style-name="P20"><text:span text:style-name="T18">M. Jalilya 11, office 814</text:span></text:p>
        <text:p text:style-name="P20"><text:span text:style-name="T18">Fax</text:span><text:span text:style-name="T18">: +7 (383) 332-88-17</text:span></text:p>
        <text:p text:style-name="P20"><text:span text:style-name="T18">Telephone</text:span><text:span text:style-name="T32">: +7 (383) 363-01-39</text:span></text:p>
        <text:p text:style-name="P20"><text:span text:style-name="T18">Time zone</text:span><text:span text:style-name="T32">: GMT +6</text:span><text:bookmark-end text:name="_%2525D0%25259E%2525D0%2525B1%2525D1%25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DejaVu Sans" svg:font-family="'DejaVu Sans'" style:font-family-generic="swiss"/>
    <style:font-face style:name="Courier New1" svg:font-family="'Courier New'" style:font-family-generic="modern" style:font-pitch="fixed"/>
    <style:font-face style:name="DejaVu Sans4" svg:font-family="'DejaVu Sans'" style:font-pitch="variable"/>
    <style:font-face style:name="DejaVu Sans2"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3"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1972in" style:writing-mode="lr-tb"/>
      <style:text-properties style:use-window-font-color="true" style:font-name="Times New Roman" fo:font-size="12pt" fo:language="en" fo:country="US"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0pt" fo:language="ru" fo:country="RU"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4" style:font-size-asian="14pt" style:font-name-complex="DejaVu Sans4" style:font-size-complex="14pt"/>
    </style:style>
    <style:style style:name="Text_20_body" style:display-name="Text body" style:family="paragraph" style:parent-style-name="Standard" style:class="text">
      <style:paragraph-properties fo:margin-left="0.3937in" fo:margin-right="0in" fo:margin-top="0in" fo:margin-bottom="0.0835in" fo:text-align="justify" style:justify-single-word="false" fo:keep-together="always" fo:text-indent="0in" style:auto-text-indent="false"/>
    </style:style>
    <style:style style:name="List" style:family="paragraph" style:parent-style-name="Text_20_body" style:class="list">
      <style:text-properties style:font-name-complex="Tahoma"/>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Text_20_body" style:default-outline-level="1" style:list-style-name="Outline" style:class="text">
      <style:paragraph-properties fo:margin-top="0.0835in" fo:margin-bottom="0.0417in" fo:keep-with-next="always">
        <style:tab-stops>
          <style:tab-stop style:position="0in"/>
        </style:tab-stops>
      </style:paragraph-properties>
      <style:text-properties style:font-name="Arial" fo:font-size="14pt" fo:font-weight="bold" style:font-size-asian="14pt" style:font-weight-asian="bold"/>
    </style:style>
    <style:style style:name="Heading_20_2" style:display-name="Heading 2" style:family="paragraph" style:parent-style-name="Heading_20_1" style:next-style-name="Text_20_body" style:default-outline-level="2" style:list-style-name="Outline" style:class="text">
      <style:text-properties fo:font-size="12pt" style:font-size-asian="12pt"/>
    </style:style>
    <style:style style:name="Heading_20_3" style:display-name="Heading 3" style:family="paragraph" style:parent-style-name="Heading_20_2" style:next-style-name="Text_20_body" style:default-outline-level="3" style:list-style-name="Outline" style:class="text">
      <style:text-properties fo:font-size="10pt" style:font-size-asian="10pt"/>
    </style:style>
    <style:style style:name="Heading_20_4" style:display-name="Heading 4" style:family="paragraph" style:parent-style-name="Heading_20_3" style:next-style-name="Text_20_body" style:default-outline-level="4" style:list-style-name="Outline" style:class="text">
      <style:text-properties fo:font-weight="normal" style:font-weight-asian="normal"/>
    </style:style>
    <style:style style:name="Heading_20_5" style:display-name="Heading 5" style:family="paragraph" style:parent-style-name="Heading_20_4" style:next-style-name="Text_20_body" style:default-outline-level="5" style:list-style-name="Outline" style:class="text">
      <style:paragraph-properties fo:margin-top="0.1665in" fo:margin-bottom="0.0417in"/>
      <style:text-properties fo:font-size="11pt" style:font-size-asian="11pt"/>
    </style:style>
    <style:style style:name="Heading_20_6" style:display-name="Heading 6" style:family="paragraph" style:parent-style-name="Heading_20_5" style:next-style-name="Text_20_body" style:default-outline-level="6" style:list-style-name="Outline" style:class="text">
      <style:text-properties fo:font-style="italic" style:font-style-asian="italic"/>
    </style:style>
    <style:style style:name="Heading_20_7" style:display-name="Heading 7" style:family="paragraph" style:parent-style-name="Heading_20_6" style:next-style-name="Text_20_body" style:default-outline-level="7" style:list-style-name="Outline" style:class="text"/>
    <style:style style:name="Heading_20_8" style:display-name="Heading 8" style:family="paragraph" style:parent-style-name="Heading_20_7" style:next-style-name="Text_20_body" style:default-outline-level="8" style:list-style-name="Outline" style:class="text">
      <style:text-properties fo:font-style="normal" style:font-style-asian="normal"/>
    </style:style>
    <style:style style:name="Heading_20_9" style:display-name="Heading 9" style:family="paragraph" style:parent-style-name="Heading_20_8" style:next-style-name="Text_20_body" style:default-outline-level="9" style:list-style-name="Outline" style:class="text">
      <style:text-properties fo:font-size="9pt" fo:font-style="italic" fo:font-weight="bold" style:font-size-asian="9pt" style:font-style-asian="italic" style:font-weight-asian="bold"/>
    </style:style>
    <style:style style:name="Text_20_body_20_indent" style:display-name="Text body indent" style:family="paragraph" style:parent-style-name="Standard" style:class="text">
      <style:paragraph-properties fo:margin-left="0.9862in" fo:margin-right="0in" fo:text-indent="0.1972in" style:auto-text-indent="false" style:text-autospace="none"/>
      <style:text-properties style:font-name="Arial" fo:font-size="10pt" style:font-size-asian="10pt" style:font-name-complex="Arial" style:font-size-complex="10pt"/>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4"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line-height-at-least="0.0693in" fo:keep-together="always">
        <style:tab-stops>
          <style:tab-stop style:position="3in" style:type="center"/>
          <style:tab-stop style:position="6in" style:type="right"/>
        </style:tab-stops>
      </style:paragraph-properties>
      <style:text-properties fo:font-style="italic" style:font-style-asian="italic"/>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in" fo:margin-right="0in" fo:margin-top="0.1665in" fo:margin-bottom="0.0417in" fo:text-indent="0in" style:auto-text-indent="false">
        <style:tab-stops>
          <style:tab-stop style:position="6.6937in" style:type="right"/>
        </style:tab-stops>
      </style:paragraph-properties>
      <style:text-properties fo:language="en" fo:country="US"/>
    </style:style>
    <style:style style:name="Contents_20_2" style:display-name="Contents 2" style:family="paragraph" style:parent-style-name="Standard" style:next-style-name="Standard" style:class="index">
      <style:paragraph-properties fo:margin-left="0.3in" fo:margin-right="0in" fo:text-indent="0in" style:auto-text-indent="false">
        <style:tab-stops>
          <style:tab-stop style:position="6.9937in" style:type="right"/>
        </style:tab-stops>
      </style:paragraph-properties>
      <style:text-properties fo:language="en" fo:country="U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7.2937in" style:type="right"/>
        </style:tab-stops>
      </style:paragraph-properties>
      <style:text-properties fo:language="en" fo:country="US"/>
    </style:style>
    <style:style style:name="Contents_20_4" style:display-name="Contents 4" style:family="paragraph" style:parent-style-name="Standard" style:next-style-name="Standard" style:class="index">
      <style:paragraph-properties fo:margin-left="0.898in" fo:margin-right="0in" fo:text-indent="0in" style:auto-text-indent="false">
        <style:tab-stops>
          <style:tab-stop style:position="7.5917in" style:type="right"/>
        </style:tab-stops>
      </style:paragraph-properties>
      <style:text-properties fo:language="en" fo:country="US"/>
    </style:style>
    <style:style style:name="Contents_20_5" style:display-name="Contents 5" style:family="paragraph" style:parent-style-name="Standard" style:next-style-name="Standard" style:class="index">
      <style:paragraph-properties fo:margin-left="1.1972in" fo:margin-right="0in" fo:text-indent="0in" style:auto-text-indent="false">
        <style:tab-stops>
          <style:tab-stop style:position="7.8909in" style:type="right"/>
        </style:tab-stops>
      </style:paragraph-properties>
      <style:text-properties fo:language="en" fo:country="US"/>
    </style:style>
    <style:style style:name="Contents_20_6" style:display-name="Contents 6" style:family="paragraph" style:parent-style-name="Standard" style:next-style-name="Standard" style:class="index">
      <style:paragraph-properties fo:margin-left="1.4965in" fo:margin-right="0in" fo:text-indent="0in" style:auto-text-indent="false">
        <style:tab-stops>
          <style:tab-stop style:position="3.75in"/>
          <style:tab-stop style:position="8.1902in" style:type="right"/>
        </style:tab-stops>
      </style:paragraph-properties>
      <style:text-properties fo:language="en" fo:country="US"/>
    </style:style>
    <style:style style:name="Contents_20_7" style:display-name="Contents 7" style:family="paragraph" style:parent-style-name="Standard" style:next-style-name="Standard" style:class="index">
      <style:paragraph-properties fo:margin-left="1.7957in" fo:margin-right="0in" fo:text-indent="0in" style:auto-text-indent="false">
        <style:tab-stops>
          <style:tab-stop style:position="8.4898in" style:type="right"/>
        </style:tab-stops>
      </style:paragraph-properties>
      <style:text-properties fo:language="en" fo:country="US"/>
    </style:style>
    <style:style style:name="Contents_20_8" style:display-name="Contents 8" style:family="paragraph" style:parent-style-name="Standard" style:next-style-name="Standard" style:class="index">
      <style:paragraph-properties fo:margin-left="2.0945in" fo:margin-right="0in" fo:text-indent="0in" style:auto-text-indent="false">
        <style:tab-stops>
          <style:tab-stop style:position="8.7882in" style:type="right"/>
        </style:tab-stops>
      </style:paragraph-properties>
      <style:text-properties fo:language="en" fo:country="US"/>
    </style:style>
    <style:style style:name="Contents_20_9" style:display-name="Contents 9" style:family="paragraph" style:parent-style-name="Standard" style:next-style-name="Standard" style:class="index">
      <style:paragraph-properties fo:margin-left="2.3937in" fo:margin-right="0in" fo:text-indent="0in" style:auto-text-indent="false">
        <style:tab-stops>
          <style:tab-stop style:position="9.0874in" style:type="right"/>
        </style:tab-stops>
      </style:paragraph-properties>
      <style:text-properties fo:language="en" fo:country="U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6925in" style:type="right" style:leader-style="dotted" style:leader-text="."/>
        </style:tab-stops>
      </style:paragraph-properties>
    </style:style>
    <style:style style:name="Block_20_Text" style:display-name="Block Text" style:family="paragraph" style:parent-style-name="Standard">
      <style:paragraph-properties fo:margin-left="0.9846in" fo:margin-right="0.3937in" fo:text-indent="0in" style:auto-text-indent="false" style:text-autospace="none"/>
      <style:text-properties style:font-name="Arial" fo:font-size="10pt" style:font-size-asian="10pt" style:font-name-complex="Arial" style:font-size-complex="10pt"/>
    </style:style>
    <style:style style:name="Table_20_Text" style:display-name="Table Text" style:family="paragraph" style:parent-style-name="Text_20_body">
      <style:paragraph-properties fo:margin-left="0in" fo:margin-right="0in" fo:margin-top="0in" fo:margin-bottom="0in" fo:text-indent="0in" style:auto-text-indent="false"/>
    </style:style>
    <style:style style:name="Table_20_Title" style:display-name="Table Title" style:family="paragraph" style:parent-style-name="Table_20_Text">
      <style:paragraph-properties fo:text-align="center" style:justify-single-word="false"/>
      <style:text-properties fo:font-weight="bold" style:font-weight-asian="bold"/>
    </style:style>
    <style:style style:name="Normal_20__28_Web_29_" style:display-name="Normal (Web)" style:family="paragraph" style:parent-style-name="Standard">
      <style:paragraph-properties fo:margin-top="0.1945in" fo:margin-bottom="0.0827in"/>
    </style:style>
    <style:style style:name="Document_20_Title" style:display-name="Document Title" style:family="paragraph" style:parent-style-name="Title">
      <style:paragraph-properties fo:margin-left="0.9846in" fo:margin-right="0in" fo:text-align="end" style:justify-single-word="false" fo:text-indent="0in" style:auto-text-indent="false"/>
      <style:text-properties fo:font-size="22pt" style:font-size-asian="22pt"/>
    </style:style>
    <style:style style:name="Comment" style:family="paragraph" style:parent-style-name="Text_20_body" style:next-style-name="Text_20_body">
      <style:paragraph-properties fo:margin-left="0.1972in" fo:margin-right="0in" fo:text-indent="0in" style:auto-text-indent="false"/>
      <style:text-properties fo:color="#0000ff" fo:font-style="italic" style:font-style-asian="italic"/>
    </style:style>
    <style:style style:name="Body_20_Picture" style:display-name="Body Picture" style:family="paragraph" style:parent-style-name="Text_20_body">
      <style:paragraph-properties fo:margin-left="0in" fo:margin-right="0in" fo:margin-top="0.0417in" fo:margin-bottom="0in" fo:text-align="center" style:justify-single-word="false" fo:text-indent="0in" style:auto-text-indent="false" fo:keep-with-next="always"/>
    </style:style>
    <style:style style:name="Body_20_Reference" style:display-name="Body Reference" style:family="paragraph" style:parent-style-name="Text_20_body">
      <style:text-properties fo:font-style="italic" style:font-style-asian="italic"/>
    </style:style>
    <style:style style:name="Document_20_Field" style:display-name="Document Field" style:family="paragraph" style:parent-style-name="Text_20_body">
      <style:text-properties fo:font-style="italic" style:font-style-asian="italic"/>
    </style:style>
    <style:style style:name="Example" style:family="paragraph" style:parent-style-name="Text_20_body">
      <style:text-properties fo:color="#008000" style:font-name="Arial"/>
    </style:style>
    <style:style style:name="Picture_20_Caption" style:display-name="Picture Caption" style:family="paragraph" style:parent-style-name="Text_20_body" style:next-style-name="Text_20_body">
      <style:paragraph-properties fo:margin-left="0in" fo:margin-right="0in" style:line-height-at-least="0.0693in" fo:text-align="center" style:justify-single-word="false" fo:text-indent="0in" style:auto-text-indent="false"/>
      <style:text-properties fo:font-weight="bold" style:font-weight-asian="bold"/>
    </style:style>
    <style:style style:name="Table_20_Caption" style:display-name="Table Caption" style:family="paragraph" style:parent-style-name="Text_20_body" style:next-style-name="Text_20_body">
      <style:paragraph-properties fo:margin-top="0in" fo:margin-bottom="0in" fo:text-align="start" style:justify-single-word="false" fo:keep-with-next="always"/>
      <style:text-properties fo:font-weight="bold" style:font-weight-asian="bold"/>
    </style:style>
    <style:style style:name="TOA_20_Heading" style:display-name="TOA Heading" style:family="paragraph" style:parent-style-name="Standard" style:next-style-name="Standard">
      <style:paragraph-properties fo:margin-top="0.0835in" fo:margin-bottom="0in"/>
      <style:text-properties style:font-name="Arial" fo:font-size="12pt" fo:language="en" fo:country="US" fo:font-weight="bold" style:font-size-asian="12pt" style:font-weight-asian="bold" style:font-name-complex="Arial" style:font-size-complex="12pt" style:font-weight-complex="bold"/>
    </style:style>
    <style:style style:name="Body_20_Text_20_Indent_20_2" style:display-name="Body Text Indent 2" style:family="paragraph" style:parent-style-name="Standard">
      <style:paragraph-properties fo:margin-left="0.1965in" fo:margin-right="0in" fo:margin-top="0in" fo:margin-bottom="0.0835in" fo:line-height="200%" fo:text-indent="0in" style:auto-text-indent="false"/>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Heading_20_10" style:display-name="Heading 10" style:family="paragraph" style:parent-style-name="Heading" style:next-style-name="Text_20_body" style:list-style-name="WW8Num37" style:class="text">
      <style:paragraph-properties>
        <style:tab-stops>
          <style:tab-stop style:position="0in"/>
        </style:tab-stops>
      </style:paragraph-properties>
      <style:text-properties fo:font-size="10.5pt" fo:font-weight="bold" style:font-size-asian="10.5pt" style:font-weight-asian="bold" style:font-size-complex="10.5pt" style:font-weight-complex="bold"/>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6z0" style:family="text">
      <style:text-properties style:font-name="Symbol"/>
    </style:style>
    <style:style style:name="WW8Num27z1" style:family="text">
      <style:text-properties style:font-name="Courier New" style:font-name-complex="Courier New"/>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font-name-complex="OpenSymbol"/>
    </style:style>
    <style:style style:name="WW8Num30z1" style:family="text">
      <style:text-properties style:font-name="OpenSymbol" style:font-name-complex="OpenSymbol"/>
    </style:style>
    <style:style style:name="WW8Num31z0" style:family="text">
      <style:text-properties style:font-name="Symbol" style:font-name-complex="OpenSymbol"/>
    </style:style>
    <style:style style:name="WW8Num31z1" style:family="text">
      <style:text-properties style:font-name="OpenSymbol" style:font-name-complex="OpenSymbol"/>
    </style:style>
    <style:style style:name="WW8Num34z1" style:family="text">
      <style:text-properties style:font-name="Courier New" style:font-name-complex="Courier New"/>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Courier New"/>
    </style:style>
    <style:style style:name="Absatz-Standardschriftart" style:family="text"/>
    <style:style style:name="WW8Num2z0" style:family="text">
      <style:text-properties style:font-name="Symbol"/>
    </style:style>
    <style:style style:name="WW8Num10z0" style:family="text">
      <style:text-properties style:font-name="Symbol"/>
    </style:style>
    <style:style style:name="WW8Num20z0" style:family="text">
      <style:text-properties style:font-name="Symbol"/>
    </style:style>
    <style:style style:name="WW8Num25z0" style:family="text">
      <style:text-properties style:font-name="Symbol"/>
    </style:style>
    <style:style style:name="WW8Num26z1" style:family="text">
      <style:text-properties style:font-name="Courier New" style:font-name-complex="Courier New"/>
    </style:style>
    <style:style style:name="WW8Num27z0" style:family="text">
      <style:text-properties style:font-name="Symbol"/>
    </style:style>
    <style:style style:name="WW8Num29z1" style:family="text">
      <style:text-properties style:font-name="Courier New" style:font-name-complex="Courier New"/>
    </style:style>
    <style:style style:name="WW8Num33z1" style:family="text">
      <style:text-properties style:font-name="Symbol" style:font-name-complex="Courier New"/>
    </style:style>
    <style:style style:name="WW8Num34z0" style:family="text">
      <style:text-properties style:font-name="Symbol"/>
    </style:style>
    <style:style style:name="WW8Num34z2" style:family="text">
      <style:text-properties style:font-name="Wingdings"/>
    </style:style>
    <style:style style:name="WW-Absatz-Standardschriftart" style:family="text"/>
    <style:style style:name="WW8Num41z0" style:family="text">
      <style:text-properties style:font-name="Symbol"/>
    </style:style>
    <style:style style:name="WW8Num41z1" style:family="text">
      <style:text-properties style:font-name="Symbol"/>
    </style:style>
    <style:style style:name="WW8Num41z2" style:family="text">
      <style:text-properties style:font-name="Wingdings"/>
    </style:style>
    <style:style style:name="Основной_20_шрифт_20_абзаца" style:display-name="Основной шрифт абзаца" style:family="text"/>
    <style:style style:name="Default_20_Paragraph_20_Font" style:display-name="Default Paragraph Font" style:family="text">
      <style:text-properties fo:language="ru" fo:country="RU"/>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11z1" style:family="text">
      <style:text-properties style:font-name="Courier New" style:font-name-complex="Courier New"/>
    </style:style>
    <style:style style:name="WW8Num11z2" style:family="text">
      <style:text-properties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1" style:family="text">
      <style:text-properties style:font-name="Courier New" style:font-name-complex="Courier New"/>
    </style:style>
    <style:style style:name="WW8Num20z2" style:family="text">
      <style:text-properties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1" style:family="text">
      <style:text-properties style:font-name="Courier New" style:font-name-complex="Courier New"/>
    </style:style>
    <style:style style:name="WW8Num24z2" style:family="text">
      <style:text-properties style:font-name="Wingdings"/>
    </style:style>
    <style:style style:name="WW8Num25z1" style:family="text">
      <style:text-properties style:font-name="Courier New" style:font-name-complex="Courier New"/>
    </style:style>
    <style:style style:name="WW8Num25z2" style:family="text">
      <style:text-properties style:font-name="Wingdings"/>
    </style:style>
    <style:style style:name="WW8Num26z2" style:family="text">
      <style:text-properties style:font-name="Wingdings"/>
    </style:style>
    <style:style style:name="WW8Num27z2" style:family="text">
      <style:text-properties style:font-name="Wingdings"/>
    </style:style>
    <style:style style:name="WW8Num28z1" style:family="text">
      <style:text-properties style:font-name="Courier New" style:font-name-complex="Courier New"/>
    </style:style>
    <style:style style:name="WW8Num28z2" style:family="text">
      <style:text-properties style:font-name="Wingdings"/>
    </style:style>
    <style:style style:name="WW8Num29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4z3" style:family="text">
      <style:text-properties style:font-name="Symbol"/>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1" style:family="text">
      <style:text-properties style:font-name="Symbol"/>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3z0" style:family="text">
      <style:text-properties style:font-name="Symbol"/>
    </style:style>
    <style:style style:name="Comment_20_Reference" style:display-name="Comment Reference" style:family="text" style:parent-style-name="Default_20_Paragraph_20_Font">
      <style:text-properties fo:font-size="8pt" style:font-size-asian="8pt" style:font-size-complex="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9335in" fo:text-indent="-0.25in" fo:margin-left="0.933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9272in" fo:text-indent="-0.25in" fo:margin-left="0.92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0.9272in" fo:text-indent="-0.25in" fo:margin-left="0.9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bullet text:level="2" text:style-name="WW8Num27z1" style:num-suffix="." text:bullet-char="">
        <style:list-level-properties text:list-level-position-and-space-mode="label-alignment">
          <style:list-level-label-alignment text:label-followed-by="listtab" text:list-tab-stop-position="1.3937in" fo:text-indent="-0.25in" fo:margin-left="1.3937in"/>
        </style:list-level-properties>
        <style:text-properties style:font-name="Symbol"/>
      </text:list-level-style-bullet>
      <text:list-level-style-number text:level="3" style:num-suffix="." style:num-format="i">
        <style:list-level-properties text:list-level-position-and-space-mode="label-alignment">
          <style:list-level-label-alignment text:label-followed-by="listtab" text:list-tab-stop-position="1.8937in"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6" style:num-suffix="." style:num-format="i">
        <style:list-level-properties text:list-level-position-and-space-mode="label-alignment">
          <style:list-level-label-alignment text:label-followed-by="listtab" text:list-tab-stop-position="3.3937in"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text:list-tab-stop-position="3.8937in"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937in" fo:text-indent="-0.25in" fo:margin-left="4.3937in"/>
        </style:list-level-properties>
      </text:list-level-style-number>
      <text:list-level-style-number text:level="9" style:num-suffix="." style:num-format="i">
        <style:list-level-properties text:list-level-position-and-space-mode="label-alignment">
          <style:list-level-label-alignment text:label-followed-by="listtab" text:list-tab-stop-position="4.8937in"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9272in" fo:text-indent="-0.25in" fo:margin-left="0.92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bullet text:level="2" text:style-name="WW8Num34z1" style:num-suffix="." text:bullet-char="">
        <style:list-level-properties text:list-level-position-and-space-mode="label-alignment">
          <style:list-level-label-alignment text:label-followed-by="listtab" text:list-tab-stop-position="1.3937in" fo:text-indent="-0.25in" fo:margin-left="1.3937in"/>
        </style:list-level-properties>
        <style:text-properties style:font-name="Symbol"/>
      </text:list-level-style-bullet>
      <text:list-level-style-number text:level="3" style:num-suffix="." style:num-format="i">
        <style:list-level-properties text:list-level-position-and-space-mode="label-alignment">
          <style:list-level-label-alignment text:label-followed-by="listtab" text:list-tab-stop-position="1.8937in"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6" style:num-suffix="." style:num-format="i">
        <style:list-level-properties text:list-level-position-and-space-mode="label-alignment">
          <style:list-level-label-alignment text:label-followed-by="listtab" text:list-tab-stop-position="3.3937in"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text:list-tab-stop-position="3.8937in"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937in" fo:text-indent="-0.25in" fo:margin-left="4.3937in"/>
        </style:list-level-properties>
      </text:list-level-style-number>
      <text:list-level-style-number text:level="9" style:num-suffix="." style:num-format="i">
        <style:list-level-properties text:list-level-position-and-space-mode="label-alignment">
          <style:list-level-label-alignment text:label-followed-by="listtab" text:list-tab-stop-position="4.8937in"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3937in" fo:text-indent="-0.25in" fo:margin-left="1.3937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8937in" fo:text-indent="-0.25in" fo:margin-left="1.8937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3937in" fo:text-indent="-0.25in" fo:margin-left="2.3937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8937in" fo:text-indent="-0.25in" fo:margin-left="2.8937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3937in" fo:text-indent="-0.25in" fo:margin-left="3.3937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8937in" fo:text-indent="-0.25in" fo:margin-left="3.8937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3937in" fo:text-indent="-0.25in" fo:margin-left="4.3937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8937in"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48in" fo:margin-bottom="0.7874in" fo:margin-left="0.7874in" fo:margin-right="0.5909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2673in" fo:page-height="11.6925in" style:num-format="1" style:print-orientation="portrait" fo:margin-top="0.748in" fo:margin-bottom="0.7874in" fo:margin-left="0.7874in" fo:margin-right="0.5909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6" text:anchor-type="as-char" svg:y="-0.7075in" svg:width="6.2335in" svg:height="0.7866in" draw:z-index="52"><draw:image xlink:href="Pictures/10000000000003A7000000760B81E7DF.jpg" xlink:type="simple" xlink:show="embed" xlink:actuate="onLoad"/></draw:fram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echnical Description</dc:title>
    <dc:subject>Billing Module INMan</dc:subject>
    <meta:initial-creator>Victor Ryzhkov</meta:initial-creator>
    <meta:creation-date>2009-05-12T14:52:00</meta:creation-date>
    <dc:creator>Ivan </dc:creator>
    <dc:date>2009-06-09T18:03:18</dc:date>
    <meta:print-date>2004-03-31T13:23:00</meta:print-date>
    <meta:editing-cycles>300</meta:editing-cycles>
    <meta:editing-duration>PT36H39M32S</meta:editing-duration>
    <meta:generator>OpenOffice.org/3.1$Linux OpenOffice.org_project/310m11$Build-9399</meta:generator>
    <meta:document-statistic meta:table-count="35" meta:image-count="6" meta:object-count="0" meta:page-count="36" meta:paragraph-count="1566" meta:word-count="10091" meta:character-count="69767"/>
    <meta:user-defined meta:name="Date">05.05.2008</meta:user-defined>
    <meta:user-defined meta:name="Name">INMan.Technical Description</meta:user-defined>
    <meta:user-defined meta:name="Version">0.7.8</meta:user-defined>
  </office:meta>
</office:document-meta>
</file>